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2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Tabelle1" table:style-name="ta1">
        <table:table-column table:style-name="co1" table:number-columns-repeated="10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RLT_US</text:p>
          </table:table-cell>
          <table:table-cell office:value-type="string" calcext:value-type="string">
            <text:p>M1IDX_US</text:p>
          </table:table-cell>
          <table:table-cell office:value-type="string" calcext:value-type="string">
            <text:p>M3IDX_US</text:p>
          </table:table-cell>
          <table:table-cell office:value-type="string" calcext:value-type="string">
            <text:p>CCRETT01_US</text:p>
          </table:table-cell>
          <table:table-cell office:value-type="string" calcext:value-type="string">
            <text:p>IRLT_EA</text:p>
          </table:table-cell>
          <table:table-cell office:value-type="string" calcext:value-type="string">
            <text:p>M1IDX_EA</text:p>
          </table:table-cell>
          <table:table-cell office:value-type="string" calcext:value-type="string">
            <text:p>M3IDX_EA</text:p>
          </table:table-cell>
          <table:table-cell office:value-type="string" calcext:value-type="string">
            <text:p>CCUS</text:p>
          </table:table-cell>
          <table:table-cell office:value-type="string" calcext:value-type="string">
            <text:p>CCRETT01_EA</text:p>
          </table:table-cell>
          <table:table-cell office:value-type="string" calcext:value-type="string">
            <text:p>GDPIDX_US</text:p>
          </table:table-cell>
          <table:table-cell office:value-type="string" calcext:value-type="string">
            <text:p>GDPIDX_EA</text:p>
          </table:table-cell>
        </table:table-row>
        <table:table-row table:style-name="ro1">
          <table:table-cell office:value-type="string" calcext:value-type="string">
            <text:p>1979M1: Jan-1979</text:p>
          </table:table-cell>
          <table:table-cell office:value-type="float" office:value="9.1" calcext:value-type="float">
            <text:p>9,1</text:p>
          </table:table-cell>
          <table:table-cell office:value-type="float" office:value="20.58356" calcext:value-type="float">
            <text:p>20,58356</text:p>
          </table:table-cell>
          <table:table-cell office:value-type="float" office:value="15.95055" calcext:value-type="float">
            <text:p>15,95055</text:p>
          </table:table-cell>
          <table:table-cell office:value-type="float" office:value="97.11507" calcext:value-type="float">
            <text:p>97,11507</text:p>
          </table:table-cell>
          <table:table-cell office:value-type="float" office:value="9.6236" calcext:value-type="float">
            <text:p>9,6236</text:p>
          </table:table-cell>
          <table:table-cell office:value-type="float" office:value="8.808558" calcext:value-type="float">
            <text:p>8,808558</text:p>
          </table:table-cell>
          <table:table-cell office:value-type="float" office:value="10.68058" calcext:value-type="float">
            <text:p>10,68058</text:p>
          </table:table-cell>
          <table:table-cell office:value-type="float" office:value="0.7362144" calcext:value-type="float">
            <text:p>0,7362144</text:p>
          </table:table-cell>
          <table:table-cell office:value-type="float" office:value="119.7297" calcext:value-type="float">
            <text:p>119,7297</text:p>
          </table:table-cell>
          <table:table-cell office:value-type="float" office:value="42.106" calcext:value-type="float">
            <text:p>42,106</text:p>
          </table:table-cell>
          <table:table-cell office:value-type="float" office:value="53.634" calcext:value-type="float">
            <text:p>53,634</text:p>
          </table:table-cell>
        </table:table-row>
        <table:table-row table:style-name="ro1">
          <table:table-cell office:value-type="string" calcext:value-type="string">
            <text:p>1979M2: Feb-1979</text:p>
          </table:table-cell>
          <table:table-cell office:value-type="float" office:value="9.1" calcext:value-type="float">
            <text:p>9,1</text:p>
          </table:table-cell>
          <table:table-cell office:value-type="float" office:value="20.65818" calcext:value-type="float">
            <text:p>20,65818</text:p>
          </table:table-cell>
          <table:table-cell office:value-type="float" office:value="16.02265" calcext:value-type="float">
            <text:p>16,02265</text:p>
          </table:table-cell>
          <table:table-cell office:value-type="float" office:value="98.0448" calcext:value-type="float">
            <text:p>98,0448</text:p>
          </table:table-cell>
          <table:table-cell office:value-type="float" office:value="9.7419" calcext:value-type="float">
            <text:p>9,7419</text:p>
          </table:table-cell>
          <table:table-cell office:value-type="float" office:value="8.893691" calcext:value-type="float">
            <text:p>8,893691</text:p>
          </table:table-cell>
          <table:table-cell office:value-type="float" office:value="10.78215" calcext:value-type="float">
            <text:p>10,78215</text:p>
          </table:table-cell>
          <table:table-cell office:value-type="float" office:value="0.7398092" calcext:value-type="float">
            <text:p>0,7398092</text:p>
          </table:table-cell>
          <table:table-cell office:value-type="float" office:value="119.1197" calcext:value-type="float">
            <text:p>119,1197</text:p>
          </table:table-cell>
          <table:table-cell office:value-type="float" office:value="42.201" calcext:value-type="float">
            <text:p>42,201</text:p>
          </table:table-cell>
          <table:table-cell office:value-type="float" office:value="53.739" calcext:value-type="float">
            <text:p>53,739</text:p>
          </table:table-cell>
        </table:table-row>
        <table:table-row table:style-name="ro1">
          <table:table-cell office:value-type="string" calcext:value-type="string">
            <text:p>1979M3: Mar-1979</text:p>
          </table:table-cell>
          <table:table-cell office:value-type="float" office:value="9.12" calcext:value-type="float">
            <text:p>9,12</text:p>
          </table:table-cell>
          <table:table-cell office:value-type="float" office:value="20.80742" calcext:value-type="float">
            <text:p>20,80742</text:p>
          </table:table-cell>
          <table:table-cell office:value-type="float" office:value="16.13894" calcext:value-type="float">
            <text:p>16,13894</text:p>
          </table:table-cell>
          <table:table-cell office:value-type="float" office:value="98.4788" calcext:value-type="float">
            <text:p>98,4788</text:p>
          </table:table-cell>
          <table:table-cell office:value-type="float" office:value="9.8235" calcext:value-type="float">
            <text:p>9,8235</text:p>
          </table:table-cell>
          <table:table-cell office:value-type="float" office:value="8.974513" calcext:value-type="float">
            <text:p>8,974513</text:p>
          </table:table-cell>
          <table:table-cell office:value-type="float" office:value="10.88748" calcext:value-type="float">
            <text:p>10,88748</text:p>
          </table:table-cell>
          <table:table-cell office:value-type="float" office:value="0.7396449" calcext:value-type="float">
            <text:p>0,7396449</text:p>
          </table:table-cell>
          <table:table-cell office:value-type="float" office:value="118.8486" calcext:value-type="float">
            <text:p>118,8486</text:p>
          </table:table-cell>
          <table:table-cell office:value-type="float" office:value="42.294" calcext:value-type="float">
            <text:p>42,294</text:p>
          </table:table-cell>
          <table:table-cell office:value-type="float" office:value="53.843" calcext:value-type="float">
            <text:p>53,843</text:p>
          </table:table-cell>
        </table:table-row>
        <table:table-row table:style-name="ro1">
          <table:table-cell office:value-type="string" calcext:value-type="string">
            <text:p>1979M4: Apr-1979</text:p>
          </table:table-cell>
          <table:table-cell office:value-type="float" office:value="9.18" calcext:value-type="float">
            <text:p>9,18</text:p>
          </table:table-cell>
          <table:table-cell office:value-type="float" office:value="21.12312" calcext:value-type="float">
            <text:p>21,12312</text:p>
          </table:table-cell>
          <table:table-cell office:value-type="float" office:value="16.30524" calcext:value-type="float">
            <text:p>16,30524</text:p>
          </table:table-cell>
          <table:table-cell office:value-type="float" office:value="99.59675" calcext:value-type="float">
            <text:p>99,59675</text:p>
          </table:table-cell>
          <table:table-cell office:value-type="float" office:value="9.9274" calcext:value-type="float">
            <text:p>9,9274</text:p>
          </table:table-cell>
          <table:table-cell office:value-type="float" office:value="9.028395" calcext:value-type="float">
            <text:p>9,028395</text:p>
          </table:table-cell>
          <table:table-cell office:value-type="float" office:value="10.98851" calcext:value-type="float">
            <text:p>10,98851</text:p>
          </table:table-cell>
          <table:table-cell office:value-type="float" office:value="0.7479432" calcext:value-type="float">
            <text:p>0,7479432</text:p>
          </table:table-cell>
          <table:table-cell office:value-type="float" office:value="117.3157" calcext:value-type="float">
            <text:p>117,3157</text:p>
          </table:table-cell>
          <table:table-cell office:value-type="float" office:value="42.385" calcext:value-type="float">
            <text:p>42,385</text:p>
          </table:table-cell>
          <table:table-cell office:value-type="float" office:value="53.946" calcext:value-type="float">
            <text:p>53,946</text:p>
          </table:table-cell>
        </table:table-row>
        <table:table-row table:style-name="ro1">
          <table:table-cell office:value-type="string" calcext:value-type="string">
            <text:p>1979M5: May-1979</text:p>
          </table:table-cell>
          <table:table-cell office:value-type="float" office:value="9.25" calcext:value-type="float">
            <text:p>9,25</text:p>
          </table:table-cell>
          <table:table-cell office:value-type="float" office:value="21.21496" calcext:value-type="float">
            <text:p>21,21496</text:p>
          </table:table-cell>
          <table:table-cell office:value-type="float" office:value="16.39944" calcext:value-type="float">
            <text:p>16,39944</text:p>
          </table:table-cell>
          <table:table-cell office:value-type="float" office:value="100.6753" calcext:value-type="float">
            <text:p>100,6753</text:p>
          </table:table-cell>
          <table:table-cell office:value-type="float" office:value="10.201" calcext:value-type="float">
            <text:p>10,201</text:p>
          </table:table-cell>
          <table:table-cell office:value-type="float" office:value="9.086587" calcext:value-type="float">
            <text:p>9,086587</text:p>
          </table:table-cell>
          <table:table-cell office:value-type="float" office:value="11.09439" calcext:value-type="float">
            <text:p>11,09439</text:p>
          </table:table-cell>
          <table:table-cell office:value-type="float" office:value="0.756258" calcext:value-type="float">
            <text:p>0,756258</text:p>
          </table:table-cell>
          <table:table-cell office:value-type="float" office:value="116.5653" calcext:value-type="float">
            <text:p>116,5653</text:p>
          </table:table-cell>
          <table:table-cell office:value-type="float" office:value="42.476" calcext:value-type="float">
            <text:p>42,476</text:p>
          </table:table-cell>
          <table:table-cell office:value-type="float" office:value="54.047" calcext:value-type="float">
            <text:p>54,047</text:p>
          </table:table-cell>
        </table:table-row>
        <table:table-row table:style-name="ro1">
          <table:table-cell office:value-type="string" calcext:value-type="string">
            <text:p>1979M6: Jun-1979</text:p>
          </table:table-cell>
          <table:table-cell office:value-type="float" office:value="8.91" calcext:value-type="float">
            <text:p>8,91</text:p>
          </table:table-cell>
          <table:table-cell office:value-type="float" office:value="21.43308" calcext:value-type="float">
            <text:p>21,43308</text:p>
          </table:table-cell>
          <table:table-cell office:value-type="float" office:value="16.54829" calcext:value-type="float">
            <text:p>16,54829</text:p>
          </table:table-cell>
          <table:table-cell office:value-type="float" office:value="101.1897" calcext:value-type="float">
            <text:p>101,1897</text:p>
          </table:table-cell>
          <table:table-cell office:value-type="float" office:value="10.3992" calcext:value-type="float">
            <text:p>10,3992</text:p>
          </table:table-cell>
          <table:table-cell office:value-type="float" office:value="9.17603" calcext:value-type="float">
            <text:p>9,17603</text:p>
          </table:table-cell>
          <table:table-cell office:value-type="float" office:value="11.20832" calcext:value-type="float">
            <text:p>11,20832</text:p>
          </table:table-cell>
          <table:table-cell office:value-type="float" office:value="0.7474959" calcext:value-type="float">
            <text:p>0,7474959</text:p>
          </table:table-cell>
          <table:table-cell office:value-type="float" office:value="116.3551" calcext:value-type="float">
            <text:p>116,3551</text:p>
          </table:table-cell>
          <table:table-cell office:value-type="float" office:value="42.564" calcext:value-type="float">
            <text:p>42,564</text:p>
          </table:table-cell>
          <table:table-cell office:value-type="float" office:value="54.147" calcext:value-type="float">
            <text:p>54,147</text:p>
          </table:table-cell>
        </table:table-row>
        <table:table-row table:style-name="ro1">
          <table:table-cell office:value-type="string" calcext:value-type="string">
            <text:p>1979M7: Jul-1979</text:p>
          </table:table-cell>
          <table:table-cell office:value-type="float" office:value="8.95" calcext:value-type="float">
            <text:p>8,95</text:p>
          </table:table-cell>
          <table:table-cell office:value-type="float" office:value="21.6512" calcext:value-type="float">
            <text:p>21,6512</text:p>
          </table:table-cell>
          <table:table-cell office:value-type="float" office:value="16.68552" calcext:value-type="float">
            <text:p>16,68552</text:p>
          </table:table-cell>
          <table:table-cell office:value-type="float" office:value="99.64757" calcext:value-type="float">
            <text:p>99,64757</text:p>
          </table:table-cell>
          <table:table-cell office:value-type="float" office:value="10.5292" calcext:value-type="float">
            <text:p>10,5292</text:p>
          </table:table-cell>
          <table:table-cell office:value-type="float" office:value="9.236378" calcext:value-type="float">
            <text:p>9,236378</text:p>
          </table:table-cell>
          <table:table-cell office:value-type="float" office:value="11.30236" calcext:value-type="float">
            <text:p>11,30236</text:p>
          </table:table-cell>
          <table:table-cell office:value-type="float" office:value="0.7208246" calcext:value-type="float">
            <text:p>0,7208246</text:p>
          </table:table-cell>
          <table:table-cell office:value-type="float" office:value="115.5263" calcext:value-type="float">
            <text:p>115,5263</text:p>
          </table:table-cell>
          <table:table-cell office:value-type="float" office:value="42.652" calcext:value-type="float">
            <text:p>42,652</text:p>
          </table:table-cell>
          <table:table-cell office:value-type="float" office:value="54.246" calcext:value-type="float">
            <text:p>54,246</text:p>
          </table:table-cell>
        </table:table-row>
        <table:table-row table:style-name="ro1">
          <table:table-cell office:value-type="string" calcext:value-type="string">
            <text:p>1979M8: Aug-1979</text:p>
          </table:table-cell>
          <table:table-cell office:value-type="float" office:value="9.03" calcext:value-type="float">
            <text:p>9,03</text:p>
          </table:table-cell>
          <table:table-cell office:value-type="float" office:value="21.74304" calcext:value-type="float">
            <text:p>21,74304</text:p>
          </table:table-cell>
          <table:table-cell office:value-type="float" office:value="16.82274" calcext:value-type="float">
            <text:p>16,82274</text:p>
          </table:table-cell>
          <table:table-cell office:value-type="float" office:value="100.6636" calcext:value-type="float">
            <text:p>100,6636</text:p>
          </table:table-cell>
          <table:table-cell office:value-type="float" office:value="10.5991" calcext:value-type="float">
            <text:p>10,5991</text:p>
          </table:table-cell>
          <table:table-cell office:value-type="float" office:value="9.299957" calcext:value-type="float">
            <text:p>9,299957</text:p>
          </table:table-cell>
          <table:table-cell office:value-type="float" office:value="11.3991" calcext:value-type="float">
            <text:p>11,3991</text:p>
          </table:table-cell>
          <table:table-cell office:value-type="float" office:value="0.7230135" calcext:value-type="float">
            <text:p>0,7230135</text:p>
          </table:table-cell>
          <table:table-cell office:value-type="float" office:value="115.6868" calcext:value-type="float">
            <text:p>115,6868</text:p>
          </table:table-cell>
          <table:table-cell office:value-type="float" office:value="42.738" calcext:value-type="float">
            <text:p>42,738</text:p>
          </table:table-cell>
          <table:table-cell office:value-type="float" office:value="54.343" calcext:value-type="float">
            <text:p>54,343</text:p>
          </table:table-cell>
        </table:table-row>
        <table:table-row table:style-name="ro1">
          <table:table-cell office:value-type="string" calcext:value-type="string">
            <text:p>1979M9: Sep-1979</text:p>
          </table:table-cell>
          <table:table-cell office:value-type="float" office:value="9.33" calcext:value-type="float">
            <text:p>9,33</text:p>
          </table:table-cell>
          <table:table-cell office:value-type="float" office:value="21.77174" calcext:value-type="float">
            <text:p>21,77174</text:p>
          </table:table-cell>
          <table:table-cell office:value-type="float" office:value="16.90996" calcext:value-type="float">
            <text:p>16,90996</text:p>
          </table:table-cell>
          <table:table-cell office:value-type="float" office:value="100.7122" calcext:value-type="float">
            <text:p>100,7122</text:p>
          </table:table-cell>
          <table:table-cell office:value-type="float" office:value="10.6704" calcext:value-type="float">
            <text:p>10,6704</text:p>
          </table:table-cell>
          <table:table-cell office:value-type="float" office:value="9.345218" calcext:value-type="float">
            <text:p>9,345218</text:p>
          </table:table-cell>
          <table:table-cell office:value-type="float" office:value="11.48992" calcext:value-type="float">
            <text:p>11,48992</text:p>
          </table:table-cell>
          <table:table-cell office:value-type="float" office:value="0.7153076" calcext:value-type="float">
            <text:p>0,7153076</text:p>
          </table:table-cell>
          <table:table-cell office:value-type="float" office:value="117.5399" calcext:value-type="float">
            <text:p>117,5399</text:p>
          </table:table-cell>
          <table:table-cell office:value-type="float" office:value="42.823" calcext:value-type="float">
            <text:p>42,823</text:p>
          </table:table-cell>
          <table:table-cell office:value-type="float" office:value="54.439" calcext:value-type="float">
            <text:p>54,439</text:p>
          </table:table-cell>
        </table:table-row>
        <table:table-row table:style-name="ro1">
          <table:table-cell office:value-type="string" calcext:value-type="string">
            <text:p>1979M10: Oct-1979</text:p>
          </table:table-cell>
          <table:table-cell office:value-type="float" office:value="10.3" calcext:value-type="float">
            <text:p>10,3</text:p>
          </table:table-cell>
          <table:table-cell office:value-type="float" office:value="21.85784" calcext:value-type="float">
            <text:p>21,85784</text:p>
          </table:table-cell>
          <table:table-cell office:value-type="float" office:value="16.98322" calcext:value-type="float">
            <text:p>16,98322</text:p>
          </table:table-cell>
          <table:table-cell office:value-type="float" office:value="102.0042" calcext:value-type="float">
            <text:p>102,0042</text:p>
          </table:table-cell>
          <table:table-cell office:value-type="float" office:value="10.8468" calcext:value-type="float">
            <text:p>10,8468</text:p>
          </table:table-cell>
          <table:table-cell office:value-type="float" office:value="9.385091" calcext:value-type="float">
            <text:p>9,385091</text:p>
          </table:table-cell>
          <table:table-cell office:value-type="float" office:value="11.5786" calcext:value-type="float">
            <text:p>11,5786</text:p>
          </table:table-cell>
          <table:table-cell office:value-type="float" office:value="0.7183908" calcext:value-type="float">
            <text:p>0,7183908</text:p>
          </table:table-cell>
          <table:table-cell office:value-type="float" office:value="118.9882" calcext:value-type="float">
            <text:p>118,9882</text:p>
          </table:table-cell>
          <table:table-cell office:value-type="float" office:value="42.906" calcext:value-type="float">
            <text:p>42,906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string" calcext:value-type="string">
            <text:p>1979M11: Nov-1979</text:p>
          </table:table-cell>
          <table:table-cell office:value-type="float" office:value="10.65" calcext:value-type="float">
            <text:p>10,65</text:p>
          </table:table-cell>
          <table:table-cell office:value-type="float" office:value="21.85784" calcext:value-type="float">
            <text:p>21,85784</text:p>
          </table:table-cell>
          <table:table-cell office:value-type="float" office:value="17.04718" calcext:value-type="float">
            <text:p>17,04718</text:p>
          </table:table-cell>
          <table:table-cell office:value-type="float" office:value="104.1697" calcext:value-type="float">
            <text:p>104,1697</text:p>
          </table:table-cell>
          <table:table-cell office:value-type="float" office:value="11.1374" calcext:value-type="float">
            <text:p>11,1374</text:p>
          </table:table-cell>
          <table:table-cell office:value-type="float" office:value="9.44436" calcext:value-type="float">
            <text:p>9,44436</text:p>
          </table:table-cell>
          <table:table-cell office:value-type="float" office:value="11.69575" calcext:value-type="float">
            <text:p>11,69575</text:p>
          </table:table-cell>
          <table:table-cell office:value-type="float" office:value="0.7145409" calcext:value-type="float">
            <text:p>0,7145409</text:p>
          </table:table-cell>
          <table:table-cell office:value-type="float" office:value="121.0606" calcext:value-type="float">
            <text:p>121,0606</text:p>
          </table:table-cell>
          <table:table-cell office:value-type="float" office:value="42.988" calcext:value-type="float">
            <text:p>42,988</text:p>
          </table:table-cell>
          <table:table-cell office:value-type="float" office:value="54.625" calcext:value-type="float">
            <text:p>54,625</text:p>
          </table:table-cell>
        </table:table-row>
        <table:table-row table:style-name="ro1">
          <table:table-cell office:value-type="string" calcext:value-type="string">
            <text:p>1979M12: Dec-1979</text:p>
          </table:table-cell>
          <table:table-cell office:value-type="float" office:value="10.39" calcext:value-type="float">
            <text:p>10,39</text:p>
          </table:table-cell>
          <table:table-cell office:value-type="float" office:value="21.91524" calcext:value-type="float">
            <text:p>21,91524</text:p>
          </table:table-cell>
          <table:table-cell office:value-type="float" office:value="17.13789" calcext:value-type="float">
            <text:p>17,13789</text:p>
          </table:table-cell>
          <table:table-cell office:value-type="float" office:value="103.4165" calcext:value-type="float">
            <text:p>103,4165</text:p>
          </table:table-cell>
          <table:table-cell office:value-type="float" office:value="11.4201" calcext:value-type="float">
            <text:p>11,4201</text:p>
          </table:table-cell>
          <table:table-cell office:value-type="float" office:value="9.513329" calcext:value-type="float">
            <text:p>9,513329</text:p>
          </table:table-cell>
          <table:table-cell office:value-type="float" office:value="11.79356" calcext:value-type="float">
            <text:p>11,79356</text:p>
          </table:table-cell>
          <table:table-cell office:value-type="float" office:value="0.699937" calcext:value-type="float">
            <text:p>0,699937</text:p>
          </table:table-cell>
          <table:table-cell office:value-type="float" office:value="121.8603" calcext:value-type="float">
            <text:p>121,8603</text:p>
          </table:table-cell>
          <table:table-cell office:value-type="float" office:value="43.07" calcext:value-type="float">
            <text:p>43,07</text:p>
          </table:table-cell>
          <table:table-cell office:value-type="float" office:value="54.716" calcext:value-type="float">
            <text:p>54,716</text:p>
          </table:table-cell>
        </table:table-row>
        <table:table-row table:style-name="ro1">
          <table:table-cell office:value-type="string" calcext:value-type="string">
            <text:p>1980M1: Jan-1980</text:p>
          </table:table-cell>
          <table:table-cell office:value-type="float" office:value="10.8" calcext:value-type="float">
            <text:p>10,8</text:p>
          </table:table-cell>
          <table:table-cell office:value-type="float" office:value="22.14484" calcext:value-type="float">
            <text:p>22,14484</text:p>
          </table:table-cell>
          <table:table-cell office:value-type="float" office:value="17.24255" calcext:value-type="float">
            <text:p>17,24255</text:p>
          </table:table-cell>
          <table:table-cell office:value-type="float" office:value="102.95" calcext:value-type="float">
            <text:p>102,95</text:p>
          </table:table-cell>
          <table:table-cell office:value-type="float" office:value="11.5023" calcext:value-type="float">
            <text:p>11,5023</text:p>
          </table:table-cell>
          <table:table-cell office:value-type="float" office:value="9.566478" calcext:value-type="float">
            <text:p>9,566478</text:p>
          </table:table-cell>
          <table:table-cell office:value-type="float" office:value="11.81162" calcext:value-type="float">
            <text:p>11,81162</text:p>
          </table:table-cell>
          <table:table-cell office:value-type="float" office:value="0.6927127" calcext:value-type="float">
            <text:p>0,6927127</text:p>
          </table:table-cell>
          <table:table-cell office:value-type="float" office:value="120.7779" calcext:value-type="float">
            <text:p>120,7779</text:p>
          </table:table-cell>
          <table:table-cell office:value-type="float" office:value="43.15" calcext:value-type="float">
            <text:p>43,15</text:p>
          </table:table-cell>
          <table:table-cell office:value-type="float" office:value="54.806" calcext:value-type="float">
            <text:p>54,806</text:p>
          </table:table-cell>
        </table:table-row>
        <table:table-row table:style-name="ro1">
          <table:table-cell office:value-type="string" calcext:value-type="string">
            <text:p>1980M2: Feb-1980</text:p>
          </table:table-cell>
          <table:table-cell office:value-type="float" office:value="12.41" calcext:value-type="float">
            <text:p>12,41</text:p>
          </table:table-cell>
          <table:table-cell office:value-type="float" office:value="22.39166" calcext:value-type="float">
            <text:p>22,39166</text:p>
          </table:table-cell>
          <table:table-cell office:value-type="float" office:value="17.38094" calcext:value-type="float">
            <text:p>17,38094</text:p>
          </table:table-cell>
          <table:table-cell office:value-type="float" office:value="103.8821" calcext:value-type="float">
            <text:p>103,8821</text:p>
          </table:table-cell>
          <table:table-cell office:value-type="float" office:value="12.0853" calcext:value-type="float">
            <text:p>12,0853</text:p>
          </table:table-cell>
          <table:table-cell office:value-type="float" office:value="9.602901" calcext:value-type="float">
            <text:p>9,602901</text:p>
          </table:table-cell>
          <table:table-cell office:value-type="float" office:value="11.83793" calcext:value-type="float">
            <text:p>11,83793</text:p>
          </table:table-cell>
          <table:table-cell office:value-type="float" office:value="0.6991051" calcext:value-type="float">
            <text:p>0,6991051</text:p>
          </table:table-cell>
          <table:table-cell office:value-type="float" office:value="119.8876" calcext:value-type="float">
            <text:p>119,8876</text:p>
          </table:table-cell>
          <table:table-cell office:value-type="float" office:value="43.229" calcext:value-type="float">
            <text:p>43,229</text:p>
          </table:table-cell>
          <table:table-cell office:value-type="float" office:value="54.894" calcext:value-type="float">
            <text:p>54,894</text:p>
          </table:table-cell>
        </table:table-row>
        <table:table-row table:style-name="ro1">
          <table:table-cell office:value-type="string" calcext:value-type="string">
            <text:p>1980M3: Mar-1980</text:p>
          </table:table-cell>
          <table:table-cell office:value-type="float" office:value="12.75" calcext:value-type="float">
            <text:p>12,75</text:p>
          </table:table-cell>
          <table:table-cell office:value-type="float" office:value="22.29408" calcext:value-type="float">
            <text:p>22,29408</text:p>
          </table:table-cell>
          <table:table-cell office:value-type="float" office:value="17.44141" calcext:value-type="float">
            <text:p>17,44141</text:p>
          </table:table-cell>
          <table:table-cell office:value-type="float" office:value="107.377" calcext:value-type="float">
            <text:p>107,377</text:p>
          </table:table-cell>
          <table:table-cell office:value-type="float" office:value="12.685" calcext:value-type="float">
            <text:p>12,685</text:p>
          </table:table-cell>
          <table:table-cell office:value-type="float" office:value="9.680157" calcext:value-type="float">
            <text:p>9,680157</text:p>
          </table:table-cell>
          <table:table-cell office:value-type="float" office:value="11.94593" calcext:value-type="float">
            <text:p>11,94593</text:p>
          </table:table-cell>
          <table:table-cell office:value-type="float" office:value="0.7364855" calcext:value-type="float">
            <text:p>0,7364855</text:p>
          </table:table-cell>
          <table:table-cell office:value-type="float" office:value="116.3744" calcext:value-type="float">
            <text:p>116,3744</text:p>
          </table:table-cell>
          <table:table-cell office:value-type="float" office:value="43.308" calcext:value-type="float">
            <text:p>43,308</text:p>
          </table:table-cell>
          <table:table-cell office:value-type="float" office:value="54.98" calcext:value-type="float">
            <text:p>54,98</text:p>
          </table:table-cell>
        </table:table-row>
        <table:table-row table:style-name="ro1">
          <table:table-cell office:value-type="string" calcext:value-type="string">
            <text:p>1980M4: Apr-1980</text:p>
          </table:table-cell>
          <table:table-cell office:value-type="float" office:value="11.47" calcext:value-type="float">
            <text:p>11,47</text:p>
          </table:table-cell>
          <table:table-cell office:value-type="float" office:value="22.03004" calcext:value-type="float">
            <text:p>22,03004</text:p>
          </table:table-cell>
          <table:table-cell office:value-type="float" office:value="17.46932" calcext:value-type="float">
            <text:p>17,46932</text:p>
          </table:table-cell>
          <table:table-cell office:value-type="float" office:value="108.1842" calcext:value-type="float">
            <text:p>108,1842</text:p>
          </table:table-cell>
          <table:table-cell office:value-type="float" office:value="12.5724" calcext:value-type="float">
            <text:p>12,5724</text:p>
          </table:table-cell>
          <table:table-cell office:value-type="float" office:value="9.747401" calcext:value-type="float">
            <text:p>9,747401</text:p>
          </table:table-cell>
          <table:table-cell office:value-type="float" office:value="12.03853" calcext:value-type="float">
            <text:p>12,03853</text:p>
          </table:table-cell>
          <table:table-cell office:value-type="float" office:value="0.7425007" calcext:value-type="float">
            <text:p>0,7425007</text:p>
          </table:table-cell>
          <table:table-cell office:value-type="float" office:value="114.2732" calcext:value-type="float">
            <text:p>114,2732</text:p>
          </table:table-cell>
          <table:table-cell office:value-type="float" office:value="43.386" calcext:value-type="float">
            <text:p>43,386</text:p>
          </table:table-cell>
          <table:table-cell office:value-type="float" office:value="55.065" calcext:value-type="float">
            <text:p>55,065</text:p>
          </table:table-cell>
        </table:table-row>
        <table:table-row table:style-name="ro1">
          <table:table-cell office:value-type="string" calcext:value-type="string">
            <text:p>1980M5: May-1980</text:p>
          </table:table-cell>
          <table:table-cell office:value-type="float" office:value="10.18" calcext:value-type="float">
            <text:p>10,18</text:p>
          </table:table-cell>
          <table:table-cell office:value-type="float" office:value="22.08744" calcext:value-type="float">
            <text:p>22,08744</text:p>
          </table:table-cell>
          <table:table-cell office:value-type="float" office:value="17.58677" calcext:value-type="float">
            <text:p>17,58677</text:p>
          </table:table-cell>
          <table:table-cell office:value-type="float" office:value="103.9419" calcext:value-type="float">
            <text:p>103,9419</text:p>
          </table:table-cell>
          <table:table-cell office:value-type="float" office:value="12.2638" calcext:value-type="float">
            <text:p>12,2638</text:p>
          </table:table-cell>
          <table:table-cell office:value-type="float" office:value="9.800981" calcext:value-type="float">
            <text:p>9,800981</text:p>
          </table:table-cell>
          <table:table-cell office:value-type="float" office:value="12.11246" calcext:value-type="float">
            <text:p>12,11246</text:p>
          </table:table-cell>
          <table:table-cell office:value-type="float" office:value="0.713165" calcext:value-type="float">
            <text:p>0,713165</text:p>
          </table:table-cell>
          <table:table-cell office:value-type="float" office:value="114.5753" calcext:value-type="float">
            <text:p>114,5753</text:p>
          </table:table-cell>
          <table:table-cell office:value-type="float" office:value="43.463" calcext:value-type="float">
            <text:p>43,463</text:p>
          </table:table-cell>
          <table:table-cell office:value-type="float" office:value="55.149" calcext:value-type="float">
            <text:p>55,149</text:p>
          </table:table-cell>
        </table:table-row>
        <table:table-row table:style-name="ro1">
          <table:table-cell office:value-type="string" calcext:value-type="string">
            <text:p>1980M6: Jun-1980</text:p>
          </table:table-cell>
          <table:table-cell office:value-type="float" office:value="9.78" calcext:value-type="float">
            <text:p>9,78</text:p>
          </table:table-cell>
          <table:table-cell office:value-type="float" office:value="22.33426" calcext:value-type="float">
            <text:p>22,33426</text:p>
          </table:table-cell>
          <table:table-cell office:value-type="float" office:value="17.78331" calcext:value-type="float">
            <text:p>17,78331</text:p>
          </table:table-cell>
          <table:table-cell office:value-type="float" office:value="102.2167" calcext:value-type="float">
            <text:p>102,2167</text:p>
          </table:table-cell>
          <table:table-cell office:value-type="float" office:value="12.1057" calcext:value-type="float">
            <text:p>12,1057</text:p>
          </table:table-cell>
          <table:table-cell office:value-type="float" office:value="9.870337" calcext:value-type="float">
            <text:p>9,870337</text:p>
          </table:table-cell>
          <table:table-cell office:value-type="float" office:value="12.20628" calcext:value-type="float">
            <text:p>12,20628</text:p>
          </table:table-cell>
          <table:table-cell office:value-type="float" office:value="0.7027407" calcext:value-type="float">
            <text:p>0,7027407</text:p>
          </table:table-cell>
          <table:table-cell office:value-type="float" office:value="114.2844" calcext:value-type="float">
            <text:p>114,2844</text:p>
          </table:table-cell>
          <table:table-cell office:value-type="float" office:value="43.539" calcext:value-type="float">
            <text:p>43,539</text:p>
          </table:table-cell>
          <table:table-cell office:value-type="float" office:value="55.231" calcext:value-type="float">
            <text:p>55,231</text:p>
          </table:table-cell>
        </table:table-row>
        <table:table-row table:style-name="ro1">
          <table:table-cell office:value-type="string" calcext:value-type="string">
            <text:p>1980M7: Jul-1980</text:p>
          </table:table-cell>
          <table:table-cell office:value-type="float" office:value="10.25" calcext:value-type="float">
            <text:p>10,25</text:p>
          </table:table-cell>
          <table:table-cell office:value-type="float" office:value="22.61552" calcext:value-type="float">
            <text:p>22,61552</text:p>
          </table:table-cell>
          <table:table-cell office:value-type="float" office:value="17.97286" calcext:value-type="float">
            <text:p>17,97286</text:p>
          </table:table-cell>
          <table:table-cell office:value-type="float" office:value="101.327" calcext:value-type="float">
            <text:p>101,327</text:p>
          </table:table-cell>
          <table:table-cell office:value-type="float" office:value="12.1237" calcext:value-type="float">
            <text:p>12,1237</text:p>
          </table:table-cell>
          <table:table-cell office:value-type="float" office:value="9.95519" calcext:value-type="float">
            <text:p>9,95519</text:p>
          </table:table-cell>
          <table:table-cell office:value-type="float" office:value="12.30769" calcext:value-type="float">
            <text:p>12,30769</text:p>
          </table:table-cell>
          <table:table-cell office:value-type="float" office:value="0.6942998" calcext:value-type="float">
            <text:p>0,6942998</text:p>
          </table:table-cell>
          <table:table-cell office:value-type="float" office:value="114.9242" calcext:value-type="float">
            <text:p>114,9242</text:p>
          </table:table-cell>
          <table:table-cell office:value-type="float" office:value="43.616" calcext:value-type="float">
            <text:p>43,616</text:p>
          </table:table-cell>
          <table:table-cell office:value-type="float" office:value="55.311" calcext:value-type="float">
            <text:p>55,311</text:p>
          </table:table-cell>
        </table:table-row>
        <table:table-row table:style-name="ro1">
          <table:table-cell office:value-type="string" calcext:value-type="string">
            <text:p>1980M8: Aug-1980</text:p>
          </table:table-cell>
          <table:table-cell office:value-type="float" office:value="11.1" calcext:value-type="float">
            <text:p>11,1</text:p>
          </table:table-cell>
          <table:table-cell office:value-type="float" office:value="22.914" calcext:value-type="float">
            <text:p>22,914</text:p>
          </table:table-cell>
          <table:table-cell office:value-type="float" office:value="18.15893" calcext:value-type="float">
            <text:p>18,15893</text:p>
          </table:table-cell>
          <table:table-cell office:value-type="float" office:value="102.613" calcext:value-type="float">
            <text:p>102,613</text:p>
          </table:table-cell>
          <table:table-cell office:value-type="float" office:value="12.164" calcext:value-type="float">
            <text:p>12,164</text:p>
          </table:table-cell>
          <table:table-cell office:value-type="float" office:value="10.01567" calcext:value-type="float">
            <text:p>10,01567</text:p>
          </table:table-cell>
          <table:table-cell office:value-type="float" office:value="12.39848" calcext:value-type="float">
            <text:p>12,39848</text:p>
          </table:table-cell>
          <table:table-cell office:value-type="float" office:value="0.7069136" calcext:value-type="float">
            <text:p>0,7069136</text:p>
          </table:table-cell>
          <table:table-cell office:value-type="float" office:value="113.3353" calcext:value-type="float">
            <text:p>113,3353</text:p>
          </table:table-cell>
          <table:table-cell office:value-type="float" office:value="43.692" calcext:value-type="float">
            <text:p>43,692</text:p>
          </table:table-cell>
          <table:table-cell office:value-type="float" office:value="55.391" calcext:value-type="float">
            <text:p>55,391</text:p>
          </table:table-cell>
        </table:table-row>
        <table:table-row table:style-name="ro1">
          <table:table-cell office:value-type="string" calcext:value-type="string">
            <text:p>1980M9: Sep-1980</text:p>
          </table:table-cell>
          <table:table-cell office:value-type="float" office:value="11.51" calcext:value-type="float">
            <text:p>11,51</text:p>
          </table:table-cell>
          <table:table-cell office:value-type="float" office:value="23.23544" calcext:value-type="float">
            <text:p>23,23544</text:p>
          </table:table-cell>
          <table:table-cell office:value-type="float" office:value="18.30429" calcext:value-type="float">
            <text:p>18,30429</text:p>
          </table:table-cell>
          <table:table-cell office:value-type="float" office:value="101.3418" calcext:value-type="float">
            <text:p>101,3418</text:p>
          </table:table-cell>
          <table:table-cell office:value-type="float" office:value="12.4537" calcext:value-type="float">
            <text:p>12,4537</text:p>
          </table:table-cell>
          <table:table-cell office:value-type="float" office:value="10.05381" calcext:value-type="float">
            <text:p>10,05381</text:p>
          </table:table-cell>
          <table:table-cell office:value-type="float" office:value="12.48193" calcext:value-type="float">
            <text:p>12,48193</text:p>
          </table:table-cell>
          <table:table-cell office:value-type="float" office:value="0.7069136" calcext:value-type="float">
            <text:p>0,7069136</text:p>
          </table:table-cell>
          <table:table-cell office:value-type="float" office:value="111.5923" calcext:value-type="float">
            <text:p>111,5923</text:p>
          </table:table-cell>
          <table:table-cell office:value-type="float" office:value="43.768" calcext:value-type="float">
            <text:p>43,768</text:p>
          </table:table-cell>
          <table:table-cell office:value-type="float" office:value="55.469" calcext:value-type="float">
            <text:p>55,469</text:p>
          </table:table-cell>
        </table:table-row>
        <table:table-row table:style-name="ro1">
          <table:table-cell office:value-type="string" calcext:value-type="string">
            <text:p>1980M10: Oct-1980</text:p>
          </table:table-cell>
          <table:table-cell office:value-type="float" office:value="11.75" calcext:value-type="float">
            <text:p>11,75</text:p>
          </table:table-cell>
          <table:table-cell office:value-type="float" office:value="23.47651" calcext:value-type="float">
            <text:p>23,47651</text:p>
          </table:table-cell>
          <table:table-cell office:value-type="float" office:value="18.42989" calcext:value-type="float">
            <text:p>18,42989</text:p>
          </table:table-cell>
          <table:table-cell office:value-type="float" office:value="101.6397" calcext:value-type="float">
            <text:p>101,6397</text:p>
          </table:table-cell>
          <table:table-cell office:value-type="float" office:value="12.7621" calcext:value-type="float">
            <text:p>12,7621</text:p>
          </table:table-cell>
          <table:table-cell office:value-type="float" office:value="10.13734" calcext:value-type="float">
            <text:p>10,13734</text:p>
          </table:table-cell>
          <table:table-cell office:value-type="float" office:value="12.58619" calcext:value-type="float">
            <text:p>12,58619</text:p>
          </table:table-cell>
          <table:table-cell office:value-type="float" office:value="0.7219695" calcext:value-type="float">
            <text:p>0,7219695</text:p>
          </table:table-cell>
          <table:table-cell office:value-type="float" office:value="108.6086" calcext:value-type="float">
            <text:p>108,6086</text:p>
          </table:table-cell>
          <table:table-cell office:value-type="float" office:value="43.844" calcext:value-type="float">
            <text:p>43,844</text:p>
          </table:table-cell>
          <table:table-cell office:value-type="float" office:value="55.545" calcext:value-type="float">
            <text:p>55,545</text:p>
          </table:table-cell>
        </table:table-row>
        <table:table-row table:style-name="ro1">
          <table:table-cell office:value-type="string" calcext:value-type="string">
            <text:p>1980M11: Nov-1980</text:p>
          </table:table-cell>
          <table:table-cell office:value-type="float" office:value="12.68" calcext:value-type="float">
            <text:p>12,68</text:p>
          </table:table-cell>
          <table:table-cell office:value-type="float" office:value="23.57409" calcext:value-type="float">
            <text:p>23,57409</text:p>
          </table:table-cell>
          <table:table-cell office:value-type="float" office:value="18.55781" calcext:value-type="float">
            <text:p>18,55781</text:p>
          </table:table-cell>
          <table:table-cell office:value-type="float" office:value="103.7294" calcext:value-type="float">
            <text:p>103,7294</text:p>
          </table:table-cell>
          <table:table-cell office:value-type="float" office:value="12.9068" calcext:value-type="float">
            <text:p>12,9068</text:p>
          </table:table-cell>
          <table:table-cell office:value-type="float" office:value="10.23108" calcext:value-type="float">
            <text:p>10,23108</text:p>
          </table:table-cell>
          <table:table-cell office:value-type="float" office:value="12.72757" calcext:value-type="float">
            <text:p>12,72757</text:p>
          </table:table-cell>
          <table:table-cell office:value-type="float" office:value="0.7488954" calcext:value-type="float">
            <text:p>0,7488954</text:p>
          </table:table-cell>
          <table:table-cell office:value-type="float" office:value="105.7654" calcext:value-type="float">
            <text:p>105,7654</text:p>
          </table:table-cell>
          <table:table-cell office:value-type="float" office:value="43.92" calcext:value-type="float">
            <text:p>43,92</text:p>
          </table:table-cell>
          <table:table-cell office:value-type="float" office:value="55.621" calcext:value-type="float">
            <text:p>55,621</text:p>
          </table:table-cell>
        </table:table-row>
        <table:table-row table:style-name="ro1">
          <table:table-cell office:value-type="string" calcext:value-type="string">
            <text:p>1980M12: Dec-1980</text:p>
          </table:table-cell>
          <table:table-cell office:value-type="float" office:value="12.84" calcext:value-type="float">
            <text:p>12,84</text:p>
          </table:table-cell>
          <table:table-cell office:value-type="float" office:value="23.44781" calcext:value-type="float">
            <text:p>23,44781</text:p>
          </table:table-cell>
          <table:table-cell office:value-type="float" office:value="18.60433" calcext:value-type="float">
            <text:p>18,60433</text:p>
          </table:table-cell>
          <table:table-cell office:value-type="float" office:value="105.0393" calcext:value-type="float">
            <text:p>105,0393</text:p>
          </table:table-cell>
          <table:table-cell office:value-type="float" office:value="12.841" calcext:value-type="float">
            <text:p>12,841</text:p>
          </table:table-cell>
          <table:table-cell office:value-type="float" office:value="10.22491" calcext:value-type="float">
            <text:p>10,22491</text:p>
          </table:table-cell>
          <table:table-cell office:value-type="float" office:value="12.84329" calcext:value-type="float">
            <text:p>12,84329</text:p>
          </table:table-cell>
          <table:table-cell office:value-type="float" office:value="0.7697045" calcext:value-type="float">
            <text:p>0,7697045</text:p>
          </table:table-cell>
          <table:table-cell office:value-type="float" office:value="104.3719" calcext:value-type="float">
            <text:p>104,3719</text:p>
          </table:table-cell>
          <table:table-cell office:value-type="float" office:value="43.996" calcext:value-type="float">
            <text:p>43,996</text:p>
          </table:table-cell>
          <table:table-cell office:value-type="float" office:value="55.696" calcext:value-type="float">
            <text:p>55,696</text:p>
          </table:table-cell>
        </table:table-row>
        <table:table-row table:style-name="ro1">
          <table:table-cell office:value-type="string" calcext:value-type="string">
            <text:p>1981M1: Jan-1981</text:p>
          </table:table-cell>
          <table:table-cell office:value-type="float" office:value="12.57" calcext:value-type="float">
            <text:p>12,57</text:p>
          </table:table-cell>
          <table:table-cell office:value-type="float" office:value="23.60853" calcext:value-type="float">
            <text:p>23,60853</text:p>
          </table:table-cell>
          <table:table-cell office:value-type="float" office:value="18.68689" calcext:value-type="float">
            <text:p>18,68689</text:p>
          </table:table-cell>
          <table:table-cell office:value-type="float" office:value="103.8842" calcext:value-type="float">
            <text:p>103,8842</text:p>
          </table:table-cell>
          <table:table-cell office:value-type="float" office:value="12.9312" calcext:value-type="float">
            <text:p>12,9312</text:p>
          </table:table-cell>
          <table:table-cell office:value-type="float" office:value="10.23404" calcext:value-type="float">
            <text:p>10,23404</text:p>
          </table:table-cell>
          <table:table-cell office:value-type="float" office:value="12.94025" calcext:value-type="float">
            <text:p>12,94025</text:p>
          </table:table-cell>
          <table:table-cell office:value-type="float" office:value="0.7746533" calcext:value-type="float">
            <text:p>0,7746533</text:p>
          </table:table-cell>
          <table:table-cell office:value-type="float" office:value="101.9425" calcext:value-type="float">
            <text:p>101,9425</text:p>
          </table:table-cell>
          <table:table-cell office:value-type="float" office:value="44.073" calcext:value-type="float">
            <text:p>44,073</text:p>
          </table:table-cell>
          <table:table-cell office:value-type="float" office:value="55.769" calcext:value-type="float">
            <text:p>55,769</text:p>
          </table:table-cell>
        </table:table-row>
        <table:table-row table:style-name="ro1">
          <table:table-cell office:value-type="string" calcext:value-type="string">
            <text:p>1981M2: Feb-1981</text:p>
          </table:table-cell>
          <table:table-cell office:value-type="float" office:value="13.19" calcext:value-type="float">
            <text:p>13,19</text:p>
          </table:table-cell>
          <table:table-cell office:value-type="float" office:value="23.80943" calcext:value-type="float">
            <text:p>23,80943</text:p>
          </table:table-cell>
          <table:table-cell office:value-type="float" office:value="18.82412" calcext:value-type="float">
            <text:p>18,82412</text:p>
          </table:table-cell>
          <table:table-cell office:value-type="float" office:value="106.907" calcext:value-type="float">
            <text:p>106,907</text:p>
          </table:table-cell>
          <table:table-cell office:value-type="float" office:value="13.4494" calcext:value-type="float">
            <text:p>13,4494</text:p>
          </table:table-cell>
          <table:table-cell office:value-type="float" office:value="10.32602" calcext:value-type="float">
            <text:p>10,32602</text:p>
          </table:table-cell>
          <table:table-cell office:value-type="float" office:value="13.07301" calcext:value-type="float">
            <text:p>13,07301</text:p>
          </table:table-cell>
          <table:table-cell office:value-type="float" office:value="0.8287064" calcext:value-type="float">
            <text:p>0,8287064</text:p>
          </table:table-cell>
          <table:table-cell office:value-type="float" office:value="98.2206" calcext:value-type="float">
            <text:p>98,2206</text:p>
          </table:table-cell>
          <table:table-cell office:value-type="float" office:value="44.15" calcext:value-type="float">
            <text:p>44,15</text:p>
          </table:table-cell>
          <table:table-cell office:value-type="float" office:value="55.842" calcext:value-type="float">
            <text:p>55,842</text:p>
          </table:table-cell>
        </table:table-row>
        <table:table-row table:style-name="ro1">
          <table:table-cell office:value-type="string" calcext:value-type="string">
            <text:p>1981M3: Mar-1981</text:p>
          </table:table-cell>
          <table:table-cell office:value-type="float" office:value="13.12" calcext:value-type="float">
            <text:p>13,12</text:p>
          </table:table-cell>
          <table:table-cell office:value-type="float" office:value="24.05051" calcext:value-type="float">
            <text:p>24,05051</text:p>
          </table:table-cell>
          <table:table-cell office:value-type="float" office:value="19.03228" calcext:value-type="float">
            <text:p>19,03228</text:p>
          </table:table-cell>
          <table:table-cell office:value-type="float" office:value="106.9701" calcext:value-type="float">
            <text:p>106,9701</text:p>
          </table:table-cell>
          <table:table-cell office:value-type="float" office:value="13.7055" calcext:value-type="float">
            <text:p>13,7055</text:p>
          </table:table-cell>
          <table:table-cell office:value-type="float" office:value="10.36499" calcext:value-type="float">
            <text:p>10,36499</text:p>
          </table:table-cell>
          <table:table-cell office:value-type="float" office:value="13.19888" calcext:value-type="float">
            <text:p>13,19888</text:p>
          </table:table-cell>
          <table:table-cell office:value-type="float" office:value="0.8296689" calcext:value-type="float">
            <text:p>0,8296689</text:p>
          </table:table-cell>
          <table:table-cell office:value-type="float" office:value="99.70055" calcext:value-type="float">
            <text:p>99,70055</text:p>
          </table:table-cell>
          <table:table-cell office:value-type="float" office:value="44.227" calcext:value-type="float">
            <text:p>44,227</text:p>
          </table:table-cell>
          <table:table-cell office:value-type="float" office:value="55.914" calcext:value-type="float">
            <text:p>55,914</text:p>
          </table:table-cell>
        </table:table-row>
        <table:table-row table:style-name="ro1">
          <table:table-cell office:value-type="string" calcext:value-type="string">
            <text:p>1981M4: Apr-1981</text:p>
          </table:table-cell>
          <table:table-cell office:value-type="float" office:value="13.68" calcext:value-type="float">
            <text:p>13,68</text:p>
          </table:table-cell>
          <table:table-cell office:value-type="float" office:value="24.53267" calcext:value-type="float">
            <text:p>24,53267</text:p>
          </table:table-cell>
          <table:table-cell office:value-type="float" office:value="19.2951" calcext:value-type="float">
            <text:p>19,2951</text:p>
          </table:table-cell>
          <table:table-cell office:value-type="float" office:value="108.5818" calcext:value-type="float">
            <text:p>108,5818</text:p>
          </table:table-cell>
          <table:table-cell office:value-type="float" office:value="13.9322" calcext:value-type="float">
            <text:p>13,9322</text:p>
          </table:table-cell>
          <table:table-cell office:value-type="float" office:value="10.41021" calcext:value-type="float">
            <text:p>10,41021</text:p>
          </table:table-cell>
          <table:table-cell office:value-type="float" office:value="13.32733" calcext:value-type="float">
            <text:p>13,32733</text:p>
          </table:table-cell>
          <table:table-cell office:value-type="float" office:value="0.8482484" calcext:value-type="float">
            <text:p>0,8482484</text:p>
          </table:table-cell>
          <table:table-cell office:value-type="float" office:value="98.3555" calcext:value-type="float">
            <text:p>98,3555</text:p>
          </table:table-cell>
          <table:table-cell office:value-type="float" office:value="44.305" calcext:value-type="float">
            <text:p>44,305</text:p>
          </table:table-cell>
          <table:table-cell office:value-type="float" office:value="55.985" calcext:value-type="float">
            <text:p>55,985</text:p>
          </table:table-cell>
        </table:table-row>
        <table:table-row table:style-name="ro1">
          <table:table-cell office:value-type="string" calcext:value-type="string">
            <text:p>1981M5: May-1981</text:p>
          </table:table-cell>
          <table:table-cell office:value-type="float" office:value="14.1" calcext:value-type="float">
            <text:p>14,1</text:p>
          </table:table-cell>
          <table:table-cell office:value-type="float" office:value="24.37769" calcext:value-type="float">
            <text:p>24,37769</text:p>
          </table:table-cell>
          <table:table-cell office:value-type="float" office:value="19.35324" calcext:value-type="float">
            <text:p>19,35324</text:p>
          </table:table-cell>
          <table:table-cell office:value-type="float" office:value="111.5473" calcext:value-type="float">
            <text:p>111,5473</text:p>
          </table:table-cell>
          <table:table-cell office:value-type="float" office:value="14.7366" calcext:value-type="float">
            <text:p>14,7366</text:p>
          </table:table-cell>
          <table:table-cell office:value-type="float" office:value="10.47155" calcext:value-type="float">
            <text:p>10,47155</text:p>
          </table:table-cell>
          <table:table-cell office:value-type="float" office:value="13.45864" calcext:value-type="float">
            <text:p>13,45864</text:p>
          </table:table-cell>
          <table:table-cell office:value-type="float" office:value="0.9018759" calcext:value-type="float">
            <text:p>0,9018759</text:p>
          </table:table-cell>
          <table:table-cell office:value-type="float" office:value="94.99067" calcext:value-type="float">
            <text:p>94,99067</text:p>
          </table:table-cell>
          <table:table-cell office:value-type="float" office:value="44.384" calcext:value-type="float">
            <text:p>44,384</text:p>
          </table:table-cell>
          <table:table-cell office:value-type="float" office:value="56.055" calcext:value-type="float">
            <text:p>56,055</text:p>
          </table:table-cell>
        </table:table-row>
        <table:table-row table:style-name="ro1">
          <table:table-cell office:value-type="string" calcext:value-type="string">
            <text:p>1981M6: Jun-1981</text:p>
          </table:table-cell>
          <table:table-cell office:value-type="float" office:value="13.47" calcext:value-type="float">
            <text:p>13,47</text:p>
          </table:table-cell>
          <table:table-cell office:value-type="float" office:value="24.40639" calcext:value-type="float">
            <text:p>24,40639</text:p>
          </table:table-cell>
          <table:table-cell office:value-type="float" office:value="19.42418" calcext:value-type="float">
            <text:p>19,42418</text:p>
          </table:table-cell>
          <table:table-cell office:value-type="float" office:value="113.5973" calcext:value-type="float">
            <text:p>113,5973</text:p>
          </table:table-cell>
          <table:table-cell office:value-type="float" office:value="14.8977" calcext:value-type="float">
            <text:p>14,8977</text:p>
          </table:table-cell>
          <table:table-cell office:value-type="float" office:value="10.49827" calcext:value-type="float">
            <text:p>10,49827</text:p>
          </table:table-cell>
          <table:table-cell office:value-type="float" office:value="13.56894" calcext:value-type="float">
            <text:p>13,56894</text:p>
          </table:table-cell>
          <table:table-cell office:value-type="float" office:value="0.9382623" calcext:value-type="float">
            <text:p>0,9382623</text:p>
          </table:table-cell>
          <table:table-cell office:value-type="float" office:value="93.8344" calcext:value-type="float">
            <text:p>93,8344</text:p>
          </table:table-cell>
          <table:table-cell office:value-type="float" office:value="44.464" calcext:value-type="float">
            <text:p>44,464</text:p>
          </table:table-cell>
          <table:table-cell office:value-type="float" office:value="56.125" calcext:value-type="float">
            <text:p>56,125</text:p>
          </table:table-cell>
        </table:table-row>
        <table:table-row table:style-name="ro1">
          <table:table-cell office:value-type="string" calcext:value-type="string">
            <text:p>1981M7: Jul-1981</text:p>
          </table:table-cell>
          <table:table-cell office:value-type="float" office:value="14.28" calcext:value-type="float">
            <text:p>14,28</text:p>
          </table:table-cell>
          <table:table-cell office:value-type="float" office:value="24.50397" calcext:value-type="float">
            <text:p>24,50397</text:p>
          </table:table-cell>
          <table:table-cell office:value-type="float" office:value="19.55908" calcext:value-type="float">
            <text:p>19,55908</text:p>
          </table:table-cell>
          <table:table-cell office:value-type="float" office:value="116.6581" calcext:value-type="float">
            <text:p>116,6581</text:p>
          </table:table-cell>
          <table:table-cell office:value-type="float" office:value="15.0344" calcext:value-type="float">
            <text:p>15,0344</text:p>
          </table:table-cell>
          <table:table-cell office:value-type="float" office:value="10.51251" calcext:value-type="float">
            <text:p>10,51251</text:p>
          </table:table-cell>
          <table:table-cell office:value-type="float" office:value="13.66001" calcext:value-type="float">
            <text:p>13,66001</text:p>
          </table:table-cell>
          <table:table-cell office:value-type="float" office:value="0.9664637" calcext:value-type="float">
            <text:p>0,9664637</text:p>
          </table:table-cell>
          <table:table-cell office:value-type="float" office:value="93.99089" calcext:value-type="float">
            <text:p>93,99089</text:p>
          </table:table-cell>
          <table:table-cell office:value-type="float" office:value="44.545" calcext:value-type="float">
            <text:p>44,545</text:p>
          </table:table-cell>
          <table:table-cell office:value-type="float" office:value="56.194" calcext:value-type="float">
            <text:p>56,194</text:p>
          </table:table-cell>
        </table:table-row>
        <table:table-row table:style-name="ro1">
          <table:table-cell office:value-type="string" calcext:value-type="string">
            <text:p>1981M8: Aug-1981</text:p>
          </table:table-cell>
          <table:table-cell office:value-type="float" office:value="14.94" calcext:value-type="float">
            <text:p>14,94</text:p>
          </table:table-cell>
          <table:table-cell office:value-type="float" office:value="24.50397" calcext:value-type="float">
            <text:p>24,50397</text:p>
          </table:table-cell>
          <table:table-cell office:value-type="float" office:value="19.70328" calcext:value-type="float">
            <text:p>19,70328</text:p>
          </table:table-cell>
          <table:table-cell office:value-type="float" office:value="118.5811" calcext:value-type="float">
            <text:p>118,5811</text:p>
          </table:table-cell>
          <table:table-cell office:value-type="float" office:value="15.2041" calcext:value-type="float">
            <text:p>15,2041</text:p>
          </table:table-cell>
          <table:table-cell office:value-type="float" office:value="10.53638" calcext:value-type="float">
            <text:p>10,53638</text:p>
          </table:table-cell>
          <table:table-cell office:value-type="float" office:value="13.73161" calcext:value-type="float">
            <text:p>13,73161</text:p>
          </table:table-cell>
          <table:table-cell office:value-type="float" office:value="0.9945301" calcext:value-type="float">
            <text:p>0,9945301</text:p>
          </table:table-cell>
          <table:table-cell office:value-type="float" office:value="93.10542" calcext:value-type="float">
            <text:p>93,10542</text:p>
          </table:table-cell>
          <table:table-cell office:value-type="float" office:value="44.626" calcext:value-type="float">
            <text:p>44,626</text:p>
          </table:table-cell>
          <table:table-cell office:value-type="float" office:value="56.262" calcext:value-type="float">
            <text:p>56,262</text:p>
          </table:table-cell>
        </table:table-row>
        <table:table-row table:style-name="ro1">
          <table:table-cell office:value-type="string" calcext:value-type="string">
            <text:p>1981M9: Sep-1981</text:p>
          </table:table-cell>
          <table:table-cell office:value-type="float" office:value="15.32" calcext:value-type="float">
            <text:p>15,32</text:p>
          </table:table-cell>
          <table:table-cell office:value-type="float" office:value="24.50971" calcext:value-type="float">
            <text:p>24,50971</text:p>
          </table:table-cell>
          <table:table-cell office:value-type="float" office:value="19.83934" calcext:value-type="float">
            <text:p>19,83934</text:p>
          </table:table-cell>
          <table:table-cell office:value-type="float" office:value="116.23" calcext:value-type="float">
            <text:p>116,23</text:p>
          </table:table-cell>
          <table:table-cell office:value-type="float" office:value="15.4353" calcext:value-type="float">
            <text:p>15,4353</text:p>
          </table:table-cell>
          <table:table-cell office:value-type="float" office:value="10.60709" calcext:value-type="float">
            <text:p>10,60709</text:p>
          </table:table-cell>
          <table:table-cell office:value-type="float" office:value="13.83804" calcext:value-type="float">
            <text:p>13,83804</text:p>
          </table:table-cell>
          <table:table-cell office:value-type="float" office:value="0.9459843" calcext:value-type="float">
            <text:p>0,9459843</text:p>
          </table:table-cell>
          <table:table-cell office:value-type="float" office:value="97.53292" calcext:value-type="float">
            <text:p>97,53292</text:p>
          </table:table-cell>
          <table:table-cell office:value-type="float" office:value="44.71" calcext:value-type="float">
            <text:p>44,71</text:p>
          </table:table-cell>
          <table:table-cell office:value-type="float" office:value="56.331" calcext:value-type="float">
            <text:p>56,331</text:p>
          </table:table-cell>
        </table:table-row>
        <table:table-row table:style-name="ro1">
          <table:table-cell office:value-type="string" calcext:value-type="string">
            <text:p>1981M10: Oct-1981</text:p>
          </table:table-cell>
          <table:table-cell office:value-type="float" office:value="15.15" calcext:value-type="float">
            <text:p>15,15</text:p>
          </table:table-cell>
          <table:table-cell office:value-type="float" office:value="24.59007" calcext:value-type="float">
            <text:p>24,59007</text:p>
          </table:table-cell>
          <table:table-cell office:value-type="float" office:value="20.02308" calcext:value-type="float">
            <text:p>20,02308</text:p>
          </table:table-cell>
          <table:table-cell office:value-type="float" office:value="115.0328" calcext:value-type="float">
            <text:p>115,0328</text:p>
          </table:table-cell>
          <table:table-cell office:value-type="float" office:value="15.2037" calcext:value-type="float">
            <text:p>15,2037</text:p>
          </table:table-cell>
          <table:table-cell office:value-type="float" office:value="10.6697" calcext:value-type="float">
            <text:p>10,6697</text:p>
          </table:table-cell>
          <table:table-cell office:value-type="float" office:value="13.95917" calcext:value-type="float">
            <text:p>13,95917</text:p>
          </table:table-cell>
          <table:table-cell office:value-type="float" office:value="0.9210647" calcext:value-type="float">
            <text:p>0,9210647</text:p>
          </table:table-cell>
          <table:table-cell office:value-type="float" office:value="99.58871" calcext:value-type="float">
            <text:p>99,58871</text:p>
          </table:table-cell>
          <table:table-cell office:value-type="float" office:value="44.794" calcext:value-type="float">
            <text:p>44,794</text:p>
          </table:table-cell>
          <table:table-cell office:value-type="float" office:value="56.399" calcext:value-type="float">
            <text:p>56,399</text:p>
          </table:table-cell>
        </table:table-row>
        <table:table-row table:style-name="ro1">
          <table:table-cell office:value-type="string" calcext:value-type="string">
            <text:p>1981M11: Nov-1981</text:p>
          </table:table-cell>
          <table:table-cell office:value-type="float" office:value="13.39" calcext:value-type="float">
            <text:p>13,39</text:p>
          </table:table-cell>
          <table:table-cell office:value-type="float" office:value="24.75653" calcext:value-type="float">
            <text:p>24,75653</text:p>
          </table:table-cell>
          <table:table-cell office:value-type="float" office:value="20.18938" calcext:value-type="float">
            <text:p>20,18938</text:p>
          </table:table-cell>
          <table:table-cell office:value-type="float" office:value="112.9146" calcext:value-type="float">
            <text:p>112,9146</text:p>
          </table:table-cell>
          <table:table-cell office:value-type="float" office:value="15.1985" calcext:value-type="float">
            <text:p>15,1985</text:p>
          </table:table-cell>
          <table:table-cell office:value-type="float" office:value="10.70873" calcext:value-type="float">
            <text:p>10,70873</text:p>
          </table:table-cell>
          <table:table-cell office:value-type="float" office:value="14.0582" calcext:value-type="float">
            <text:p>14,0582</text:p>
          </table:table-cell>
          <table:table-cell office:value-type="float" office:value="0.910498" calcext:value-type="float">
            <text:p>0,910498</text:p>
          </table:table-cell>
          <table:table-cell office:value-type="float" office:value="98.72296" calcext:value-type="float">
            <text:p>98,72296</text:p>
          </table:table-cell>
          <table:table-cell office:value-type="float" office:value="44.881" calcext:value-type="float">
            <text:p>44,881</text:p>
          </table:table-cell>
          <table:table-cell office:value-type="float" office:value="56.467" calcext:value-type="float">
            <text:p>56,467</text:p>
          </table:table-cell>
        </table:table-row>
        <table:table-row table:style-name="ro1">
          <table:table-cell office:value-type="string" calcext:value-type="string">
            <text:p>1981M12: Dec-1981</text:p>
          </table:table-cell>
          <table:table-cell office:value-type="float" office:value="13.72" calcext:value-type="float">
            <text:p>13,72</text:p>
          </table:table-cell>
          <table:table-cell office:value-type="float" office:value="25.06649" calcext:value-type="float">
            <text:p>25,06649</text:p>
          </table:table-cell>
          <table:table-cell office:value-type="float" office:value="20.41499" calcext:value-type="float">
            <text:p>20,41499</text:p>
          </table:table-cell>
          <table:table-cell office:value-type="float" office:value="112.8121" calcext:value-type="float">
            <text:p>112,8121</text:p>
          </table:table-cell>
          <table:table-cell office:value-type="float" office:value="14.9096" calcext:value-type="float">
            <text:p>14,9096</text:p>
          </table:table-cell>
          <table:table-cell office:value-type="float" office:value="10.7671" calcext:value-type="float">
            <text:p>10,7671</text:p>
          </table:table-cell>
          <table:table-cell office:value-type="float" office:value="14.17983" calcext:value-type="float">
            <text:p>14,17983</text:p>
          </table:table-cell>
          <table:table-cell office:value-type="float" office:value="0.918611" calcext:value-type="float">
            <text:p>0,918611</text:p>
          </table:table-cell>
          <table:table-cell office:value-type="float" office:value="97.29019" calcext:value-type="float">
            <text:p>97,29019</text:p>
          </table:table-cell>
          <table:table-cell office:value-type="float" office:value="44.968" calcext:value-type="float">
            <text:p>44,968</text:p>
          </table:table-cell>
          <table:table-cell office:value-type="float" office:value="56.535" calcext:value-type="float">
            <text:p>56,535</text:p>
          </table:table-cell>
        </table:table-row>
        <table:table-row table:style-name="ro1">
          <table:table-cell office:value-type="string" calcext:value-type="string">
            <text:p>1982M1: Jan-1982</text:p>
          </table:table-cell>
          <table:table-cell office:value-type="float" office:value="14.59" calcext:value-type="float">
            <text:p>14,59</text:p>
          </table:table-cell>
          <table:table-cell office:value-type="float" office:value="25.41089" calcext:value-type="float">
            <text:p>25,41089</text:p>
          </table:table-cell>
          <table:table-cell office:value-type="float" office:value="20.58826" calcext:value-type="float">
            <text:p>20,58826</text:p>
          </table:table-cell>
          <table:table-cell office:value-type="float" office:value="114.0575" calcext:value-type="float">
            <text:p>114,0575</text:p>
          </table:table-cell>
          <table:table-cell office:value-type="float" office:value="14.8468" calcext:value-type="float">
            <text:p>14,8468</text:p>
          </table:table-cell>
          <table:table-cell office:value-type="float" office:value="10.83596" calcext:value-type="float">
            <text:p>10,83596</text:p>
          </table:table-cell>
          <table:table-cell office:value-type="float" office:value="14.31923" calcext:value-type="float">
            <text:p>14,31923</text:p>
          </table:table-cell>
          <table:table-cell office:value-type="float" office:value="0.9372071" calcext:value-type="float">
            <text:p>0,9372071</text:p>
          </table:table-cell>
          <table:table-cell office:value-type="float" office:value="97.2115" calcext:value-type="float">
            <text:p>97,2115</text:p>
          </table:table-cell>
          <table:table-cell office:value-type="float" office:value="45.058" calcext:value-type="float">
            <text:p>45,058</text:p>
          </table:table-cell>
          <table:table-cell office:value-type="float" office:value="56.602" calcext:value-type="float">
            <text:p>56,602</text:p>
          </table:table-cell>
        </table:table-row>
        <table:table-row table:style-name="ro1">
          <table:table-cell office:value-type="string" calcext:value-type="string">
            <text:p>1982M2: Feb-1982</text:p>
          </table:table-cell>
          <table:table-cell office:value-type="float" office:value="14.43" calcext:value-type="float">
            <text:p>14,43</text:p>
          </table:table-cell>
          <table:table-cell office:value-type="float" office:value="25.36497" calcext:value-type="float">
            <text:p>25,36497</text:p>
          </table:table-cell>
          <table:table-cell office:value-type="float" office:value="20.63594" calcext:value-type="float">
            <text:p>20,63594</text:p>
          </table:table-cell>
          <table:table-cell office:value-type="float" office:value="117.6093" calcext:value-type="float">
            <text:p>117,6093</text:p>
          </table:table-cell>
          <table:table-cell office:value-type="float" office:value="14.8963" calcext:value-type="float">
            <text:p>14,8963</text:p>
          </table:table-cell>
          <table:table-cell office:value-type="float" office:value="10.9069" calcext:value-type="float">
            <text:p>10,9069</text:p>
          </table:table-cell>
          <table:table-cell office:value-type="float" office:value="14.45495" calcext:value-type="float">
            <text:p>14,45495</text:p>
          </table:table-cell>
          <table:table-cell office:value-type="float" office:value="0.9684292" calcext:value-type="float">
            <text:p>0,9684292</text:p>
          </table:table-cell>
          <table:table-cell office:value-type="float" office:value="96.31659" calcext:value-type="float">
            <text:p>96,31659</text:p>
          </table:table-cell>
          <table:table-cell office:value-type="float" office:value="45.15" calcext:value-type="float">
            <text:p>45,15</text:p>
          </table:table-cell>
          <table:table-cell office:value-type="float" office:value="56.67" calcext:value-type="float">
            <text:p>56,67</text:p>
          </table:table-cell>
        </table:table-row>
        <table:table-row table:style-name="ro1">
          <table:table-cell office:value-type="string" calcext:value-type="string">
            <text:p>1982M3: Mar-1982</text:p>
          </table:table-cell>
          <table:table-cell office:value-type="float" office:value="13.86" calcext:value-type="float">
            <text:p>13,86</text:p>
          </table:table-cell>
          <table:table-cell office:value-type="float" office:value="25.41089" calcext:value-type="float">
            <text:p>25,41089</text:p>
          </table:table-cell>
          <table:table-cell office:value-type="float" office:value="20.77549" calcext:value-type="float">
            <text:p>20,77549</text:p>
          </table:table-cell>
          <table:table-cell office:value-type="float" office:value="119.9593" calcext:value-type="float">
            <text:p>119,9593</text:p>
          </table:table-cell>
          <table:table-cell office:value-type="float" office:value="14.6102" calcext:value-type="float">
            <text:p>14,6102</text:p>
          </table:table-cell>
          <table:table-cell office:value-type="float" office:value="10.98772" calcext:value-type="float">
            <text:p>10,98772</text:p>
          </table:table-cell>
          <table:table-cell office:value-type="float" office:value="14.59953" calcext:value-type="float">
            <text:p>14,59953</text:p>
          </table:table-cell>
          <table:table-cell office:value-type="float" office:value="0.9849306" calcext:value-type="float">
            <text:p>0,9849306</text:p>
          </table:table-cell>
          <table:table-cell office:value-type="float" office:value="96.17308" calcext:value-type="float">
            <text:p>96,17308</text:p>
          </table:table-cell>
          <table:table-cell office:value-type="float" office:value="45.244" calcext:value-type="float">
            <text:p>45,244</text:p>
          </table:table-cell>
          <table:table-cell office:value-type="float" office:value="56.739" calcext:value-type="float">
            <text:p>56,739</text:p>
          </table:table-cell>
        </table:table-row>
        <table:table-row table:style-name="ro1">
          <table:table-cell office:value-type="string" calcext:value-type="string">
            <text:p>1982M4: Apr-1982</text:p>
          </table:table-cell>
          <table:table-cell office:value-type="float" office:value="13.87" calcext:value-type="float">
            <text:p>13,87</text:p>
          </table:table-cell>
          <table:table-cell office:value-type="float" office:value="25.66345" calcext:value-type="float">
            <text:p>25,66345</text:p>
          </table:table-cell>
          <table:table-cell office:value-type="float" office:value="20.97784" calcext:value-type="float">
            <text:p>20,97784</text:p>
          </table:table-cell>
          <table:table-cell office:value-type="float" office:value="120.646" calcext:value-type="float">
            <text:p>120,646</text:p>
          </table:table-cell>
          <table:table-cell office:value-type="float" office:value="14.4708" calcext:value-type="float">
            <text:p>14,4708</text:p>
          </table:table-cell>
          <table:table-cell office:value-type="float" office:value="11.08722" calcext:value-type="float">
            <text:p>11,08722</text:p>
          </table:table-cell>
          <table:table-cell office:value-type="float" office:value="14.73586" calcext:value-type="float">
            <text:p>14,73586</text:p>
          </table:table-cell>
          <table:table-cell office:value-type="float" office:value="1.048988" calcext:value-type="float">
            <text:p>1,048988</text:p>
          </table:table-cell>
          <table:table-cell office:value-type="float" office:value="95.99005" calcext:value-type="float">
            <text:p>95,99005</text:p>
          </table:table-cell>
          <table:table-cell office:value-type="float" office:value="45.34" calcext:value-type="float">
            <text:p>45,34</text:p>
          </table:table-cell>
          <table:table-cell office:value-type="float" office:value="56.807" calcext:value-type="float">
            <text:p>56,807</text:p>
          </table:table-cell>
        </table:table-row>
        <table:table-row table:style-name="ro1">
          <table:table-cell office:value-type="string" calcext:value-type="string">
            <text:p>1982M5: May-1982</text:p>
          </table:table-cell>
          <table:table-cell office:value-type="float" office:value="13.62" calcext:value-type="float">
            <text:p>13,62</text:p>
          </table:table-cell>
          <table:table-cell office:value-type="float" office:value="25.64049" calcext:value-type="float">
            <text:p>25,64049</text:p>
          </table:table-cell>
          <table:table-cell office:value-type="float" office:value="21.11157" calcext:value-type="float">
            <text:p>21,11157</text:p>
          </table:table-cell>
          <table:table-cell office:value-type="float" office:value="118.8207" calcext:value-type="float">
            <text:p>118,8207</text:p>
          </table:table-cell>
          <table:table-cell office:value-type="float" office:value="14.4346" calcext:value-type="float">
            <text:p>14,4346</text:p>
          </table:table-cell>
          <table:table-cell office:value-type="float" office:value="11.17809" calcext:value-type="float">
            <text:p>11,17809</text:p>
          </table:table-cell>
          <table:table-cell office:value-type="float" office:value="14.84523" calcext:value-type="float">
            <text:p>14,84523</text:p>
          </table:table-cell>
          <table:table-cell office:value-type="float" office:value="0.9683354" calcext:value-type="float">
            <text:p>0,9683354</text:p>
          </table:table-cell>
          <table:table-cell office:value-type="float" office:value="98.15408" calcext:value-type="float">
            <text:p>98,15408</text:p>
          </table:table-cell>
          <table:table-cell office:value-type="float" office:value="45.439" calcext:value-type="float">
            <text:p>45,439</text:p>
          </table:table-cell>
          <table:table-cell office:value-type="float" office:value="56.876" calcext:value-type="float">
            <text:p>56,876</text:p>
          </table:table-cell>
        </table:table-row>
        <table:table-row table:style-name="ro1">
          <table:table-cell office:value-type="string" calcext:value-type="string">
            <text:p>1982M6: Jun-1982</text:p>
          </table:table-cell>
          <table:table-cell office:value-type="float" office:value="14.3" calcext:value-type="float">
            <text:p>14,3</text:p>
          </table:table-cell>
          <table:table-cell office:value-type="float" office:value="25.68641" calcext:value-type="float">
            <text:p>25,68641</text:p>
          </table:table-cell>
          <table:table-cell office:value-type="float" office:value="21.23484" calcext:value-type="float">
            <text:p>21,23484</text:p>
          </table:table-cell>
          <table:table-cell office:value-type="float" office:value="124.3782" calcext:value-type="float">
            <text:p>124,3782</text:p>
          </table:table-cell>
          <table:table-cell office:value-type="float" office:value="14.6425" calcext:value-type="float">
            <text:p>14,6425</text:p>
          </table:table-cell>
          <table:table-cell office:value-type="float" office:value="11.27456" calcext:value-type="float">
            <text:p>11,27456</text:p>
          </table:table-cell>
          <table:table-cell office:value-type="float" office:value="14.99613" calcext:value-type="float">
            <text:p>14,99613</text:p>
          </table:table-cell>
          <table:table-cell office:value-type="float" office:value="1.016673" calcext:value-type="float">
            <text:p>1,016673</text:p>
          </table:table-cell>
          <table:table-cell office:value-type="float" office:value="95.46365" calcext:value-type="float">
            <text:p>95,46365</text:p>
          </table:table-cell>
          <table:table-cell office:value-type="float" office:value="45.54" calcext:value-type="float">
            <text:p>45,54</text:p>
          </table:table-cell>
          <table:table-cell office:value-type="float" office:value="56.945" calcext:value-type="float">
            <text:p>56,945</text:p>
          </table:table-cell>
        </table:table-row>
        <table:table-row table:style-name="ro1">
          <table:table-cell office:value-type="string" calcext:value-type="string">
            <text:p>1982M7: Jul-1982</text:p>
          </table:table-cell>
          <table:table-cell office:value-type="float" office:value="13.95" calcext:value-type="float">
            <text:p>13,95</text:p>
          </table:table-cell>
          <table:table-cell office:value-type="float" office:value="25.71511" calcext:value-type="float">
            <text:p>25,71511</text:p>
          </table:table-cell>
          <table:table-cell office:value-type="float" office:value="21.30229" calcext:value-type="float">
            <text:p>21,30229</text:p>
          </table:table-cell>
          <table:table-cell office:value-type="float" office:value="126.1184" calcext:value-type="float">
            <text:p>126,1184</text:p>
          </table:table-cell>
          <table:table-cell office:value-type="float" office:value="14.5892" calcext:value-type="float">
            <text:p>14,5892</text:p>
          </table:table-cell>
          <table:table-cell office:value-type="float" office:value="11.35523" calcext:value-type="float">
            <text:p>11,35523</text:p>
          </table:table-cell>
          <table:table-cell office:value-type="float" office:value="15.15215" calcext:value-type="float">
            <text:p>15,15215</text:p>
          </table:table-cell>
          <table:table-cell office:value-type="float" office:value="1.043623" calcext:value-type="float">
            <text:p>1,043623</text:p>
          </table:table-cell>
          <table:table-cell office:value-type="float" office:value="94.63556" calcext:value-type="float">
            <text:p>94,63556</text:p>
          </table:table-cell>
          <table:table-cell office:value-type="float" office:value="45.644" calcext:value-type="float">
            <text:p>45,644</text:p>
          </table:table-cell>
          <table:table-cell office:value-type="float" office:value="57.015" calcext:value-type="float">
            <text:p>57,015</text:p>
          </table:table-cell>
        </table:table-row>
        <table:table-row table:style-name="ro1">
          <table:table-cell office:value-type="string" calcext:value-type="string">
            <text:p>1982M8: Aug-1982</text:p>
          </table:table-cell>
          <table:table-cell office:value-type="float" office:value="13.06" calcext:value-type="float">
            <text:p>13,06</text:p>
          </table:table-cell>
          <table:table-cell office:value-type="float" office:value="25.91026" calcext:value-type="float">
            <text:p>25,91026</text:p>
          </table:table-cell>
          <table:table-cell office:value-type="float" office:value="21.46277" calcext:value-type="float">
            <text:p>21,46277</text:p>
          </table:table-cell>
          <table:table-cell office:value-type="float" office:value="125.5615" calcext:value-type="float">
            <text:p>125,5615</text:p>
          </table:table-cell>
          <table:table-cell office:value-type="float" office:value="14.2299" calcext:value-type="float">
            <text:p>14,2299</text:p>
          </table:table-cell>
          <table:table-cell office:value-type="float" office:value="11.44839" calcext:value-type="float">
            <text:p>11,44839</text:p>
          </table:table-cell>
          <table:table-cell office:value-type="float" office:value="15.28695" calcext:value-type="float">
            <text:p>15,28695</text:p>
          </table:table-cell>
          <table:table-cell office:value-type="float" office:value="1.048878" calcext:value-type="float">
            <text:p>1,048878</text:p>
          </table:table-cell>
          <table:table-cell office:value-type="float" office:value="94.50031" calcext:value-type="float">
            <text:p>94,50031</text:p>
          </table:table-cell>
          <table:table-cell office:value-type="float" office:value="45.75" calcext:value-type="float">
            <text:p>45,75</text:p>
          </table:table-cell>
          <table:table-cell office:value-type="float" office:value="57.085" calcext:value-type="float">
            <text:p>57,085</text:p>
          </table:table-cell>
        </table:table-row>
        <table:table-row table:style-name="ro1">
          <table:table-cell office:value-type="string" calcext:value-type="string">
            <text:p>1982M9: Sep-1982</text:p>
          </table:table-cell>
          <table:table-cell office:value-type="float" office:value="12.34" calcext:value-type="float">
            <text:p>12,34</text:p>
          </table:table-cell>
          <table:table-cell office:value-type="float" office:value="26.22596" calcext:value-type="float">
            <text:p>26,22596</text:p>
          </table:table-cell>
          <table:table-cell office:value-type="float" office:value="21.61628" calcext:value-type="float">
            <text:p>21,61628</text:p>
          </table:table-cell>
          <table:table-cell office:value-type="float" office:value="127.3785" calcext:value-type="float">
            <text:p>127,3785</text:p>
          </table:table-cell>
          <table:table-cell office:value-type="float" office:value="13.9851" calcext:value-type="float">
            <text:p>13,9851</text:p>
          </table:table-cell>
          <table:table-cell office:value-type="float" office:value="11.55582" calcext:value-type="float">
            <text:p>11,55582</text:p>
          </table:table-cell>
          <table:table-cell office:value-type="float" office:value="15.42387" calcext:value-type="float">
            <text:p>15,42387</text:p>
          </table:table-cell>
          <table:table-cell office:value-type="float" office:value="1.062361" calcext:value-type="float">
            <text:p>1,062361</text:p>
          </table:table-cell>
          <table:table-cell office:value-type="float" office:value="94.27126" calcext:value-type="float">
            <text:p>94,27126</text:p>
          </table:table-cell>
          <table:table-cell office:value-type="float" office:value="45.859" calcext:value-type="float">
            <text:p>45,859</text:p>
          </table:table-cell>
          <table:table-cell office:value-type="float" office:value="57.157" calcext:value-type="float">
            <text:p>57,157</text:p>
          </table:table-cell>
        </table:table-row>
        <table:table-row table:style-name="ro1">
          <table:table-cell office:value-type="string" calcext:value-type="string">
            <text:p>1982M10: Oct-1982</text:p>
          </table:table-cell>
          <table:table-cell office:value-type="float" office:value="10.91" calcext:value-type="float">
            <text:p>10,91</text:p>
          </table:table-cell>
          <table:table-cell office:value-type="float" office:value="26.6622" calcext:value-type="float">
            <text:p>26,6622</text:p>
          </table:table-cell>
          <table:table-cell office:value-type="float" office:value="21.74769" calcext:value-type="float">
            <text:p>21,74769</text:p>
          </table:table-cell>
          <table:table-cell office:value-type="float" office:value="129.0611" calcext:value-type="float">
            <text:p>129,0611</text:p>
          </table:table-cell>
          <table:table-cell office:value-type="float" office:value="13.8124" calcext:value-type="float">
            <text:p>13,8124</text:p>
          </table:table-cell>
          <table:table-cell office:value-type="float" office:value="11.62655" calcext:value-type="float">
            <text:p>11,62655</text:p>
          </table:table-cell>
          <table:table-cell office:value-type="float" office:value="15.52889" calcext:value-type="float">
            <text:p>15,52889</text:p>
          </table:table-cell>
          <table:table-cell office:value-type="float" office:value="1.072961" calcext:value-type="float">
            <text:p>1,072961</text:p>
          </table:table-cell>
          <table:table-cell office:value-type="float" office:value="95.10454" calcext:value-type="float">
            <text:p>95,10454</text:p>
          </table:table-cell>
          <table:table-cell office:value-type="float" office:value="45.971" calcext:value-type="float">
            <text:p>45,971</text:p>
          </table:table-cell>
          <table:table-cell office:value-type="float" office:value="57.229" calcext:value-type="float">
            <text:p>57,229</text:p>
          </table:table-cell>
        </table:table-row>
        <table:table-row table:style-name="ro1">
          <table:table-cell office:value-type="string" calcext:value-type="string">
            <text:p>1982M11: Nov-1982</text:p>
          </table:table-cell>
          <table:table-cell office:value-type="float" office:value="10.55" calcext:value-type="float">
            <text:p>10,55</text:p>
          </table:table-cell>
          <table:table-cell office:value-type="float" office:value="27.064" calcext:value-type="float">
            <text:p>27,064</text:p>
          </table:table-cell>
          <table:table-cell office:value-type="float" office:value="21.9105" calcext:value-type="float">
            <text:p>21,9105</text:p>
          </table:table-cell>
          <table:table-cell office:value-type="float" office:value="128.6215" calcext:value-type="float">
            <text:p>128,6215</text:p>
          </table:table-cell>
          <table:table-cell office:value-type="float" office:value="13.8141" calcext:value-type="float">
            <text:p>13,8141</text:p>
          </table:table-cell>
          <table:table-cell office:value-type="float" office:value="11.73757" calcext:value-type="float">
            <text:p>11,73757</text:p>
          </table:table-cell>
          <table:table-cell office:value-type="float" office:value="15.63605" calcext:value-type="float">
            <text:p>15,63605</text:p>
          </table:table-cell>
          <table:table-cell office:value-type="float" office:value="1.092419" calcext:value-type="float">
            <text:p>1,092419</text:p>
          </table:table-cell>
          <table:table-cell office:value-type="float" office:value="95.46381" calcext:value-type="float">
            <text:p>95,46381</text:p>
          </table:table-cell>
          <table:table-cell office:value-type="float" office:value="46.086" calcext:value-type="float">
            <text:p>46,086</text:p>
          </table:table-cell>
          <table:table-cell office:value-type="float" office:value="57.302" calcext:value-type="float">
            <text:p>57,302</text:p>
          </table:table-cell>
        </table:table-row>
        <table:table-row table:style-name="ro1">
          <table:table-cell office:value-type="string" calcext:value-type="string">
            <text:p>1982M12: Dec-1982</text:p>
          </table:table-cell>
          <table:table-cell office:value-type="float" office:value="10.54" calcext:value-type="float">
            <text:p>10,54</text:p>
          </table:table-cell>
          <table:table-cell office:value-type="float" office:value="27.25342" calcext:value-type="float">
            <text:p>27,25342</text:p>
          </table:table-cell>
          <table:table-cell office:value-type="float" office:value="22.16983" calcext:value-type="float">
            <text:p>22,16983</text:p>
          </table:table-cell>
          <table:table-cell office:value-type="float" office:value="123.3417" calcext:value-type="float">
            <text:p>123,3417</text:p>
          </table:table-cell>
          <table:table-cell office:value-type="float" office:value="13.4026" calcext:value-type="float">
            <text:p>13,4026</text:p>
          </table:table-cell>
          <table:table-cell office:value-type="float" office:value="11.836" calcext:value-type="float">
            <text:p>11,836</text:p>
          </table:table-cell>
          <table:table-cell office:value-type="float" office:value="15.78908" calcext:value-type="float">
            <text:p>15,78908</text:p>
          </table:table-cell>
          <table:table-cell office:value-type="float" office:value="1.047669" calcext:value-type="float">
            <text:p>1,047669</text:p>
          </table:table-cell>
          <table:table-cell office:value-type="float" office:value="98.23386" calcext:value-type="float">
            <text:p>98,23386</text:p>
          </table:table-cell>
          <table:table-cell office:value-type="float" office:value="46.204" calcext:value-type="float">
            <text:p>46,204</text:p>
          </table:table-cell>
          <table:table-cell office:value-type="float" office:value="57.376" calcext:value-type="float">
            <text:p>57,376</text:p>
          </table:table-cell>
        </table:table-row>
        <table:table-row table:style-name="ro1">
          <table:table-cell office:value-type="string" calcext:value-type="string">
            <text:p>1983M1: Jan-1983</text:p>
          </table:table-cell>
          <table:table-cell office:value-type="float" office:value="10.46" calcext:value-type="float">
            <text:p>10,46</text:p>
          </table:table-cell>
          <table:table-cell office:value-type="float" office:value="27.39118" calcext:value-type="float">
            <text:p>27,39118</text:p>
          </table:table-cell>
          <table:table-cell office:value-type="float" office:value="22.79082" calcext:value-type="float">
            <text:p>22,79082</text:p>
          </table:table-cell>
          <table:table-cell office:value-type="float" office:value="124.4881" calcext:value-type="float">
            <text:p>124,4881</text:p>
          </table:table-cell>
          <table:table-cell office:value-type="float" office:value="13.1128" calcext:value-type="float">
            <text:p>13,1128</text:p>
          </table:table-cell>
          <table:table-cell office:value-type="float" office:value="11.9268" calcext:value-type="float">
            <text:p>11,9268</text:p>
          </table:table-cell>
          <table:table-cell office:value-type="float" office:value="15.94092" calcext:value-type="float">
            <text:p>15,94092</text:p>
          </table:table-cell>
          <table:table-cell office:value-type="float" office:value="1.0426" calcext:value-type="float">
            <text:p>1,0426</text:p>
          </table:table-cell>
          <table:table-cell office:value-type="float" office:value="99.71453" calcext:value-type="float">
            <text:p>99,71453</text:p>
          </table:table-cell>
          <table:table-cell office:value-type="float" office:value="46.324" calcext:value-type="float">
            <text:p>46,324</text:p>
          </table:table-cell>
          <table:table-cell office:value-type="float" office:value="57.451" calcext:value-type="float">
            <text:p>57,451</text:p>
          </table:table-cell>
        </table:table-row>
        <table:table-row table:style-name="ro1">
          <table:table-cell office:value-type="string" calcext:value-type="string">
            <text:p>1983M2: Feb-1983</text:p>
          </table:table-cell>
          <table:table-cell office:value-type="float" office:value="10.72" calcext:value-type="float">
            <text:p>10,72</text:p>
          </table:table-cell>
          <table:table-cell office:value-type="float" office:value="27.79872" calcext:value-type="float">
            <text:p>27,79872</text:p>
          </table:table-cell>
          <table:table-cell office:value-type="float" office:value="23.22575" calcext:value-type="float">
            <text:p>23,22575</text:p>
          </table:table-cell>
          <table:table-cell office:value-type="float" office:value="125.5036" calcext:value-type="float">
            <text:p>125,5036</text:p>
          </table:table-cell>
          <table:table-cell office:value-type="float" office:value="13.0497" calcext:value-type="float">
            <text:p>13,0497</text:p>
          </table:table-cell>
          <table:table-cell office:value-type="float" office:value="12.05256" calcext:value-type="float">
            <text:p>12,05256</text:p>
          </table:table-cell>
          <table:table-cell office:value-type="float" office:value="16.05724" calcext:value-type="float">
            <text:p>16,05724</text:p>
          </table:table-cell>
          <table:table-cell office:value-type="float" office:value="1.0595" calcext:value-type="float">
            <text:p>1,0595</text:p>
          </table:table-cell>
          <table:table-cell office:value-type="float" office:value="99.76968" calcext:value-type="float">
            <text:p>99,76968</text:p>
          </table:table-cell>
          <table:table-cell office:value-type="float" office:value="46.448" calcext:value-type="float">
            <text:p>46,448</text:p>
          </table:table-cell>
          <table:table-cell office:value-type="float" office:value="57.527" calcext:value-type="float">
            <text:p>57,527</text:p>
          </table:table-cell>
        </table:table-row>
        <table:table-row table:style-name="ro1">
          <table:table-cell office:value-type="string" calcext:value-type="string">
            <text:p>1983M3: Mar-1983</text:p>
          </table:table-cell>
          <table:table-cell office:value-type="float" office:value="10.51" calcext:value-type="float">
            <text:p>10,51</text:p>
          </table:table-cell>
          <table:table-cell office:value-type="float" office:value="28.16034" calcext:value-type="float">
            <text:p>28,16034</text:p>
          </table:table-cell>
          <table:table-cell office:value-type="float" office:value="23.43857" calcext:value-type="float">
            <text:p>23,43857</text:p>
          </table:table-cell>
          <table:table-cell office:value-type="float" office:value="125.8103" calcext:value-type="float">
            <text:p>125,8103</text:p>
          </table:table-cell>
          <table:table-cell office:value-type="float" office:value="12.8272" calcext:value-type="float">
            <text:p>12,8272</text:p>
          </table:table-cell>
          <table:table-cell office:value-type="float" office:value="12.16327" calcext:value-type="float">
            <text:p>12,16327</text:p>
          </table:table-cell>
          <table:table-cell office:value-type="float" office:value="16.1583" calcext:value-type="float">
            <text:p>16,1583</text:p>
          </table:table-cell>
          <table:table-cell office:value-type="float" office:value="1.0651" calcext:value-type="float">
            <text:p>1,0651</text:p>
          </table:table-cell>
          <table:table-cell office:value-type="float" office:value="100.8712" calcext:value-type="float">
            <text:p>100,8712</text:p>
          </table:table-cell>
          <table:table-cell office:value-type="float" office:value="46.574" calcext:value-type="float">
            <text:p>46,574</text:p>
          </table:table-cell>
          <table:table-cell office:value-type="float" office:value="57.605" calcext:value-type="float">
            <text:p>57,605</text:p>
          </table:table-cell>
        </table:table-row>
        <table:table-row table:style-name="ro1">
          <table:table-cell office:value-type="string" calcext:value-type="string">
            <text:p>1983M4: Apr-1983</text:p>
          </table:table-cell>
          <table:table-cell office:value-type="float" office:value="10.4" calcext:value-type="float">
            <text:p>10,4</text:p>
          </table:table-cell>
          <table:table-cell office:value-type="float" office:value="28.30958" calcext:value-type="float">
            <text:p>28,30958</text:p>
          </table:table-cell>
          <table:table-cell office:value-type="float" office:value="23.5944" calcext:value-type="float">
            <text:p>23,5944</text:p>
          </table:table-cell>
          <table:table-cell office:value-type="float" office:value="126.4746" calcext:value-type="float">
            <text:p>126,4746</text:p>
          </table:table-cell>
          <table:table-cell office:value-type="float" office:value="12.7883" calcext:value-type="float">
            <text:p>12,7883</text:p>
          </table:table-cell>
          <table:table-cell office:value-type="float" office:value="12.25026" calcext:value-type="float">
            <text:p>12,25026</text:p>
          </table:table-cell>
          <table:table-cell office:value-type="float" office:value="16.25142" calcext:value-type="float">
            <text:p>16,25142</text:p>
          </table:table-cell>
          <table:table-cell office:value-type="float" office:value="1.0794" calcext:value-type="float">
            <text:p>1,0794</text:p>
          </table:table-cell>
          <table:table-cell office:value-type="float" office:value="97.96146" calcext:value-type="float">
            <text:p>97,96146</text:p>
          </table:table-cell>
          <table:table-cell office:value-type="float" office:value="46.704" calcext:value-type="float">
            <text:p>46,704</text:p>
          </table:table-cell>
          <table:table-cell office:value-type="float" office:value="57.684" calcext:value-type="float">
            <text:p>57,684</text:p>
          </table:table-cell>
        </table:table-row>
        <table:table-row table:style-name="ro1">
          <table:table-cell office:value-type="string" calcext:value-type="string">
            <text:p>1983M5: May-1983</text:p>
          </table:table-cell>
          <table:table-cell office:value-type="float" office:value="10.38" calcext:value-type="float">
            <text:p>10,38</text:p>
          </table:table-cell>
          <table:table-cell office:value-type="float" office:value="28.69989" calcext:value-type="float">
            <text:p>28,69989</text:p>
          </table:table-cell>
          <table:table-cell office:value-type="float" office:value="23.76302" calcext:value-type="float">
            <text:p>23,76302</text:p>
          </table:table-cell>
          <table:table-cell office:value-type="float" office:value="126.3349" calcext:value-type="float">
            <text:p>126,3349</text:p>
          </table:table-cell>
          <table:table-cell office:value-type="float" office:value="12.935" calcext:value-type="float">
            <text:p>12,935</text:p>
          </table:table-cell>
          <table:table-cell office:value-type="float" office:value="12.34253" calcext:value-type="float">
            <text:p>12,34253</text:p>
          </table:table-cell>
          <table:table-cell office:value-type="float" office:value="16.35897" calcext:value-type="float">
            <text:p>16,35897</text:p>
          </table:table-cell>
          <table:table-cell office:value-type="float" office:value="1.0888" calcext:value-type="float">
            <text:p>1,0888</text:p>
          </table:table-cell>
          <table:table-cell office:value-type="float" office:value="96.21342" calcext:value-type="float">
            <text:p>96,21342</text:p>
          </table:table-cell>
          <table:table-cell office:value-type="float" office:value="46.836" calcext:value-type="float">
            <text:p>46,836</text:p>
          </table:table-cell>
          <table:table-cell office:value-type="float" office:value="57.764" calcext:value-type="float">
            <text:p>57,764</text:p>
          </table:table-cell>
        </table:table-row>
        <table:table-row table:style-name="ro1">
          <table:table-cell office:value-type="string" calcext:value-type="string">
            <text:p>1983M6: Jun-1983</text:p>
          </table:table-cell>
          <table:table-cell office:value-type="float" office:value="10.85" calcext:value-type="float">
            <text:p>10,85</text:p>
          </table:table-cell>
          <table:table-cell office:value-type="float" office:value="28.92949" calcext:value-type="float">
            <text:p>28,92949</text:p>
          </table:table-cell>
          <table:table-cell office:value-type="float" office:value="23.88396" calcext:value-type="float">
            <text:p>23,88396</text:p>
          </table:table-cell>
          <table:table-cell office:value-type="float" office:value="128.1947" calcext:value-type="float">
            <text:p>128,1947</text:p>
          </table:table-cell>
          <table:table-cell office:value-type="float" office:value="13.0909" calcext:value-type="float">
            <text:p>13,0909</text:p>
          </table:table-cell>
          <table:table-cell office:value-type="float" office:value="12.46491" calcext:value-type="float">
            <text:p>12,46491</text:p>
          </table:table-cell>
          <table:table-cell office:value-type="float" office:value="16.47698" calcext:value-type="float">
            <text:p>16,47698</text:p>
          </table:table-cell>
          <table:table-cell office:value-type="float" office:value="1.1206" calcext:value-type="float">
            <text:p>1,1206</text:p>
          </table:table-cell>
          <table:table-cell office:value-type="float" office:value="94.78136" calcext:value-type="float">
            <text:p>94,78136</text:p>
          </table:table-cell>
          <table:table-cell office:value-type="float" office:value="46.971" calcext:value-type="float">
            <text:p>46,971</text:p>
          </table:table-cell>
          <table:table-cell office:value-type="float" office:value="57.845" calcext:value-type="float">
            <text:p>57,845</text:p>
          </table:table-cell>
        </table:table-row>
        <table:table-row table:style-name="ro1">
          <table:table-cell office:value-type="string" calcext:value-type="string">
            <text:p>1983M7: Jul-1983</text:p>
          </table:table-cell>
          <table:table-cell office:value-type="float" office:value="11.38" calcext:value-type="float">
            <text:p>11,38</text:p>
          </table:table-cell>
          <table:table-cell office:value-type="float" office:value="29.14761" calcext:value-type="float">
            <text:p>29,14761</text:p>
          </table:table-cell>
          <table:table-cell office:value-type="float" office:value="24.01537" calcext:value-type="float">
            <text:p>24,01537</text:p>
          </table:table-cell>
          <table:table-cell office:value-type="float" office:value="128.9429" calcext:value-type="float">
            <text:p>128,9429</text:p>
          </table:table-cell>
          <table:table-cell office:value-type="float" office:value="13.045" calcext:value-type="float">
            <text:p>13,045</text:p>
          </table:table-cell>
          <table:table-cell office:value-type="float" office:value="12.58084" calcext:value-type="float">
            <text:p>12,58084</text:p>
          </table:table-cell>
          <table:table-cell office:value-type="float" office:value="16.60153" calcext:value-type="float">
            <text:p>16,60153</text:p>
          </table:table-cell>
          <table:table-cell office:value-type="float" office:value="1.1379" calcext:value-type="float">
            <text:p>1,1379</text:p>
          </table:table-cell>
          <table:table-cell office:value-type="float" office:value="94.06538" calcext:value-type="float">
            <text:p>94,06538</text:p>
          </table:table-cell>
          <table:table-cell office:value-type="float" office:value="47.108" calcext:value-type="float">
            <text:p>47,108</text:p>
          </table:table-cell>
          <table:table-cell office:value-type="float" office:value="57.928" calcext:value-type="float">
            <text:p>57,928</text:p>
          </table:table-cell>
        </table:table-row>
        <table:table-row table:style-name="ro1">
          <table:table-cell office:value-type="string" calcext:value-type="string">
            <text:p>1983M8: Aug-1983</text:p>
          </table:table-cell>
          <table:table-cell office:value-type="float" office:value="11.85" calcext:value-type="float">
            <text:p>11,85</text:p>
          </table:table-cell>
          <table:table-cell office:value-type="float" office:value="29.30259" calcext:value-type="float">
            <text:p>29,30259</text:p>
          </table:table-cell>
          <table:table-cell office:value-type="float" office:value="24.12236" calcext:value-type="float">
            <text:p>24,12236</text:p>
          </table:table-cell>
          <table:table-cell office:value-type="float" office:value="130.7757" calcext:value-type="float">
            <text:p>130,7757</text:p>
          </table:table-cell>
          <table:table-cell office:value-type="float" office:value="13.146" calcext:value-type="float">
            <text:p>13,146</text:p>
          </table:table-cell>
          <table:table-cell office:value-type="float" office:value="12.67383" calcext:value-type="float">
            <text:p>12,67383</text:p>
          </table:table-cell>
          <table:table-cell office:value-type="float" office:value="16.73494" calcext:value-type="float">
            <text:p>16,73494</text:p>
          </table:table-cell>
          <table:table-cell office:value-type="float" office:value="1.1733" calcext:value-type="float">
            <text:p>1,1733</text:p>
          </table:table-cell>
          <table:table-cell office:value-type="float" office:value="92.47648" calcext:value-type="float">
            <text:p>92,47648</text:p>
          </table:table-cell>
          <table:table-cell office:value-type="float" office:value="47.248" calcext:value-type="float">
            <text:p>47,248</text:p>
          </table:table-cell>
          <table:table-cell office:value-type="float" office:value="58.012" calcext:value-type="float">
            <text:p>58,012</text:p>
          </table:table-cell>
        </table:table-row>
        <table:table-row table:style-name="ro1">
          <table:table-cell office:value-type="string" calcext:value-type="string">
            <text:p>1983M9: Sep-1983</text:p>
          </table:table-cell>
          <table:table-cell office:value-type="float" office:value="11.65" calcext:value-type="float">
            <text:p>11,65</text:p>
          </table:table-cell>
          <table:table-cell office:value-type="float" office:value="29.43461" calcext:value-type="float">
            <text:p>29,43461</text:p>
          </table:table-cell>
          <table:table-cell office:value-type="float" office:value="24.22935" calcext:value-type="float">
            <text:p>24,22935</text:p>
          </table:table-cell>
          <table:table-cell office:value-type="float" office:value="130.7073" calcext:value-type="float">
            <text:p>130,7073</text:p>
          </table:table-cell>
          <table:table-cell office:value-type="float" office:value="13.2007" calcext:value-type="float">
            <text:p>13,2007</text:p>
          </table:table-cell>
          <table:table-cell office:value-type="float" office:value="12.72244" calcext:value-type="float">
            <text:p>12,72244</text:p>
          </table:table-cell>
          <table:table-cell office:value-type="float" office:value="16.83463" calcext:value-type="float">
            <text:p>16,83463</text:p>
          </table:table-cell>
          <table:table-cell office:value-type="float" office:value="1.174" calcext:value-type="float">
            <text:p>1,174</text:p>
          </table:table-cell>
          <table:table-cell office:value-type="float" office:value="92.45004" calcext:value-type="float">
            <text:p>92,45004</text:p>
          </table:table-cell>
          <table:table-cell office:value-type="float" office:value="47.391" calcext:value-type="float">
            <text:p>47,391</text:p>
          </table:table-cell>
          <table:table-cell office:value-type="float" office:value="58.098" calcext:value-type="float">
            <text:p>58,098</text:p>
          </table:table-cell>
        </table:table-row>
        <table:table-row table:style-name="ro1">
          <table:table-cell office:value-type="string" calcext:value-type="string">
            <text:p>1983M10: Oct-1983</text:p>
          </table:table-cell>
          <table:table-cell office:value-type="float" office:value="11.54" calcext:value-type="float">
            <text:p>11,54</text:p>
          </table:table-cell>
          <table:table-cell office:value-type="float" office:value="29.68717" calcext:value-type="float">
            <text:p>29,68717</text:p>
          </table:table-cell>
          <table:table-cell office:value-type="float" office:value="24.41542" calcext:value-type="float">
            <text:p>24,41542</text:p>
          </table:table-cell>
          <table:table-cell office:value-type="float" office:value="128.6691" calcext:value-type="float">
            <text:p>128,6691</text:p>
          </table:table-cell>
          <table:table-cell office:value-type="float" office:value="13.1173" calcext:value-type="float">
            <text:p>13,1173</text:p>
          </table:table-cell>
          <table:table-cell office:value-type="float" office:value="12.76733" calcext:value-type="float">
            <text:p>12,76733</text:p>
          </table:table-cell>
          <table:table-cell office:value-type="float" office:value="16.93979" calcext:value-type="float">
            <text:p>16,93979</text:p>
          </table:table-cell>
          <table:table-cell office:value-type="float" office:value="1.1553" calcext:value-type="float">
            <text:p>1,1553</text:p>
          </table:table-cell>
          <table:table-cell office:value-type="float" office:value="93.39487" calcext:value-type="float">
            <text:p>93,39487</text:p>
          </table:table-cell>
          <table:table-cell office:value-type="float" office:value="47.536" calcext:value-type="float">
            <text:p>47,536</text:p>
          </table:table-cell>
          <table:table-cell office:value-type="float" office:value="58.186" calcext:value-type="float">
            <text:p>58,186</text:p>
          </table:table-cell>
        </table:table-row>
        <table:table-row table:style-name="ro1">
          <table:table-cell office:value-type="string" calcext:value-type="string">
            <text:p>1983M11: Nov-1983</text:p>
          </table:table-cell>
          <table:table-cell office:value-type="float" office:value="11.69" calcext:value-type="float">
            <text:p>11,69</text:p>
          </table:table-cell>
          <table:table-cell office:value-type="float" office:value="29.79049" calcext:value-type="float">
            <text:p>29,79049</text:p>
          </table:table-cell>
          <table:table-cell office:value-type="float" office:value="24.56776" calcext:value-type="float">
            <text:p>24,56776</text:p>
          </table:table-cell>
          <table:table-cell office:value-type="float" office:value="130.1078" calcext:value-type="float">
            <text:p>130,1078</text:p>
          </table:table-cell>
          <table:table-cell office:value-type="float" office:value="13.1762" calcext:value-type="float">
            <text:p>13,1762</text:p>
          </table:table-cell>
          <table:table-cell office:value-type="float" office:value="12.84705" calcext:value-type="float">
            <text:p>12,84705</text:p>
          </table:table-cell>
          <table:table-cell office:value-type="float" office:value="17.07607" calcext:value-type="float">
            <text:p>17,07607</text:p>
          </table:table-cell>
          <table:table-cell office:value-type="float" office:value="1.1856" calcext:value-type="float">
            <text:p>1,1856</text:p>
          </table:table-cell>
          <table:table-cell office:value-type="float" office:value="91.86549" calcext:value-type="float">
            <text:p>91,86549</text:p>
          </table:table-cell>
          <table:table-cell office:value-type="float" office:value="47.683" calcext:value-type="float">
            <text:p>47,683</text:p>
          </table:table-cell>
          <table:table-cell office:value-type="float" office:value="58.275" calcext:value-type="float">
            <text:p>58,275</text:p>
          </table:table-cell>
        </table:table-row>
        <table:table-row table:style-name="ro1">
          <table:table-cell office:value-type="string" calcext:value-type="string">
            <text:p>1983M12: Dec-1983</text:p>
          </table:table-cell>
          <table:table-cell office:value-type="float" office:value="11.83" calcext:value-type="float">
            <text:p>11,83</text:p>
          </table:table-cell>
          <table:table-cell office:value-type="float" office:value="29.92825" calcext:value-type="float">
            <text:p>29,92825</text:p>
          </table:table-cell>
          <table:table-cell office:value-type="float" office:value="24.69801" calcext:value-type="float">
            <text:p>24,69801</text:p>
          </table:table-cell>
          <table:table-cell office:value-type="float" office:value="131.1139" calcext:value-type="float">
            <text:p>131,1139</text:p>
          </table:table-cell>
          <table:table-cell office:value-type="float" office:value="12.9664" calcext:value-type="float">
            <text:p>12,9664</text:p>
          </table:table-cell>
          <table:table-cell office:value-type="float" office:value="12.94617" calcext:value-type="float">
            <text:p>12,94617</text:p>
          </table:table-cell>
          <table:table-cell office:value-type="float" office:value="17.21235" calcext:value-type="float">
            <text:p>17,21235</text:p>
          </table:table-cell>
          <table:table-cell office:value-type="float" office:value="1.2165" calcext:value-type="float">
            <text:p>1,2165</text:p>
          </table:table-cell>
          <table:table-cell office:value-type="float" office:value="90.93635" calcext:value-type="float">
            <text:p>90,93635</text:p>
          </table:table-cell>
          <table:table-cell office:value-type="float" office:value="47.833" calcext:value-type="float">
            <text:p>47,833</text:p>
          </table:table-cell>
          <table:table-cell office:value-type="float" office:value="58.365" calcext:value-type="float">
            <text:p>58,365</text:p>
          </table:table-cell>
        </table:table-row>
        <table:table-row table:style-name="ro1">
          <table:table-cell office:value-type="string" calcext:value-type="string">
            <text:p>1984M1: Jan-1984</text:p>
          </table:table-cell>
          <table:table-cell office:value-type="float" office:value="11.67" calcext:value-type="float">
            <text:p>11,67</text:p>
          </table:table-cell>
          <table:table-cell office:value-type="float" office:value="30.14063" calcext:value-type="float">
            <text:p>30,14063</text:p>
          </table:table-cell>
          <table:table-cell office:value-type="float" office:value="24.86895" calcext:value-type="float">
            <text:p>24,86895</text:p>
          </table:table-cell>
          <table:table-cell office:value-type="float" office:value="131.661" calcext:value-type="float">
            <text:p>131,661</text:p>
          </table:table-cell>
          <table:table-cell office:value-type="float" office:value="12.7903" calcext:value-type="float">
            <text:p>12,7903</text:p>
          </table:table-cell>
          <table:table-cell office:value-type="float" office:value="13.02132" calcext:value-type="float">
            <text:p>13,02132</text:p>
          </table:table-cell>
          <table:table-cell office:value-type="float" office:value="17.32948" calcext:value-type="float">
            <text:p>17,32948</text:p>
          </table:table-cell>
          <table:table-cell office:value-type="float" office:value="1.2432" calcext:value-type="float">
            <text:p>1,2432</text:p>
          </table:table-cell>
          <table:table-cell office:value-type="float" office:value="90.02475" calcext:value-type="float">
            <text:p>90,02475</text:p>
          </table:table-cell>
          <table:table-cell office:value-type="float" office:value="47.985" calcext:value-type="float">
            <text:p>47,985</text:p>
          </table:table-cell>
          <table:table-cell office:value-type="float" office:value="58.458" calcext:value-type="float">
            <text:p>58,458</text:p>
          </table:table-cell>
        </table:table-row>
        <table:table-row table:style-name="ro1">
          <table:table-cell office:value-type="string" calcext:value-type="string">
            <text:p>1984M2: Feb-1984</text:p>
          </table:table-cell>
          <table:table-cell office:value-type="float" office:value="11.84" calcext:value-type="float">
            <text:p>11,84</text:p>
          </table:table-cell>
          <table:table-cell office:value-type="float" office:value="30.27839" calcext:value-type="float">
            <text:p>30,27839</text:p>
          </table:table-cell>
          <table:table-cell office:value-type="float" office:value="25.1027" calcext:value-type="float">
            <text:p>25,1027</text:p>
          </table:table-cell>
          <table:table-cell office:value-type="float" office:value="130.2128" calcext:value-type="float">
            <text:p>130,2128</text:p>
          </table:table-cell>
          <table:table-cell office:value-type="float" office:value="12.5778" calcext:value-type="float">
            <text:p>12,5778</text:p>
          </table:table-cell>
          <table:table-cell office:value-type="float" office:value="13.0745" calcext:value-type="float">
            <text:p>13,0745</text:p>
          </table:table-cell>
          <table:table-cell office:value-type="float" office:value="17.41366" calcext:value-type="float">
            <text:p>17,41366</text:p>
          </table:table-cell>
          <table:table-cell office:value-type="float" office:value="1.2046" calcext:value-type="float">
            <text:p>1,2046</text:p>
          </table:table-cell>
          <table:table-cell office:value-type="float" office:value="92.19132" calcext:value-type="float">
            <text:p>92,19132</text:p>
          </table:table-cell>
          <table:table-cell office:value-type="float" office:value="48.139" calcext:value-type="float">
            <text:p>48,139</text:p>
          </table:table-cell>
          <table:table-cell office:value-type="float" office:value="58.551" calcext:value-type="float">
            <text:p>58,551</text:p>
          </table:table-cell>
        </table:table-row>
        <table:table-row table:style-name="ro1">
          <table:table-cell office:value-type="string" calcext:value-type="string">
            <text:p>1984M3: Mar-1984</text:p>
          </table:table-cell>
          <table:table-cell office:value-type="float" office:value="12.32" calcext:value-type="float">
            <text:p>12,32</text:p>
          </table:table-cell>
          <table:table-cell office:value-type="float" office:value="30.50225" calcext:value-type="float">
            <text:p>30,50225</text:p>
          </table:table-cell>
          <table:table-cell office:value-type="float" office:value="25.29923" calcext:value-type="float">
            <text:p>25,29923</text:p>
          </table:table-cell>
          <table:table-cell office:value-type="float" office:value="128.2513" calcext:value-type="float">
            <text:p>128,2513</text:p>
          </table:table-cell>
          <table:table-cell office:value-type="float" office:value="12.455" calcext:value-type="float">
            <text:p>12,455</text:p>
          </table:table-cell>
          <table:table-cell office:value-type="float" office:value="13.12913" calcext:value-type="float">
            <text:p>13,12913</text:p>
          </table:table-cell>
          <table:table-cell office:value-type="float" office:value="17.50342" calcext:value-type="float">
            <text:p>17,50342</text:p>
          </table:table-cell>
          <table:table-cell office:value-type="float" office:value="1.1629" calcext:value-type="float">
            <text:p>1,1629</text:p>
          </table:table-cell>
          <table:table-cell office:value-type="float" office:value="94.41325" calcext:value-type="float">
            <text:p>94,41325</text:p>
          </table:table-cell>
          <table:table-cell office:value-type="float" office:value="48.294" calcext:value-type="float">
            <text:p>48,294</text:p>
          </table:table-cell>
          <table:table-cell office:value-type="float" office:value="58.647" calcext:value-type="float">
            <text:p>58,647</text:p>
          </table:table-cell>
        </table:table-row>
        <table:table-row table:style-name="ro1">
          <table:table-cell office:value-type="string" calcext:value-type="string">
            <text:p>1984M4: Apr-1984</text:p>
          </table:table-cell>
          <table:table-cell office:value-type="float" office:value="12.63" calcext:value-type="float">
            <text:p>12,63</text:p>
          </table:table-cell>
          <table:table-cell office:value-type="float" office:value="30.70889" calcext:value-type="float">
            <text:p>30,70889</text:p>
          </table:table-cell>
          <table:table-cell office:value-type="float" office:value="25.49228" calcext:value-type="float">
            <text:p>25,49228</text:p>
          </table:table-cell>
          <table:table-cell office:value-type="float" office:value="129.0636" calcext:value-type="float">
            <text:p>129,0636</text:p>
          </table:table-cell>
          <table:table-cell office:value-type="float" office:value="12.4637" calcext:value-type="float">
            <text:p>12,4637</text:p>
          </table:table-cell>
          <table:table-cell office:value-type="float" office:value="13.18585" calcext:value-type="float">
            <text:p>13,18585</text:p>
          </table:table-cell>
          <table:table-cell office:value-type="float" office:value="17.61364" calcext:value-type="float">
            <text:p>17,61364</text:p>
          </table:table-cell>
          <table:table-cell office:value-type="float" office:value="1.1829" calcext:value-type="float">
            <text:p>1,1829</text:p>
          </table:table-cell>
          <table:table-cell office:value-type="float" office:value="93.78528" calcext:value-type="float">
            <text:p>93,78528</text:p>
          </table:table-cell>
          <table:table-cell office:value-type="float" office:value="48.452" calcext:value-type="float">
            <text:p>48,452</text:p>
          </table:table-cell>
          <table:table-cell office:value-type="float" office:value="58.744" calcext:value-type="float">
            <text:p>58,744</text:p>
          </table:table-cell>
        </table:table-row>
        <table:table-row table:style-name="ro1">
          <table:table-cell office:value-type="string" calcext:value-type="string">
            <text:p>1984M5: May-1984</text:p>
          </table:table-cell>
          <table:table-cell office:value-type="float" office:value="13.41" calcext:value-type="float">
            <text:p>13,41</text:p>
          </table:table-cell>
          <table:table-cell office:value-type="float" office:value="30.80647" calcext:value-type="float">
            <text:p>30,80647</text:p>
          </table:table-cell>
          <table:table-cell office:value-type="float" office:value="25.63648" calcext:value-type="float">
            <text:p>25,63648</text:p>
          </table:table-cell>
          <table:table-cell office:value-type="float" office:value="131.7624" calcext:value-type="float">
            <text:p>131,7624</text:p>
          </table:table-cell>
          <table:table-cell office:value-type="float" office:value="12.5921" calcext:value-type="float">
            <text:p>12,5921</text:p>
          </table:table-cell>
          <table:table-cell office:value-type="float" office:value="13.27001" calcext:value-type="float">
            <text:p>13,27001</text:p>
          </table:table-cell>
          <table:table-cell office:value-type="float" office:value="17.75138" calcext:value-type="float">
            <text:p>17,75138</text:p>
          </table:table-cell>
          <table:table-cell office:value-type="float" office:value="1.2273" calcext:value-type="float">
            <text:p>1,2273</text:p>
          </table:table-cell>
          <table:table-cell office:value-type="float" office:value="91.90926" calcext:value-type="float">
            <text:p>91,90926</text:p>
          </table:table-cell>
          <table:table-cell office:value-type="float" office:value="48.611" calcext:value-type="float">
            <text:p>48,611</text:p>
          </table:table-cell>
          <table:table-cell office:value-type="float" office:value="58.844" calcext:value-type="float">
            <text:p>58,844</text:p>
          </table:table-cell>
        </table:table-row>
        <table:table-row table:style-name="ro1">
          <table:table-cell office:value-type="string" calcext:value-type="string">
            <text:p>1984M6: Jun-1984</text:p>
          </table:table-cell>
          <table:table-cell office:value-type="float" office:value="13.56" calcext:value-type="float">
            <text:p>13,56</text:p>
          </table:table-cell>
          <table:table-cell office:value-type="float" office:value="31.00737" calcext:value-type="float">
            <text:p>31,00737</text:p>
          </table:table-cell>
          <table:table-cell office:value-type="float" office:value="25.76324" calcext:value-type="float">
            <text:p>25,76324</text:p>
          </table:table-cell>
          <table:table-cell office:value-type="float" office:value="132.7049" calcext:value-type="float">
            <text:p>132,7049</text:p>
          </table:table-cell>
          <table:table-cell office:value-type="float" office:value="12.4619" calcext:value-type="float">
            <text:p>12,4619</text:p>
          </table:table-cell>
          <table:table-cell office:value-type="float" office:value="13.35272" calcext:value-type="float">
            <text:p>13,35272</text:p>
          </table:table-cell>
          <table:table-cell office:value-type="float" office:value="17.88526" calcext:value-type="float">
            <text:p>17,88526</text:p>
          </table:table-cell>
          <table:table-cell office:value-type="float" office:value="1.2259" calcext:value-type="float">
            <text:p>1,2259</text:p>
          </table:table-cell>
          <table:table-cell office:value-type="float" office:value="92.91613" calcext:value-type="float">
            <text:p>92,91613</text:p>
          </table:table-cell>
          <table:table-cell office:value-type="float" office:value="48.772" calcext:value-type="float">
            <text:p>48,772</text:p>
          </table:table-cell>
          <table:table-cell office:value-type="float" office:value="58.944" calcext:value-type="float">
            <text:p>58,944</text:p>
          </table:table-cell>
        </table:table-row>
        <table:table-row table:style-name="ro1">
          <table:table-cell office:value-type="string" calcext:value-type="string">
            <text:p>1984M7: Jul-1984</text:p>
          </table:table-cell>
          <table:table-cell office:value-type="float" office:value="13.36" calcext:value-type="float">
            <text:p>13,36</text:p>
          </table:table-cell>
          <table:table-cell office:value-type="float" office:value="31.04755" calcext:value-type="float">
            <text:p>31,04755</text:p>
          </table:table-cell>
          <table:table-cell office:value-type="float" office:value="25.86208" calcext:value-type="float">
            <text:p>25,86208</text:p>
          </table:table-cell>
          <table:table-cell office:value-type="float" office:value="136.0052" calcext:value-type="float">
            <text:p>136,0052</text:p>
          </table:table-cell>
          <table:table-cell office:value-type="float" office:value="12.3281" calcext:value-type="float">
            <text:p>12,3281</text:p>
          </table:table-cell>
          <table:table-cell office:value-type="float" office:value="13.41308" calcext:value-type="float">
            <text:p>13,41308</text:p>
          </table:table-cell>
          <table:table-cell office:value-type="float" office:value="18.0101" calcext:value-type="float">
            <text:p>18,0101</text:p>
          </table:table-cell>
          <table:table-cell office:value-type="float" office:value="1.273" calcext:value-type="float">
            <text:p>1,273</text:p>
          </table:table-cell>
          <table:table-cell office:value-type="float" office:value="92.08715" calcext:value-type="float">
            <text:p>92,08715</text:p>
          </table:table-cell>
          <table:table-cell office:value-type="float" office:value="48.934" calcext:value-type="float">
            <text:p>48,934</text:p>
          </table:table-cell>
          <table:table-cell office:value-type="float" office:value="59.047" calcext:value-type="float">
            <text:p>59,047</text:p>
          </table:table-cell>
        </table:table-row>
        <table:table-row table:style-name="ro1">
          <table:table-cell office:value-type="string" calcext:value-type="string">
            <text:p>1984M8: Aug-1984</text:p>
          </table:table-cell>
          <table:table-cell office:value-type="float" office:value="12.72" calcext:value-type="float">
            <text:p>12,72</text:p>
          </table:table-cell>
          <table:table-cell office:value-type="float" office:value="31.05329" calcext:value-type="float">
            <text:p>31,05329</text:p>
          </table:table-cell>
          <table:table-cell office:value-type="float" office:value="25.94116" calcext:value-type="float">
            <text:p>25,94116</text:p>
          </table:table-cell>
          <table:table-cell office:value-type="float" office:value="136.3766" calcext:value-type="float">
            <text:p>136,3766</text:p>
          </table:table-cell>
          <table:table-cell office:value-type="float" office:value="12.2078" calcext:value-type="float">
            <text:p>12,2078</text:p>
          </table:table-cell>
          <table:table-cell office:value-type="float" office:value="13.50423" calcext:value-type="float">
            <text:p>13,50423</text:p>
          </table:table-cell>
          <table:table-cell office:value-type="float" office:value="18.15623" calcext:value-type="float">
            <text:p>18,15623</text:p>
          </table:table-cell>
          <table:table-cell office:value-type="float" office:value="1.2888" calcext:value-type="float">
            <text:p>1,2888</text:p>
          </table:table-cell>
          <table:table-cell office:value-type="float" office:value="90.96135" calcext:value-type="float">
            <text:p>90,96135</text:p>
          </table:table-cell>
          <table:table-cell office:value-type="float" office:value="49.098" calcext:value-type="float">
            <text:p>49,098</text:p>
          </table:table-cell>
          <table:table-cell office:value-type="float" office:value="59.152" calcext:value-type="float">
            <text:p>59,152</text:p>
          </table:table-cell>
        </table:table-row>
        <table:table-row table:style-name="ro1">
          <table:table-cell office:value-type="string" calcext:value-type="string">
            <text:p>1984M9: Sep-1984</text:p>
          </table:table-cell>
          <table:table-cell office:value-type="float" office:value="12.52" calcext:value-type="float">
            <text:p>12,52</text:p>
          </table:table-cell>
          <table:table-cell office:value-type="float" office:value="31.17383" calcext:value-type="float">
            <text:p>31,17383</text:p>
          </table:table-cell>
          <table:table-cell office:value-type="float" office:value="26.10513" calcext:value-type="float">
            <text:p>26,10513</text:p>
          </table:table-cell>
          <table:table-cell office:value-type="float" office:value="138.4352" calcext:value-type="float">
            <text:p>138,4352</text:p>
          </table:table-cell>
          <table:table-cell office:value-type="float" office:value="12.0916" calcext:value-type="float">
            <text:p>12,0916</text:p>
          </table:table-cell>
          <table:table-cell office:value-type="float" office:value="13.6133" calcext:value-type="float">
            <text:p>13,6133</text:p>
          </table:table-cell>
          <table:table-cell office:value-type="float" office:value="18.31484" calcext:value-type="float">
            <text:p>18,31484</text:p>
          </table:table-cell>
          <table:table-cell office:value-type="float" office:value="1.3475" calcext:value-type="float">
            <text:p>1,3475</text:p>
          </table:table-cell>
          <table:table-cell office:value-type="float" office:value="88.621" calcext:value-type="float">
            <text:p>88,621</text:p>
          </table:table-cell>
          <table:table-cell office:value-type="float" office:value="49.263" calcext:value-type="float">
            <text:p>49,263</text:p>
          </table:table-cell>
          <table:table-cell office:value-type="float" office:value="59.258" calcext:value-type="float">
            <text:p>59,258</text:p>
          </table:table-cell>
        </table:table-row>
        <table:table-row table:style-name="ro1">
          <table:table-cell office:value-type="string" calcext:value-type="string">
            <text:p>1984M10: Oct-1984</text:p>
          </table:table-cell>
          <table:table-cell office:value-type="float" office:value="12.16" calcext:value-type="float">
            <text:p>12,16</text:p>
          </table:table-cell>
          <table:table-cell office:value-type="float" office:value="31.20827" calcext:value-type="float">
            <text:p>31,20827</text:p>
          </table:table-cell>
          <table:table-cell office:value-type="float" office:value="26.27259" calcext:value-type="float">
            <text:p>26,27259</text:p>
          </table:table-cell>
          <table:table-cell office:value-type="float" office:value="139.4512" calcext:value-type="float">
            <text:p>139,4512</text:p>
          </table:table-cell>
          <table:table-cell office:value-type="float" office:value="11.6297" calcext:value-type="float">
            <text:p>11,6297</text:p>
          </table:table-cell>
          <table:table-cell office:value-type="float" office:value="13.69341" calcext:value-type="float">
            <text:p>13,69341</text:p>
          </table:table-cell>
          <table:table-cell office:value-type="float" office:value="18.43478" calcext:value-type="float">
            <text:p>18,43478</text:p>
          </table:table-cell>
          <table:table-cell office:value-type="float" office:value="1.3731" calcext:value-type="float">
            <text:p>1,3731</text:p>
          </table:table-cell>
          <table:table-cell office:value-type="float" office:value="88.5071" calcext:value-type="float">
            <text:p>88,5071</text:p>
          </table:table-cell>
          <table:table-cell office:value-type="float" office:value="49.429" calcext:value-type="float">
            <text:p>49,429</text:p>
          </table:table-cell>
          <table:table-cell office:value-type="float" office:value="59.366" calcext:value-type="float">
            <text:p>59,366</text:p>
          </table:table-cell>
        </table:table-row>
        <table:table-row table:style-name="ro1">
          <table:table-cell office:value-type="string" calcext:value-type="string">
            <text:p>1984M11: Nov-1984</text:p>
          </table:table-cell>
          <table:table-cell office:value-type="float" office:value="11.57" calcext:value-type="float">
            <text:p>11,57</text:p>
          </table:table-cell>
          <table:table-cell office:value-type="float" office:value="31.42638" calcext:value-type="float">
            <text:p>31,42638</text:p>
          </table:table-cell>
          <table:table-cell office:value-type="float" office:value="26.53425" calcext:value-type="float">
            <text:p>26,53425</text:p>
          </table:table-cell>
          <table:table-cell office:value-type="float" office:value="138.2508" calcext:value-type="float">
            <text:p>138,2508</text:p>
          </table:table-cell>
          <table:table-cell office:value-type="float" office:value="11.4203" calcext:value-type="float">
            <text:p>11,4203</text:p>
          </table:table-cell>
          <table:table-cell office:value-type="float" office:value="13.76671" calcext:value-type="float">
            <text:p>13,76671</text:p>
          </table:table-cell>
          <table:table-cell office:value-type="float" office:value="18.5229" calcext:value-type="float">
            <text:p>18,5229</text:p>
          </table:table-cell>
          <table:table-cell office:value-type="float" office:value="1.3399" calcext:value-type="float">
            <text:p>1,3399</text:p>
          </table:table-cell>
          <table:table-cell office:value-type="float" office:value="90.03065" calcext:value-type="float">
            <text:p>90,03065</text:p>
          </table:table-cell>
          <table:table-cell office:value-type="float" office:value="49.596" calcext:value-type="float">
            <text:p>49,596</text:p>
          </table:table-cell>
          <table:table-cell office:value-type="float" office:value="59.476" calcext:value-type="float">
            <text:p>59,476</text:p>
          </table:table-cell>
        </table:table-row>
        <table:table-row table:style-name="ro1">
          <table:table-cell office:value-type="string" calcext:value-type="string">
            <text:p>1984M12: Dec-1984</text:p>
          </table:table-cell>
          <table:table-cell office:value-type="float" office:value="11.5" calcext:value-type="float">
            <text:p>11,5</text:p>
          </table:table-cell>
          <table:table-cell office:value-type="float" office:value="31.66172" calcext:value-type="float">
            <text:p>31,66172</text:p>
          </table:table-cell>
          <table:table-cell office:value-type="float" office:value="26.82614" calcext:value-type="float">
            <text:p>26,82614</text:p>
          </table:table-cell>
          <table:table-cell office:value-type="float" office:value="140.3382" calcext:value-type="float">
            <text:p>140,3382</text:p>
          </table:table-cell>
          <table:table-cell office:value-type="float" office:value="11.2049" calcext:value-type="float">
            <text:p>11,2049</text:p>
          </table:table-cell>
          <table:table-cell office:value-type="float" office:value="13.90728" calcext:value-type="float">
            <text:p>13,90728</text:p>
          </table:table-cell>
          <table:table-cell office:value-type="float" office:value="18.65635" calcext:value-type="float">
            <text:p>18,65635</text:p>
          </table:table-cell>
          <table:table-cell office:value-type="float" office:value="1.3894" calcext:value-type="float">
            <text:p>1,3894</text:p>
          </table:table-cell>
          <table:table-cell office:value-type="float" office:value="89.15849" calcext:value-type="float">
            <text:p>89,15849</text:p>
          </table:table-cell>
          <table:table-cell office:value-type="float" office:value="49.765" calcext:value-type="float">
            <text:p>49,765</text:p>
          </table:table-cell>
          <table:table-cell office:value-type="float" office:value="59.588" calcext:value-type="float">
            <text:p>59,588</text:p>
          </table:table-cell>
        </table:table-row>
        <table:table-row table:style-name="ro1">
          <table:table-cell office:value-type="string" calcext:value-type="string">
            <text:p>1985M1: Jan-1985</text:p>
          </table:table-cell>
          <table:table-cell office:value-type="float" office:value="11.38" calcext:value-type="float">
            <text:p>11,38</text:p>
          </table:table-cell>
          <table:table-cell office:value-type="float" office:value="31.97168" calcext:value-type="float">
            <text:p>31,97168</text:p>
          </table:table-cell>
          <table:table-cell office:value-type="float" office:value="27.12734" calcext:value-type="float">
            <text:p>27,12734</text:p>
          </table:table-cell>
          <table:table-cell office:value-type="float" office:value="141.8753" calcext:value-type="float">
            <text:p>141,8753</text:p>
          </table:table-cell>
          <table:table-cell office:value-type="float" office:value="10.855" calcext:value-type="float">
            <text:p>10,855</text:p>
          </table:table-cell>
          <table:table-cell office:value-type="float" office:value="14.0585" calcext:value-type="float">
            <text:p>14,0585</text:p>
          </table:table-cell>
          <table:table-cell office:value-type="float" office:value="18.8151" calcext:value-type="float">
            <text:p>18,8151</text:p>
          </table:table-cell>
          <table:table-cell office:value-type="float" office:value="1.4245" calcext:value-type="float">
            <text:p>1,4245</text:p>
          </table:table-cell>
          <table:table-cell office:value-type="float" office:value="89.6201" calcext:value-type="float">
            <text:p>89,6201</text:p>
          </table:table-cell>
          <table:table-cell office:value-type="float" office:value="49.934" calcext:value-type="float">
            <text:p>49,934</text:p>
          </table:table-cell>
          <table:table-cell office:value-type="float" office:value="59.702" calcext:value-type="float">
            <text:p>59,702</text:p>
          </table:table-cell>
        </table:table-row>
        <table:table-row table:style-name="ro1">
          <table:table-cell office:value-type="string" calcext:value-type="string">
            <text:p>1985M2: Feb-1985</text:p>
          </table:table-cell>
          <table:table-cell office:value-type="float" office:value="11.51" calcext:value-type="float">
            <text:p>11,51</text:p>
          </table:table-cell>
          <table:table-cell office:value-type="float" office:value="32.35052" calcext:value-type="float">
            <text:p>32,35052</text:p>
          </table:table-cell>
          <table:table-cell office:value-type="float" office:value="27.37969" calcext:value-type="float">
            <text:p>27,37969</text:p>
          </table:table-cell>
          <table:table-cell office:value-type="float" office:value="145.2993" calcext:value-type="float">
            <text:p>145,2993</text:p>
          </table:table-cell>
          <table:table-cell office:value-type="float" office:value="10.9617" calcext:value-type="float">
            <text:p>10,9617</text:p>
          </table:table-cell>
          <table:table-cell office:value-type="float" office:value="14.15937" calcext:value-type="float">
            <text:p>14,15937</text:p>
          </table:table-cell>
          <table:table-cell office:value-type="float" office:value="18.98827" calcext:value-type="float">
            <text:p>18,98827</text:p>
          </table:table-cell>
          <table:table-cell office:value-type="float" office:value="1.4809" calcext:value-type="float">
            <text:p>1,4809</text:p>
          </table:table-cell>
          <table:table-cell office:value-type="float" office:value="88.22932" calcext:value-type="float">
            <text:p>88,22932</text:p>
          </table:table-cell>
          <table:table-cell office:value-type="float" office:value="50.104" calcext:value-type="float">
            <text:p>50,104</text:p>
          </table:table-cell>
          <table:table-cell office:value-type="float" office:value="59.818" calcext:value-type="float">
            <text:p>59,818</text:p>
          </table:table-cell>
        </table:table-row>
        <table:table-row table:style-name="ro1">
          <table:table-cell office:value-type="string" calcext:value-type="string">
            <text:p>1985M3: Mar-1985</text:p>
          </table:table-cell>
          <table:table-cell office:value-type="float" office:value="11.86" calcext:value-type="float">
            <text:p>11,86</text:p>
          </table:table-cell>
          <table:table-cell office:value-type="float" office:value="32.52272" calcext:value-type="float">
            <text:p>32,52272</text:p>
          </table:table-cell>
          <table:table-cell office:value-type="float" office:value="27.52156" calcext:value-type="float">
            <text:p>27,52156</text:p>
          </table:table-cell>
          <table:table-cell office:value-type="float" office:value="146.0464" calcext:value-type="float">
            <text:p>146,0464</text:p>
          </table:table-cell>
          <table:table-cell office:value-type="float" office:value="11.0255" calcext:value-type="float">
            <text:p>11,0255</text:p>
          </table:table-cell>
          <table:table-cell office:value-type="float" office:value="14.23188" calcext:value-type="float">
            <text:p>14,23188</text:p>
          </table:table-cell>
          <table:table-cell office:value-type="float" office:value="19.14994" calcext:value-type="float">
            <text:p>19,14994</text:p>
          </table:table-cell>
          <table:table-cell office:value-type="float" office:value="1.484" calcext:value-type="float">
            <text:p>1,484</text:p>
          </table:table-cell>
          <table:table-cell office:value-type="float" office:value="87.2752" calcext:value-type="float">
            <text:p>87,2752</text:p>
          </table:table-cell>
          <table:table-cell office:value-type="float" office:value="50.274" calcext:value-type="float">
            <text:p>50,274</text:p>
          </table:table-cell>
          <table:table-cell office:value-type="float" office:value="59.936" calcext:value-type="float">
            <text:p>59,936</text:p>
          </table:table-cell>
        </table:table-row>
        <table:table-row table:style-name="ro1">
          <table:table-cell office:value-type="string" calcext:value-type="string">
            <text:p>1985M4: Apr-1985</text:p>
          </table:table-cell>
          <table:table-cell office:value-type="float" office:value="11.43" calcext:value-type="float">
            <text:p>11,43</text:p>
          </table:table-cell>
          <table:table-cell office:value-type="float" office:value="32.74084" calcext:value-type="float">
            <text:p>32,74084</text:p>
          </table:table-cell>
          <table:table-cell office:value-type="float" office:value="27.62739" calcext:value-type="float">
            <text:p>27,62739</text:p>
          </table:table-cell>
          <table:table-cell office:value-type="float" office:value="141.9417" calcext:value-type="float">
            <text:p>141,9417</text:p>
          </table:table-cell>
          <table:table-cell office:value-type="float" office:value="10.8583" calcext:value-type="float">
            <text:p>10,8583</text:p>
          </table:table-cell>
          <table:table-cell office:value-type="float" office:value="14.26282" calcext:value-type="float">
            <text:p>14,26282</text:p>
          </table:table-cell>
          <table:table-cell office:value-type="float" office:value="19.26706" calcext:value-type="float">
            <text:p>19,26706</text:p>
          </table:table-cell>
          <table:table-cell office:value-type="float" office:value="1.3822" calcext:value-type="float">
            <text:p>1,3822</text:p>
          </table:table-cell>
          <table:table-cell office:value-type="float" office:value="89.2225" calcext:value-type="float">
            <text:p>89,2225</text:p>
          </table:table-cell>
          <table:table-cell office:value-type="float" office:value="50.445" calcext:value-type="float">
            <text:p>50,445</text:p>
          </table:table-cell>
          <table:table-cell office:value-type="float" office:value="60.056" calcext:value-type="float">
            <text:p>60,056</text:p>
          </table:table-cell>
        </table:table-row>
        <table:table-row table:style-name="ro1">
          <table:table-cell office:value-type="string" calcext:value-type="string">
            <text:p>1985M5: May-1985</text:p>
          </table:table-cell>
          <table:table-cell office:value-type="float" office:value="10.85" calcext:value-type="float">
            <text:p>10,85</text:p>
          </table:table-cell>
          <table:table-cell office:value-type="float" office:value="33.01062" calcext:value-type="float">
            <text:p>33,01062</text:p>
          </table:table-cell>
          <table:table-cell office:value-type="float" office:value="27.79252" calcext:value-type="float">
            <text:p>27,79252</text:p>
          </table:table-cell>
          <table:table-cell office:value-type="float" office:value="142.9365" calcext:value-type="float">
            <text:p>142,9365</text:p>
          </table:table-cell>
          <table:table-cell office:value-type="float" office:value="10.8509" calcext:value-type="float">
            <text:p>10,8509</text:p>
          </table:table-cell>
          <table:table-cell office:value-type="float" office:value="14.29135" calcext:value-type="float">
            <text:p>14,29135</text:p>
          </table:table-cell>
          <table:table-cell office:value-type="float" office:value="19.35332" calcext:value-type="float">
            <text:p>19,35332</text:p>
          </table:table-cell>
          <table:table-cell office:value-type="float" office:value="1.3885" calcext:value-type="float">
            <text:p>1,3885</text:p>
          </table:table-cell>
          <table:table-cell office:value-type="float" office:value="88.58981" calcext:value-type="float">
            <text:p>88,58981</text:p>
          </table:table-cell>
          <table:table-cell office:value-type="float" office:value="50.617" calcext:value-type="float">
            <text:p>50,617</text:p>
          </table:table-cell>
          <table:table-cell office:value-type="float" office:value="60.177" calcext:value-type="float">
            <text:p>60,177</text:p>
          </table:table-cell>
        </table:table-row>
        <table:table-row table:style-name="ro1">
          <table:table-cell office:value-type="string" calcext:value-type="string">
            <text:p>1985M6: Jun-1985</text:p>
          </table:table-cell>
          <table:table-cell office:value-type="float" office:value="10.16" calcext:value-type="float">
            <text:p>10,16</text:p>
          </table:table-cell>
          <table:table-cell office:value-type="float" office:value="33.4239" calcext:value-type="float">
            <text:p>33,4239</text:p>
          </table:table-cell>
          <table:table-cell office:value-type="float" office:value="28.06116" calcext:value-type="float">
            <text:p>28,06116</text:p>
          </table:table-cell>
          <table:table-cell office:value-type="float" office:value="142.5844" calcext:value-type="float">
            <text:p>142,5844</text:p>
          </table:table-cell>
          <table:table-cell office:value-type="float" office:value="10.8231" calcext:value-type="float">
            <text:p>10,8231</text:p>
          </table:table-cell>
          <table:table-cell office:value-type="float" office:value="14.34709" calcext:value-type="float">
            <text:p>14,34709</text:p>
          </table:table-cell>
          <table:table-cell office:value-type="float" office:value="19.43484" calcext:value-type="float">
            <text:p>19,43484</text:p>
          </table:table-cell>
          <table:table-cell office:value-type="float" office:value="1.3645" calcext:value-type="float">
            <text:p>1,3645</text:p>
          </table:table-cell>
          <table:table-cell office:value-type="float" office:value="88.96206" calcext:value-type="float">
            <text:p>88,96206</text:p>
          </table:table-cell>
          <table:table-cell office:value-type="float" office:value="50.789" calcext:value-type="float">
            <text:p>50,789</text:p>
          </table:table-cell>
          <table:table-cell office:value-type="float" office:value="60.301" calcext:value-type="float">
            <text:p>60,301</text:p>
          </table:table-cell>
        </table:table-row>
        <table:table-row table:style-name="ro1">
          <table:table-cell office:value-type="string" calcext:value-type="string">
            <text:p>1985M7: Jul-1985</text:p>
          </table:table-cell>
          <table:table-cell office:value-type="float" office:value="10.31" calcext:value-type="float">
            <text:p>10,31</text:p>
          </table:table-cell>
          <table:table-cell office:value-type="float" office:value="33.81422" calcext:value-type="float">
            <text:p>33,81422</text:p>
          </table:table-cell>
          <table:table-cell office:value-type="float" office:value="28.25769" calcext:value-type="float">
            <text:p>28,25769</text:p>
          </table:table-cell>
          <table:table-cell office:value-type="float" office:value="139.8787" calcext:value-type="float">
            <text:p>139,8787</text:p>
          </table:table-cell>
          <table:table-cell office:value-type="float" office:value="10.7913" calcext:value-type="float">
            <text:p>10,7913</text:p>
          </table:table-cell>
          <table:table-cell office:value-type="float" office:value="14.45405" calcext:value-type="float">
            <text:p>14,45405</text:p>
          </table:table-cell>
          <table:table-cell office:value-type="float" office:value="19.54428" calcext:value-type="float">
            <text:p>19,54428</text:p>
          </table:table-cell>
          <table:table-cell office:value-type="float" office:value="1.2959" calcext:value-type="float">
            <text:p>1,2959</text:p>
          </table:table-cell>
          <table:table-cell office:value-type="float" office:value="90.08466" calcext:value-type="float">
            <text:p>90,08466</text:p>
          </table:table-cell>
          <table:table-cell office:value-type="float" office:value="50.962" calcext:value-type="float">
            <text:p>50,962</text:p>
          </table:table-cell>
          <table:table-cell office:value-type="float" office:value="60.427" calcext:value-type="float">
            <text:p>60,427</text:p>
          </table:table-cell>
        </table:table-row>
        <table:table-row table:style-name="ro1">
          <table:table-cell office:value-type="string" calcext:value-type="string">
            <text:p>1985M8: Aug-1985</text:p>
          </table:table-cell>
          <table:table-cell office:value-type="float" office:value="10.33" calcext:value-type="float">
            <text:p>10,33</text:p>
          </table:table-cell>
          <table:table-cell office:value-type="float" office:value="34.22176" calcext:value-type="float">
            <text:p>34,22176</text:p>
          </table:table-cell>
          <table:table-cell office:value-type="float" office:value="28.42631" calcext:value-type="float">
            <text:p>28,42631</text:p>
          </table:table-cell>
          <table:table-cell office:value-type="float" office:value="138.25" calcext:value-type="float">
            <text:p>138,25</text:p>
          </table:table-cell>
          <table:table-cell office:value-type="float" office:value="10.678" calcext:value-type="float">
            <text:p>10,678</text:p>
          </table:table-cell>
          <table:table-cell office:value-type="float" office:value="14.55527" calcext:value-type="float">
            <text:p>14,55527</text:p>
          </table:table-cell>
          <table:table-cell office:value-type="float" office:value="19.64655" calcext:value-type="float">
            <text:p>19,64655</text:p>
          </table:table-cell>
          <table:table-cell office:value-type="float" office:value="1.2532" calcext:value-type="float">
            <text:p>1,2532</text:p>
          </table:table-cell>
          <table:table-cell office:value-type="float" office:value="92.2104" calcext:value-type="float">
            <text:p>92,2104</text:p>
          </table:table-cell>
          <table:table-cell office:value-type="float" office:value="51.135" calcext:value-type="float">
            <text:p>51,135</text:p>
          </table:table-cell>
          <table:table-cell office:value-type="float" office:value="60.554" calcext:value-type="float">
            <text:p>60,554</text:p>
          </table:table-cell>
        </table:table-row>
        <table:table-row table:style-name="ro1">
          <table:table-cell office:value-type="string" calcext:value-type="string">
            <text:p>1985M9: Sep-1985</text:p>
          </table:table-cell>
          <table:table-cell office:value-type="float" office:value="10.37" calcext:value-type="float">
            <text:p>10,37</text:p>
          </table:table-cell>
          <table:table-cell office:value-type="float" office:value="34.62929" calcext:value-type="float">
            <text:p>34,62929</text:p>
          </table:table-cell>
          <table:table-cell office:value-type="float" office:value="28.57051" calcext:value-type="float">
            <text:p>28,57051</text:p>
          </table:table-cell>
          <table:table-cell office:value-type="float" office:value="139.4662" calcext:value-type="float">
            <text:p>139,4662</text:p>
          </table:table-cell>
          <table:table-cell office:value-type="float" office:value="10.5376" calcext:value-type="float">
            <text:p>10,5376</text:p>
          </table:table-cell>
          <table:table-cell office:value-type="float" office:value="14.65429" calcext:value-type="float">
            <text:p>14,65429</text:p>
          </table:table-cell>
          <table:table-cell office:value-type="float" office:value="19.74119" calcext:value-type="float">
            <text:p>19,74119</text:p>
          </table:table-cell>
          <table:table-cell office:value-type="float" office:value="1.2753" calcext:value-type="float">
            <text:p>1,2753</text:p>
          </table:table-cell>
          <table:table-cell office:value-type="float" office:value="91.3672" calcext:value-type="float">
            <text:p>91,3672</text:p>
          </table:table-cell>
          <table:table-cell office:value-type="float" office:value="51.308" calcext:value-type="float">
            <text:p>51,308</text:p>
          </table:table-cell>
          <table:table-cell office:value-type="float" office:value="60.684" calcext:value-type="float">
            <text:p>60,684</text:p>
          </table:table-cell>
        </table:table-row>
        <table:table-row table:style-name="ro1">
          <table:table-cell office:value-type="string" calcext:value-type="string">
            <text:p>1985M10: Oct-1985</text:p>
          </table:table-cell>
          <table:table-cell office:value-type="float" office:value="10.24" calcext:value-type="float">
            <text:p>10,24</text:p>
          </table:table-cell>
          <table:table-cell office:value-type="float" office:value="34.88759" calcext:value-type="float">
            <text:p>34,88759</text:p>
          </table:table-cell>
          <table:table-cell office:value-type="float" office:value="28.70658" calcext:value-type="float">
            <text:p>28,70658</text:p>
          </table:table-cell>
          <table:table-cell office:value-type="float" office:value="133.761" calcext:value-type="float">
            <text:p>133,761</text:p>
          </table:table-cell>
          <table:table-cell office:value-type="float" office:value="10.4002" calcext:value-type="float">
            <text:p>10,4002</text:p>
          </table:table-cell>
          <table:table-cell office:value-type="float" office:value="14.81973" calcext:value-type="float">
            <text:p>14,81973</text:p>
          </table:table-cell>
          <table:table-cell office:value-type="float" office:value="19.8574" calcext:value-type="float">
            <text:p>19,8574</text:p>
          </table:table-cell>
          <table:table-cell office:value-type="float" office:value="1.1951" calcext:value-type="float">
            <text:p>1,1951</text:p>
          </table:table-cell>
          <table:table-cell office:value-type="float" office:value="93.72054" calcext:value-type="float">
            <text:p>93,72054</text:p>
          </table:table-cell>
          <table:table-cell office:value-type="float" office:value="51.482" calcext:value-type="float">
            <text:p>51,482</text:p>
          </table:table-cell>
          <table:table-cell office:value-type="float" office:value="60.815" calcext:value-type="float">
            <text:p>60,815</text:p>
          </table:table-cell>
        </table:table-row>
        <table:table-row table:style-name="ro1">
          <table:table-cell office:value-type="string" calcext:value-type="string">
            <text:p>1985M11: Nov-1985</text:p>
          </table:table-cell>
          <table:table-cell office:value-type="float" office:value="9.78" calcext:value-type="float">
            <text:p>9,78</text:p>
          </table:table-cell>
          <table:table-cell office:value-type="float" office:value="35.14015" calcext:value-type="float">
            <text:p>35,14015</text:p>
          </table:table-cell>
          <table:table-cell office:value-type="float" office:value="28.81938" calcext:value-type="float">
            <text:p>28,81938</text:p>
          </table:table-cell>
          <table:table-cell office:value-type="float" office:value="132.7828" calcext:value-type="float">
            <text:p>132,7828</text:p>
          </table:table-cell>
          <table:table-cell office:value-type="float" office:value="10.2661" calcext:value-type="float">
            <text:p>10,2661</text:p>
          </table:table-cell>
          <table:table-cell office:value-type="float" office:value="14.91103" calcext:value-type="float">
            <text:p>14,91103</text:p>
          </table:table-cell>
          <table:table-cell office:value-type="float" office:value="19.93624" calcext:value-type="float">
            <text:p>19,93624</text:p>
          </table:table-cell>
          <table:table-cell office:value-type="float" office:value="1.173" calcext:value-type="float">
            <text:p>1,173</text:p>
          </table:table-cell>
          <table:table-cell office:value-type="float" office:value="94.29338" calcext:value-type="float">
            <text:p>94,29338</text:p>
          </table:table-cell>
          <table:table-cell office:value-type="float" office:value="51.655" calcext:value-type="float">
            <text:p>51,655</text:p>
          </table:table-cell>
          <table:table-cell office:value-type="float" office:value="60.949" calcext:value-type="float">
            <text:p>60,949</text:p>
          </table:table-cell>
        </table:table-row>
        <table:table-row table:style-name="ro1">
          <table:table-cell office:value-type="string" calcext:value-type="string">
            <text:p>1985M12: Dec-1985</text:p>
          </table:table-cell>
          <table:table-cell office:value-type="float" office:value="9.26" calcext:value-type="float">
            <text:p>9,26</text:p>
          </table:table-cell>
          <table:table-cell office:value-type="float" office:value="35.57639" calcext:value-type="float">
            <text:p>35,57639</text:p>
          </table:table-cell>
          <table:table-cell office:value-type="float" office:value="28.98684" calcext:value-type="float">
            <text:p>28,98684</text:p>
          </table:table-cell>
          <table:table-cell office:value-type="float" office:value="131.6774" calcext:value-type="float">
            <text:p>131,6774</text:p>
          </table:table-cell>
          <table:table-cell office:value-type="float" office:value="10.2047" calcext:value-type="float">
            <text:p>10,2047</text:p>
          </table:table-cell>
          <table:table-cell office:value-type="float" office:value="14.9832" calcext:value-type="float">
            <text:p>14,9832</text:p>
          </table:table-cell>
          <table:table-cell office:value-type="float" office:value="20.09124" calcext:value-type="float">
            <text:p>20,09124</text:p>
          </table:table-cell>
          <table:table-cell office:value-type="float" office:value="1.1457" calcext:value-type="float">
            <text:p>1,1457</text:p>
          </table:table-cell>
          <table:table-cell office:value-type="float" office:value="96.27195" calcext:value-type="float">
            <text:p>96,27195</text:p>
          </table:table-cell>
          <table:table-cell office:value-type="float" office:value="51.829" calcext:value-type="float">
            <text:p>51,829</text:p>
          </table:table-cell>
          <table:table-cell office:value-type="float" office:value="61.084" calcext:value-type="float">
            <text:p>61,084</text:p>
          </table:table-cell>
        </table:table-row>
        <table:table-row table:style-name="ro1">
          <table:table-cell office:value-type="string" calcext:value-type="string">
            <text:p>1986M1: Jan-1986</text:p>
          </table:table-cell>
          <table:table-cell office:value-type="float" office:value="9.19" calcext:value-type="float">
            <text:p>9,19</text:p>
          </table:table-cell>
          <table:table-cell office:value-type="float" office:value="35.66823" calcext:value-type="float">
            <text:p>35,66823</text:p>
          </table:table-cell>
          <table:table-cell office:value-type="float" office:value="29.10429" calcext:value-type="float">
            <text:p>29,10429</text:p>
          </table:table-cell>
          <table:table-cell office:value-type="float" office:value="129.9932" calcext:value-type="float">
            <text:p>129,9932</text:p>
          </table:table-cell>
          <table:table-cell office:value-type="float" office:value="9.9611" calcext:value-type="float">
            <text:p>9,9611</text:p>
          </table:table-cell>
          <table:table-cell office:value-type="float" office:value="15.08438" calcext:value-type="float">
            <text:p>15,08438</text:p>
          </table:table-cell>
          <table:table-cell office:value-type="float" office:value="20.27305" calcext:value-type="float">
            <text:p>20,27305</text:p>
          </table:table-cell>
          <table:table-cell office:value-type="float" office:value="1.1216" calcext:value-type="float">
            <text:p>1,1216</text:p>
          </table:table-cell>
          <table:table-cell office:value-type="float" office:value="98.78201" calcext:value-type="float">
            <text:p>98,78201</text:p>
          </table:table-cell>
          <table:table-cell office:value-type="float" office:value="52.002" calcext:value-type="float">
            <text:p>52,002</text:p>
          </table:table-cell>
          <table:table-cell office:value-type="float" office:value="61.221" calcext:value-type="float">
            <text:p>61,221</text:p>
          </table:table-cell>
        </table:table-row>
        <table:table-row table:style-name="ro1">
          <table:table-cell office:value-type="string" calcext:value-type="string">
            <text:p>1986M2: Feb-1986</text:p>
          </table:table-cell>
          <table:table-cell office:value-type="float" office:value="8.7" calcext:value-type="float">
            <text:p>8,7</text:p>
          </table:table-cell>
          <table:table-cell office:value-type="float" office:value="35.88635" calcext:value-type="float">
            <text:p>35,88635</text:p>
          </table:table-cell>
          <table:table-cell office:value-type="float" office:value="29.22873" calcext:value-type="float">
            <text:p>29,22873</text:p>
          </table:table-cell>
          <table:table-cell office:value-type="float" office:value="125.2731" calcext:value-type="float">
            <text:p>125,2731</text:p>
          </table:table-cell>
          <table:table-cell office:value-type="float" office:value="9.9428" calcext:value-type="float">
            <text:p>9,9428</text:p>
          </table:table-cell>
          <table:table-cell office:value-type="float" office:value="15.19629" calcext:value-type="float">
            <text:p>15,19629</text:p>
          </table:table-cell>
          <table:table-cell office:value-type="float" office:value="20.36474" calcext:value-type="float">
            <text:p>20,36474</text:p>
          </table:table-cell>
          <table:table-cell office:value-type="float" office:value="1.0788" calcext:value-type="float">
            <text:p>1,0788</text:p>
          </table:table-cell>
          <table:table-cell office:value-type="float" office:value="100.9921" calcext:value-type="float">
            <text:p>100,9921</text:p>
          </table:table-cell>
          <table:table-cell office:value-type="float" office:value="52.176" calcext:value-type="float">
            <text:p>52,176</text:p>
          </table:table-cell>
          <table:table-cell office:value-type="float" office:value="61.361" calcext:value-type="float">
            <text:p>61,361</text:p>
          </table:table-cell>
        </table:table-row>
        <table:table-row table:style-name="ro1">
          <table:table-cell office:value-type="string" calcext:value-type="string">
            <text:p>1986M3: Mar-1986</text:p>
          </table:table-cell>
          <table:table-cell office:value-type="float" office:value="7.78" calcext:value-type="float">
            <text:p>7,78</text:p>
          </table:table-cell>
          <table:table-cell office:value-type="float" office:value="36.36277" calcext:value-type="float">
            <text:p>36,36277</text:p>
          </table:table-cell>
          <table:table-cell office:value-type="float" office:value="29.4648" calcext:value-type="float">
            <text:p>29,4648</text:p>
          </table:table-cell>
          <table:table-cell office:value-type="float" office:value="122.4073" calcext:value-type="float">
            <text:p>122,4073</text:p>
          </table:table-cell>
          <table:table-cell office:value-type="float" office:value="9.3951" calcext:value-type="float">
            <text:p>9,3951</text:p>
          </table:table-cell>
          <table:table-cell office:value-type="float" office:value="15.4414" calcext:value-type="float">
            <text:p>15,4414</text:p>
          </table:table-cell>
          <table:table-cell office:value-type="float" office:value="20.50543" calcext:value-type="float">
            <text:p>20,50543</text:p>
          </table:table-cell>
          <table:table-cell office:value-type="float" office:value="1.0485" calcext:value-type="float">
            <text:p>1,0485</text:p>
          </table:table-cell>
          <table:table-cell office:value-type="float" office:value="102.4882" calcext:value-type="float">
            <text:p>102,4882</text:p>
          </table:table-cell>
          <table:table-cell office:value-type="float" office:value="52.349" calcext:value-type="float">
            <text:p>52,349</text:p>
          </table:table-cell>
          <table:table-cell office:value-type="float" office:value="61.502" calcext:value-type="float">
            <text:p>61,502</text:p>
          </table:table-cell>
        </table:table-row>
        <table:table-row table:style-name="ro1">
          <table:table-cell office:value-type="string" calcext:value-type="string">
            <text:p>1986M4: Apr-1986</text:p>
          </table:table-cell>
          <table:table-cell office:value-type="float" office:value="7.3" calcext:value-type="float">
            <text:p>7,3</text:p>
          </table:table-cell>
          <table:table-cell office:value-type="float" office:value="36.79327" calcext:value-type="float">
            <text:p>36,79327</text:p>
          </table:table-cell>
          <table:table-cell office:value-type="float" office:value="29.75204" calcext:value-type="float">
            <text:p>29,75204</text:p>
          </table:table-cell>
          <table:table-cell office:value-type="float" office:value="121.1382" calcext:value-type="float">
            <text:p>121,1382</text:p>
          </table:table-cell>
          <table:table-cell office:value-type="float" office:value="8.7663" calcext:value-type="float">
            <text:p>8,7663</text:p>
          </table:table-cell>
          <table:table-cell office:value-type="float" office:value="15.5917" calcext:value-type="float">
            <text:p>15,5917</text:p>
          </table:table-cell>
          <table:table-cell office:value-type="float" office:value="20.60372" calcext:value-type="float">
            <text:p>20,60372</text:p>
          </table:table-cell>
          <table:table-cell office:value-type="float" office:value="1.0526" calcext:value-type="float">
            <text:p>1,0526</text:p>
          </table:table-cell>
          <table:table-cell office:value-type="float" office:value="100.4269" calcext:value-type="float">
            <text:p>100,4269</text:p>
          </table:table-cell>
          <table:table-cell office:value-type="float" office:value="52.522" calcext:value-type="float">
            <text:p>52,522</text:p>
          </table:table-cell>
          <table:table-cell office:value-type="float" office:value="61.645" calcext:value-type="float">
            <text:p>61,645</text:p>
          </table:table-cell>
        </table:table-row>
        <table:table-row table:style-name="ro1">
          <table:table-cell office:value-type="string" calcext:value-type="string">
            <text:p>1986M5: May-1986</text:p>
          </table:table-cell>
          <table:table-cell office:value-type="float" office:value="7.71" calcext:value-type="float">
            <text:p>7,71</text:p>
          </table:table-cell>
          <table:table-cell office:value-type="float" office:value="37.42466" calcext:value-type="float">
            <text:p>37,42466</text:p>
          </table:table-cell>
          <table:table-cell office:value-type="float" office:value="30.06719" calcext:value-type="float">
            <text:p>30,06719</text:p>
          </table:table-cell>
          <table:table-cell office:value-type="float" office:value="118.7159" calcext:value-type="float">
            <text:p>118,7159</text:p>
          </table:table-cell>
          <table:table-cell office:value-type="float" office:value="8.4784" calcext:value-type="float">
            <text:p>8,4784</text:p>
          </table:table-cell>
          <table:table-cell office:value-type="float" office:value="15.67203" calcext:value-type="float">
            <text:p>15,67203</text:p>
          </table:table-cell>
          <table:table-cell office:value-type="float" office:value="20.66809" calcext:value-type="float">
            <text:p>20,66809</text:p>
          </table:table-cell>
          <table:table-cell office:value-type="float" office:value="1.0372" calcext:value-type="float">
            <text:p>1,0372</text:p>
          </table:table-cell>
          <table:table-cell office:value-type="float" office:value="100.6141" calcext:value-type="float">
            <text:p>100,6141</text:p>
          </table:table-cell>
          <table:table-cell office:value-type="float" office:value="52.695" calcext:value-type="float">
            <text:p>52,695</text:p>
          </table:table-cell>
          <table:table-cell office:value-type="float" office:value="61.79" calcext:value-type="float">
            <text:p>61,79</text:p>
          </table:table-cell>
        </table:table-row>
        <table:table-row table:style-name="ro1">
          <table:table-cell office:value-type="string" calcext:value-type="string">
            <text:p>1986M6: Jun-1986</text:p>
          </table:table-cell>
          <table:table-cell office:value-type="float" office:value="7.8" calcext:value-type="float">
            <text:p>7,8</text:p>
          </table:table-cell>
          <table:table-cell office:value-type="float" office:value="37.9183" calcext:value-type="float">
            <text:p>37,9183</text:p>
          </table:table-cell>
          <table:table-cell office:value-type="float" office:value="30.30326" calcext:value-type="float">
            <text:p>30,30326</text:p>
          </table:table-cell>
          <table:table-cell office:value-type="float" office:value="120.504" calcext:value-type="float">
            <text:p>120,504</text:p>
          </table:table-cell>
          <table:table-cell office:value-type="float" office:value="8.5498" calcext:value-type="float">
            <text:p>8,5498</text:p>
          </table:table-cell>
          <table:table-cell office:value-type="float" office:value="15.75325" calcext:value-type="float">
            <text:p>15,75325</text:p>
          </table:table-cell>
          <table:table-cell office:value-type="float" office:value="20.77856" calcext:value-type="float">
            <text:p>20,77856</text:p>
          </table:table-cell>
          <table:table-cell office:value-type="float" office:value="1.04" calcext:value-type="float">
            <text:p>1,04</text:p>
          </table:table-cell>
          <table:table-cell office:value-type="float" office:value="100.6505" calcext:value-type="float">
            <text:p>100,6505</text:p>
          </table:table-cell>
          <table:table-cell office:value-type="float" office:value="52.868" calcext:value-type="float">
            <text:p>52,868</text:p>
          </table:table-cell>
          <table:table-cell office:value-type="float" office:value="61.937" calcext:value-type="float">
            <text:p>61,937</text:p>
          </table:table-cell>
        </table:table-row>
        <table:table-row table:style-name="ro1">
          <table:table-cell office:value-type="string" calcext:value-type="string">
            <text:p>1986M7: Jul-1986</text:p>
          </table:table-cell>
          <table:table-cell office:value-type="float" office:value="7.3" calcext:value-type="float">
            <text:p>7,3</text:p>
          </table:table-cell>
          <table:table-cell office:value-type="float" office:value="38.47508" calcext:value-type="float">
            <text:p>38,47508</text:p>
          </table:table-cell>
          <table:table-cell office:value-type="float" office:value="30.55561" calcext:value-type="float">
            <text:p>30,55561</text:p>
          </table:table-cell>
          <table:table-cell office:value-type="float" office:value="117.3765" calcext:value-type="float">
            <text:p>117,3765</text:p>
          </table:table-cell>
          <table:table-cell office:value-type="float" office:value="8.5312" calcext:value-type="float">
            <text:p>8,5312</text:p>
          </table:table-cell>
          <table:table-cell office:value-type="float" office:value="15.82038" calcext:value-type="float">
            <text:p>15,82038</text:p>
          </table:table-cell>
          <table:table-cell office:value-type="float" office:value="20.89269" calcext:value-type="float">
            <text:p>20,89269</text:p>
          </table:table-cell>
          <table:table-cell office:value-type="float" office:value="1.0103" calcext:value-type="float">
            <text:p>1,0103</text:p>
          </table:table-cell>
          <table:table-cell office:value-type="float" office:value="102.5098" calcext:value-type="float">
            <text:p>102,5098</text:p>
          </table:table-cell>
          <table:table-cell office:value-type="float" office:value="53.04" calcext:value-type="float">
            <text:p>53,04</text:p>
          </table:table-cell>
          <table:table-cell office:value-type="float" office:value="62.086" calcext:value-type="float">
            <text:p>62,086</text:p>
          </table:table-cell>
        </table:table-row>
        <table:table-row table:style-name="ro1">
          <table:table-cell office:value-type="string" calcext:value-type="string">
            <text:p>1986M8: Aug-1986</text:p>
          </table:table-cell>
          <table:table-cell office:value-type="float" office:value="7.17" calcext:value-type="float">
            <text:p>7,17</text:p>
          </table:table-cell>
          <table:table-cell office:value-type="float" office:value="38.95724" calcext:value-type="float">
            <text:p>38,95724</text:p>
          </table:table-cell>
          <table:table-cell office:value-type="float" office:value="30.78703" calcext:value-type="float">
            <text:p>30,78703</text:p>
          </table:table-cell>
          <table:table-cell office:value-type="float" office:value="115.6739" calcext:value-type="float">
            <text:p>115,6739</text:p>
          </table:table-cell>
          <table:table-cell office:value-type="float" office:value="8.3521" calcext:value-type="float">
            <text:p>8,3521</text:p>
          </table:table-cell>
          <table:table-cell office:value-type="float" office:value="15.95043" calcext:value-type="float">
            <text:p>15,95043</text:p>
          </table:table-cell>
          <table:table-cell office:value-type="float" office:value="21.01732" calcext:value-type="float">
            <text:p>21,01732</text:p>
          </table:table-cell>
          <table:table-cell office:value-type="float" office:value="0.9793" calcext:value-type="float">
            <text:p>0,9793</text:p>
          </table:table-cell>
          <table:table-cell office:value-type="float" office:value="105.0737" calcext:value-type="float">
            <text:p>105,0737</text:p>
          </table:table-cell>
          <table:table-cell office:value-type="float" office:value="53.212" calcext:value-type="float">
            <text:p>53,212</text:p>
          </table:table-cell>
          <table:table-cell office:value-type="float" office:value="62.237" calcext:value-type="float">
            <text:p>62,237</text:p>
          </table:table-cell>
        </table:table-row>
        <table:table-row table:style-name="ro1">
          <table:table-cell office:value-type="string" calcext:value-type="string">
            <text:p>1986M9: Sep-1986</text:p>
          </table:table-cell>
          <table:table-cell office:value-type="float" office:value="7.45" calcext:value-type="float">
            <text:p>7,45</text:p>
          </table:table-cell>
          <table:table-cell office:value-type="float" office:value="39.45662" calcext:value-type="float">
            <text:p>39,45662</text:p>
          </table:table-cell>
          <table:table-cell office:value-type="float" office:value="31.03706" calcext:value-type="float">
            <text:p>31,03706</text:p>
          </table:table-cell>
          <table:table-cell office:value-type="float" office:value="115.6872" calcext:value-type="float">
            <text:p>115,6872</text:p>
          </table:table-cell>
          <table:table-cell office:value-type="float" office:value="8.3279" calcext:value-type="float">
            <text:p>8,3279</text:p>
          </table:table-cell>
          <table:table-cell office:value-type="float" office:value="16.07575" calcext:value-type="float">
            <text:p>16,07575</text:p>
          </table:table-cell>
          <table:table-cell office:value-type="float" office:value="21.16393" calcext:value-type="float">
            <text:p>21,16393</text:p>
          </table:table-cell>
          <table:table-cell office:value-type="float" office:value="0.9732" calcext:value-type="float">
            <text:p>0,9732</text:p>
          </table:table-cell>
          <table:table-cell office:value-type="float" office:value="106.0672" calcext:value-type="float">
            <text:p>106,0672</text:p>
          </table:table-cell>
          <table:table-cell office:value-type="float" office:value="53.383" calcext:value-type="float">
            <text:p>53,383</text:p>
          </table:table-cell>
          <table:table-cell office:value-type="float" office:value="62.39" calcext:value-type="float">
            <text:p>62,39</text:p>
          </table:table-cell>
        </table:table-row>
        <table:table-row table:style-name="ro1">
          <table:table-cell office:value-type="string" calcext:value-type="string">
            <text:p>1986M10: Oct-1986</text:p>
          </table:table-cell>
          <table:table-cell office:value-type="float" office:value="7.43" calcext:value-type="float">
            <text:p>7,43</text:p>
          </table:table-cell>
          <table:table-cell office:value-type="float" office:value="39.88712" calcext:value-type="float">
            <text:p>39,88712</text:p>
          </table:table-cell>
          <table:table-cell office:value-type="float" office:value="31.26732" calcext:value-type="float">
            <text:p>31,26732</text:p>
          </table:table-cell>
          <table:table-cell office:value-type="float" office:value="115.6408" calcext:value-type="float">
            <text:p>115,6408</text:p>
          </table:table-cell>
          <table:table-cell office:value-type="float" office:value="8.4165" calcext:value-type="float">
            <text:p>8,4165</text:p>
          </table:table-cell>
          <table:table-cell office:value-type="float" office:value="16.21379" calcext:value-type="float">
            <text:p>16,21379</text:p>
          </table:table-cell>
          <table:table-cell office:value-type="float" office:value="21.34453" calcext:value-type="float">
            <text:p>21,34453</text:p>
          </table:table-cell>
          <table:table-cell office:value-type="float" office:value="0.9616" calcext:value-type="float">
            <text:p>0,9616</text:p>
          </table:table-cell>
          <table:table-cell office:value-type="float" office:value="108.3832" calcext:value-type="float">
            <text:p>108,3832</text:p>
          </table:table-cell>
          <table:table-cell office:value-type="float" office:value="53.554" calcext:value-type="float">
            <text:p>53,554</text:p>
          </table:table-cell>
          <table:table-cell office:value-type="float" office:value="62.545" calcext:value-type="float">
            <text:p>62,545</text:p>
          </table:table-cell>
        </table:table-row>
        <table:table-row table:style-name="ro1">
          <table:table-cell office:value-type="string" calcext:value-type="string">
            <text:p>1986M11: Nov-1986</text:p>
          </table:table-cell>
          <table:table-cell office:value-type="float" office:value="7.25" calcext:value-type="float">
            <text:p>7,25</text:p>
          </table:table-cell>
          <table:table-cell office:value-type="float" office:value="40.48981" calcext:value-type="float">
            <text:p>40,48981</text:p>
          </table:table-cell>
          <table:table-cell office:value-type="float" office:value="31.4278" calcext:value-type="float">
            <text:p>31,4278</text:p>
          </table:table-cell>
          <table:table-cell office:value-type="float" office:value="117.2747" calcext:value-type="float">
            <text:p>117,2747</text:p>
          </table:table-cell>
          <table:table-cell office:value-type="float" office:value="8.535" calcext:value-type="float">
            <text:p>8,535</text:p>
          </table:table-cell>
          <table:table-cell office:value-type="float" office:value="16.30883" calcext:value-type="float">
            <text:p>16,30883</text:p>
          </table:table-cell>
          <table:table-cell office:value-type="float" office:value="21.48989" calcext:value-type="float">
            <text:p>21,48989</text:p>
          </table:table-cell>
          <table:table-cell office:value-type="float" office:value="0.9674" calcext:value-type="float">
            <text:p>0,9674</text:p>
          </table:table-cell>
          <table:table-cell office:value-type="float" office:value="108.1243" calcext:value-type="float">
            <text:p>108,1243</text:p>
          </table:table-cell>
          <table:table-cell office:value-type="float" office:value="53.725" calcext:value-type="float">
            <text:p>53,725</text:p>
          </table:table-cell>
          <table:table-cell office:value-type="float" office:value="62.702" calcext:value-type="float">
            <text:p>62,702</text:p>
          </table:table-cell>
        </table:table-row>
        <table:table-row table:style-name="ro1">
          <table:table-cell office:value-type="string" calcext:value-type="string">
            <text:p>1986M12: Dec-1986</text:p>
          </table:table-cell>
          <table:table-cell office:value-type="float" office:value="7.11" calcext:value-type="float">
            <text:p>7,11</text:p>
          </table:table-cell>
          <table:table-cell office:value-type="float" office:value="41.59763" calcext:value-type="float">
            <text:p>41,59763</text:p>
          </table:table-cell>
          <table:table-cell office:value-type="float" office:value="31.7383" calcext:value-type="float">
            <text:p>31,7383</text:p>
          </table:table-cell>
          <table:table-cell office:value-type="float" office:value="116.4044" calcext:value-type="float">
            <text:p>116,4044</text:p>
          </table:table-cell>
          <table:table-cell office:value-type="float" office:value="8.4674" calcext:value-type="float">
            <text:p>8,4674</text:p>
          </table:table-cell>
          <table:table-cell office:value-type="float" office:value="16.36354" calcext:value-type="float">
            <text:p>16,36354</text:p>
          </table:table-cell>
          <table:table-cell office:value-type="float" office:value="21.58085" calcext:value-type="float">
            <text:p>21,58085</text:p>
          </table:table-cell>
          <table:table-cell office:value-type="float" office:value="0.9574" calcext:value-type="float">
            <text:p>0,9574</text:p>
          </table:table-cell>
          <table:table-cell office:value-type="float" office:value="109.0578" calcext:value-type="float">
            <text:p>109,0578</text:p>
          </table:table-cell>
          <table:table-cell office:value-type="float" office:value="53.895" calcext:value-type="float">
            <text:p>53,895</text:p>
          </table:table-cell>
          <table:table-cell office:value-type="float" office:value="62.86" calcext:value-type="float">
            <text:p>62,86</text:p>
          </table:table-cell>
        </table:table-row>
        <table:table-row table:style-name="ro1">
          <table:table-cell office:value-type="string" calcext:value-type="string">
            <text:p>1987M1: Jan-1987</text:p>
          </table:table-cell>
          <table:table-cell office:value-type="float" office:value="7.08" calcext:value-type="float">
            <text:p>7,08</text:p>
          </table:table-cell>
          <table:table-cell office:value-type="float" office:value="41.91333" calcext:value-type="float">
            <text:p>41,91333</text:p>
          </table:table-cell>
          <table:table-cell office:value-type="float" office:value="31.92204" calcext:value-type="float">
            <text:p>31,92204</text:p>
          </table:table-cell>
          <table:table-cell office:value-type="float" office:value="112.7665" calcext:value-type="float">
            <text:p>112,7665</text:p>
          </table:table-cell>
          <table:table-cell office:value-type="float" office:value="8.4529" calcext:value-type="float">
            <text:p>8,4529</text:p>
          </table:table-cell>
          <table:table-cell office:value-type="float" office:value="16.47102" calcext:value-type="float">
            <text:p>16,47102</text:p>
          </table:table-cell>
          <table:table-cell office:value-type="float" office:value="21.70365" calcext:value-type="float">
            <text:p>21,70365</text:p>
          </table:table-cell>
          <table:table-cell office:value-type="float" office:value="0.9004" calcext:value-type="float">
            <text:p>0,9004</text:p>
          </table:table-cell>
          <table:table-cell office:value-type="float" office:value="112.0049" calcext:value-type="float">
            <text:p>112,0049</text:p>
          </table:table-cell>
          <table:table-cell office:value-type="float" office:value="54.064" calcext:value-type="float">
            <text:p>54,064</text:p>
          </table:table-cell>
          <table:table-cell office:value-type="float" office:value="63.02" calcext:value-type="float">
            <text:p>63,02</text:p>
          </table:table-cell>
        </table:table-row>
        <table:table-row table:style-name="ro1">
          <table:table-cell office:value-type="string" calcext:value-type="string">
            <text:p>1987M2: Feb-1987</text:p>
          </table:table-cell>
          <table:table-cell office:value-type="float" office:value="7.25" calcext:value-type="float">
            <text:p>7,25</text:p>
          </table:table-cell>
          <table:table-cell office:value-type="float" office:value="41.94203" calcext:value-type="float">
            <text:p>41,94203</text:p>
          </table:table-cell>
          <table:table-cell office:value-type="float" office:value="31.9639" calcext:value-type="float">
            <text:p>31,9639</text:p>
          </table:table-cell>
          <table:table-cell office:value-type="float" office:value="111.8269" calcext:value-type="float">
            <text:p>111,8269</text:p>
          </table:table-cell>
          <table:table-cell office:value-type="float" office:value="8.5029" calcext:value-type="float">
            <text:p>8,5029</text:p>
          </table:table-cell>
          <table:table-cell office:value-type="float" office:value="16.58497" calcext:value-type="float">
            <text:p>16,58497</text:p>
          </table:table-cell>
          <table:table-cell office:value-type="float" office:value="21.84769" calcext:value-type="float">
            <text:p>21,84769</text:p>
          </table:table-cell>
          <table:table-cell office:value-type="float" office:value="0.8826" calcext:value-type="float">
            <text:p>0,8826</text:p>
          </table:table-cell>
          <table:table-cell office:value-type="float" office:value="112.893" calcext:value-type="float">
            <text:p>112,893</text:p>
          </table:table-cell>
          <table:table-cell office:value-type="float" office:value="54.233" calcext:value-type="float">
            <text:p>54,233</text:p>
          </table:table-cell>
          <table:table-cell office:value-type="float" office:value="63.183" calcext:value-type="float">
            <text:p>63,183</text:p>
          </table:table-cell>
        </table:table-row>
        <table:table-row table:style-name="ro1">
          <table:table-cell office:value-type="string" calcext:value-type="string">
            <text:p>1987M3: Mar-1987</text:p>
          </table:table-cell>
          <table:table-cell office:value-type="float" office:value="7.25" calcext:value-type="float">
            <text:p>7,25</text:p>
          </table:table-cell>
          <table:table-cell office:value-type="float" office:value="42.11996" calcext:value-type="float">
            <text:p>42,11996</text:p>
          </table:table-cell>
          <table:table-cell office:value-type="float" office:value="32.03717" calcext:value-type="float">
            <text:p>32,03717</text:p>
          </table:table-cell>
          <table:table-cell office:value-type="float" office:value="111.2028" calcext:value-type="float">
            <text:p>111,2028</text:p>
          </table:table-cell>
          <table:table-cell office:value-type="float" office:value="8.4579" calcext:value-type="float">
            <text:p>8,4579</text:p>
          </table:table-cell>
          <table:table-cell office:value-type="float" office:value="16.67925" calcext:value-type="float">
            <text:p>16,67925</text:p>
          </table:table-cell>
          <table:table-cell office:value-type="float" office:value="21.98886" calcext:value-type="float">
            <text:p>21,98886</text:p>
          </table:table-cell>
          <table:table-cell office:value-type="float" office:value="0.8836" calcext:value-type="float">
            <text:p>0,8836</text:p>
          </table:table-cell>
          <table:table-cell office:value-type="float" office:value="110.8079" calcext:value-type="float">
            <text:p>110,8079</text:p>
          </table:table-cell>
          <table:table-cell office:value-type="float" office:value="54.401" calcext:value-type="float">
            <text:p>54,401</text:p>
          </table:table-cell>
          <table:table-cell office:value-type="float" office:value="63.346" calcext:value-type="float">
            <text:p>63,346</text:p>
          </table:table-cell>
        </table:table-row>
        <table:table-row table:style-name="ro1">
          <table:table-cell office:value-type="string" calcext:value-type="string">
            <text:p>1987M4: Apr-1987</text:p>
          </table:table-cell>
          <table:table-cell office:value-type="float" office:value="8.02" calcext:value-type="float">
            <text:p>8,02</text:p>
          </table:table-cell>
          <table:table-cell office:value-type="float" office:value="42.6997" calcext:value-type="float">
            <text:p>42,6997</text:p>
          </table:table-cell>
          <table:table-cell office:value-type="float" office:value="32.2023" calcext:value-type="float">
            <text:p>32,2023</text:p>
          </table:table-cell>
          <table:table-cell office:value-type="float" office:value="108.4412" calcext:value-type="float">
            <text:p>108,4412</text:p>
          </table:table-cell>
          <table:table-cell office:value-type="float" office:value="8.4889" calcext:value-type="float">
            <text:p>8,4889</text:p>
          </table:table-cell>
          <table:table-cell office:value-type="float" office:value="16.87461" calcext:value-type="float">
            <text:p>16,87461</text:p>
          </table:table-cell>
          <table:table-cell office:value-type="float" office:value="22.1748" calcext:value-type="float">
            <text:p>22,1748</text:p>
          </table:table-cell>
          <table:table-cell office:value-type="float" office:value="0.8721" calcext:value-type="float">
            <text:p>0,8721</text:p>
          </table:table-cell>
          <table:table-cell office:value-type="float" office:value="109.3729" calcext:value-type="float">
            <text:p>109,3729</text:p>
          </table:table-cell>
          <table:table-cell office:value-type="float" office:value="54.568" calcext:value-type="float">
            <text:p>54,568</text:p>
          </table:table-cell>
          <table:table-cell office:value-type="float" office:value="63.512" calcext:value-type="float">
            <text:p>63,512</text:p>
          </table:table-cell>
        </table:table-row>
        <table:table-row table:style-name="ro1">
          <table:table-cell office:value-type="string" calcext:value-type="string">
            <text:p>1987M5: May-1987</text:p>
          </table:table-cell>
          <table:table-cell office:value-type="float" office:value="8.61" calcext:value-type="float">
            <text:p>8,61</text:p>
          </table:table-cell>
          <table:table-cell office:value-type="float" office:value="42.80876" calcext:value-type="float">
            <text:p>42,80876</text:p>
          </table:table-cell>
          <table:table-cell office:value-type="float" office:value="32.26394" calcext:value-type="float">
            <text:p>32,26394</text:p>
          </table:table-cell>
          <table:table-cell office:value-type="float" office:value="107.6264" calcext:value-type="float">
            <text:p>107,6264</text:p>
          </table:table-cell>
          <table:table-cell office:value-type="float" office:value="8.6779" calcext:value-type="float">
            <text:p>8,6779</text:p>
          </table:table-cell>
          <table:table-cell office:value-type="float" office:value="16.99961" calcext:value-type="float">
            <text:p>16,99961</text:p>
          </table:table-cell>
          <table:table-cell office:value-type="float" office:value="22.34096" calcext:value-type="float">
            <text:p>22,34096</text:p>
          </table:table-cell>
          <table:table-cell office:value-type="float" office:value="0.8611" calcext:value-type="float">
            <text:p>0,8611</text:p>
          </table:table-cell>
          <table:table-cell office:value-type="float" office:value="109.187" calcext:value-type="float">
            <text:p>109,187</text:p>
          </table:table-cell>
          <table:table-cell office:value-type="float" office:value="54.734" calcext:value-type="float">
            <text:p>54,734</text:p>
          </table:table-cell>
          <table:table-cell office:value-type="float" office:value="63.679" calcext:value-type="float">
            <text:p>63,679</text:p>
          </table:table-cell>
        </table:table-row>
        <table:table-row table:style-name="ro1">
          <table:table-cell office:value-type="string" calcext:value-type="string">
            <text:p>1987M6: Jun-1987</text:p>
          </table:table-cell>
          <table:table-cell office:value-type="float" office:value="8.4" calcext:value-type="float">
            <text:p>8,4</text:p>
          </table:table-cell>
          <table:table-cell office:value-type="float" office:value="42.65952" calcext:value-type="float">
            <text:p>42,65952</text:p>
          </table:table-cell>
          <table:table-cell office:value-type="float" office:value="32.28371" calcext:value-type="float">
            <text:p>32,28371</text:p>
          </table:table-cell>
          <table:table-cell office:value-type="float" office:value="109.021" calcext:value-type="float">
            <text:p>109,021</text:p>
          </table:table-cell>
          <table:table-cell office:value-type="float" office:value="8.9002" calcext:value-type="float">
            <text:p>8,9002</text:p>
          </table:table-cell>
          <table:table-cell office:value-type="float" office:value="17.08181" calcext:value-type="float">
            <text:p>17,08181</text:p>
          </table:table-cell>
          <table:table-cell office:value-type="float" office:value="22.46357" calcext:value-type="float">
            <text:p>22,46357</text:p>
          </table:table-cell>
          <table:table-cell office:value-type="float" office:value="0.8765" calcext:value-type="float">
            <text:p>0,8765</text:p>
          </table:table-cell>
          <table:table-cell office:value-type="float" office:value="109.0013" calcext:value-type="float">
            <text:p>109,0013</text:p>
          </table:table-cell>
          <table:table-cell office:value-type="float" office:value="54.9" calcext:value-type="float">
            <text:p>54,9</text:p>
          </table:table-cell>
          <table:table-cell office:value-type="float" office:value="63.848" calcext:value-type="float">
            <text:p>63,848</text:p>
          </table:table-cell>
        </table:table-row>
        <table:table-row table:style-name="ro1">
          <table:table-cell office:value-type="string" calcext:value-type="string">
            <text:p>1987M7: Jul-1987</text:p>
          </table:table-cell>
          <table:table-cell office:value-type="float" office:value="8.45" calcext:value-type="float">
            <text:p>8,45</text:p>
          </table:table-cell>
          <table:table-cell office:value-type="float" office:value="42.64804" calcext:value-type="float">
            <text:p>42,64804</text:p>
          </table:table-cell>
          <table:table-cell office:value-type="float" office:value="32.33604" calcext:value-type="float">
            <text:p>32,33604</text:p>
          </table:table-cell>
          <table:table-cell office:value-type="float" office:value="110.5293" calcext:value-type="float">
            <text:p>110,5293</text:p>
          </table:table-cell>
          <table:table-cell office:value-type="float" office:value="9.1785" calcext:value-type="float">
            <text:p>9,1785</text:p>
          </table:table-cell>
          <table:table-cell office:value-type="float" office:value="17.21076" calcext:value-type="float">
            <text:p>17,21076</text:p>
          </table:table-cell>
          <table:table-cell office:value-type="float" office:value="22.59914" calcext:value-type="float">
            <text:p>22,59914</text:p>
          </table:table-cell>
          <table:table-cell office:value-type="float" office:value="0.8886" calcext:value-type="float">
            <text:p>0,8886</text:p>
          </table:table-cell>
          <table:table-cell office:value-type="float" office:value="109.0104" calcext:value-type="float">
            <text:p>109,0104</text:p>
          </table:table-cell>
          <table:table-cell office:value-type="float" office:value="55.065" calcext:value-type="float">
            <text:p>55,065</text:p>
          </table:table-cell>
          <table:table-cell office:value-type="float" office:value="64.019" calcext:value-type="float">
            <text:p>64,019</text:p>
          </table:table-cell>
        </table:table-row>
        <table:table-row table:style-name="ro1">
          <table:table-cell office:value-type="string" calcext:value-type="string">
            <text:p>1987M8: Aug-1987</text:p>
          </table:table-cell>
          <table:table-cell office:value-type="float" office:value="8.76" calcext:value-type="float">
            <text:p>8,76</text:p>
          </table:table-cell>
          <table:table-cell office:value-type="float" office:value="42.7571" calcext:value-type="float">
            <text:p>42,7571</text:p>
          </table:table-cell>
          <table:table-cell office:value-type="float" office:value="32.44302" calcext:value-type="float">
            <text:p>32,44302</text:p>
          </table:table-cell>
          <table:table-cell office:value-type="float" office:value="110.2647" calcext:value-type="float">
            <text:p>110,2647</text:p>
          </table:table-cell>
          <table:table-cell office:value-type="float" office:value="9.5074" calcext:value-type="float">
            <text:p>9,5074</text:p>
          </table:table-cell>
          <table:table-cell office:value-type="float" office:value="17.28852" calcext:value-type="float">
            <text:p>17,28852</text:p>
          </table:table-cell>
          <table:table-cell office:value-type="float" office:value="22.75419" calcext:value-type="float">
            <text:p>22,75419</text:p>
          </table:table-cell>
          <table:table-cell office:value-type="float" office:value="0.896" calcext:value-type="float">
            <text:p>0,896</text:p>
          </table:table-cell>
          <table:table-cell office:value-type="float" office:value="108.0628" calcext:value-type="float">
            <text:p>108,0628</text:p>
          </table:table-cell>
          <table:table-cell office:value-type="float" office:value="55.229" calcext:value-type="float">
            <text:p>55,229</text:p>
          </table:table-cell>
          <table:table-cell office:value-type="float" office:value="64.191" calcext:value-type="float">
            <text:p>64,191</text:p>
          </table:table-cell>
        </table:table-row>
        <table:table-row table:style-name="ro1">
          <table:table-cell office:value-type="string" calcext:value-type="string">
            <text:p>1987M9: Sep-1987</text:p>
          </table:table-cell>
          <table:table-cell office:value-type="float" office:value="9.42" calcext:value-type="float">
            <text:p>9,42</text:p>
          </table:table-cell>
          <table:table-cell office:value-type="float" office:value="42.91208" calcext:value-type="float">
            <text:p>42,91208</text:p>
          </table:table-cell>
          <table:table-cell office:value-type="float" office:value="32.5756" calcext:value-type="float">
            <text:p>32,5756</text:p>
          </table:table-cell>
          <table:table-cell office:value-type="float" office:value="108.2939" calcext:value-type="float">
            <text:p>108,2939</text:p>
          </table:table-cell>
          <table:table-cell office:value-type="float" office:value="9.7306" calcext:value-type="float">
            <text:p>9,7306</text:p>
          </table:table-cell>
          <table:table-cell office:value-type="float" office:value="17.39592" calcext:value-type="float">
            <text:p>17,39592</text:p>
          </table:table-cell>
          <table:table-cell office:value-type="float" office:value="22.90979" calcext:value-type="float">
            <text:p>22,90979</text:p>
          </table:table-cell>
          <table:table-cell office:value-type="float" office:value="0.8735" calcext:value-type="float">
            <text:p>0,8735</text:p>
          </table:table-cell>
          <table:table-cell office:value-type="float" office:value="108.5966" calcext:value-type="float">
            <text:p>108,5966</text:p>
          </table:table-cell>
          <table:table-cell office:value-type="float" office:value="55.392" calcext:value-type="float">
            <text:p>55,392</text:p>
          </table:table-cell>
          <table:table-cell office:value-type="float" office:value="64.364" calcext:value-type="float">
            <text:p>64,364</text:p>
          </table:table-cell>
        </table:table-row>
        <table:table-row table:style-name="ro1">
          <table:table-cell office:value-type="string" calcext:value-type="string">
            <text:p>1987M10: Oct-1987</text:p>
          </table:table-cell>
          <table:table-cell office:value-type="float" office:value="9.52" calcext:value-type="float">
            <text:p>9,52</text:p>
          </table:table-cell>
          <table:table-cell office:value-type="float" office:value="43.40572" calcext:value-type="float">
            <text:p>43,40572</text:p>
          </table:table-cell>
          <table:table-cell office:value-type="float" office:value="32.75701" calcext:value-type="float">
            <text:p>32,75701</text:p>
          </table:table-cell>
          <table:table-cell office:value-type="float" office:value="108.0144" calcext:value-type="float">
            <text:p>108,0144</text:p>
          </table:table-cell>
          <table:table-cell office:value-type="float" office:value="9.995" calcext:value-type="float">
            <text:p>9,995</text:p>
          </table:table-cell>
          <table:table-cell office:value-type="float" office:value="17.5226" calcext:value-type="float">
            <text:p>17,5226</text:p>
          </table:table-cell>
          <table:table-cell office:value-type="float" office:value="23.07457" calcext:value-type="float">
            <text:p>23,07457</text:p>
          </table:table-cell>
          <table:table-cell office:value-type="float" office:value="0.8686" calcext:value-type="float">
            <text:p>0,8686</text:p>
          </table:table-cell>
          <table:table-cell office:value-type="float" office:value="108.9207" calcext:value-type="float">
            <text:p>108,9207</text:p>
          </table:table-cell>
          <table:table-cell office:value-type="float" office:value="55.553" calcext:value-type="float">
            <text:p>55,553</text:p>
          </table:table-cell>
          <table:table-cell office:value-type="float" office:value="64.539" calcext:value-type="float">
            <text:p>64,539</text:p>
          </table:table-cell>
        </table:table-row>
        <table:table-row table:style-name="ro1">
          <table:table-cell office:value-type="string" calcext:value-type="string">
            <text:p>1987M11: Nov-1987</text:p>
          </table:table-cell>
          <table:table-cell office:value-type="float" office:value="8.86" calcext:value-type="float">
            <text:p>8,86</text:p>
          </table:table-cell>
          <table:table-cell office:value-type="float" office:value="43.23352" calcext:value-type="float">
            <text:p>43,23352</text:p>
          </table:table-cell>
          <table:table-cell office:value-type="float" office:value="32.8105" calcext:value-type="float">
            <text:p>32,8105</text:p>
          </table:table-cell>
          <table:table-cell office:value-type="float" office:value="104.8396" calcext:value-type="float">
            <text:p>104,8396</text:p>
          </table:table-cell>
          <table:table-cell office:value-type="float" office:value="9.4947" calcext:value-type="float">
            <text:p>9,4947</text:p>
          </table:table-cell>
          <table:table-cell office:value-type="float" office:value="17.60875" calcext:value-type="float">
            <text:p>17,60875</text:p>
          </table:table-cell>
          <table:table-cell office:value-type="float" office:value="23.24123" calcext:value-type="float">
            <text:p>23,24123</text:p>
          </table:table-cell>
          <table:table-cell office:value-type="float" office:value="0.8147" calcext:value-type="float">
            <text:p>0,8147</text:p>
          </table:table-cell>
          <table:table-cell office:value-type="float" office:value="110.7791" calcext:value-type="float">
            <text:p>110,7791</text:p>
          </table:table-cell>
          <table:table-cell office:value-type="float" office:value="55.714" calcext:value-type="float">
            <text:p>55,714</text:p>
          </table:table-cell>
          <table:table-cell office:value-type="float" office:value="64.715" calcext:value-type="float">
            <text:p>64,715</text:p>
          </table:table-cell>
        </table:table-row>
        <table:table-row table:style-name="ro1">
          <table:table-cell office:value-type="string" calcext:value-type="string">
            <text:p>1987M12: Dec-1987</text:p>
          </table:table-cell>
          <table:table-cell office:value-type="float" office:value="8.99" calcext:value-type="float">
            <text:p>8,99</text:p>
          </table:table-cell>
          <table:table-cell office:value-type="float" office:value="43.06132" calcext:value-type="float">
            <text:p>43,06132</text:p>
          </table:table-cell>
          <table:table-cell office:value-type="float" office:value="32.89656" calcext:value-type="float">
            <text:p>32,89656</text:p>
          </table:table-cell>
          <table:table-cell office:value-type="float" office:value="101.9206" calcext:value-type="float">
            <text:p>101,9206</text:p>
          </table:table-cell>
          <table:table-cell office:value-type="float" office:value="9.3506" calcext:value-type="float">
            <text:p>9,3506</text:p>
          </table:table-cell>
          <table:table-cell office:value-type="float" office:value="17.64846" calcext:value-type="float">
            <text:p>17,64846</text:p>
          </table:table-cell>
          <table:table-cell office:value-type="float" office:value="23.36018" calcext:value-type="float">
            <text:p>23,36018</text:p>
          </table:table-cell>
          <table:table-cell office:value-type="float" office:value="0.7914" calcext:value-type="float">
            <text:p>0,7914</text:p>
          </table:table-cell>
          <table:table-cell office:value-type="float" office:value="111.4247" calcext:value-type="float">
            <text:p>111,4247</text:p>
          </table:table-cell>
          <table:table-cell office:value-type="float" office:value="55.874" calcext:value-type="float">
            <text:p>55,874</text:p>
          </table:table-cell>
          <table:table-cell office:value-type="float" office:value="64.892" calcext:value-type="float">
            <text:p>64,892</text:p>
          </table:table-cell>
        </table:table-row>
        <table:table-row table:style-name="ro1">
          <table:table-cell office:value-type="string" calcext:value-type="string">
            <text:p>1988M1: Jan-1988</text:p>
          </table:table-cell>
          <table:table-cell office:value-type="float" office:value="8.67" calcext:value-type="float">
            <text:p>8,67</text:p>
          </table:table-cell>
          <table:table-cell office:value-type="float" office:value="43.40572" calcext:value-type="float">
            <text:p>43,40572</text:p>
          </table:table-cell>
          <table:table-cell office:value-type="float" office:value="33.14077" calcext:value-type="float">
            <text:p>33,14077</text:p>
          </table:table-cell>
          <table:table-cell office:value-type="float" office:value="101.297" calcext:value-type="float">
            <text:p>101,297</text:p>
          </table:table-cell>
          <table:table-cell office:value-type="float" office:value="9.2041" calcext:value-type="float">
            <text:p>9,2041</text:p>
          </table:table-cell>
          <table:table-cell office:value-type="float" office:value="17.71801" calcext:value-type="float">
            <text:p>17,71801</text:p>
          </table:table-cell>
          <table:table-cell office:value-type="float" office:value="23.45495" calcext:value-type="float">
            <text:p>23,45495</text:p>
          </table:table-cell>
          <table:table-cell office:value-type="float" office:value="0.8001" calcext:value-type="float">
            <text:p>0,8001</text:p>
          </table:table-cell>
          <table:table-cell office:value-type="float" office:value="110.7869" calcext:value-type="float">
            <text:p>110,7869</text:p>
          </table:table-cell>
          <table:table-cell office:value-type="float" office:value="56.032" calcext:value-type="float">
            <text:p>56,032</text:p>
          </table:table-cell>
          <table:table-cell office:value-type="float" office:value="65.07" calcext:value-type="float">
            <text:p>65,07</text:p>
          </table:table-cell>
        </table:table-row>
        <table:table-row table:style-name="ro1">
          <table:table-cell office:value-type="string" calcext:value-type="string">
            <text:p>1988M2: Feb-1988</text:p>
          </table:table-cell>
          <table:table-cell office:value-type="float" office:value="8.21" calcext:value-type="float">
            <text:p>8,21</text:p>
          </table:table-cell>
          <table:table-cell office:value-type="float" office:value="43.49182" calcext:value-type="float">
            <text:p>43,49182</text:p>
          </table:table-cell>
          <table:table-cell office:value-type="float" office:value="33.40708" calcext:value-type="float">
            <text:p>33,40708</text:p>
          </table:table-cell>
          <table:table-cell office:value-type="float" office:value="101.9537" calcext:value-type="float">
            <text:p>101,9537</text:p>
          </table:table-cell>
          <table:table-cell office:value-type="float" office:value="8.9186" calcext:value-type="float">
            <text:p>8,9186</text:p>
          </table:table-cell>
          <table:table-cell office:value-type="float" office:value="17.80844" calcext:value-type="float">
            <text:p>17,80844</text:p>
          </table:table-cell>
          <table:table-cell office:value-type="float" office:value="23.56951" calcext:value-type="float">
            <text:p>23,56951</text:p>
          </table:table-cell>
          <table:table-cell office:value-type="float" office:value="0.822" calcext:value-type="float">
            <text:p>0,822</text:p>
          </table:table-cell>
          <table:table-cell office:value-type="float" office:value="109.2752" calcext:value-type="float">
            <text:p>109,2752</text:p>
          </table:table-cell>
          <table:table-cell office:value-type="float" office:value="56.189" calcext:value-type="float">
            <text:p>56,189</text:p>
          </table:table-cell>
          <table:table-cell office:value-type="float" office:value="65.249" calcext:value-type="float">
            <text:p>65,249</text:p>
          </table:table-cell>
        </table:table-row>
        <table:table-row table:style-name="ro1">
          <table:table-cell office:value-type="string" calcext:value-type="string">
            <text:p>1988M3: Mar-1988</text:p>
          </table:table-cell>
          <table:table-cell office:value-type="float" office:value="8.37" calcext:value-type="float">
            <text:p>8,37</text:p>
          </table:table-cell>
          <table:table-cell office:value-type="float" office:value="43.72716" calcext:value-type="float">
            <text:p>43,72716</text:p>
          </table:table-cell>
          <table:table-cell office:value-type="float" office:value="33.64315" calcext:value-type="float">
            <text:p>33,64315</text:p>
          </table:table-cell>
          <table:table-cell office:value-type="float" office:value="100.6276" calcext:value-type="float">
            <text:p>100,6276</text:p>
          </table:table-cell>
          <table:table-cell office:value-type="float" office:value="8.8357" calcext:value-type="float">
            <text:p>8,8357</text:p>
          </table:table-cell>
          <table:table-cell office:value-type="float" office:value="17.93137" calcext:value-type="float">
            <text:p>17,93137</text:p>
          </table:table-cell>
          <table:table-cell office:value-type="float" office:value="23.7169" calcext:value-type="float">
            <text:p>23,7169</text:p>
          </table:table-cell>
          <table:table-cell office:value-type="float" office:value="0.8109" calcext:value-type="float">
            <text:p>0,8109</text:p>
          </table:table-cell>
          <table:table-cell office:value-type="float" office:value="108.5961" calcext:value-type="float">
            <text:p>108,5961</text:p>
          </table:table-cell>
          <table:table-cell office:value-type="float" office:value="56.345" calcext:value-type="float">
            <text:p>56,345</text:p>
          </table:table-cell>
          <table:table-cell office:value-type="float" office:value="65.429" calcext:value-type="float">
            <text:p>65,429</text:p>
          </table:table-cell>
        </table:table-row>
        <table:table-row table:style-name="ro1">
          <table:table-cell office:value-type="string" calcext:value-type="string">
            <text:p>1988M4: Apr-1988</text:p>
          </table:table-cell>
          <table:table-cell office:value-type="float" office:value="8.72" calcext:value-type="float">
            <text:p>8,72</text:p>
          </table:table-cell>
          <table:table-cell office:value-type="float" office:value="44.08878" calcext:value-type="float">
            <text:p>44,08878</text:p>
          </table:table-cell>
          <table:table-cell office:value-type="float" office:value="33.8769" calcext:value-type="float">
            <text:p>33,8769</text:p>
          </table:table-cell>
          <table:table-cell office:value-type="float" office:value="99.64642" calcext:value-type="float">
            <text:p>99,64642</text:p>
          </table:table-cell>
          <table:table-cell office:value-type="float" office:value="8.823" calcext:value-type="float">
            <text:p>8,823</text:p>
          </table:table-cell>
          <table:table-cell office:value-type="float" office:value="18.09336" calcext:value-type="float">
            <text:p>18,09336</text:p>
          </table:table-cell>
          <table:table-cell office:value-type="float" office:value="23.91039" calcext:value-type="float">
            <text:p>23,91039</text:p>
          </table:table-cell>
          <table:table-cell office:value-type="float" office:value="0.8057" calcext:value-type="float">
            <text:p>0,8057</text:p>
          </table:table-cell>
          <table:table-cell office:value-type="float" office:value="107.401" calcext:value-type="float">
            <text:p>107,401</text:p>
          </table:table-cell>
          <table:table-cell office:value-type="float" office:value="56.5" calcext:value-type="float">
            <text:p>56,5</text:p>
          </table:table-cell>
          <table:table-cell office:value-type="float" office:value="65.61" calcext:value-type="float">
            <text:p>65,61</text:p>
          </table:table-cell>
        </table:table-row>
        <table:table-row table:style-name="ro1">
          <table:table-cell office:value-type="string" calcext:value-type="string">
            <text:p>1988M5: May-1988</text:p>
          </table:table-cell>
          <table:table-cell office:value-type="float" office:value="9.09" calcext:value-type="float">
            <text:p>9,09</text:p>
          </table:table-cell>
          <table:table-cell office:value-type="float" office:value="44.29542" calcext:value-type="float">
            <text:p>44,29542</text:p>
          </table:table-cell>
          <table:table-cell office:value-type="float" office:value="34.05599" calcext:value-type="float">
            <text:p>34,05599</text:p>
          </table:table-cell>
          <table:table-cell office:value-type="float" office:value="99.84335" calcext:value-type="float">
            <text:p>99,84335</text:p>
          </table:table-cell>
          <table:table-cell office:value-type="float" office:value="8.9674" calcext:value-type="float">
            <text:p>8,9674</text:p>
          </table:table-cell>
          <table:table-cell office:value-type="float" office:value="18.23813" calcext:value-type="float">
            <text:p>18,23813</text:p>
          </table:table-cell>
          <table:table-cell office:value-type="float" office:value="24.11994" calcext:value-type="float">
            <text:p>24,11994</text:p>
          </table:table-cell>
          <table:table-cell office:value-type="float" office:value="0.8131" calcext:value-type="float">
            <text:p>0,8131</text:p>
          </table:table-cell>
          <table:table-cell office:value-type="float" office:value="106.4621" calcext:value-type="float">
            <text:p>106,4621</text:p>
          </table:table-cell>
          <table:table-cell office:value-type="float" office:value="56.653" calcext:value-type="float">
            <text:p>56,653</text:p>
          </table:table-cell>
          <table:table-cell office:value-type="float" office:value="65.791" calcext:value-type="float">
            <text:p>65,791</text:p>
          </table:table-cell>
        </table:table-row>
        <table:table-row table:style-name="ro1">
          <table:table-cell office:value-type="string" calcext:value-type="string">
            <text:p>1988M6: Jun-1988</text:p>
          </table:table-cell>
          <table:table-cell office:value-type="float" office:value="8.92" calcext:value-type="float">
            <text:p>8,92</text:p>
          </table:table-cell>
          <table:table-cell office:value-type="float" office:value="44.67426" calcext:value-type="float">
            <text:p>44,67426</text:p>
          </table:table-cell>
          <table:table-cell office:value-type="float" office:value="34.19786" calcext:value-type="float">
            <text:p>34,19786</text:p>
          </table:table-cell>
          <table:table-cell office:value-type="float" office:value="101.2008" calcext:value-type="float">
            <text:p>101,2008</text:p>
          </table:table-cell>
          <table:table-cell office:value-type="float" office:value="8.8584" calcext:value-type="float">
            <text:p>8,8584</text:p>
          </table:table-cell>
          <table:table-cell office:value-type="float" office:value="18.3555" calcext:value-type="float">
            <text:p>18,3555</text:p>
          </table:table-cell>
          <table:table-cell office:value-type="float" office:value="24.26523" calcext:value-type="float">
            <text:p>24,26523</text:p>
          </table:table-cell>
          <table:table-cell office:value-type="float" office:value="0.8425" calcext:value-type="float">
            <text:p>0,8425</text:p>
          </table:table-cell>
          <table:table-cell office:value-type="float" office:value="105.1955" calcext:value-type="float">
            <text:p>105,1955</text:p>
          </table:table-cell>
          <table:table-cell office:value-type="float" office:value="56.804" calcext:value-type="float">
            <text:p>56,804</text:p>
          </table:table-cell>
          <table:table-cell office:value-type="float" office:value="65.973" calcext:value-type="float">
            <text:p>65,973</text:p>
          </table:table-cell>
        </table:table-row>
        <table:table-row table:style-name="ro1">
          <table:table-cell office:value-type="string" calcext:value-type="string">
            <text:p>1988M7: Jul-1988</text:p>
          </table:table-cell>
          <table:table-cell office:value-type="float" office:value="9.06" calcext:value-type="float">
            <text:p>9,06</text:p>
          </table:table-cell>
          <table:table-cell office:value-type="float" office:value="44.8522" calcext:value-type="float">
            <text:p>44,8522</text:p>
          </table:table-cell>
          <table:table-cell office:value-type="float" office:value="34.3002" calcext:value-type="float">
            <text:p>34,3002</text:p>
          </table:table-cell>
          <table:table-cell office:value-type="float" office:value="103.8836" calcext:value-type="float">
            <text:p>103,8836</text:p>
          </table:table-cell>
          <table:table-cell office:value-type="float" office:value="8.9715" calcext:value-type="float">
            <text:p>8,9715</text:p>
          </table:table-cell>
          <table:table-cell office:value-type="float" office:value="18.50875" calcext:value-type="float">
            <text:p>18,50875</text:p>
          </table:table-cell>
          <table:table-cell office:value-type="float" office:value="24.41335" calcext:value-type="float">
            <text:p>24,41335</text:p>
          </table:table-cell>
          <table:table-cell office:value-type="float" office:value="0.8863" calcext:value-type="float">
            <text:p>0,8863</text:p>
          </table:table-cell>
          <table:table-cell office:value-type="float" office:value="103.2332" calcext:value-type="float">
            <text:p>103,2332</text:p>
          </table:table-cell>
          <table:table-cell office:value-type="float" office:value="56.955" calcext:value-type="float">
            <text:p>56,955</text:p>
          </table:table-cell>
          <table:table-cell office:value-type="float" office:value="66.156" calcext:value-type="float">
            <text:p>66,156</text:p>
          </table:table-cell>
        </table:table-row>
        <table:table-row table:style-name="ro1">
          <table:table-cell office:value-type="string" calcext:value-type="string">
            <text:p>1988M8: Aug-1988</text:p>
          </table:table-cell>
          <table:table-cell office:value-type="float" office:value="9.26" calcext:value-type="float">
            <text:p>9,26</text:p>
          </table:table-cell>
          <table:table-cell office:value-type="float" office:value="44.96125" calcext:value-type="float">
            <text:p>44,96125</text:p>
          </table:table-cell>
          <table:table-cell office:value-type="float" office:value="34.35835" calcext:value-type="float">
            <text:p>34,35835</text:p>
          </table:table-cell>
          <table:table-cell office:value-type="float" office:value="104.9206" calcext:value-type="float">
            <text:p>104,9206</text:p>
          </table:table-cell>
          <table:table-cell office:value-type="float" office:value="9.087" calcext:value-type="float">
            <text:p>9,087</text:p>
          </table:table-cell>
          <table:table-cell office:value-type="float" office:value="18.66992" calcext:value-type="float">
            <text:p>18,66992</text:p>
          </table:table-cell>
          <table:table-cell office:value-type="float" office:value="24.62417" calcext:value-type="float">
            <text:p>24,62417</text:p>
          </table:table-cell>
          <table:table-cell office:value-type="float" office:value="0.9059" calcext:value-type="float">
            <text:p>0,9059</text:p>
          </table:table-cell>
          <table:table-cell office:value-type="float" office:value="101.6042" calcext:value-type="float">
            <text:p>101,6042</text:p>
          </table:table-cell>
          <table:table-cell office:value-type="float" office:value="57.104" calcext:value-type="float">
            <text:p>57,104</text:p>
          </table:table-cell>
          <table:table-cell office:value-type="float" office:value="66.338" calcext:value-type="float">
            <text:p>66,338</text:p>
          </table:table-cell>
        </table:table-row>
        <table:table-row table:style-name="ro1">
          <table:table-cell office:value-type="string" calcext:value-type="string">
            <text:p>1988M9: Sep-1988</text:p>
          </table:table-cell>
          <table:table-cell office:value-type="float" office:value="8.98" calcext:value-type="float">
            <text:p>8,98</text:p>
          </table:table-cell>
          <table:table-cell office:value-type="float" office:value="44.98421" calcext:value-type="float">
            <text:p>44,98421</text:p>
          </table:table-cell>
          <table:table-cell office:value-type="float" office:value="34.41533" calcext:value-type="float">
            <text:p>34,41533</text:p>
          </table:table-cell>
          <table:table-cell office:value-type="float" office:value="105.1301" calcext:value-type="float">
            <text:p>105,1301</text:p>
          </table:table-cell>
          <table:table-cell office:value-type="float" office:value="9.0438" calcext:value-type="float">
            <text:p>9,0438</text:p>
          </table:table-cell>
          <table:table-cell office:value-type="float" office:value="18.7264" calcext:value-type="float">
            <text:p>18,7264</text:p>
          </table:table-cell>
          <table:table-cell office:value-type="float" office:value="24.80433" calcext:value-type="float">
            <text:p>24,80433</text:p>
          </table:table-cell>
          <table:table-cell office:value-type="float" office:value="0.9003" calcext:value-type="float">
            <text:p>0,9003</text:p>
          </table:table-cell>
          <table:table-cell office:value-type="float" office:value="102.2941" calcext:value-type="float">
            <text:p>102,2941</text:p>
          </table:table-cell>
          <table:table-cell office:value-type="float" office:value="57.251" calcext:value-type="float">
            <text:p>57,251</text:p>
          </table:table-cell>
          <table:table-cell office:value-type="float" office:value="66.521" calcext:value-type="float">
            <text:p>66,521</text:p>
          </table:table-cell>
        </table:table-row>
        <table:table-row table:style-name="ro1">
          <table:table-cell office:value-type="string" calcext:value-type="string">
            <text:p>1988M10: Oct-1988</text:p>
          </table:table-cell>
          <table:table-cell office:value-type="float" office:value="8.8" calcext:value-type="float">
            <text:p>8,8</text:p>
          </table:table-cell>
          <table:table-cell office:value-type="float" office:value="44.96125" calcext:value-type="float">
            <text:p>44,96125</text:p>
          </table:table-cell>
          <table:table-cell office:value-type="float" office:value="34.51302" calcext:value-type="float">
            <text:p>34,51302</text:p>
          </table:table-cell>
          <table:table-cell office:value-type="float" office:value="102.9472" calcext:value-type="float">
            <text:p>102,9472</text:p>
          </table:table-cell>
          <table:table-cell office:value-type="float" office:value="8.9263" calcext:value-type="float">
            <text:p>8,9263</text:p>
          </table:table-cell>
          <table:table-cell office:value-type="float" office:value="18.82295" calcext:value-type="float">
            <text:p>18,82295</text:p>
          </table:table-cell>
          <table:table-cell office:value-type="float" office:value="24.98741" calcext:value-type="float">
            <text:p>24,98741</text:p>
          </table:table-cell>
          <table:table-cell office:value-type="float" office:value="0.8796" calcext:value-type="float">
            <text:p>0,8796</text:p>
          </table:table-cell>
          <table:table-cell office:value-type="float" office:value="102.6324" calcext:value-type="float">
            <text:p>102,6324</text:p>
          </table:table-cell>
          <table:table-cell office:value-type="float" office:value="57.397" calcext:value-type="float">
            <text:p>57,397</text:p>
          </table:table-cell>
          <table:table-cell office:value-type="float" office:value="66.704" calcext:value-type="float">
            <text:p>66,704</text:p>
          </table:table-cell>
        </table:table-row>
        <table:table-row table:style-name="ro1">
          <table:table-cell office:value-type="string" calcext:value-type="string">
            <text:p>1988M11: Nov-1988</text:p>
          </table:table-cell>
          <table:table-cell office:value-type="float" office:value="8.96" calcext:value-type="float">
            <text:p>8,96</text:p>
          </table:table-cell>
          <table:table-cell office:value-type="float" office:value="45.05309" calcext:value-type="float">
            <text:p>45,05309</text:p>
          </table:table-cell>
          <table:table-cell office:value-type="float" office:value="34.68629" calcext:value-type="float">
            <text:p>34,68629</text:p>
          </table:table-cell>
          <table:table-cell office:value-type="float" office:value="100.2595" calcext:value-type="float">
            <text:p>100,2595</text:p>
          </table:table-cell>
          <table:table-cell office:value-type="float" office:value="8.93" calcext:value-type="float">
            <text:p>8,93</text:p>
          </table:table-cell>
          <table:table-cell office:value-type="float" office:value="18.96701" calcext:value-type="float">
            <text:p>18,96701</text:p>
          </table:table-cell>
          <table:table-cell office:value-type="float" office:value="25.18068" calcext:value-type="float">
            <text:p>25,18068</text:p>
          </table:table-cell>
          <table:table-cell office:value-type="float" office:value="0.8445" calcext:value-type="float">
            <text:p>0,8445</text:p>
          </table:table-cell>
          <table:table-cell office:value-type="float" office:value="103.9248" calcext:value-type="float">
            <text:p>103,9248</text:p>
          </table:table-cell>
          <table:table-cell office:value-type="float" office:value="57.541" calcext:value-type="float">
            <text:p>57,541</text:p>
          </table:table-cell>
          <table:table-cell office:value-type="float" office:value="66.887" calcext:value-type="float">
            <text:p>66,887</text:p>
          </table:table-cell>
        </table:table-row>
        <table:table-row table:style-name="ro1">
          <table:table-cell office:value-type="string" calcext:value-type="string">
            <text:p>1988M12: Dec-1988</text:p>
          </table:table-cell>
          <table:table-cell office:value-type="float" office:value="9.11" calcext:value-type="float">
            <text:p>9,11</text:p>
          </table:table-cell>
          <table:table-cell office:value-type="float" office:value="45.15641" calcext:value-type="float">
            <text:p>45,15641</text:p>
          </table:table-cell>
          <table:table-cell office:value-type="float" office:value="34.77816" calcext:value-type="float">
            <text:p>34,77816</text:p>
          </table:table-cell>
          <table:table-cell office:value-type="float" office:value="99.95941" calcext:value-type="float">
            <text:p>99,95941</text:p>
          </table:table-cell>
          <table:table-cell office:value-type="float" office:value="9.0858" calcext:value-type="float">
            <text:p>9,0858</text:p>
          </table:table-cell>
          <table:table-cell office:value-type="float" office:value="19.01586" calcext:value-type="float">
            <text:p>19,01586</text:p>
          </table:table-cell>
          <table:table-cell office:value-type="float" office:value="25.30193" calcext:value-type="float">
            <text:p>25,30193</text:p>
          </table:table-cell>
          <table:table-cell office:value-type="float" office:value="0.844" calcext:value-type="float">
            <text:p>0,844</text:p>
          </table:table-cell>
          <table:table-cell office:value-type="float" office:value="103.9053" calcext:value-type="float">
            <text:p>103,9053</text:p>
          </table:table-cell>
          <table:table-cell office:value-type="float" office:value="57.683" calcext:value-type="float">
            <text:p>57,683</text:p>
          </table:table-cell>
          <table:table-cell office:value-type="float" office:value="67.069" calcext:value-type="float">
            <text:p>67,069</text:p>
          </table:table-cell>
        </table:table-row>
        <table:table-row table:style-name="ro1">
          <table:table-cell office:value-type="string" calcext:value-type="string">
            <text:p>1989M1: Jan-1989</text:p>
          </table:table-cell>
          <table:table-cell office:value-type="float" office:value="9.09" calcext:value-type="float">
            <text:p>9,09</text:p>
          </table:table-cell>
          <table:table-cell office:value-type="float" office:value="45.09901" calcext:value-type="float">
            <text:p>45,09901</text:p>
          </table:table-cell>
          <table:table-cell office:value-type="float" office:value="34.8177" calcext:value-type="float">
            <text:p>34,8177</text:p>
          </table:table-cell>
          <table:table-cell office:value-type="float" office:value="101.6199" calcext:value-type="float">
            <text:p>101,6199</text:p>
          </table:table-cell>
          <table:table-cell office:value-type="float" office:value="9.1623" calcext:value-type="float">
            <text:p>9,1623</text:p>
          </table:table-cell>
          <table:table-cell office:value-type="float" office:value="19.10112" calcext:value-type="float">
            <text:p>19,10112</text:p>
          </table:table-cell>
          <table:table-cell office:value-type="float" office:value="25.44251" calcext:value-type="float">
            <text:p>25,44251</text:p>
          </table:table-cell>
          <table:table-cell office:value-type="float" office:value="0.8805" calcext:value-type="float">
            <text:p>0,8805</text:p>
          </table:table-cell>
          <table:table-cell office:value-type="float" office:value="102.2064" calcext:value-type="float">
            <text:p>102,2064</text:p>
          </table:table-cell>
          <table:table-cell office:value-type="float" office:value="57.824" calcext:value-type="float">
            <text:p>57,824</text:p>
          </table:table-cell>
          <table:table-cell office:value-type="float" office:value="67.251" calcext:value-type="float">
            <text:p>67,251</text:p>
          </table:table-cell>
        </table:table-row>
        <table:table-row table:style-name="ro1">
          <table:table-cell office:value-type="string" calcext:value-type="string">
            <text:p>1989M2: Feb-1989</text:p>
          </table:table-cell>
          <table:table-cell office:value-type="float" office:value="9.17" calcext:value-type="float">
            <text:p>9,17</text:p>
          </table:table-cell>
          <table:table-cell office:value-type="float" office:value="44.98996" calcext:value-type="float">
            <text:p>44,98996</text:p>
          </table:table-cell>
          <table:table-cell office:value-type="float" office:value="34.82235" calcext:value-type="float">
            <text:p>34,82235</text:p>
          </table:table-cell>
          <table:table-cell office:value-type="float" office:value="101.923" calcext:value-type="float">
            <text:p>101,923</text:p>
          </table:table-cell>
          <table:table-cell office:value-type="float" office:value="9.4056" calcext:value-type="float">
            <text:p>9,4056</text:p>
          </table:table-cell>
          <table:table-cell office:value-type="float" office:value="19.22273" calcext:value-type="float">
            <text:p>19,22273</text:p>
          </table:table-cell>
          <table:table-cell office:value-type="float" office:value="25.63517" calcext:value-type="float">
            <text:p>25,63517</text:p>
          </table:table-cell>
          <table:table-cell office:value-type="float" office:value="0.8889" calcext:value-type="float">
            <text:p>0,8889</text:p>
          </table:table-cell>
          <table:table-cell office:value-type="float" office:value="101.6838" calcext:value-type="float">
            <text:p>101,6838</text:p>
          </table:table-cell>
          <table:table-cell office:value-type="float" office:value="57.964" calcext:value-type="float">
            <text:p>57,964</text:p>
          </table:table-cell>
          <table:table-cell office:value-type="float" office:value="67.433" calcext:value-type="float">
            <text:p>67,433</text:p>
          </table:table-cell>
        </table:table-row>
        <table:table-row table:style-name="ro1">
          <table:table-cell office:value-type="string" calcext:value-type="string">
            <text:p>1989M3: Mar-1989</text:p>
          </table:table-cell>
          <table:table-cell office:value-type="float" office:value="9.36" calcext:value-type="float">
            <text:p>9,36</text:p>
          </table:table-cell>
          <table:table-cell office:value-type="float" office:value="44.94403" calcext:value-type="float">
            <text:p>44,94403</text:p>
          </table:table-cell>
          <table:table-cell office:value-type="float" office:value="34.9119" calcext:value-type="float">
            <text:p>34,9119</text:p>
          </table:table-cell>
          <table:table-cell office:value-type="float" office:value="102.8599" calcext:value-type="float">
            <text:p>102,8599</text:p>
          </table:table-cell>
          <table:table-cell office:value-type="float" office:value="9.6448" calcext:value-type="float">
            <text:p>9,6448</text:p>
          </table:table-cell>
          <table:table-cell office:value-type="float" office:value="19.39491" calcext:value-type="float">
            <text:p>19,39491</text:p>
          </table:table-cell>
          <table:table-cell office:value-type="float" office:value="25.88095" calcext:value-type="float">
            <text:p>25,88095</text:p>
          </table:table-cell>
          <table:table-cell office:value-type="float" office:value="0.8967" calcext:value-type="float">
            <text:p>0,8967</text:p>
          </table:table-cell>
          <table:table-cell office:value-type="float" office:value="102.0967" calcext:value-type="float">
            <text:p>102,0967</text:p>
          </table:table-cell>
          <table:table-cell office:value-type="float" office:value="58.102" calcext:value-type="float">
            <text:p>58,102</text:p>
          </table:table-cell>
          <table:table-cell office:value-type="float" office:value="67.614" calcext:value-type="float">
            <text:p>67,614</text:p>
          </table:table-cell>
        </table:table-row>
        <table:table-row table:style-name="ro1">
          <table:table-cell office:value-type="string" calcext:value-type="string">
            <text:p>1989M4: Apr-1989</text:p>
          </table:table-cell>
          <table:table-cell office:value-type="float" office:value="9.18" calcext:value-type="float">
            <text:p>9,18</text:p>
          </table:table-cell>
          <table:table-cell office:value-type="float" office:value="44.72592" calcext:value-type="float">
            <text:p>44,72592</text:p>
          </table:table-cell>
          <table:table-cell office:value-type="float" office:value="34.98399" calcext:value-type="float">
            <text:p>34,98399</text:p>
          </table:table-cell>
          <table:table-cell office:value-type="float" office:value="102.988" calcext:value-type="float">
            <text:p>102,988</text:p>
          </table:table-cell>
          <table:table-cell office:value-type="float" office:value="9.596" calcext:value-type="float">
            <text:p>9,596</text:p>
          </table:table-cell>
          <table:table-cell office:value-type="float" office:value="19.46752" calcext:value-type="float">
            <text:p>19,46752</text:p>
          </table:table-cell>
          <table:table-cell office:value-type="float" office:value="26.07859" calcext:value-type="float">
            <text:p>26,07859</text:p>
          </table:table-cell>
          <table:table-cell office:value-type="float" office:value="0.8992" calcext:value-type="float">
            <text:p>0,8992</text:p>
          </table:table-cell>
          <table:table-cell office:value-type="float" office:value="102.2967" calcext:value-type="float">
            <text:p>102,2967</text:p>
          </table:table-cell>
          <table:table-cell office:value-type="float" office:value="58.238" calcext:value-type="float">
            <text:p>58,238</text:p>
          </table:table-cell>
          <table:table-cell office:value-type="float" office:value="67.794" calcext:value-type="float">
            <text:p>67,794</text:p>
          </table:table-cell>
        </table:table-row>
        <table:table-row table:style-name="ro1">
          <table:table-cell office:value-type="string" calcext:value-type="string">
            <text:p>1989M5: May-1989</text:p>
          </table:table-cell>
          <table:table-cell office:value-type="float" office:value="8.86" calcext:value-type="float">
            <text:p>8,86</text:p>
          </table:table-cell>
          <table:table-cell office:value-type="float" office:value="44.48484" calcext:value-type="float">
            <text:p>44,48484</text:p>
          </table:table-cell>
          <table:table-cell office:value-type="float" office:value="35.04912" calcext:value-type="float">
            <text:p>35,04912</text:p>
          </table:table-cell>
          <table:table-cell office:value-type="float" office:value="104.8853" calcext:value-type="float">
            <text:p>104,8853</text:p>
          </table:table-cell>
          <table:table-cell office:value-type="float" office:value="9.6817" calcext:value-type="float">
            <text:p>9,6817</text:p>
          </table:table-cell>
          <table:table-cell office:value-type="float" office:value="19.5009" calcext:value-type="float">
            <text:p>19,5009</text:p>
          </table:table-cell>
          <table:table-cell office:value-type="float" office:value="26.24479" calcext:value-type="float">
            <text:p>26,24479</text:p>
          </table:table-cell>
          <table:table-cell office:value-type="float" office:value="0.9375" calcext:value-type="float">
            <text:p>0,9375</text:p>
          </table:table-cell>
          <table:table-cell office:value-type="float" office:value="100.3843" calcext:value-type="float">
            <text:p>100,3843</text:p>
          </table:table-cell>
          <table:table-cell office:value-type="float" office:value="58.373" calcext:value-type="float">
            <text:p>58,373</text:p>
          </table:table-cell>
          <table:table-cell office:value-type="float" office:value="67.973" calcext:value-type="float">
            <text:p>67,973</text:p>
          </table:table-cell>
        </table:table-row>
        <table:table-row table:style-name="ro1">
          <table:table-cell office:value-type="string" calcext:value-type="string">
            <text:p>1989M6: Jun-1989</text:p>
          </table:table-cell>
          <table:table-cell office:value-type="float" office:value="8.28" calcext:value-type="float">
            <text:p>8,28</text:p>
          </table:table-cell>
          <table:table-cell office:value-type="float" office:value="44.39874" calcext:value-type="float">
            <text:p>44,39874</text:p>
          </table:table-cell>
          <table:table-cell office:value-type="float" office:value="35.23867" calcext:value-type="float">
            <text:p>35,23867</text:p>
          </table:table-cell>
          <table:table-cell office:value-type="float" office:value="106.6648" calcext:value-type="float">
            <text:p>106,6648</text:p>
          </table:table-cell>
          <table:table-cell office:value-type="float" office:value="9.6037" calcext:value-type="float">
            <text:p>9,6037</text:p>
          </table:table-cell>
          <table:table-cell office:value-type="float" office:value="19.71399" calcext:value-type="float">
            <text:p>19,71399</text:p>
          </table:table-cell>
          <table:table-cell office:value-type="float" office:value="26.51274" calcext:value-type="float">
            <text:p>26,51274</text:p>
          </table:table-cell>
          <table:table-cell office:value-type="float" office:value="0.9554" calcext:value-type="float">
            <text:p>0,9554</text:p>
          </table:table-cell>
          <table:table-cell office:value-type="float" office:value="100.4356" calcext:value-type="float">
            <text:p>100,4356</text:p>
          </table:table-cell>
          <table:table-cell office:value-type="float" office:value="58.506" calcext:value-type="float">
            <text:p>58,506</text:p>
          </table:table-cell>
          <table:table-cell office:value-type="float" office:value="68.152" calcext:value-type="float">
            <text:p>68,152</text:p>
          </table:table-cell>
        </table:table-row>
        <table:table-row table:style-name="ro1">
          <table:table-cell office:value-type="string" calcext:value-type="string">
            <text:p>1989M7: Jul-1989</text:p>
          </table:table-cell>
          <table:table-cell office:value-type="float" office:value="8.02" calcext:value-type="float">
            <text:p>8,02</text:p>
          </table:table-cell>
          <table:table-cell office:value-type="float" office:value="44.64556" calcext:value-type="float">
            <text:p>44,64556</text:p>
          </table:table-cell>
          <table:table-cell office:value-type="float" office:value="35.52359" calcext:value-type="float">
            <text:p>35,52359</text:p>
          </table:table-cell>
          <table:table-cell office:value-type="float" office:value="104.8455" calcext:value-type="float">
            <text:p>104,8455</text:p>
          </table:table-cell>
          <table:table-cell office:value-type="float" office:value="9.5854" calcext:value-type="float">
            <text:p>9,5854</text:p>
          </table:table-cell>
          <table:table-cell office:value-type="float" office:value="19.91625" calcext:value-type="float">
            <text:p>19,91625</text:p>
          </table:table-cell>
          <table:table-cell office:value-type="float" office:value="26.78574" calcext:value-type="float">
            <text:p>26,78574</text:p>
          </table:table-cell>
          <table:table-cell office:value-type="float" office:value="0.914" calcext:value-type="float">
            <text:p>0,914</text:p>
          </table:table-cell>
          <table:table-cell office:value-type="float" office:value="103.0716" calcext:value-type="float">
            <text:p>103,0716</text:p>
          </table:table-cell>
          <table:table-cell office:value-type="float" office:value="58.637" calcext:value-type="float">
            <text:p>58,637</text:p>
          </table:table-cell>
          <table:table-cell office:value-type="float" office:value="68.329" calcext:value-type="float">
            <text:p>68,329</text:p>
          </table:table-cell>
        </table:table-row>
        <table:table-row table:style-name="ro1">
          <table:table-cell office:value-type="string" calcext:value-type="string">
            <text:p>1989M8: Aug-1989</text:p>
          </table:table-cell>
          <table:table-cell office:value-type="float" office:value="8.11" calcext:value-type="float">
            <text:p>8,11</text:p>
          </table:table-cell>
          <table:table-cell office:value-type="float" office:value="44.7374" calcext:value-type="float">
            <text:p>44,7374</text:p>
          </table:table-cell>
          <table:table-cell office:value-type="float" office:value="35.77943" calcext:value-type="float">
            <text:p>35,77943</text:p>
          </table:table-cell>
          <table:table-cell office:value-type="float" office:value="104.9753" calcext:value-type="float">
            <text:p>104,9753</text:p>
          </table:table-cell>
          <table:table-cell office:value-type="float" office:value="9.5375" calcext:value-type="float">
            <text:p>9,5375</text:p>
          </table:table-cell>
          <table:table-cell office:value-type="float" office:value="20.04554" calcext:value-type="float">
            <text:p>20,04554</text:p>
          </table:table-cell>
          <table:table-cell office:value-type="float" office:value="26.99125" calcext:value-type="float">
            <text:p>26,99125</text:p>
          </table:table-cell>
          <table:table-cell office:value-type="float" office:value="0.9278" calcext:value-type="float">
            <text:p>0,9278</text:p>
          </table:table-cell>
          <table:table-cell office:value-type="float" office:value="102.2958" calcext:value-type="float">
            <text:p>102,2958</text:p>
          </table:table-cell>
          <table:table-cell office:value-type="float" office:value="58.768" calcext:value-type="float">
            <text:p>58,768</text:p>
          </table:table-cell>
          <table:table-cell office:value-type="float" office:value="68.505" calcext:value-type="float">
            <text:p>68,505</text:p>
          </table:table-cell>
        </table:table-row>
        <table:table-row table:style-name="ro1">
          <table:table-cell office:value-type="string" calcext:value-type="string">
            <text:p>1989M9: Sep-1989</text:p>
          </table:table-cell>
          <table:table-cell office:value-type="float" office:value="8.19" calcext:value-type="float">
            <text:p>8,19</text:p>
          </table:table-cell>
          <table:table-cell office:value-type="float" office:value="44.82924" calcext:value-type="float">
            <text:p>44,82924</text:p>
          </table:table-cell>
          <table:table-cell office:value-type="float" office:value="35.98992" calcext:value-type="float">
            <text:p>35,98992</text:p>
          </table:table-cell>
          <table:table-cell office:value-type="float" office:value="105.8205" calcext:value-type="float">
            <text:p>105,8205</text:p>
          </table:table-cell>
          <table:table-cell office:value-type="float" office:value="9.6914" calcext:value-type="float">
            <text:p>9,6914</text:p>
          </table:table-cell>
          <table:table-cell office:value-type="float" office:value="20.1346" calcext:value-type="float">
            <text:p>20,1346</text:p>
          </table:table-cell>
          <table:table-cell office:value-type="float" office:value="27.15596" calcext:value-type="float">
            <text:p>27,15596</text:p>
          </table:table-cell>
          <table:table-cell office:value-type="float" office:value="0.9411" calcext:value-type="float">
            <text:p>0,9411</text:p>
          </table:table-cell>
          <table:table-cell office:value-type="float" office:value="101.6457" calcext:value-type="float">
            <text:p>101,6457</text:p>
          </table:table-cell>
          <table:table-cell office:value-type="float" office:value="58.896" calcext:value-type="float">
            <text:p>58,896</text:p>
          </table:table-cell>
          <table:table-cell office:value-type="float" office:value="68.68" calcext:value-type="float">
            <text:p>68,68</text:p>
          </table:table-cell>
        </table:table-row>
        <table:table-row table:style-name="ro1">
          <table:table-cell office:value-type="string" calcext:value-type="string">
            <text:p>1989M10: Oct-1989</text:p>
          </table:table-cell>
          <table:table-cell office:value-type="float" office:value="8.01" calcext:value-type="float">
            <text:p>8,01</text:p>
          </table:table-cell>
          <table:table-cell office:value-type="float" office:value="45.15067" calcext:value-type="float">
            <text:p>45,15067</text:p>
          </table:table-cell>
          <table:table-cell office:value-type="float" office:value="36.24111" calcext:value-type="float">
            <text:p>36,24111</text:p>
          </table:table-cell>
          <table:table-cell office:value-type="float" office:value="104.2059" calcext:value-type="float">
            <text:p>104,2059</text:p>
          </table:table-cell>
          <table:table-cell office:value-type="float" office:value="9.8685" calcext:value-type="float">
            <text:p>9,8685</text:p>
          </table:table-cell>
          <table:table-cell office:value-type="float" office:value="20.22749" calcext:value-type="float">
            <text:p>20,22749</text:p>
          </table:table-cell>
          <table:table-cell office:value-type="float" office:value="27.31565" calcext:value-type="float">
            <text:p>27,31565</text:p>
          </table:table-cell>
          <table:table-cell office:value-type="float" office:value="0.9072" calcext:value-type="float">
            <text:p>0,9072</text:p>
          </table:table-cell>
          <table:table-cell office:value-type="float" office:value="104.0174" calcext:value-type="float">
            <text:p>104,0174</text:p>
          </table:table-cell>
          <table:table-cell office:value-type="float" office:value="59.024" calcext:value-type="float">
            <text:p>59,024</text:p>
          </table:table-cell>
          <table:table-cell office:value-type="float" office:value="68.854" calcext:value-type="float">
            <text:p>68,854</text:p>
          </table:table-cell>
        </table:table-row>
        <table:table-row table:style-name="ro1">
          <table:table-cell office:value-type="string" calcext:value-type="string">
            <text:p>1989M11: Nov-1989</text:p>
          </table:table-cell>
          <table:table-cell office:value-type="float" office:value="7.87" calcext:value-type="float">
            <text:p>7,87</text:p>
          </table:table-cell>
          <table:table-cell office:value-type="float" office:value="45.2253" calcext:value-type="float">
            <text:p>45,2253</text:p>
          </table:table-cell>
          <table:table-cell office:value-type="float" office:value="36.4609" calcext:value-type="float">
            <text:p>36,4609</text:p>
          </table:table-cell>
          <table:table-cell office:value-type="float" office:value="104.5649" calcext:value-type="float">
            <text:p>104,5649</text:p>
          </table:table-cell>
          <table:table-cell office:value-type="float" office:value="10.1543" calcext:value-type="float">
            <text:p>10,1543</text:p>
          </table:table-cell>
          <table:table-cell office:value-type="float" office:value="20.33711" calcext:value-type="float">
            <text:p>20,33711</text:p>
          </table:table-cell>
          <table:table-cell office:value-type="float" office:value="27.49167" calcext:value-type="float">
            <text:p>27,49167</text:p>
          </table:table-cell>
          <table:table-cell office:value-type="float" office:value="0.8939" calcext:value-type="float">
            <text:p>0,8939</text:p>
          </table:table-cell>
          <table:table-cell office:value-type="float" office:value="106.2656" calcext:value-type="float">
            <text:p>106,2656</text:p>
          </table:table-cell>
          <table:table-cell office:value-type="float" office:value="59.149" calcext:value-type="float">
            <text:p>59,149</text:p>
          </table:table-cell>
          <table:table-cell office:value-type="float" office:value="69.026" calcext:value-type="float">
            <text:p>69,026</text:p>
          </table:table-cell>
        </table:table-row>
        <table:table-row table:style-name="ro1">
          <table:table-cell office:value-type="string" calcext:value-type="string">
            <text:p>1989M12: Dec-1989</text:p>
          </table:table-cell>
          <table:table-cell office:value-type="float" office:value="7.84" calcext:value-type="float">
            <text:p>7,84</text:p>
          </table:table-cell>
          <table:table-cell office:value-type="float" office:value="45.51229" calcext:value-type="float">
            <text:p>45,51229</text:p>
          </table:table-cell>
          <table:table-cell office:value-type="float" office:value="36.68301" calcext:value-type="float">
            <text:p>36,68301</text:p>
          </table:table-cell>
          <table:table-cell office:value-type="float" office:value="103.7165" calcext:value-type="float">
            <text:p>103,7165</text:p>
          </table:table-cell>
          <table:table-cell office:value-type="float" office:value="10.2373" calcext:value-type="float">
            <text:p>10,2373</text:p>
          </table:table-cell>
          <table:table-cell office:value-type="float" office:value="20.4847" calcext:value-type="float">
            <text:p>20,4847</text:p>
          </table:table-cell>
          <table:table-cell office:value-type="float" office:value="27.72521" calcext:value-type="float">
            <text:p>27,72521</text:p>
          </table:table-cell>
          <table:table-cell office:value-type="float" office:value="0.8565" calcext:value-type="float">
            <text:p>0,8565</text:p>
          </table:table-cell>
          <table:table-cell office:value-type="float" office:value="110.4236" calcext:value-type="float">
            <text:p>110,4236</text:p>
          </table:table-cell>
          <table:table-cell office:value-type="float" office:value="59.274" calcext:value-type="float">
            <text:p>59,274</text:p>
          </table:table-cell>
          <table:table-cell office:value-type="float" office:value="69.196" calcext:value-type="float">
            <text:p>69,196</text:p>
          </table:table-cell>
        </table:table-row>
        <table:table-row table:style-name="ro1">
          <table:table-cell office:value-type="string" calcext:value-type="string">
            <text:p>1990M1: Jan-1990</text:p>
          </table:table-cell>
          <table:table-cell office:value-type="float" office:value="8.21" calcext:value-type="float">
            <text:p>8,21</text:p>
          </table:table-cell>
          <table:table-cell office:value-type="float" office:value="45.65579" calcext:value-type="float">
            <text:p>45,65579</text:p>
          </table:table-cell>
          <table:table-cell office:value-type="float" office:value="36.84698" calcext:value-type="float">
            <text:p>36,84698</text:p>
          </table:table-cell>
          <table:table-cell office:value-type="float" office:value="103.5918" calcext:value-type="float">
            <text:p>103,5918</text:p>
          </table:table-cell>
          <table:table-cell office:value-type="float" office:value="10.4502" calcext:value-type="float">
            <text:p>10,4502</text:p>
          </table:table-cell>
          <table:table-cell office:value-type="float" office:value="20.71968" calcext:value-type="float">
            <text:p>20,71968</text:p>
          </table:table-cell>
          <table:table-cell office:value-type="float" office:value="28.02788" calcext:value-type="float">
            <text:p>28,02788</text:p>
          </table:table-cell>
          <table:table-cell office:value-type="float" office:value="0.8319" calcext:value-type="float">
            <text:p>0,8319</text:p>
          </table:table-cell>
          <table:table-cell office:value-type="float" office:value="111.916" calcext:value-type="float">
            <text:p>111,916</text:p>
          </table:table-cell>
          <table:table-cell office:value-type="float" office:value="59.398" calcext:value-type="float">
            <text:p>59,398</text:p>
          </table:table-cell>
          <table:table-cell office:value-type="float" office:value="69.365" calcext:value-type="float">
            <text:p>69,365</text:p>
          </table:table-cell>
        </table:table-row>
        <table:table-row table:style-name="ro1">
          <table:table-cell office:value-type="string" calcext:value-type="string">
            <text:p>1990M2: Feb-1990</text:p>
          </table:table-cell>
          <table:table-cell office:value-type="float" office:value="8.47" calcext:value-type="float">
            <text:p>8,47</text:p>
          </table:table-cell>
          <table:table-cell office:value-type="float" office:value="45.81077" calcext:value-type="float">
            <text:p>45,81077</text:p>
          </table:table-cell>
          <table:table-cell office:value-type="float" office:value="36.99119" calcext:value-type="float">
            <text:p>36,99119</text:p>
          </table:table-cell>
          <table:table-cell office:value-type="float" office:value="103.7581" calcext:value-type="float">
            <text:p>103,7581</text:p>
          </table:table-cell>
          <table:table-cell office:value-type="float" office:value="10.9205" calcext:value-type="float">
            <text:p>10,9205</text:p>
          </table:table-cell>
          <table:table-cell office:value-type="float" office:value="20.84851" calcext:value-type="float">
            <text:p>20,84851</text:p>
          </table:table-cell>
          <table:table-cell office:value-type="float" office:value="28.2723" calcext:value-type="float">
            <text:p>28,2723</text:p>
          </table:table-cell>
          <table:table-cell office:value-type="float" office:value="0.8208" calcext:value-type="float">
            <text:p>0,8208</text:p>
          </table:table-cell>
          <table:table-cell office:value-type="float" office:value="112.2805" calcext:value-type="float">
            <text:p>112,2805</text:p>
          </table:table-cell>
          <table:table-cell office:value-type="float" office:value="59.52" calcext:value-type="float">
            <text:p>59,52</text:p>
          </table:table-cell>
          <table:table-cell office:value-type="float" office:value="69.531" calcext:value-type="float">
            <text:p>69,531</text:p>
          </table:table-cell>
        </table:table-row>
        <table:table-row table:style-name="ro1">
          <table:table-cell office:value-type="string" calcext:value-type="string">
            <text:p>1990M3: Mar-1990</text:p>
          </table:table-cell>
          <table:table-cell office:value-type="float" office:value="8.59" calcext:value-type="float">
            <text:p>8,59</text:p>
          </table:table-cell>
          <table:table-cell office:value-type="float" office:value="46.00593" calcext:value-type="float">
            <text:p>46,00593</text:p>
          </table:table-cell>
          <table:table-cell office:value-type="float" office:value="37.11678" calcext:value-type="float">
            <text:p>37,11678</text:p>
          </table:table-cell>
          <table:table-cell office:value-type="float" office:value="105.2618" calcext:value-type="float">
            <text:p>105,2618</text:p>
          </table:table-cell>
          <table:table-cell office:value-type="float" office:value="11.0549" calcext:value-type="float">
            <text:p>11,0549</text:p>
          </table:table-cell>
          <table:table-cell office:value-type="float" office:value="20.82001" calcext:value-type="float">
            <text:p>20,82001</text:p>
          </table:table-cell>
          <table:table-cell office:value-type="float" office:value="28.38644" calcext:value-type="float">
            <text:p>28,38644</text:p>
          </table:table-cell>
          <table:table-cell office:value-type="float" office:value="0.8351" calcext:value-type="float">
            <text:p>0,8351</text:p>
          </table:table-cell>
          <table:table-cell office:value-type="float" office:value="112.3045" calcext:value-type="float">
            <text:p>112,3045</text:p>
          </table:table-cell>
          <table:table-cell office:value-type="float" office:value="59.641" calcext:value-type="float">
            <text:p>59,641</text:p>
          </table:table-cell>
          <table:table-cell office:value-type="float" office:value="69.696" calcext:value-type="float">
            <text:p>69,696</text:p>
          </table:table-cell>
        </table:table-row>
        <table:table-row table:style-name="ro1">
          <table:table-cell office:value-type="string" calcext:value-type="string">
            <text:p>1990M4: Apr-1990</text:p>
          </table:table-cell>
          <table:table-cell office:value-type="float" office:value="8.79" calcext:value-type="float">
            <text:p>8,79</text:p>
          </table:table-cell>
          <table:table-cell office:value-type="float" office:value="46.26997" calcext:value-type="float">
            <text:p>46,26997</text:p>
          </table:table-cell>
          <table:table-cell office:value-type="float" office:value="37.25052" calcext:value-type="float">
            <text:p>37,25052</text:p>
          </table:table-cell>
          <table:table-cell office:value-type="float" office:value="105.3768" calcext:value-type="float">
            <text:p>105,3768</text:p>
          </table:table-cell>
          <table:table-cell office:value-type="float" office:value="10.8743" calcext:value-type="float">
            <text:p>10,8743</text:p>
          </table:table-cell>
          <table:table-cell office:value-type="float" office:value="20.82353" calcext:value-type="float">
            <text:p>20,82353</text:p>
          </table:table-cell>
          <table:table-cell office:value-type="float" office:value="28.48952" calcext:value-type="float">
            <text:p>28,48952</text:p>
          </table:table-cell>
          <table:table-cell office:value-type="float" office:value="0.8251" calcext:value-type="float">
            <text:p>0,8251</text:p>
          </table:table-cell>
          <table:table-cell office:value-type="float" office:value="113.5065" calcext:value-type="float">
            <text:p>113,5065</text:p>
          </table:table-cell>
          <table:table-cell office:value-type="float" office:value="59.761" calcext:value-type="float">
            <text:p>59,761</text:p>
          </table:table-cell>
          <table:table-cell office:value-type="float" office:value="69.859" calcext:value-type="float">
            <text:p>69,859</text:p>
          </table:table-cell>
        </table:table-row>
        <table:table-row table:style-name="ro1">
          <table:table-cell office:value-type="string" calcext:value-type="string">
            <text:p>1990M5: May-1990</text:p>
          </table:table-cell>
          <table:table-cell office:value-type="float" office:value="8.76" calcext:value-type="float">
            <text:p>8,76</text:p>
          </table:table-cell>
          <table:table-cell office:value-type="float" office:value="46.16091" calcext:value-type="float">
            <text:p>46,16091</text:p>
          </table:table-cell>
          <table:table-cell office:value-type="float" office:value="37.23772" calcext:value-type="float">
            <text:p>37,23772</text:p>
          </table:table-cell>
          <table:table-cell office:value-type="float" office:value="103.9395" calcext:value-type="float">
            <text:p>103,9395</text:p>
          </table:table-cell>
          <table:table-cell office:value-type="float" office:value="10.7959" calcext:value-type="float">
            <text:p>10,7959</text:p>
          </table:table-cell>
          <table:table-cell office:value-type="float" office:value="20.89407" calcext:value-type="float">
            <text:p>20,89407</text:p>
          </table:table-cell>
          <table:table-cell office:value-type="float" office:value="28.62266" calcext:value-type="float">
            <text:p>28,62266</text:p>
          </table:table-cell>
          <table:table-cell office:value-type="float" office:value="0.8114" calcext:value-type="float">
            <text:p>0,8114</text:p>
          </table:table-cell>
          <table:table-cell office:value-type="float" office:value="112.9708" calcext:value-type="float">
            <text:p>112,9708</text:p>
          </table:table-cell>
          <table:table-cell office:value-type="float" office:value="59.881" calcext:value-type="float">
            <text:p>59,881</text:p>
          </table:table-cell>
          <table:table-cell office:value-type="float" office:value="70.02" calcext:value-type="float">
            <text:p>70,02</text:p>
          </table:table-cell>
        </table:table-row>
        <table:table-row table:style-name="ro1">
          <table:table-cell office:value-type="string" calcext:value-type="string">
            <text:p>1990M6: Jun-1990</text:p>
          </table:table-cell>
          <table:table-cell office:value-type="float" office:value="8.48" calcext:value-type="float">
            <text:p>8,48</text:p>
          </table:table-cell>
          <table:table-cell office:value-type="float" office:value="46.42495" calcext:value-type="float">
            <text:p>46,42495</text:p>
          </table:table-cell>
          <table:table-cell office:value-type="float" office:value="37.38774" calcext:value-type="float">
            <text:p>37,38774</text:p>
          </table:table-cell>
          <table:table-cell office:value-type="float" office:value="104.6383" calcext:value-type="float">
            <text:p>104,6383</text:p>
          </table:table-cell>
          <table:table-cell office:value-type="float" office:value="10.7063" calcext:value-type="float">
            <text:p>10,7063</text:p>
          </table:table-cell>
          <table:table-cell office:value-type="float" office:value="21.34001" calcext:value-type="float">
            <text:p>21,34001</text:p>
          </table:table-cell>
          <table:table-cell office:value-type="float" office:value="29.32817" calcext:value-type="float">
            <text:p>29,32817</text:p>
          </table:table-cell>
          <table:table-cell office:value-type="float" office:value="0.8177" calcext:value-type="float">
            <text:p>0,8177</text:p>
          </table:table-cell>
          <table:table-cell office:value-type="float" office:value="111.4095" calcext:value-type="float">
            <text:p>111,4095</text:p>
          </table:table-cell>
          <table:table-cell office:value-type="float" office:value="60" calcext:value-type="float">
            <text:p>60</text:p>
          </table:table-cell>
          <table:table-cell office:value-type="float" office:value="70.178" calcext:value-type="float">
            <text:p>70,178</text:p>
          </table:table-cell>
        </table:table-row>
        <table:table-row table:style-name="ro1">
          <table:table-cell office:value-type="string" calcext:value-type="string">
            <text:p>1990M7: Jul-1990</text:p>
          </table:table-cell>
          <table:table-cell office:value-type="float" office:value="8.47" calcext:value-type="float">
            <text:p>8,47</text:p>
          </table:table-cell>
          <table:table-cell office:value-type="float" office:value="46.49957" calcext:value-type="float">
            <text:p>46,49957</text:p>
          </table:table-cell>
          <table:table-cell office:value-type="float" office:value="37.51101" calcext:value-type="float">
            <text:p>37,51101</text:p>
          </table:table-cell>
          <table:table-cell office:value-type="float" office:value="102.8209" calcext:value-type="float">
            <text:p>102,8209</text:p>
          </table:table-cell>
          <table:table-cell office:value-type="float" office:value="10.5673" calcext:value-type="float">
            <text:p>10,5673</text:p>
          </table:table-cell>
          <table:table-cell office:value-type="float" office:value="21.79539" calcext:value-type="float">
            <text:p>21,79539</text:p>
          </table:table-cell>
          <table:table-cell office:value-type="float" office:value="30.05213" calcext:value-type="float">
            <text:p>30,05213</text:p>
          </table:table-cell>
          <table:table-cell office:value-type="float" office:value="0.7927" calcext:value-type="float">
            <text:p>0,7927</text:p>
          </table:table-cell>
          <table:table-cell office:value-type="float" office:value="112.112" calcext:value-type="float">
            <text:p>112,112</text:p>
          </table:table-cell>
          <table:table-cell office:value-type="float" office:value="60.118" calcext:value-type="float">
            <text:p>60,118</text:p>
          </table:table-cell>
          <table:table-cell office:value-type="float" office:value="70.335" calcext:value-type="float">
            <text:p>70,335</text:p>
          </table:table-cell>
        </table:table-row>
        <table:table-row table:style-name="ro1">
          <table:table-cell office:value-type="string" calcext:value-type="string">
            <text:p>1990M8: Aug-1990</text:p>
          </table:table-cell>
          <table:table-cell office:value-type="float" office:value="8.75" calcext:value-type="float">
            <text:p>8,75</text:p>
          </table:table-cell>
          <table:table-cell office:value-type="float" office:value="46.82101" calcext:value-type="float">
            <text:p>46,82101</text:p>
          </table:table-cell>
          <table:table-cell office:value-type="float" office:value="37.71568" calcext:value-type="float">
            <text:p>37,71568</text:p>
          </table:table-cell>
          <table:table-cell office:value-type="float" office:value="101.5184" calcext:value-type="float">
            <text:p>101,5184</text:p>
          </table:table-cell>
          <table:table-cell office:value-type="float" office:value="10.9569" calcext:value-type="float">
            <text:p>10,9569</text:p>
          </table:table-cell>
          <table:table-cell office:value-type="float" office:value="21.93578" calcext:value-type="float">
            <text:p>21,93578</text:p>
          </table:table-cell>
          <table:table-cell office:value-type="float" office:value="30.24202" calcext:value-type="float">
            <text:p>30,24202</text:p>
          </table:table-cell>
          <table:table-cell office:value-type="float" office:value="0.7599" calcext:value-type="float">
            <text:p>0,7599</text:p>
          </table:table-cell>
          <table:table-cell office:value-type="float" office:value="113.5803" calcext:value-type="float">
            <text:p>113,5803</text:p>
          </table:table-cell>
          <table:table-cell office:value-type="float" office:value="60.235" calcext:value-type="float">
            <text:p>60,235</text:p>
          </table:table-cell>
          <table:table-cell office:value-type="float" office:value="70.489" calcext:value-type="float">
            <text:p>70,489</text:p>
          </table:table-cell>
        </table:table-row>
        <table:table-row table:style-name="ro1">
          <table:table-cell office:value-type="string" calcext:value-type="string">
            <text:p>1990M9: Sep-1990</text:p>
          </table:table-cell>
          <table:table-cell office:value-type="float" office:value="8.89" calcext:value-type="float">
            <text:p>8,89</text:p>
          </table:table-cell>
          <table:table-cell office:value-type="float" office:value="47.07931" calcext:value-type="float">
            <text:p>47,07931</text:p>
          </table:table-cell>
          <table:table-cell office:value-type="float" office:value="37.86221" calcext:value-type="float">
            <text:p>37,86221</text:p>
          </table:table-cell>
          <table:table-cell office:value-type="float" office:value="100.1018" calcext:value-type="float">
            <text:p>100,1018</text:p>
          </table:table-cell>
          <table:table-cell office:value-type="float" office:value="11.1356" calcext:value-type="float">
            <text:p>11,1356</text:p>
          </table:table-cell>
          <table:table-cell office:value-type="float" office:value="22.08444" calcext:value-type="float">
            <text:p>22,08444</text:p>
          </table:table-cell>
          <table:table-cell office:value-type="float" office:value="30.46632" calcext:value-type="float">
            <text:p>30,46632</text:p>
          </table:table-cell>
          <table:table-cell office:value-type="float" office:value="0.7617" calcext:value-type="float">
            <text:p>0,7617</text:p>
          </table:table-cell>
          <table:table-cell office:value-type="float" office:value="112.055" calcext:value-type="float">
            <text:p>112,055</text:p>
          </table:table-cell>
          <table:table-cell office:value-type="float" office:value="60.353" calcext:value-type="float">
            <text:p>60,353</text:p>
          </table:table-cell>
          <table:table-cell office:value-type="float" office:value="70.641" calcext:value-type="float">
            <text:p>70,641</text:p>
          </table:table-cell>
        </table:table-row>
        <table:table-row table:style-name="ro1">
          <table:table-cell office:value-type="string" calcext:value-type="string">
            <text:p>1990M10: Oct-1990</text:p>
          </table:table-cell>
          <table:table-cell office:value-type="float" office:value="8.72" calcext:value-type="float">
            <text:p>8,72</text:p>
          </table:table-cell>
          <table:table-cell office:value-type="float" office:value="47.06209" calcext:value-type="float">
            <text:p>47,06209</text:p>
          </table:table-cell>
          <table:table-cell office:value-type="float" office:value="37.91571" calcext:value-type="float">
            <text:p>37,91571</text:p>
          </table:table-cell>
          <table:table-cell office:value-type="float" office:value="97.80394" calcext:value-type="float">
            <text:p>97,80394</text:p>
          </table:table-cell>
          <table:table-cell office:value-type="float" office:value="11.079" calcext:value-type="float">
            <text:p>11,079</text:p>
          </table:table-cell>
          <table:table-cell office:value-type="float" office:value="22.15648" calcext:value-type="float">
            <text:p>22,15648</text:p>
          </table:table-cell>
          <table:table-cell office:value-type="float" office:value="30.688" calcext:value-type="float">
            <text:p>30,688</text:p>
          </table:table-cell>
          <table:table-cell office:value-type="float" office:value="0.7398" calcext:value-type="float">
            <text:p>0,7398</text:p>
          </table:table-cell>
          <table:table-cell office:value-type="float" office:value="112.6271" calcext:value-type="float">
            <text:p>112,6271</text:p>
          </table:table-cell>
          <table:table-cell office:value-type="float" office:value="60.47" calcext:value-type="float">
            <text:p>60,47</text:p>
          </table:table-cell>
          <table:table-cell office:value-type="float" office:value="70.791" calcext:value-type="float">
            <text:p>70,791</text:p>
          </table:table-cell>
        </table:table-row>
        <table:table-row table:style-name="ro1">
          <table:table-cell office:value-type="string" calcext:value-type="string">
            <text:p>1990M11: Nov-1990</text:p>
          </table:table-cell>
          <table:table-cell office:value-type="float" office:value="8.39" calcext:value-type="float">
            <text:p>8,39</text:p>
          </table:table-cell>
          <table:table-cell office:value-type="float" office:value="47.18837" calcext:value-type="float">
            <text:p>47,18837</text:p>
          </table:table-cell>
          <table:table-cell office:value-type="float" office:value="37.95292" calcext:value-type="float">
            <text:p>37,95292</text:p>
          </table:table-cell>
          <table:table-cell office:value-type="float" office:value="97.60418" calcext:value-type="float">
            <text:p>97,60418</text:p>
          </table:table-cell>
          <table:table-cell office:value-type="float" office:value="10.9892" calcext:value-type="float">
            <text:p>10,9892</text:p>
          </table:table-cell>
          <table:table-cell office:value-type="float" office:value="22.20284" calcext:value-type="float">
            <text:p>22,20284</text:p>
          </table:table-cell>
          <table:table-cell office:value-type="float" office:value="30.88955" calcext:value-type="float">
            <text:p>30,88955</text:p>
          </table:table-cell>
          <table:table-cell office:value-type="float" office:value="0.724" calcext:value-type="float">
            <text:p>0,724</text:p>
          </table:table-cell>
          <table:table-cell office:value-type="float" office:value="114.4488" calcext:value-type="float">
            <text:p>114,4488</text:p>
          </table:table-cell>
          <table:table-cell office:value-type="float" office:value="60.587" calcext:value-type="float">
            <text:p>60,587</text:p>
          </table:table-cell>
          <table:table-cell office:value-type="float" office:value="70.938" calcext:value-type="float">
            <text:p>70,938</text:p>
          </table:table-cell>
        </table:table-row>
        <table:table-row table:style-name="ro1">
          <table:table-cell office:value-type="string" calcext:value-type="string">
            <text:p>1990M12: Dec-1990</text:p>
          </table:table-cell>
          <table:table-cell office:value-type="float" office:value="8.08" calcext:value-type="float">
            <text:p>8,08</text:p>
          </table:table-cell>
          <table:table-cell office:value-type="float" office:value="47.3376" calcext:value-type="float">
            <text:p>47,3376</text:p>
          </table:table-cell>
          <table:table-cell office:value-type="float" office:value="38.05875" calcext:value-type="float">
            <text:p>38,05875</text:p>
          </table:table-cell>
          <table:table-cell office:value-type="float" office:value="98.76656" calcext:value-type="float">
            <text:p>98,76656</text:p>
          </table:table-cell>
          <table:table-cell office:value-type="float" office:value="10.8649" calcext:value-type="float">
            <text:p>10,8649</text:p>
          </table:table-cell>
          <table:table-cell office:value-type="float" office:value="22.51609" calcext:value-type="float">
            <text:p>22,51609</text:p>
          </table:table-cell>
          <table:table-cell office:value-type="float" office:value="31.11333" calcext:value-type="float">
            <text:p>31,11333</text:p>
          </table:table-cell>
          <table:table-cell office:value-type="float" office:value="0.732" calcext:value-type="float">
            <text:p>0,732</text:p>
          </table:table-cell>
          <table:table-cell office:value-type="float" office:value="115.2517" calcext:value-type="float">
            <text:p>115,2517</text:p>
          </table:table-cell>
          <table:table-cell office:value-type="float" office:value="60.704" calcext:value-type="float">
            <text:p>60,704</text:p>
          </table:table-cell>
          <table:table-cell office:value-type="float" office:value="71.082" calcext:value-type="float">
            <text:p>71,082</text:p>
          </table:table-cell>
        </table:table-row>
        <table:table-row table:style-name="ro1">
          <table:table-cell office:value-type="string" calcext:value-type="string">
            <text:p>1991M1: Jan-1991</text:p>
          </table:table-cell>
          <table:table-cell office:value-type="float" office:value="8.09" calcext:value-type="float">
            <text:p>8,09</text:p>
          </table:table-cell>
          <table:table-cell office:value-type="float" office:value="47.48111" calcext:value-type="float">
            <text:p>47,48111</text:p>
          </table:table-cell>
          <table:table-cell office:value-type="float" office:value="38.24132" calcext:value-type="float">
            <text:p>38,24132</text:p>
          </table:table-cell>
          <table:table-cell office:value-type="float" office:value="98.4452" calcext:value-type="float">
            <text:p>98,4452</text:p>
          </table:table-cell>
          <table:table-cell office:value-type="float" office:value="10.8449" calcext:value-type="float">
            <text:p>10,8449</text:p>
          </table:table-cell>
          <table:table-cell office:value-type="float" office:value="22.7826" calcext:value-type="float">
            <text:p>22,7826</text:p>
          </table:table-cell>
          <table:table-cell office:value-type="float" office:value="31.33159" calcext:value-type="float">
            <text:p>31,33159</text:p>
          </table:table-cell>
          <table:table-cell office:value-type="float" office:value="0.7367" calcext:value-type="float">
            <text:p>0,7367</text:p>
          </table:table-cell>
          <table:table-cell office:value-type="float" office:value="113.9845" calcext:value-type="float">
            <text:p>113,9845</text:p>
          </table:table-cell>
          <table:table-cell office:value-type="float" office:value="60.821" calcext:value-type="float">
            <text:p>60,821</text:p>
          </table:table-cell>
          <table:table-cell office:value-type="float" office:value="71.225" calcext:value-type="float">
            <text:p>71,225</text:p>
          </table:table-cell>
        </table:table-row>
        <table:table-row table:style-name="ro1">
          <table:table-cell office:value-type="string" calcext:value-type="string">
            <text:p>1991M2: Feb-1991</text:p>
          </table:table-cell>
          <table:table-cell office:value-type="float" office:value="7.85" calcext:value-type="float">
            <text:p>7,85</text:p>
          </table:table-cell>
          <table:table-cell office:value-type="float" office:value="47.79107" calcext:value-type="float">
            <text:p>47,79107</text:p>
          </table:table-cell>
          <table:table-cell office:value-type="float" office:value="38.43204" calcext:value-type="float">
            <text:p>38,43204</text:p>
          </table:table-cell>
          <table:table-cell office:value-type="float" office:value="97.10296" calcext:value-type="float">
            <text:p>97,10296</text:p>
          </table:table-cell>
          <table:table-cell office:value-type="float" office:value="10.4413" calcext:value-type="float">
            <text:p>10,4413</text:p>
          </table:table-cell>
          <table:table-cell office:value-type="float" office:value="22.86216" calcext:value-type="float">
            <text:p>22,86216</text:p>
          </table:table-cell>
          <table:table-cell office:value-type="float" office:value="31.54994" calcext:value-type="float">
            <text:p>31,54994</text:p>
          </table:table-cell>
          <table:table-cell office:value-type="float" office:value="0.7226" calcext:value-type="float">
            <text:p>0,7226</text:p>
          </table:table-cell>
          <table:table-cell office:value-type="float" office:value="115.0421" calcext:value-type="float">
            <text:p>115,0421</text:p>
          </table:table-cell>
          <table:table-cell office:value-type="float" office:value="60.938" calcext:value-type="float">
            <text:p>60,938</text:p>
          </table:table-cell>
          <table:table-cell office:value-type="float" office:value="71.365" calcext:value-type="float">
            <text:p>71,365</text:p>
          </table:table-cell>
        </table:table-row>
        <table:table-row table:style-name="ro1">
          <table:table-cell office:value-type="string" calcext:value-type="string">
            <text:p>1991M3: Mar-1991</text:p>
          </table:table-cell>
          <table:table-cell office:value-type="float" office:value="8.11" calcext:value-type="float">
            <text:p>8,11</text:p>
          </table:table-cell>
          <table:table-cell office:value-type="float" office:value="48.1412" calcext:value-type="float">
            <text:p>48,1412</text:p>
          </table:table-cell>
          <table:table-cell office:value-type="float" office:value="38.63439" calcext:value-type="float">
            <text:p>38,63439</text:p>
          </table:table-cell>
          <table:table-cell office:value-type="float" office:value="100.1894" calcext:value-type="float">
            <text:p>100,1894</text:p>
          </table:table-cell>
          <table:table-cell office:value-type="float" office:value="10.3725" calcext:value-type="float">
            <text:p>10,3725</text:p>
          </table:table-cell>
          <table:table-cell office:value-type="float" office:value="22.88901" calcext:value-type="float">
            <text:p>22,88901</text:p>
          </table:table-cell>
          <table:table-cell office:value-type="float" office:value="31.71332" calcext:value-type="float">
            <text:p>31,71332</text:p>
          </table:table-cell>
          <table:table-cell office:value-type="float" office:value="0.7818" calcext:value-type="float">
            <text:p>0,7818</text:p>
          </table:table-cell>
          <table:table-cell office:value-type="float" office:value="111.073" calcext:value-type="float">
            <text:p>111,073</text:p>
          </table:table-cell>
          <table:table-cell office:value-type="float" office:value="61.056" calcext:value-type="float">
            <text:p>61,056</text:p>
          </table:table-cell>
          <table:table-cell office:value-type="float" office:value="71.503" calcext:value-type="float">
            <text:p>71,503</text:p>
          </table:table-cell>
        </table:table-row>
        <table:table-row table:style-name="ro1">
          <table:table-cell office:value-type="string" calcext:value-type="string">
            <text:p>1991M4: Apr-1991</text:p>
          </table:table-cell>
          <table:table-cell office:value-type="float" office:value="8.04" calcext:value-type="float">
            <text:p>8,04</text:p>
          </table:table-cell>
          <table:table-cell office:value-type="float" office:value="48.39376" calcext:value-type="float">
            <text:p>48,39376</text:p>
          </table:table-cell>
          <table:table-cell office:value-type="float" office:value="38.75417" calcext:value-type="float">
            <text:p>38,75417</text:p>
          </table:table-cell>
          <table:table-cell office:value-type="float" office:value="101.247" calcext:value-type="float">
            <text:p>101,247</text:p>
          </table:table-cell>
          <table:table-cell office:value-type="float" office:value="10.1174" calcext:value-type="float">
            <text:p>10,1174</text:p>
          </table:table-cell>
          <table:table-cell office:value-type="float" office:value="22.8839" calcext:value-type="float">
            <text:p>22,8839</text:p>
          </table:table-cell>
          <table:table-cell office:value-type="float" office:value="31.83478" calcext:value-type="float">
            <text:p>31,83478</text:p>
          </table:table-cell>
          <table:table-cell office:value-type="float" office:value="0.8267" calcext:value-type="float">
            <text:p>0,8267</text:p>
          </table:table-cell>
          <table:table-cell office:value-type="float" office:value="106.3943" calcext:value-type="float">
            <text:p>106,3943</text:p>
          </table:table-cell>
          <table:table-cell office:value-type="float" office:value="61.174" calcext:value-type="float">
            <text:p>61,174</text:p>
          </table:table-cell>
          <table:table-cell office:value-type="float" office:value="71.638" calcext:value-type="float">
            <text:p>71,638</text:p>
          </table:table-cell>
        </table:table-row>
        <table:table-row table:style-name="ro1">
          <table:table-cell office:value-type="string" calcext:value-type="string">
            <text:p>1991M5: May-1991</text:p>
          </table:table-cell>
          <table:table-cell office:value-type="float" office:value="8.07" calcext:value-type="float">
            <text:p>8,07</text:p>
          </table:table-cell>
          <table:table-cell office:value-type="float" office:value="48.72094" calcext:value-type="float">
            <text:p>48,72094</text:p>
          </table:table-cell>
          <table:table-cell office:value-type="float" office:value="38.87744" calcext:value-type="float">
            <text:p>38,87744</text:p>
          </table:table-cell>
          <table:table-cell office:value-type="float" office:value="101.6196" calcext:value-type="float">
            <text:p>101,6196</text:p>
          </table:table-cell>
          <table:table-cell office:value-type="float" office:value="9.9855" calcext:value-type="float">
            <text:p>9,9855</text:p>
          </table:table-cell>
          <table:table-cell office:value-type="float" office:value="23.00238" calcext:value-type="float">
            <text:p>23,00238</text:p>
          </table:table-cell>
          <table:table-cell office:value-type="float" office:value="32.00706" calcext:value-type="float">
            <text:p>32,00706</text:p>
          </table:table-cell>
          <table:table-cell office:value-type="float" office:value="0.8339" calcext:value-type="float">
            <text:p>0,8339</text:p>
          </table:table-cell>
          <table:table-cell office:value-type="float" office:value="106.0629" calcext:value-type="float">
            <text:p>106,0629</text:p>
          </table:table-cell>
          <table:table-cell office:value-type="float" office:value="61.293" calcext:value-type="float">
            <text:p>61,293</text:p>
          </table:table-cell>
          <table:table-cell office:value-type="float" office:value="71.771" calcext:value-type="float">
            <text:p>71,771</text:p>
          </table:table-cell>
        </table:table-row>
        <table:table-row table:style-name="ro1">
          <table:table-cell office:value-type="string" calcext:value-type="string">
            <text:p>1991M6: Jun-1991</text:p>
          </table:table-cell>
          <table:table-cell office:value-type="float" office:value="8.28" calcext:value-type="float">
            <text:p>8,28</text:p>
          </table:table-cell>
          <table:table-cell office:value-type="float" office:value="49.1744" calcext:value-type="float">
            <text:p>49,1744</text:p>
          </table:table-cell>
          <table:table-cell office:value-type="float" office:value="38.98094" calcext:value-type="float">
            <text:p>38,98094</text:p>
          </table:table-cell>
          <table:table-cell office:value-type="float" office:value="103.0838" calcext:value-type="float">
            <text:p>103,0838</text:p>
          </table:table-cell>
          <table:table-cell office:value-type="float" office:value="10.0527" calcext:value-type="float">
            <text:p>10,0527</text:p>
          </table:table-cell>
          <table:table-cell office:value-type="float" office:value="23.10437" calcext:value-type="float">
            <text:p>23,10437</text:p>
          </table:table-cell>
          <table:table-cell office:value-type="float" office:value="32.19338" calcext:value-type="float">
            <text:p>32,19338</text:p>
          </table:table-cell>
          <table:table-cell office:value-type="float" office:value="0.8687" calcext:value-type="float">
            <text:p>0,8687</text:p>
          </table:table-cell>
          <table:table-cell office:value-type="float" office:value="104.5135" calcext:value-type="float">
            <text:p>104,5135</text:p>
          </table:table-cell>
          <table:table-cell office:value-type="float" office:value="61.413" calcext:value-type="float">
            <text:p>61,413</text:p>
          </table:table-cell>
          <table:table-cell office:value-type="float" office:value="71.901" calcext:value-type="float">
            <text:p>71,901</text:p>
          </table:table-cell>
        </table:table-row>
        <table:table-row table:style-name="ro1">
          <table:table-cell office:value-type="string" calcext:value-type="string">
            <text:p>1991M7: Jul-1991</text:p>
          </table:table-cell>
          <table:table-cell office:value-type="float" office:value="8.27" calcext:value-type="float">
            <text:p>8,27</text:p>
          </table:table-cell>
          <table:table-cell office:value-type="float" office:value="49.45566" calcext:value-type="float">
            <text:p>49,45566</text:p>
          </table:table-cell>
          <table:table-cell office:value-type="float" office:value="39.02629" calcext:value-type="float">
            <text:p>39,02629</text:p>
          </table:table-cell>
          <table:table-cell office:value-type="float" office:value="102.7618" calcext:value-type="float">
            <text:p>102,7618</text:p>
          </table:table-cell>
          <table:table-cell office:value-type="float" office:value="10.2246" calcext:value-type="float">
            <text:p>10,2246</text:p>
          </table:table-cell>
          <table:table-cell office:value-type="float" office:value="23.21886" calcext:value-type="float">
            <text:p>23,21886</text:p>
          </table:table-cell>
          <table:table-cell office:value-type="float" office:value="32.40536" calcext:value-type="float">
            <text:p>32,40536</text:p>
          </table:table-cell>
          <table:table-cell office:value-type="float" office:value="0.8707" calcext:value-type="float">
            <text:p>0,8707</text:p>
          </table:table-cell>
          <table:table-cell office:value-type="float" office:value="105.1509" calcext:value-type="float">
            <text:p>105,1509</text:p>
          </table:table-cell>
          <table:table-cell office:value-type="float" office:value="61.534" calcext:value-type="float">
            <text:p>61,534</text:p>
          </table:table-cell>
          <table:table-cell office:value-type="float" office:value="72.029" calcext:value-type="float">
            <text:p>72,029</text:p>
          </table:table-cell>
        </table:table-row>
        <table:table-row table:style-name="ro1">
          <table:table-cell office:value-type="string" calcext:value-type="string">
            <text:p>1991M8: Aug-1991</text:p>
          </table:table-cell>
          <table:table-cell office:value-type="float" office:value="7.9" calcext:value-type="float">
            <text:p>7,9</text:p>
          </table:table-cell>
          <table:table-cell office:value-type="float" office:value="49.75414" calcext:value-type="float">
            <text:p>49,75414</text:p>
          </table:table-cell>
          <table:table-cell office:value-type="float" office:value="39.01234" calcext:value-type="float">
            <text:p>39,01234</text:p>
          </table:table-cell>
          <table:table-cell office:value-type="float" office:value="101.7911" calcext:value-type="float">
            <text:p>101,7911</text:p>
          </table:table-cell>
          <table:table-cell office:value-type="float" office:value="10.2017" calcext:value-type="float">
            <text:p>10,2017</text:p>
          </table:table-cell>
          <table:table-cell office:value-type="float" office:value="23.34306" calcext:value-type="float">
            <text:p>23,34306</text:p>
          </table:table-cell>
          <table:table-cell office:value-type="float" office:value="32.65904" calcext:value-type="float">
            <text:p>32,65904</text:p>
          </table:table-cell>
          <table:table-cell office:value-type="float" office:value="0.8503" calcext:value-type="float">
            <text:p>0,8503</text:p>
          </table:table-cell>
          <table:table-cell office:value-type="float" office:value="106.2868" calcext:value-type="float">
            <text:p>106,2868</text:p>
          </table:table-cell>
          <table:table-cell office:value-type="float" office:value="61.656" calcext:value-type="float">
            <text:p>61,656</text:p>
          </table:table-cell>
          <table:table-cell office:value-type="float" office:value="72.154" calcext:value-type="float">
            <text:p>72,154</text:p>
          </table:table-cell>
        </table:table-row>
        <table:table-row table:style-name="ro1">
          <table:table-cell office:value-type="string" calcext:value-type="string">
            <text:p>1991M9: Sep-1991</text:p>
          </table:table-cell>
          <table:table-cell office:value-type="float" office:value="7.65" calcext:value-type="float">
            <text:p>7,65</text:p>
          </table:table-cell>
          <table:table-cell office:value-type="float" office:value="49.9206" calcext:value-type="float">
            <text:p>49,9206</text:p>
          </table:table-cell>
          <table:table-cell office:value-type="float" office:value="39.01117" calcext:value-type="float">
            <text:p>39,01117</text:p>
          </table:table-cell>
          <table:table-cell office:value-type="float" office:value="100.7178" calcext:value-type="float">
            <text:p>100,7178</text:p>
          </table:table-cell>
          <table:table-cell office:value-type="float" office:value="10.0021" calcext:value-type="float">
            <text:p>10,0021</text:p>
          </table:table-cell>
          <table:table-cell office:value-type="float" office:value="23.36367" calcext:value-type="float">
            <text:p>23,36367</text:p>
          </table:table-cell>
          <table:table-cell office:value-type="float" office:value="32.87087" calcext:value-type="float">
            <text:p>32,87087</text:p>
          </table:table-cell>
          <table:table-cell office:value-type="float" office:value="0.8281" calcext:value-type="float">
            <text:p>0,8281</text:p>
          </table:table-cell>
          <table:table-cell office:value-type="float" office:value="107.3179" calcext:value-type="float">
            <text:p>107,3179</text:p>
          </table:table-cell>
          <table:table-cell office:value-type="float" office:value="61.779" calcext:value-type="float">
            <text:p>61,779</text:p>
          </table:table-cell>
          <table:table-cell office:value-type="float" office:value="72.278" calcext:value-type="float">
            <text:p>72,278</text:p>
          </table:table-cell>
        </table:table-row>
        <table:table-row table:style-name="ro1">
          <table:table-cell office:value-type="string" calcext:value-type="string">
            <text:p>1991M10: Oct-1991</text:p>
          </table:table-cell>
          <table:table-cell office:value-type="float" office:value="7.53" calcext:value-type="float">
            <text:p>7,53</text:p>
          </table:table-cell>
          <table:table-cell office:value-type="float" office:value="50.39701" calcext:value-type="float">
            <text:p>50,39701</text:p>
          </table:table-cell>
          <table:table-cell office:value-type="float" office:value="39.06932" calcext:value-type="float">
            <text:p>39,06932</text:p>
          </table:table-cell>
          <table:table-cell office:value-type="float" office:value="99.63007" calcext:value-type="float">
            <text:p>99,63007</text:p>
          </table:table-cell>
          <table:table-cell office:value-type="float" office:value="9.8719" calcext:value-type="float">
            <text:p>9,8719</text:p>
          </table:table-cell>
          <table:table-cell office:value-type="float" office:value="23.38748" calcext:value-type="float">
            <text:p>23,38748</text:p>
          </table:table-cell>
          <table:table-cell office:value-type="float" office:value="33.06938" calcext:value-type="float">
            <text:p>33,06938</text:p>
          </table:table-cell>
          <table:table-cell office:value-type="float" office:value="0.8255" calcext:value-type="float">
            <text:p>0,8255</text:p>
          </table:table-cell>
          <table:table-cell office:value-type="float" office:value="107.8014" calcext:value-type="float">
            <text:p>107,8014</text:p>
          </table:table-cell>
          <table:table-cell office:value-type="float" office:value="61.903" calcext:value-type="float">
            <text:p>61,903</text:p>
          </table:table-cell>
          <table:table-cell office:value-type="float" office:value="72.399" calcext:value-type="float">
            <text:p>72,399</text:p>
          </table:table-cell>
        </table:table-row>
        <table:table-row table:style-name="ro1">
          <table:table-cell office:value-type="string" calcext:value-type="string">
            <text:p>1991M11: Nov-1991</text:p>
          </table:table-cell>
          <table:table-cell office:value-type="float" office:value="7.42" calcext:value-type="float">
            <text:p>7,42</text:p>
          </table:table-cell>
          <table:table-cell office:value-type="float" office:value="50.94805" calcext:value-type="float">
            <text:p>50,94805</text:p>
          </table:table-cell>
          <table:table-cell office:value-type="float" office:value="39.13211" calcext:value-type="float">
            <text:p>39,13211</text:p>
          </table:table-cell>
          <table:table-cell office:value-type="float" office:value="98.29745" calcext:value-type="float">
            <text:p>98,29745</text:p>
          </table:table-cell>
          <table:table-cell office:value-type="float" office:value="9.9183" calcext:value-type="float">
            <text:p>9,9183</text:p>
          </table:table-cell>
          <table:table-cell office:value-type="float" office:value="23.48775" calcext:value-type="float">
            <text:p>23,48775</text:p>
          </table:table-cell>
          <table:table-cell office:value-type="float" office:value="33.30772" calcext:value-type="float">
            <text:p>33,30772</text:p>
          </table:table-cell>
          <table:table-cell office:value-type="float" office:value="0.795" calcext:value-type="float">
            <text:p>0,795</text:p>
          </table:table-cell>
          <table:table-cell office:value-type="float" office:value="110.0089" calcext:value-type="float">
            <text:p>110,0089</text:p>
          </table:table-cell>
          <table:table-cell office:value-type="float" office:value="62.028" calcext:value-type="float">
            <text:p>62,028</text:p>
          </table:table-cell>
          <table:table-cell office:value-type="float" office:value="72.518" calcext:value-type="float">
            <text:p>72,518</text:p>
          </table:table-cell>
        </table:table-row>
        <table:table-row table:style-name="ro1">
          <table:table-cell office:value-type="string" calcext:value-type="string">
            <text:p>1991M12: Dec-1991</text:p>
          </table:table-cell>
          <table:table-cell office:value-type="float" office:value="7.09" calcext:value-type="float">
            <text:p>7,09</text:p>
          </table:table-cell>
          <table:table-cell office:value-type="float" office:value="51.48761" calcext:value-type="float">
            <text:p>51,48761</text:p>
          </table:table-cell>
          <table:table-cell office:value-type="float" office:value="39.20887" calcext:value-type="float">
            <text:p>39,20887</text:p>
          </table:table-cell>
          <table:table-cell office:value-type="float" office:value="97.58321" calcext:value-type="float">
            <text:p>97,58321</text:p>
          </table:table-cell>
          <table:table-cell office:value-type="float" office:value="9.8923" calcext:value-type="float">
            <text:p>9,8923</text:p>
          </table:table-cell>
          <table:table-cell office:value-type="float" office:value="23.58284" calcext:value-type="float">
            <text:p>23,58284</text:p>
          </table:table-cell>
          <table:table-cell office:value-type="float" office:value="33.53319" calcext:value-type="float">
            <text:p>33,53319</text:p>
          </table:table-cell>
          <table:table-cell office:value-type="float" office:value="0.7681" calcext:value-type="float">
            <text:p>0,7681</text:p>
          </table:table-cell>
          <table:table-cell office:value-type="float" office:value="112.0387" calcext:value-type="float">
            <text:p>112,0387</text:p>
          </table:table-cell>
          <table:table-cell office:value-type="float" office:value="62.154" calcext:value-type="float">
            <text:p>62,154</text:p>
          </table:table-cell>
          <table:table-cell office:value-type="float" office:value="72.634" calcext:value-type="float">
            <text:p>72,634</text:p>
          </table:table-cell>
        </table:table-row>
        <table:table-row table:style-name="ro1">
          <table:table-cell office:value-type="string" calcext:value-type="string">
            <text:p>1992M1: Jan-1992</text:p>
          </table:table-cell>
          <table:table-cell office:value-type="float" office:value="7.03" calcext:value-type="float">
            <text:p>7,03</text:p>
          </table:table-cell>
          <table:table-cell office:value-type="float" office:value="52.25677" calcext:value-type="float">
            <text:p>52,25677</text:p>
          </table:table-cell>
          <table:table-cell office:value-type="float" office:value="39.31004" calcext:value-type="float">
            <text:p>39,31004</text:p>
          </table:table-cell>
          <table:table-cell office:value-type="float" office:value="97.0878" calcext:value-type="float">
            <text:p>97,0878</text:p>
          </table:table-cell>
          <table:table-cell office:value-type="float" office:value="9.6114" calcext:value-type="float">
            <text:p>9,6114</text:p>
          </table:table-cell>
          <table:table-cell office:value-type="float" office:value="23.60006" calcext:value-type="float">
            <text:p>23,60006</text:p>
          </table:table-cell>
          <table:table-cell office:value-type="float" office:value="33.686" calcext:value-type="float">
            <text:p>33,686</text:p>
          </table:table-cell>
          <table:table-cell office:value-type="float" office:value="0.7706" calcext:value-type="float">
            <text:p>0,7706</text:p>
          </table:table-cell>
          <table:table-cell office:value-type="float" office:value="111.6027" calcext:value-type="float">
            <text:p>111,6027</text:p>
          </table:table-cell>
          <table:table-cell office:value-type="float" office:value="62.282" calcext:value-type="float">
            <text:p>62,282</text:p>
          </table:table-cell>
          <table:table-cell office:value-type="float" office:value="72.749" calcext:value-type="float">
            <text:p>72,749</text:p>
          </table:table-cell>
        </table:table-row>
        <table:table-row table:style-name="ro1">
          <table:table-cell office:value-type="string" calcext:value-type="string">
            <text:p>1992M2: Feb-1992</text:p>
          </table:table-cell>
          <table:table-cell office:value-type="float" office:value="7.34" calcext:value-type="float">
            <text:p>7,34</text:p>
          </table:table-cell>
          <table:table-cell office:value-type="float" office:value="53.10629" calcext:value-type="float">
            <text:p>53,10629</text:p>
          </table:table-cell>
          <table:table-cell office:value-type="float" office:value="39.52751" calcext:value-type="float">
            <text:p>39,52751</text:p>
          </table:table-cell>
          <table:table-cell office:value-type="float" office:value="98.43737" calcext:value-type="float">
            <text:p>98,43737</text:p>
          </table:table-cell>
          <table:table-cell office:value-type="float" office:value="9.547" calcext:value-type="float">
            <text:p>9,547</text:p>
          </table:table-cell>
          <table:table-cell office:value-type="float" office:value="23.57351" calcext:value-type="float">
            <text:p>23,57351</text:p>
          </table:table-cell>
          <table:table-cell office:value-type="float" office:value="33.80833" calcext:value-type="float">
            <text:p>33,80833</text:p>
          </table:table-cell>
          <table:table-cell office:value-type="float" office:value="0.792" calcext:value-type="float">
            <text:p>0,792</text:p>
          </table:table-cell>
          <table:table-cell office:value-type="float" office:value="110.5357" calcext:value-type="float">
            <text:p>110,5357</text:p>
          </table:table-cell>
          <table:table-cell office:value-type="float" office:value="62.412" calcext:value-type="float">
            <text:p>62,412</text:p>
          </table:table-cell>
          <table:table-cell office:value-type="float" office:value="72.862" calcext:value-type="float">
            <text:p>72,862</text:p>
          </table:table-cell>
        </table:table-row>
        <table:table-row table:style-name="ro1">
          <table:table-cell office:value-type="string" calcext:value-type="string">
            <text:p>1992M3: Mar-1992</text:p>
          </table:table-cell>
          <table:table-cell office:value-type="float" office:value="7.54" calcext:value-type="float">
            <text:p>7,54</text:p>
          </table:table-cell>
          <table:table-cell office:value-type="float" office:value="53.76638" calcext:value-type="float">
            <text:p>53,76638</text:p>
          </table:table-cell>
          <table:table-cell office:value-type="float" office:value="39.57286" calcext:value-type="float">
            <text:p>39,57286</text:p>
          </table:table-cell>
          <table:table-cell office:value-type="float" office:value="100.447" calcext:value-type="float">
            <text:p>100,447</text:p>
          </table:table-cell>
          <table:table-cell office:value-type="float" office:value="9.5812" calcext:value-type="float">
            <text:p>9,5812</text:p>
          </table:table-cell>
          <table:table-cell office:value-type="float" office:value="23.65808" calcext:value-type="float">
            <text:p>23,65808</text:p>
          </table:table-cell>
          <table:table-cell office:value-type="float" office:value="34.0127" calcext:value-type="float">
            <text:p>34,0127</text:p>
          </table:table-cell>
          <table:table-cell office:value-type="float" office:value="0.8127" calcext:value-type="float">
            <text:p>0,8127</text:p>
          </table:table-cell>
          <table:table-cell office:value-type="float" office:value="110.0042" calcext:value-type="float">
            <text:p>110,0042</text:p>
          </table:table-cell>
          <table:table-cell office:value-type="float" office:value="62.542" calcext:value-type="float">
            <text:p>62,542</text:p>
          </table:table-cell>
          <table:table-cell office:value-type="float" office:value="72.973" calcext:value-type="float">
            <text:p>72,973</text:p>
          </table:table-cell>
        </table:table-row>
        <table:table-row table:style-name="ro1">
          <table:table-cell office:value-type="string" calcext:value-type="string">
            <text:p>1992M4: Apr-1992</text:p>
          </table:table-cell>
          <table:table-cell office:value-type="float" office:value="7.48" calcext:value-type="float">
            <text:p>7,48</text:p>
          </table:table-cell>
          <table:table-cell office:value-type="float" office:value="54.17392" calcext:value-type="float">
            <text:p>54,17392</text:p>
          </table:table-cell>
          <table:table-cell office:value-type="float" office:value="39.52402" calcext:value-type="float">
            <text:p>39,52402</text:p>
          </table:table-cell>
          <table:table-cell office:value-type="float" office:value="99.81447" calcext:value-type="float">
            <text:p>99,81447</text:p>
          </table:table-cell>
          <table:table-cell office:value-type="float" office:value="9.6231" calcext:value-type="float">
            <text:p>9,6231</text:p>
          </table:table-cell>
          <table:table-cell office:value-type="float" office:value="23.85728" calcext:value-type="float">
            <text:p>23,85728</text:p>
          </table:table-cell>
          <table:table-cell office:value-type="float" office:value="34.31028" calcext:value-type="float">
            <text:p>34,31028</text:p>
          </table:table-cell>
          <table:table-cell office:value-type="float" office:value="0.8049" calcext:value-type="float">
            <text:p>0,8049</text:p>
          </table:table-cell>
          <table:table-cell office:value-type="float" office:value="110.2543" calcext:value-type="float">
            <text:p>110,2543</text:p>
          </table:table-cell>
          <table:table-cell office:value-type="float" office:value="62.675" calcext:value-type="float">
            <text:p>62,675</text:p>
          </table:table-cell>
          <table:table-cell office:value-type="float" office:value="73.083" calcext:value-type="float">
            <text:p>73,083</text:p>
          </table:table-cell>
        </table:table-row>
        <table:table-row table:style-name="ro1">
          <table:table-cell office:value-type="string" calcext:value-type="string">
            <text:p>1992M5: May-1992</text:p>
          </table:table-cell>
          <table:table-cell office:value-type="float" office:value="7.39" calcext:value-type="float">
            <text:p>7,39</text:p>
          </table:table-cell>
          <table:table-cell office:value-type="float" office:value="54.56424" calcext:value-type="float">
            <text:p>54,56424</text:p>
          </table:table-cell>
          <table:table-cell office:value-type="float" office:value="39.51006" calcext:value-type="float">
            <text:p>39,51006</text:p>
          </table:table-cell>
          <table:table-cell office:value-type="float" office:value="98.7609" calcext:value-type="float">
            <text:p>98,7609</text:p>
          </table:table-cell>
          <table:table-cell office:value-type="float" office:value="9.5797" calcext:value-type="float">
            <text:p>9,5797</text:p>
          </table:table-cell>
          <table:table-cell office:value-type="float" office:value="24.00579" calcext:value-type="float">
            <text:p>24,00579</text:p>
          </table:table-cell>
          <table:table-cell office:value-type="float" office:value="34.61719" calcext:value-type="float">
            <text:p>34,61719</text:p>
          </table:table-cell>
          <table:table-cell office:value-type="float" office:value="0.7886" calcext:value-type="float">
            <text:p>0,7886</text:p>
          </table:table-cell>
          <table:table-cell office:value-type="float" office:value="110.8283" calcext:value-type="float">
            <text:p>110,8283</text:p>
          </table:table-cell>
          <table:table-cell office:value-type="float" office:value="62.809" calcext:value-type="float">
            <text:p>62,809</text:p>
          </table:table-cell>
          <table:table-cell office:value-type="float" office:value="73.19" calcext:value-type="float">
            <text:p>73,19</text:p>
          </table:table-cell>
        </table:table-row>
        <table:table-row table:style-name="ro1">
          <table:table-cell office:value-type="string" calcext:value-type="string">
            <text:p>1992M6: Jun-1992</text:p>
          </table:table-cell>
          <table:table-cell office:value-type="float" office:value="7.26" calcext:value-type="float">
            <text:p>7,26</text:p>
          </table:table-cell>
          <table:table-cell office:value-type="float" office:value="54.77662" calcext:value-type="float">
            <text:p>54,77662</text:p>
          </table:table-cell>
          <table:table-cell office:value-type="float" office:value="39.44959" calcext:value-type="float">
            <text:p>39,44959</text:p>
          </table:table-cell>
          <table:table-cell office:value-type="float" office:value="97.49876" calcext:value-type="float">
            <text:p>97,49876</text:p>
          </table:table-cell>
          <table:table-cell office:value-type="float" office:value="9.8254" calcext:value-type="float">
            <text:p>9,8254</text:p>
          </table:table-cell>
          <table:table-cell office:value-type="float" office:value="23.98402" calcext:value-type="float">
            <text:p>23,98402</text:p>
          </table:table-cell>
          <table:table-cell office:value-type="float" office:value="34.84192" calcext:value-type="float">
            <text:p>34,84192</text:p>
          </table:table-cell>
          <table:table-cell office:value-type="float" office:value="0.7679" calcext:value-type="float">
            <text:p>0,7679</text:p>
          </table:table-cell>
          <table:table-cell office:value-type="float" office:value="111.8767" calcext:value-type="float">
            <text:p>111,8767</text:p>
          </table:table-cell>
          <table:table-cell office:value-type="float" office:value="62.944" calcext:value-type="float">
            <text:p>62,944</text:p>
          </table:table-cell>
          <table:table-cell office:value-type="float" office:value="73.297" calcext:value-type="float">
            <text:p>73,297</text:p>
          </table:table-cell>
        </table:table-row>
        <table:table-row table:style-name="ro1">
          <table:table-cell office:value-type="string" calcext:value-type="string">
            <text:p>1992M7: Jul-1992</text:p>
          </table:table-cell>
          <table:table-cell office:value-type="float" office:value="6.84" calcext:value-type="float">
            <text:p>6,84</text:p>
          </table:table-cell>
          <table:table-cell office:value-type="float" office:value="55.29322" calcext:value-type="float">
            <text:p>55,29322</text:p>
          </table:table-cell>
          <table:table-cell office:value-type="float" office:value="39.45308" calcext:value-type="float">
            <text:p>39,45308</text:p>
          </table:table-cell>
          <table:table-cell office:value-type="float" office:value="96.14689" calcext:value-type="float">
            <text:p>96,14689</text:p>
          </table:table-cell>
          <table:table-cell office:value-type="float" office:value="10.0331" calcext:value-type="float">
            <text:p>10,0331</text:p>
          </table:table-cell>
          <table:table-cell office:value-type="float" office:value="23.95599" calcext:value-type="float">
            <text:p>23,95599</text:p>
          </table:table-cell>
          <table:table-cell office:value-type="float" office:value="35.04147" calcext:value-type="float">
            <text:p>35,04147</text:p>
          </table:table-cell>
          <table:table-cell office:value-type="float" office:value="0.7298" calcext:value-type="float">
            <text:p>0,7298</text:p>
          </table:table-cell>
          <table:table-cell office:value-type="float" office:value="115.6906" calcext:value-type="float">
            <text:p>115,6906</text:p>
          </table:table-cell>
          <table:table-cell office:value-type="float" office:value="63.082" calcext:value-type="float">
            <text:p>63,082</text:p>
          </table:table-cell>
          <table:table-cell office:value-type="float" office:value="73.402" calcext:value-type="float">
            <text:p>73,402</text:p>
          </table:table-cell>
        </table:table-row>
        <table:table-row table:style-name="ro1">
          <table:table-cell office:value-type="string" calcext:value-type="string">
            <text:p>1992M8: Aug-1992</text:p>
          </table:table-cell>
          <table:table-cell office:value-type="float" office:value="6.59" calcext:value-type="float">
            <text:p>6,59</text:p>
          </table:table-cell>
          <table:table-cell office:value-type="float" office:value="55.89017" calcext:value-type="float">
            <text:p>55,89017</text:p>
          </table:table-cell>
          <table:table-cell office:value-type="float" office:value="39.51006" calcext:value-type="float">
            <text:p>39,51006</text:p>
          </table:table-cell>
          <table:table-cell office:value-type="float" office:value="95.91381" calcext:value-type="float">
            <text:p>95,91381</text:p>
          </table:table-cell>
          <table:table-cell office:value-type="float" office:value="10.1014" calcext:value-type="float">
            <text:p>10,1014</text:p>
          </table:table-cell>
          <table:table-cell office:value-type="float" office:value="24.03075" calcext:value-type="float">
            <text:p>24,03075</text:p>
          </table:table-cell>
          <table:table-cell office:value-type="float" office:value="35.23714" calcext:value-type="float">
            <text:p>35,23714</text:p>
          </table:table-cell>
          <table:table-cell office:value-type="float" office:value="0.7135" calcext:value-type="float">
            <text:p>0,7135</text:p>
          </table:table-cell>
          <table:table-cell office:value-type="float" office:value="117.7948" calcext:value-type="float">
            <text:p>117,7948</text:p>
          </table:table-cell>
          <table:table-cell office:value-type="float" office:value="63.221" calcext:value-type="float">
            <text:p>63,221</text:p>
          </table:table-cell>
          <table:table-cell office:value-type="float" office:value="73.505" calcext:value-type="float">
            <text:p>73,505</text:p>
          </table:table-cell>
        </table:table-row>
        <table:table-row table:style-name="ro1">
          <table:table-cell office:value-type="string" calcext:value-type="string">
            <text:p>1992M9: Sep-1992</text:p>
          </table:table-cell>
          <table:table-cell office:value-type="float" office:value="6.42" calcext:value-type="float">
            <text:p>6,42</text:p>
          </table:table-cell>
          <table:table-cell office:value-type="float" office:value="56.71099" calcext:value-type="float">
            <text:p>56,71099</text:p>
          </table:table-cell>
          <table:table-cell office:value-type="float" office:value="39.6438" calcext:value-type="float">
            <text:p>39,6438</text:p>
          </table:table-cell>
          <table:table-cell office:value-type="float" office:value="95.93895" calcext:value-type="float">
            <text:p>95,93895</text:p>
          </table:table-cell>
          <table:table-cell office:value-type="float" office:value="10.0219" calcext:value-type="float">
            <text:p>10,0219</text:p>
          </table:table-cell>
          <table:table-cell office:value-type="float" office:value="24.20538" calcext:value-type="float">
            <text:p>24,20538</text:p>
          </table:table-cell>
          <table:table-cell office:value-type="float" office:value="35.56656" calcext:value-type="float">
            <text:p>35,56656</text:p>
          </table:table-cell>
          <table:table-cell office:value-type="float" office:value="0.722" calcext:value-type="float">
            <text:p>0,722</text:p>
          </table:table-cell>
          <table:table-cell office:value-type="float" office:value="116.752" calcext:value-type="float">
            <text:p>116,752</text:p>
          </table:table-cell>
          <table:table-cell office:value-type="float" office:value="63.361" calcext:value-type="float">
            <text:p>63,361</text:p>
          </table:table-cell>
          <table:table-cell office:value-type="float" office:value="73.608" calcext:value-type="float">
            <text:p>73,608</text:p>
          </table:table-cell>
        </table:table-row>
        <table:table-row table:style-name="ro1">
          <table:table-cell office:value-type="string" calcext:value-type="string">
            <text:p>1992M10: Oct-1992</text:p>
          </table:table-cell>
          <table:table-cell office:value-type="float" office:value="6.59" calcext:value-type="float">
            <text:p>6,59</text:p>
          </table:table-cell>
          <table:table-cell office:value-type="float" office:value="57.61217" calcext:value-type="float">
            <text:p>57,61217</text:p>
          </table:table-cell>
          <table:table-cell office:value-type="float" office:value="39.79963" calcext:value-type="float">
            <text:p>39,79963</text:p>
          </table:table-cell>
          <table:table-cell office:value-type="float" office:value="97.62634" calcext:value-type="float">
            <text:p>97,62634</text:p>
          </table:table-cell>
          <table:table-cell office:value-type="float" office:value="10.2245" calcext:value-type="float">
            <text:p>10,2245</text:p>
          </table:table-cell>
          <table:table-cell office:value-type="float" office:value="24.36573" calcext:value-type="float">
            <text:p>24,36573</text:p>
          </table:table-cell>
          <table:table-cell office:value-type="float" office:value="35.83134" calcext:value-type="float">
            <text:p>35,83134</text:p>
          </table:table-cell>
          <table:table-cell office:value-type="float" office:value="0.7552" calcext:value-type="float">
            <text:p>0,7552</text:p>
          </table:table-cell>
          <table:table-cell office:value-type="float" office:value="114.9923" calcext:value-type="float">
            <text:p>114,9923</text:p>
          </table:table-cell>
          <table:table-cell office:value-type="float" office:value="63.504" calcext:value-type="float">
            <text:p>63,504</text:p>
          </table:table-cell>
          <table:table-cell office:value-type="float" office:value="73.71" calcext:value-type="float">
            <text:p>73,71</text:p>
          </table:table-cell>
        </table:table-row>
        <table:table-row table:style-name="ro1">
          <table:table-cell office:value-type="string" calcext:value-type="string">
            <text:p>1992M11: Nov-1992</text:p>
          </table:table-cell>
          <table:table-cell office:value-type="float" office:value="6.87" calcext:value-type="float">
            <text:p>6,87</text:p>
          </table:table-cell>
          <table:table-cell office:value-type="float" office:value="58.30096" calcext:value-type="float">
            <text:p>58,30096</text:p>
          </table:table-cell>
          <table:table-cell office:value-type="float" office:value="39.8287" calcext:value-type="float">
            <text:p>39,8287</text:p>
          </table:table-cell>
          <table:table-cell office:value-type="float" office:value="100.552" calcext:value-type="float">
            <text:p>100,552</text:p>
          </table:table-cell>
          <table:table-cell office:value-type="float" office:value="9.8813" calcext:value-type="float">
            <text:p>9,8813</text:p>
          </table:table-cell>
          <table:table-cell office:value-type="float" office:value="24.54922" calcext:value-type="float">
            <text:p>24,54922</text:p>
          </table:table-cell>
          <table:table-cell office:value-type="float" office:value="35.99236" calcext:value-type="float">
            <text:p>35,99236</text:p>
          </table:table-cell>
          <table:table-cell office:value-type="float" office:value="0.8072" calcext:value-type="float">
            <text:p>0,8072</text:p>
          </table:table-cell>
          <table:table-cell office:value-type="float" office:value="112.7943" calcext:value-type="float">
            <text:p>112,7943</text:p>
          </table:table-cell>
          <table:table-cell office:value-type="float" office:value="63.648" calcext:value-type="float">
            <text:p>63,648</text:p>
          </table:table-cell>
          <table:table-cell office:value-type="float" office:value="73.811" calcext:value-type="float">
            <text:p>73,811</text:p>
          </table:table-cell>
        </table:table-row>
        <table:table-row table:style-name="ro1">
          <table:table-cell office:value-type="string" calcext:value-type="string">
            <text:p>1992M12: Dec-1992</text:p>
          </table:table-cell>
          <table:table-cell office:value-type="float" office:value="6.77" calcext:value-type="float">
            <text:p>6,77</text:p>
          </table:table-cell>
          <table:table-cell office:value-type="float" office:value="58.82904" calcext:value-type="float">
            <text:p>58,82904</text:p>
          </table:table-cell>
          <table:table-cell office:value-type="float" office:value="39.80777" calcext:value-type="float">
            <text:p>39,80777</text:p>
          </table:table-cell>
          <table:table-cell office:value-type="float" office:value="100.7651" calcext:value-type="float">
            <text:p>100,7651</text:p>
          </table:table-cell>
          <table:table-cell office:value-type="float" office:value="9.9328" calcext:value-type="float">
            <text:p>9,9328</text:p>
          </table:table-cell>
          <table:table-cell office:value-type="float" office:value="24.69843" calcext:value-type="float">
            <text:p>24,69843</text:p>
          </table:table-cell>
          <table:table-cell office:value-type="float" office:value="36.14934" calcext:value-type="float">
            <text:p>36,14934</text:p>
          </table:table-cell>
          <table:table-cell office:value-type="float" office:value="0.8072" calcext:value-type="float">
            <text:p>0,8072</text:p>
          </table:table-cell>
          <table:table-cell office:value-type="float" office:value="112.8622" calcext:value-type="float">
            <text:p>112,8622</text:p>
          </table:table-cell>
          <table:table-cell office:value-type="float" office:value="63.794" calcext:value-type="float">
            <text:p>63,794</text:p>
          </table:table-cell>
          <table:table-cell office:value-type="float" office:value="73.911" calcext:value-type="float">
            <text:p>73,911</text:p>
          </table:table-cell>
        </table:table-row>
        <table:table-row table:style-name="ro1">
          <table:table-cell office:value-type="string" calcext:value-type="string">
            <text:p>1993M1: Jan-1993</text:p>
          </table:table-cell>
          <table:table-cell office:value-type="float" office:value="6.6" calcext:value-type="float">
            <text:p>6,6</text:p>
          </table:table-cell>
          <table:table-cell office:value-type="float" office:value="59.14474" calcext:value-type="float">
            <text:p>59,14474</text:p>
          </table:table-cell>
          <table:table-cell office:value-type="float" office:value="39.74032" calcext:value-type="float">
            <text:p>39,74032</text:p>
          </table:table-cell>
          <table:table-cell office:value-type="float" office:value="101.6002" calcext:value-type="float">
            <text:p>101,6002</text:p>
          </table:table-cell>
          <table:table-cell office:value-type="float" office:value="9.7027" calcext:value-type="float">
            <text:p>9,7027</text:p>
          </table:table-cell>
          <table:table-cell office:value-type="float" office:value="24.64683" calcext:value-type="float">
            <text:p>24,64683</text:p>
          </table:table-cell>
          <table:table-cell office:value-type="float" office:value="36.24667" calcext:value-type="float">
            <text:p>36,24667</text:p>
          </table:table-cell>
          <table:table-cell office:value-type="float" office:value="0.825" calcext:value-type="float">
            <text:p>0,825</text:p>
          </table:table-cell>
          <table:table-cell office:value-type="float" office:value="111.4934" calcext:value-type="float">
            <text:p>111,4934</text:p>
          </table:table-cell>
          <table:table-cell office:value-type="float" office:value="63.942" calcext:value-type="float">
            <text:p>63,942</text:p>
          </table:table-cell>
          <table:table-cell office:value-type="float" office:value="74.011" calcext:value-type="float">
            <text:p>74,011</text:p>
          </table:table-cell>
        </table:table-row>
        <table:table-row table:style-name="ro1">
          <table:table-cell office:value-type="string" calcext:value-type="string">
            <text:p>1993M2: Feb-1993</text:p>
          </table:table-cell>
          <table:table-cell office:value-type="float" office:value="6.26" calcext:value-type="float">
            <text:p>6,26</text:p>
          </table:table-cell>
          <table:table-cell office:value-type="float" office:value="59.32268" calcext:value-type="float">
            <text:p>59,32268</text:p>
          </table:table-cell>
          <table:table-cell office:value-type="float" office:value="39.6845" calcext:value-type="float">
            <text:p>39,6845</text:p>
          </table:table-cell>
          <table:table-cell office:value-type="float" office:value="101.4393" calcext:value-type="float">
            <text:p>101,4393</text:p>
          </table:table-cell>
          <table:table-cell office:value-type="float" office:value="9.403" calcext:value-type="float">
            <text:p>9,403</text:p>
          </table:table-cell>
          <table:table-cell office:value-type="float" office:value="24.61378" calcext:value-type="float">
            <text:p>24,61378</text:p>
          </table:table-cell>
          <table:table-cell office:value-type="float" office:value="36.41997" calcext:value-type="float">
            <text:p>36,41997</text:p>
          </table:table-cell>
          <table:table-cell office:value-type="float" office:value="0.8453" calcext:value-type="float">
            <text:p>0,8453</text:p>
          </table:table-cell>
          <table:table-cell office:value-type="float" office:value="110.7862" calcext:value-type="float">
            <text:p>110,7862</text:p>
          </table:table-cell>
          <table:table-cell office:value-type="float" office:value="64.092" calcext:value-type="float">
            <text:p>64,092</text:p>
          </table:table-cell>
          <table:table-cell office:value-type="float" office:value="74.111" calcext:value-type="float">
            <text:p>74,111</text:p>
          </table:table-cell>
        </table:table-row>
        <table:table-row table:style-name="ro1">
          <table:table-cell office:value-type="string" calcext:value-type="string">
            <text:p>1993M3: Mar-1993</text:p>
          </table:table-cell>
          <table:table-cell office:value-type="float" office:value="5.98" calcext:value-type="float">
            <text:p>5,98</text:p>
          </table:table-cell>
          <table:table-cell office:value-type="float" office:value="59.60394" calcext:value-type="float">
            <text:p>59,60394</text:p>
          </table:table-cell>
          <table:table-cell office:value-type="float" office:value="39.6531" calcext:value-type="float">
            <text:p>39,6531</text:p>
          </table:table-cell>
          <table:table-cell office:value-type="float" office:value="100.6438" calcext:value-type="float">
            <text:p>100,6438</text:p>
          </table:table-cell>
          <table:table-cell office:value-type="float" office:value="9.1458" calcext:value-type="float">
            <text:p>9,1458</text:p>
          </table:table-cell>
          <table:table-cell office:value-type="float" office:value="24.74921" calcext:value-type="float">
            <text:p>24,74921</text:p>
          </table:table-cell>
          <table:table-cell office:value-type="float" office:value="36.75853" calcext:value-type="float">
            <text:p>36,75853</text:p>
          </table:table-cell>
          <table:table-cell office:value-type="float" office:value="0.8484" calcext:value-type="float">
            <text:p>0,8484</text:p>
          </table:table-cell>
          <table:table-cell office:value-type="float" office:value="109.161" calcext:value-type="float">
            <text:p>109,161</text:p>
          </table:table-cell>
          <table:table-cell office:value-type="float" office:value="64.243" calcext:value-type="float">
            <text:p>64,243</text:p>
          </table:table-cell>
          <table:table-cell office:value-type="float" office:value="74.212" calcext:value-type="float">
            <text:p>74,212</text:p>
          </table:table-cell>
        </table:table-row>
        <table:table-row table:style-name="ro1">
          <table:table-cell office:value-type="string" calcext:value-type="string">
            <text:p>1993M4: Apr-1993</text:p>
          </table:table-cell>
          <table:table-cell office:value-type="float" office:value="5.97" calcext:value-type="float">
            <text:p>5,97</text:p>
          </table:table-cell>
          <table:table-cell office:value-type="float" office:value="60.13202" calcext:value-type="float">
            <text:p>60,13202</text:p>
          </table:table-cell>
          <table:table-cell office:value-type="float" office:value="39.64845" calcext:value-type="float">
            <text:p>39,64845</text:p>
          </table:table-cell>
          <table:table-cell office:value-type="float" office:value="98.68254" calcext:value-type="float">
            <text:p>98,68254</text:p>
          </table:table-cell>
          <table:table-cell office:value-type="float" office:value="9.1559" calcext:value-type="float">
            <text:p>9,1559</text:p>
          </table:table-cell>
          <table:table-cell office:value-type="float" office:value="24.8634" calcext:value-type="float">
            <text:p>24,8634</text:p>
          </table:table-cell>
          <table:table-cell office:value-type="float" office:value="37.036" calcext:value-type="float">
            <text:p>37,036</text:p>
          </table:table-cell>
          <table:table-cell office:value-type="float" office:value="0.8201" calcext:value-type="float">
            <text:p>0,8201</text:p>
          </table:table-cell>
          <table:table-cell office:value-type="float" office:value="109.6241" calcext:value-type="float">
            <text:p>109,6241</text:p>
          </table:table-cell>
          <table:table-cell office:value-type="float" office:value="64.397" calcext:value-type="float">
            <text:p>64,397</text:p>
          </table:table-cell>
          <table:table-cell office:value-type="float" office:value="74.313" calcext:value-type="float">
            <text:p>74,313</text:p>
          </table:table-cell>
        </table:table-row>
        <table:table-row table:style-name="ro1">
          <table:table-cell office:value-type="string" calcext:value-type="string">
            <text:p>1993M5: May-1993</text:p>
          </table:table-cell>
          <table:table-cell office:value-type="float" office:value="6.04" calcext:value-type="float">
            <text:p>6,04</text:p>
          </table:table-cell>
          <table:table-cell office:value-type="float" office:value="61.18243" calcext:value-type="float">
            <text:p>61,18243</text:p>
          </table:table-cell>
          <table:table-cell office:value-type="float" office:value="39.94616" calcext:value-type="float">
            <text:p>39,94616</text:p>
          </table:table-cell>
          <table:table-cell office:value-type="float" office:value="98.33102" calcext:value-type="float">
            <text:p>98,33102</text:p>
          </table:table-cell>
          <table:table-cell office:value-type="float" office:value="9.0423" calcext:value-type="float">
            <text:p>9,0423</text:p>
          </table:table-cell>
          <table:table-cell office:value-type="float" office:value="24.93035" calcext:value-type="float">
            <text:p>24,93035</text:p>
          </table:table-cell>
          <table:table-cell office:value-type="float" office:value="37.18263" calcext:value-type="float">
            <text:p>37,18263</text:p>
          </table:table-cell>
          <table:table-cell office:value-type="float" office:value="0.8212" calcext:value-type="float">
            <text:p>0,8212</text:p>
          </table:table-cell>
          <table:table-cell office:value-type="float" office:value="109.1824" calcext:value-type="float">
            <text:p>109,1824</text:p>
          </table:table-cell>
          <table:table-cell office:value-type="float" office:value="64.553" calcext:value-type="float">
            <text:p>64,553</text:p>
          </table:table-cell>
          <table:table-cell office:value-type="float" office:value="74.415" calcext:value-type="float">
            <text:p>74,415</text:p>
          </table:table-cell>
        </table:table-row>
        <table:table-row table:style-name="ro1">
          <table:table-cell office:value-type="string" calcext:value-type="string">
            <text:p>1993M6: Jun-1993</text:p>
          </table:table-cell>
          <table:table-cell office:value-type="float" office:value="5.96" calcext:value-type="float">
            <text:p>5,96</text:p>
          </table:table-cell>
          <table:table-cell office:value-type="float" office:value="61.71051" calcext:value-type="float">
            <text:p>61,71051</text:p>
          </table:table-cell>
          <table:table-cell office:value-type="float" office:value="40.01012" calcext:value-type="float">
            <text:p>40,01012</text:p>
          </table:table-cell>
          <table:table-cell office:value-type="float" office:value="98.39067" calcext:value-type="float">
            <text:p>98,39067</text:p>
          </table:table-cell>
          <table:table-cell office:value-type="float" office:value="8.7796" calcext:value-type="float">
            <text:p>8,7796</text:p>
          </table:table-cell>
          <table:table-cell office:value-type="float" office:value="25.08192" calcext:value-type="float">
            <text:p>25,08192</text:p>
          </table:table-cell>
          <table:table-cell office:value-type="float" office:value="37.34779" calcext:value-type="float">
            <text:p>37,34779</text:p>
          </table:table-cell>
          <table:table-cell office:value-type="float" office:value="0.8443" calcext:value-type="float">
            <text:p>0,8443</text:p>
          </table:table-cell>
          <table:table-cell office:value-type="float" office:value="106.9348" calcext:value-type="float">
            <text:p>106,9348</text:p>
          </table:table-cell>
          <table:table-cell office:value-type="float" office:value="64.71" calcext:value-type="float">
            <text:p>64,71</text:p>
          </table:table-cell>
          <table:table-cell office:value-type="float" office:value="74.517" calcext:value-type="float">
            <text:p>74,517</text:p>
          </table:table-cell>
        </table:table-row>
        <table:table-row table:style-name="ro1">
          <table:table-cell office:value-type="string" calcext:value-type="string">
            <text:p>1993M7: Jul-1993</text:p>
          </table:table-cell>
          <table:table-cell office:value-type="float" office:value="5.81" calcext:value-type="float">
            <text:p>5,81</text:p>
          </table:table-cell>
          <table:table-cell office:value-type="float" office:value="62.25581" calcext:value-type="float">
            <text:p>62,25581</text:p>
          </table:table-cell>
          <table:table-cell office:value-type="float" office:value="40.0043" calcext:value-type="float">
            <text:p>40,0043</text:p>
          </table:table-cell>
          <table:table-cell office:value-type="float" office:value="99.32957" calcext:value-type="float">
            <text:p>99,32957</text:p>
          </table:table-cell>
          <table:table-cell office:value-type="float" office:value="8.4018" calcext:value-type="float">
            <text:p>8,4018</text:p>
          </table:table-cell>
          <table:table-cell office:value-type="float" office:value="25.19451" calcext:value-type="float">
            <text:p>25,19451</text:p>
          </table:table-cell>
          <table:table-cell office:value-type="float" office:value="37.44031" calcext:value-type="float">
            <text:p>37,44031</text:p>
          </table:table-cell>
          <table:table-cell office:value-type="float" office:value="0.8784" calcext:value-type="float">
            <text:p>0,8784</text:p>
          </table:table-cell>
          <table:table-cell office:value-type="float" office:value="103.9157" calcext:value-type="float">
            <text:p>103,9157</text:p>
          </table:table-cell>
          <table:table-cell office:value-type="float" office:value="64.87" calcext:value-type="float">
            <text:p>64,87</text:p>
          </table:table-cell>
          <table:table-cell office:value-type="float" office:value="74.619" calcext:value-type="float">
            <text:p>74,619</text:p>
          </table:table-cell>
        </table:table-row>
        <table:table-row table:style-name="ro1">
          <table:table-cell office:value-type="string" calcext:value-type="string">
            <text:p>1993M8: Aug-1993</text:p>
          </table:table-cell>
          <table:table-cell office:value-type="float" office:value="5.68" calcext:value-type="float">
            <text:p>5,68</text:p>
          </table:table-cell>
          <table:table-cell office:value-type="float" office:value="62.80685" calcext:value-type="float">
            <text:p>62,80685</text:p>
          </table:table-cell>
          <table:table-cell office:value-type="float" office:value="40.04617" calcext:value-type="float">
            <text:p>40,04617</text:p>
          </table:table-cell>
          <table:table-cell office:value-type="float" office:value="98.89783" calcext:value-type="float">
            <text:p>98,89783</text:p>
          </table:table-cell>
          <table:table-cell office:value-type="float" office:value="7.9197" calcext:value-type="float">
            <text:p>7,9197</text:p>
          </table:table-cell>
          <table:table-cell office:value-type="float" office:value="25.28798" calcext:value-type="float">
            <text:p>25,28798</text:p>
          </table:table-cell>
          <table:table-cell office:value-type="float" office:value="37.57092" calcext:value-type="float">
            <text:p>37,57092</text:p>
          </table:table-cell>
          <table:table-cell office:value-type="float" office:value="0.8824" calcext:value-type="float">
            <text:p>0,8824</text:p>
          </table:table-cell>
          <table:table-cell office:value-type="float" office:value="102.6157" calcext:value-type="float">
            <text:p>102,6157</text:p>
          </table:table-cell>
          <table:table-cell office:value-type="float" office:value="65.031" calcext:value-type="float">
            <text:p>65,031</text:p>
          </table:table-cell>
          <table:table-cell office:value-type="float" office:value="74.722" calcext:value-type="float">
            <text:p>74,722</text:p>
          </table:table-cell>
        </table:table-row>
        <table:table-row table:style-name="ro1">
          <table:table-cell office:value-type="string" calcext:value-type="string">
            <text:p>1993M9: Sep-1993</text:p>
          </table:table-cell>
          <table:table-cell office:value-type="float" office:value="5.36" calcext:value-type="float">
            <text:p>5,36</text:p>
          </table:table-cell>
          <table:table-cell office:value-type="float" office:value="63.38085" calcext:value-type="float">
            <text:p>63,38085</text:p>
          </table:table-cell>
          <table:table-cell office:value-type="float" office:value="40.12176" calcext:value-type="float">
            <text:p>40,12176</text:p>
          </table:table-cell>
          <table:table-cell office:value-type="float" office:value="98.35475" calcext:value-type="float">
            <text:p>98,35475</text:p>
          </table:table-cell>
          <table:table-cell office:value-type="float" office:value="7.612" calcext:value-type="float">
            <text:p>7,612</text:p>
          </table:table-cell>
          <table:table-cell office:value-type="float" office:value="25.42262" calcext:value-type="float">
            <text:p>25,42262</text:p>
          </table:table-cell>
          <table:table-cell office:value-type="float" office:value="37.72729" calcext:value-type="float">
            <text:p>37,72729</text:p>
          </table:table-cell>
          <table:table-cell office:value-type="float" office:value="0.8482" calcext:value-type="float">
            <text:p>0,8482</text:p>
          </table:table-cell>
          <table:table-cell office:value-type="float" office:value="105.114" calcext:value-type="float">
            <text:p>105,114</text:p>
          </table:table-cell>
          <table:table-cell office:value-type="float" office:value="65.195" calcext:value-type="float">
            <text:p>65,195</text:p>
          </table:table-cell>
          <table:table-cell office:value-type="float" office:value="74.825" calcext:value-type="float">
            <text:p>74,825</text:p>
          </table:table-cell>
        </table:table-row>
        <table:table-row table:style-name="ro1">
          <table:table-cell office:value-type="string" calcext:value-type="string">
            <text:p>1993M10: Oct-1993</text:p>
          </table:table-cell>
          <table:table-cell office:value-type="float" office:value="5.33" calcext:value-type="float">
            <text:p>5,33</text:p>
          </table:table-cell>
          <table:table-cell office:value-type="float" office:value="63.8917" calcext:value-type="float">
            <text:p>63,8917</text:p>
          </table:table-cell>
          <table:table-cell office:value-type="float" office:value="40.17292" calcext:value-type="float">
            <text:p>40,17292</text:p>
          </table:table-cell>
          <table:table-cell office:value-type="float" office:value="99.15284" calcext:value-type="float">
            <text:p>99,15284</text:p>
          </table:table-cell>
          <table:table-cell office:value-type="float" office:value="7.3615" calcext:value-type="float">
            <text:p>7,3615</text:p>
          </table:table-cell>
          <table:table-cell office:value-type="float" office:value="25.6474" calcext:value-type="float">
            <text:p>25,6474</text:p>
          </table:table-cell>
          <table:table-cell office:value-type="float" office:value="37.92058" calcext:value-type="float">
            <text:p>37,92058</text:p>
          </table:table-cell>
          <table:table-cell office:value-type="float" office:value="0.8593" calcext:value-type="float">
            <text:p>0,8593</text:p>
          </table:table-cell>
          <table:table-cell office:value-type="float" office:value="104.2972" calcext:value-type="float">
            <text:p>104,2972</text:p>
          </table:table-cell>
          <table:table-cell office:value-type="float" office:value="65.361" calcext:value-type="float">
            <text:p>65,361</text:p>
          </table:table-cell>
          <table:table-cell office:value-type="float" office:value="74.929" calcext:value-type="float">
            <text:p>74,929</text:p>
          </table:table-cell>
        </table:table-row>
        <table:table-row table:style-name="ro1">
          <table:table-cell office:value-type="string" calcext:value-type="string">
            <text:p>1993M11: Nov-1993</text:p>
          </table:table-cell>
          <table:table-cell office:value-type="float" office:value="5.72" calcext:value-type="float">
            <text:p>5,72</text:p>
          </table:table-cell>
          <table:table-cell office:value-type="float" office:value="64.5231" calcext:value-type="float">
            <text:p>64,5231</text:p>
          </table:table-cell>
          <table:table-cell office:value-type="float" office:value="40.32992" calcext:value-type="float">
            <text:p>40,32992</text:p>
          </table:table-cell>
          <table:table-cell office:value-type="float" office:value="99.98069" calcext:value-type="float">
            <text:p>99,98069</text:p>
          </table:table-cell>
          <table:table-cell office:value-type="float" office:value="7.3806" calcext:value-type="float">
            <text:p>7,3806</text:p>
          </table:table-cell>
          <table:table-cell office:value-type="float" office:value="25.97735" calcext:value-type="float">
            <text:p>25,97735</text:p>
          </table:table-cell>
          <table:table-cell office:value-type="float" office:value="38.16496" calcext:value-type="float">
            <text:p>38,16496</text:p>
          </table:table-cell>
          <table:table-cell office:value-type="float" office:value="0.8858" calcext:value-type="float">
            <text:p>0,8858</text:p>
          </table:table-cell>
          <table:table-cell office:value-type="float" office:value="101.9481" calcext:value-type="float">
            <text:p>101,9481</text:p>
          </table:table-cell>
          <table:table-cell office:value-type="float" office:value="65.529" calcext:value-type="float">
            <text:p>65,529</text:p>
          </table:table-cell>
          <table:table-cell office:value-type="float" office:value="75.034" calcext:value-type="float">
            <text:p>75,034</text:p>
          </table:table-cell>
        </table:table-row>
        <table:table-row table:style-name="ro1">
          <table:table-cell office:value-type="string" calcext:value-type="string">
            <text:p>1993M12: Dec-1993</text:p>
          </table:table-cell>
          <table:table-cell office:value-type="float" office:value="5.77" calcext:value-type="float">
            <text:p>5,77</text:p>
          </table:table-cell>
          <table:table-cell office:value-type="float" office:value="64.8388" calcext:value-type="float">
            <text:p>64,8388</text:p>
          </table:table-cell>
          <table:table-cell office:value-type="float" office:value="40.38109" calcext:value-type="float">
            <text:p>40,38109</text:p>
          </table:table-cell>
          <table:table-cell office:value-type="float" office:value="100.0115" calcext:value-type="float">
            <text:p>100,0115</text:p>
          </table:table-cell>
          <table:table-cell office:value-type="float" office:value="7.1853" calcext:value-type="float">
            <text:p>7,1853</text:p>
          </table:table-cell>
          <table:table-cell office:value-type="float" office:value="26.21686" calcext:value-type="float">
            <text:p>26,21686</text:p>
          </table:table-cell>
          <table:table-cell office:value-type="float" office:value="38.41582" calcext:value-type="float">
            <text:p>38,41582</text:p>
          </table:table-cell>
          <table:table-cell office:value-type="float" office:value="0.8858" calcext:value-type="float">
            <text:p>0,8858</text:p>
          </table:table-cell>
          <table:table-cell office:value-type="float" office:value="101.1158" calcext:value-type="float">
            <text:p>101,1158</text:p>
          </table:table-cell>
          <table:table-cell office:value-type="float" office:value="65.698" calcext:value-type="float">
            <text:p>65,698</text:p>
          </table:table-cell>
          <table:table-cell office:value-type="float" office:value="75.14" calcext:value-type="float">
            <text:p>75,14</text:p>
          </table:table-cell>
        </table:table-row>
        <table:table-row table:style-name="ro1">
          <table:table-cell office:value-type="string" calcext:value-type="string">
            <text:p>1994M1: Jan-1994</text:p>
          </table:table-cell>
          <table:table-cell office:value-type="float" office:value="5.75" calcext:value-type="float">
            <text:p>5,75</text:p>
          </table:table-cell>
          <table:table-cell office:value-type="float" office:value="64.9536" calcext:value-type="float">
            <text:p>64,9536</text:p>
          </table:table-cell>
          <table:table-cell office:value-type="float" office:value="40.38109" calcext:value-type="float">
            <text:p>40,38109</text:p>
          </table:table-cell>
          <table:table-cell office:value-type="float" office:value="101.767" calcext:value-type="float">
            <text:p>101,767</text:p>
          </table:table-cell>
          <table:table-cell office:value-type="float" office:value="6.69" calcext:value-type="float">
            <text:p>6,69</text:p>
          </table:table-cell>
          <table:table-cell office:value-type="float" office:value="26.44835" calcext:value-type="float">
            <text:p>26,44835</text:p>
          </table:table-cell>
          <table:table-cell office:value-type="float" office:value="38.61841" calcext:value-type="float">
            <text:p>38,61841</text:p>
          </table:table-cell>
          <table:table-cell office:value-type="float" office:value="0.8975" calcext:value-type="float">
            <text:p>0,8975</text:p>
          </table:table-cell>
          <table:table-cell office:value-type="float" office:value="101.6453" calcext:value-type="float">
            <text:p>101,6453</text:p>
          </table:table-cell>
          <table:table-cell office:value-type="float" office:value="65.87" calcext:value-type="float">
            <text:p>65,87</text:p>
          </table:table-cell>
          <table:table-cell office:value-type="float" office:value="75.247" calcext:value-type="float">
            <text:p>75,247</text:p>
          </table:table-cell>
        </table:table-row>
        <table:table-row table:style-name="ro1">
          <table:table-cell office:value-type="string" calcext:value-type="string">
            <text:p>1994M2: Feb-1994</text:p>
          </table:table-cell>
          <table:table-cell office:value-type="float" office:value="5.97" calcext:value-type="float">
            <text:p>5,97</text:p>
          </table:table-cell>
          <table:table-cell office:value-type="float" office:value="65.22338" calcext:value-type="float">
            <text:p>65,22338</text:p>
          </table:table-cell>
          <table:table-cell office:value-type="float" office:value="40.39039" calcext:value-type="float">
            <text:p>40,39039</text:p>
          </table:table-cell>
          <table:table-cell office:value-type="float" office:value="100.9672" calcext:value-type="float">
            <text:p>100,9672</text:p>
          </table:table-cell>
          <table:table-cell office:value-type="float" office:value="6.88" calcext:value-type="float">
            <text:p>6,88</text:p>
          </table:table-cell>
          <table:table-cell office:value-type="float" office:value="26.70783" calcext:value-type="float">
            <text:p>26,70783</text:p>
          </table:table-cell>
          <table:table-cell office:value-type="float" office:value="38.72814" calcext:value-type="float">
            <text:p>38,72814</text:p>
          </table:table-cell>
          <table:table-cell office:value-type="float" office:value="0.8948" calcext:value-type="float">
            <text:p>0,8948</text:p>
          </table:table-cell>
          <table:table-cell office:value-type="float" office:value="101.8556" calcext:value-type="float">
            <text:p>101,8556</text:p>
          </table:table-cell>
          <table:table-cell office:value-type="float" office:value="66.044" calcext:value-type="float">
            <text:p>66,044</text:p>
          </table:table-cell>
          <table:table-cell office:value-type="float" office:value="75.355" calcext:value-type="float">
            <text:p>75,355</text:p>
          </table:table-cell>
        </table:table-row>
        <table:table-row table:style-name="ro1">
          <table:table-cell office:value-type="string" calcext:value-type="string">
            <text:p>1994M3: Mar-1994</text:p>
          </table:table-cell>
          <table:table-cell office:value-type="float" office:value="6.48" calcext:value-type="float">
            <text:p>6,48</text:p>
          </table:table-cell>
          <table:table-cell office:value-type="float" office:value="65.4415" calcext:value-type="float">
            <text:p>65,4415</text:p>
          </table:table-cell>
          <table:table-cell office:value-type="float" office:value="40.44156" calcext:value-type="float">
            <text:p>40,44156</text:p>
          </table:table-cell>
          <table:table-cell office:value-type="float" office:value="101.1045" calcext:value-type="float">
            <text:p>101,1045</text:p>
          </table:table-cell>
          <table:table-cell office:value-type="float" office:value="7.35" calcext:value-type="float">
            <text:p>7,35</text:p>
          </table:table-cell>
          <table:table-cell office:value-type="float" office:value="26.98522" calcext:value-type="float">
            <text:p>26,98522</text:p>
          </table:table-cell>
          <table:table-cell office:value-type="float" office:value="38.87897" calcext:value-type="float">
            <text:p>38,87897</text:p>
          </table:table-cell>
          <table:table-cell office:value-type="float" office:value="0.876" calcext:value-type="float">
            <text:p>0,876</text:p>
          </table:table-cell>
          <table:table-cell office:value-type="float" office:value="103.4847" calcext:value-type="float">
            <text:p>103,4847</text:p>
          </table:table-cell>
          <table:table-cell office:value-type="float" office:value="66.22" calcext:value-type="float">
            <text:p>66,22</text:p>
          </table:table-cell>
          <table:table-cell office:value-type="float" office:value="75.464" calcext:value-type="float">
            <text:p>75,464</text:p>
          </table:table-cell>
        </table:table-row>
        <table:table-row table:style-name="ro1">
          <table:table-cell office:value-type="string" calcext:value-type="string">
            <text:p>1994M4: Apr-1994</text:p>
          </table:table-cell>
          <table:table-cell office:value-type="float" office:value="6.97" calcext:value-type="float">
            <text:p>6,97</text:p>
          </table:table-cell>
          <table:table-cell office:value-type="float" office:value="65.4989" calcext:value-type="float">
            <text:p>65,4989</text:p>
          </table:table-cell>
          <table:table-cell office:value-type="float" office:value="40.45551" calcext:value-type="float">
            <text:p>40,45551</text:p>
          </table:table-cell>
          <table:table-cell office:value-type="float" office:value="100.8523" calcext:value-type="float">
            <text:p>100,8523</text:p>
          </table:table-cell>
          <table:table-cell office:value-type="float" office:value="7.46" calcext:value-type="float">
            <text:p>7,46</text:p>
          </table:table-cell>
          <table:table-cell office:value-type="float" office:value="27.12339" calcext:value-type="float">
            <text:p>27,12339</text:p>
          </table:table-cell>
          <table:table-cell office:value-type="float" office:value="39.01307" calcext:value-type="float">
            <text:p>39,01307</text:p>
          </table:table-cell>
          <table:table-cell office:value-type="float" office:value="0.8773" calcext:value-type="float">
            <text:p>0,8773</text:p>
          </table:table-cell>
          <table:table-cell office:value-type="float" office:value="103.7009" calcext:value-type="float">
            <text:p>103,7009</text:p>
          </table:table-cell>
          <table:table-cell office:value-type="float" office:value="66.398" calcext:value-type="float">
            <text:p>66,398</text:p>
          </table:table-cell>
          <table:table-cell office:value-type="float" office:value="75.574" calcext:value-type="float">
            <text:p>75,574</text:p>
          </table:table-cell>
        </table:table-row>
        <table:table-row table:style-name="ro1">
          <table:table-cell office:value-type="string" calcext:value-type="string">
            <text:p>1994M5: May-1994</text:p>
          </table:table-cell>
          <table:table-cell office:value-type="float" office:value="7.18" calcext:value-type="float">
            <text:p>7,18</text:p>
          </table:table-cell>
          <table:table-cell office:value-type="float" office:value="65.62518" calcext:value-type="float">
            <text:p>65,62518</text:p>
          </table:table-cell>
          <table:table-cell office:value-type="float" office:value="40.56483" calcext:value-type="float">
            <text:p>40,56483</text:p>
          </table:table-cell>
          <table:table-cell office:value-type="float" office:value="100.0877" calcext:value-type="float">
            <text:p>100,0877</text:p>
          </table:table-cell>
          <table:table-cell office:value-type="float" office:value="7.75" calcext:value-type="float">
            <text:p>7,75</text:p>
          </table:table-cell>
          <table:table-cell office:value-type="float" office:value="27.02572" calcext:value-type="float">
            <text:p>27,02572</text:p>
          </table:table-cell>
          <table:table-cell office:value-type="float" office:value="39.03814" calcext:value-type="float">
            <text:p>39,03814</text:p>
          </table:table-cell>
          <table:table-cell office:value-type="float" office:value="0.8586" calcext:value-type="float">
            <text:p>0,8586</text:p>
          </table:table-cell>
          <table:table-cell office:value-type="float" office:value="105.0477" calcext:value-type="float">
            <text:p>105,0477</text:p>
          </table:table-cell>
          <table:table-cell office:value-type="float" office:value="66.578" calcext:value-type="float">
            <text:p>66,578</text:p>
          </table:table-cell>
          <table:table-cell office:value-type="float" office:value="75.685" calcext:value-type="float">
            <text:p>75,685</text:p>
          </table:table-cell>
        </table:table-row>
        <table:table-row table:style-name="ro1">
          <table:table-cell office:value-type="string" calcext:value-type="string">
            <text:p>1994M6: Jun-1994</text:p>
          </table:table-cell>
          <table:table-cell office:value-type="float" office:value="7.1" calcext:value-type="float">
            <text:p>7,1</text:p>
          </table:table-cell>
          <table:table-cell office:value-type="float" office:value="65.73424" calcext:value-type="float">
            <text:p>65,73424</text:p>
          </table:table-cell>
          <table:table-cell office:value-type="float" office:value="40.43109" calcext:value-type="float">
            <text:p>40,43109</text:p>
          </table:table-cell>
          <table:table-cell office:value-type="float" office:value="99.77945" calcext:value-type="float">
            <text:p>99,77945</text:p>
          </table:table-cell>
          <table:table-cell office:value-type="float" office:value="8.37" calcext:value-type="float">
            <text:p>8,37</text:p>
          </table:table-cell>
          <table:table-cell office:value-type="float" office:value="27.07815" calcext:value-type="float">
            <text:p>27,07815</text:p>
          </table:table-cell>
          <table:table-cell office:value-type="float" office:value="39.10324" calcext:value-type="float">
            <text:p>39,10324</text:p>
          </table:table-cell>
          <table:table-cell office:value-type="float" office:value="0.8457" calcext:value-type="float">
            <text:p>0,8457</text:p>
          </table:table-cell>
          <table:table-cell office:value-type="float" office:value="105.4721" calcext:value-type="float">
            <text:p>105,4721</text:p>
          </table:table-cell>
          <table:table-cell office:value-type="float" office:value="66.76" calcext:value-type="float">
            <text:p>66,76</text:p>
          </table:table-cell>
          <table:table-cell office:value-type="float" office:value="75.798" calcext:value-type="float">
            <text:p>75,798</text:p>
          </table:table-cell>
        </table:table-row>
        <table:table-row table:style-name="ro1">
          <table:table-cell office:value-type="string" calcext:value-type="string">
            <text:p>1994M7: Jul-1994</text:p>
          </table:table-cell>
          <table:table-cell office:value-type="float" office:value="7.3" calcext:value-type="float">
            <text:p>7,3</text:p>
          </table:table-cell>
          <table:table-cell office:value-type="float" office:value="66.04993" calcext:value-type="float">
            <text:p>66,04993</text:p>
          </table:table-cell>
          <table:table-cell office:value-type="float" office:value="40.52994" calcext:value-type="float">
            <text:p>40,52994</text:p>
          </table:table-cell>
          <table:table-cell office:value-type="float" office:value="98.31962" calcext:value-type="float">
            <text:p>98,31962</text:p>
          </table:table-cell>
          <table:table-cell office:value-type="float" office:value="8.39" calcext:value-type="float">
            <text:p>8,39</text:p>
          </table:table-cell>
          <table:table-cell office:value-type="float" office:value="27.19793" calcext:value-type="float">
            <text:p>27,19793</text:p>
          </table:table-cell>
          <table:table-cell office:value-type="float" office:value="39.23614" calcext:value-type="float">
            <text:p>39,23614</text:p>
          </table:table-cell>
          <table:table-cell office:value-type="float" office:value="0.8185" calcext:value-type="float">
            <text:p>0,8185</text:p>
          </table:table-cell>
          <table:table-cell office:value-type="float" office:value="107.5883" calcext:value-type="float">
            <text:p>107,5883</text:p>
          </table:table-cell>
          <table:table-cell office:value-type="float" office:value="66.944" calcext:value-type="float">
            <text:p>66,944</text:p>
          </table:table-cell>
          <table:table-cell office:value-type="float" office:value="75.912" calcext:value-type="float">
            <text:p>75,912</text:p>
          </table:table-cell>
        </table:table-row>
        <table:table-row table:style-name="ro1">
          <table:table-cell office:value-type="string" calcext:value-type="string">
            <text:p>1994M8: Aug-1994</text:p>
          </table:table-cell>
          <table:table-cell office:value-type="float" office:value="7.24" calcext:value-type="float">
            <text:p>7,24</text:p>
          </table:table-cell>
          <table:table-cell office:value-type="float" office:value="66.0442" calcext:value-type="float">
            <text:p>66,0442</text:p>
          </table:table-cell>
          <table:table-cell office:value-type="float" office:value="40.49854" calcext:value-type="float">
            <text:p>40,49854</text:p>
          </table:table-cell>
          <table:table-cell office:value-type="float" office:value="98.14103" calcext:value-type="float">
            <text:p>98,14103</text:p>
          </table:table-cell>
          <table:table-cell office:value-type="float" office:value="8.68" calcext:value-type="float">
            <text:p>8,68</text:p>
          </table:table-cell>
          <table:table-cell office:value-type="float" office:value="27.28872" calcext:value-type="float">
            <text:p>27,28872</text:p>
          </table:table-cell>
          <table:table-cell office:value-type="float" office:value="39.30378" calcext:value-type="float">
            <text:p>39,30378</text:p>
          </table:table-cell>
          <table:table-cell office:value-type="float" office:value="0.818" calcext:value-type="float">
            <text:p>0,818</text:p>
          </table:table-cell>
          <table:table-cell office:value-type="float" office:value="107.3963" calcext:value-type="float">
            <text:p>107,3963</text:p>
          </table:table-cell>
          <table:table-cell office:value-type="float" office:value="67.13" calcext:value-type="float">
            <text:p>67,13</text:p>
          </table:table-cell>
          <table:table-cell office:value-type="float" office:value="76.027" calcext:value-type="float">
            <text:p>76,027</text:p>
          </table:table-cell>
        </table:table-row>
        <table:table-row table:style-name="ro1">
          <table:table-cell office:value-type="string" calcext:value-type="string">
            <text:p>1994M9: Sep-1994</text:p>
          </table:table-cell>
          <table:table-cell office:value-type="float" office:value="7.46" calcext:value-type="float">
            <text:p>7,46</text:p>
          </table:table-cell>
          <table:table-cell office:value-type="float" office:value="66.11882" calcext:value-type="float">
            <text:p>66,11882</text:p>
          </table:table-cell>
          <table:table-cell office:value-type="float" office:value="40.50087" calcext:value-type="float">
            <text:p>40,50087</text:p>
          </table:table-cell>
          <table:table-cell office:value-type="float" office:value="97.04507" calcext:value-type="float">
            <text:p>97,04507</text:p>
          </table:table-cell>
          <table:table-cell office:value-type="float" office:value="9.12" calcext:value-type="float">
            <text:p>9,12</text:p>
          </table:table-cell>
          <table:table-cell office:value-type="float" office:value="27.3755" calcext:value-type="float">
            <text:p>27,3755</text:p>
          </table:table-cell>
          <table:table-cell office:value-type="float" office:value="39.29237" calcext:value-type="float">
            <text:p>39,29237</text:p>
          </table:table-cell>
          <table:table-cell office:value-type="float" office:value="0.81" calcext:value-type="float">
            <text:p>0,81</text:p>
          </table:table-cell>
          <table:table-cell office:value-type="float" office:value="106.9924" calcext:value-type="float">
            <text:p>106,9924</text:p>
          </table:table-cell>
          <table:table-cell office:value-type="float" office:value="67.318" calcext:value-type="float">
            <text:p>67,318</text:p>
          </table:table-cell>
          <table:table-cell office:value-type="float" office:value="76.144" calcext:value-type="float">
            <text:p>76,144</text:p>
          </table:table-cell>
        </table:table-row>
        <table:table-row table:style-name="ro1">
          <table:table-cell office:value-type="string" calcext:value-type="string">
            <text:p>1994M10: Oct-1994</text:p>
          </table:table-cell>
          <table:table-cell office:value-type="float" office:value="7.74" calcext:value-type="float">
            <text:p>7,74</text:p>
          </table:table-cell>
          <table:table-cell office:value-type="float" office:value="66.02124" calcext:value-type="float">
            <text:p>66,02124</text:p>
          </table:table-cell>
          <table:table-cell office:value-type="float" office:value="40.47877" calcext:value-type="float">
            <text:p>40,47877</text:p>
          </table:table-cell>
          <table:table-cell office:value-type="float" office:value="96.29136" calcext:value-type="float">
            <text:p>96,29136</text:p>
          </table:table-cell>
          <table:table-cell office:value-type="float" office:value="9.16" calcext:value-type="float">
            <text:p>9,16</text:p>
          </table:table-cell>
          <table:table-cell office:value-type="float" office:value="27.45719" calcext:value-type="float">
            <text:p>27,45719</text:p>
          </table:table-cell>
          <table:table-cell office:value-type="float" office:value="39.36381" calcext:value-type="float">
            <text:p>39,36381</text:p>
          </table:table-cell>
          <table:table-cell office:value-type="float" office:value="0.7932" calcext:value-type="float">
            <text:p>0,7932</text:p>
          </table:table-cell>
          <table:table-cell office:value-type="float" office:value="107.6808" calcext:value-type="float">
            <text:p>107,6808</text:p>
          </table:table-cell>
          <table:table-cell office:value-type="float" office:value="67.509" calcext:value-type="float">
            <text:p>67,509</text:p>
          </table:table-cell>
          <table:table-cell office:value-type="float" office:value="76.262" calcext:value-type="float">
            <text:p>76,262</text:p>
          </table:table-cell>
        </table:table-row>
        <table:table-row table:style-name="ro1">
          <table:table-cell office:value-type="string" calcext:value-type="string">
            <text:p>1994M11: Nov-1994</text:p>
          </table:table-cell>
          <table:table-cell office:value-type="float" office:value="7.96" calcext:value-type="float">
            <text:p>7,96</text:p>
          </table:table-cell>
          <table:table-cell office:value-type="float" office:value="66.06142" calcext:value-type="float">
            <text:p>66,06142</text:p>
          </table:table-cell>
          <table:table-cell office:value-type="float" office:value="40.5125" calcext:value-type="float">
            <text:p>40,5125</text:p>
          </table:table-cell>
          <table:table-cell office:value-type="float" office:value="96.60234" calcext:value-type="float">
            <text:p>96,60234</text:p>
          </table:table-cell>
          <table:table-cell office:value-type="float" office:value="9.12" calcext:value-type="float">
            <text:p>9,12</text:p>
          </table:table-cell>
          <table:table-cell office:value-type="float" office:value="27.48839" calcext:value-type="float">
            <text:p>27,48839</text:p>
          </table:table-cell>
          <table:table-cell office:value-type="float" office:value="39.47972" calcext:value-type="float">
            <text:p>39,47972</text:p>
          </table:table-cell>
          <table:table-cell office:value-type="float" office:value="0.8044" calcext:value-type="float">
            <text:p>0,8044</text:p>
          </table:table-cell>
          <table:table-cell office:value-type="float" office:value="106.2707" calcext:value-type="float">
            <text:p>106,2707</text:p>
          </table:table-cell>
          <table:table-cell office:value-type="float" office:value="67.701" calcext:value-type="float">
            <text:p>67,701</text:p>
          </table:table-cell>
          <table:table-cell office:value-type="float" office:value="76.382" calcext:value-type="float">
            <text:p>76,382</text:p>
          </table:table-cell>
        </table:table-row>
        <table:table-row table:style-name="ro1">
          <table:table-cell office:value-type="string" calcext:value-type="string">
            <text:p>1994M12: Dec-1994</text:p>
          </table:table-cell>
          <table:table-cell office:value-type="float" office:value="7.81" calcext:value-type="float">
            <text:p>7,81</text:p>
          </table:table-cell>
          <table:table-cell office:value-type="float" office:value="66.04993" calcext:value-type="float">
            <text:p>66,04993</text:p>
          </table:table-cell>
          <table:table-cell office:value-type="float" office:value="40.50087" calcext:value-type="float">
            <text:p>40,50087</text:p>
          </table:table-cell>
          <table:table-cell office:value-type="float" office:value="98.96759" calcext:value-type="float">
            <text:p>98,96759</text:p>
          </table:table-cell>
          <table:table-cell office:value-type="float" office:value="9.14" calcext:value-type="float">
            <text:p>9,14</text:p>
          </table:table-cell>
          <table:table-cell office:value-type="float" office:value="27.45483" calcext:value-type="float">
            <text:p>27,45483</text:p>
          </table:table-cell>
          <table:table-cell office:value-type="float" office:value="39.49423" calcext:value-type="float">
            <text:p>39,49423</text:p>
          </table:table-cell>
          <table:table-cell office:value-type="float" office:value="0.8228" calcext:value-type="float">
            <text:p>0,8228</text:p>
          </table:table-cell>
          <table:table-cell office:value-type="float" office:value="104.8633" calcext:value-type="float">
            <text:p>104,8633</text:p>
          </table:table-cell>
          <table:table-cell office:value-type="float" office:value="67.895" calcext:value-type="float">
            <text:p>67,895</text:p>
          </table:table-cell>
          <table:table-cell office:value-type="float" office:value="76.503" calcext:value-type="float">
            <text:p>76,503</text:p>
          </table:table-cell>
        </table:table-row>
        <table:table-row table:style-name="ro1">
          <table:table-cell office:value-type="string" calcext:value-type="string">
            <text:p>1995M1: Jan-1995</text:p>
          </table:table-cell>
          <table:table-cell office:value-type="float" office:value="7.78" calcext:value-type="float">
            <text:p>7,78</text:p>
          </table:table-cell>
          <table:table-cell office:value-type="float" office:value="66.09012" calcext:value-type="float">
            <text:p>66,09012</text:p>
          </table:table-cell>
          <table:table-cell office:value-type="float" office:value="40.56483" calcext:value-type="float">
            <text:p>40,56483</text:p>
          </table:table-cell>
          <table:table-cell office:value-type="float" office:value="100.8715" calcext:value-type="float">
            <text:p>100,8715</text:p>
          </table:table-cell>
          <table:table-cell office:value-type="float" office:value="9.34" calcext:value-type="float">
            <text:p>9,34</text:p>
          </table:table-cell>
          <table:table-cell office:value-type="float" office:value="27.41519" calcext:value-type="float">
            <text:p>27,41519</text:p>
          </table:table-cell>
          <table:table-cell office:value-type="float" office:value="39.51147" calcext:value-type="float">
            <text:p>39,51147</text:p>
          </table:table-cell>
          <table:table-cell office:value-type="float" office:value="0.8034" calcext:value-type="float">
            <text:p>0,8034</text:p>
          </table:table-cell>
          <table:table-cell office:value-type="float" office:value="106.3269" calcext:value-type="float">
            <text:p>106,3269</text:p>
          </table:table-cell>
          <table:table-cell office:value-type="float" office:value="68.091" calcext:value-type="float">
            <text:p>68,091</text:p>
          </table:table-cell>
          <table:table-cell office:value-type="float" office:value="76.626" calcext:value-type="float">
            <text:p>76,626</text:p>
          </table:table-cell>
        </table:table-row>
        <table:table-row table:style-name="ro1">
          <table:table-cell office:value-type="string" calcext:value-type="string">
            <text:p>1995M2: Feb-1995</text:p>
          </table:table-cell>
          <table:table-cell office:value-type="float" office:value="7.47" calcext:value-type="float">
            <text:p>7,47</text:p>
          </table:table-cell>
          <table:table-cell office:value-type="float" office:value="65.86052" calcext:value-type="float">
            <text:p>65,86052</text:p>
          </table:table-cell>
          <table:table-cell office:value-type="float" office:value="40.53226" calcext:value-type="float">
            <text:p>40,53226</text:p>
          </table:table-cell>
          <table:table-cell office:value-type="float" office:value="100.052" calcext:value-type="float">
            <text:p>100,052</text:p>
          </table:table-cell>
          <table:table-cell office:value-type="float" office:value="9.19" calcext:value-type="float">
            <text:p>9,19</text:p>
          </table:table-cell>
          <table:table-cell office:value-type="float" office:value="27.48183" calcext:value-type="float">
            <text:p>27,48183</text:p>
          </table:table-cell>
          <table:table-cell office:value-type="float" office:value="39.66281" calcext:value-type="float">
            <text:p>39,66281</text:p>
          </table:table-cell>
          <table:table-cell office:value-type="float" office:value="0.79456" calcext:value-type="float">
            <text:p>0,79456</text:p>
          </table:table-cell>
          <table:table-cell office:value-type="float" office:value="107.232" calcext:value-type="float">
            <text:p>107,232</text:p>
          </table:table-cell>
          <table:table-cell office:value-type="float" office:value="68.29" calcext:value-type="float">
            <text:p>68,29</text:p>
          </table:table-cell>
          <table:table-cell office:value-type="float" office:value="76.75" calcext:value-type="float">
            <text:p>76,75</text:p>
          </table:table-cell>
        </table:table-row>
        <table:table-row table:style-name="ro1">
          <table:table-cell office:value-type="string" calcext:value-type="string">
            <text:p>1995M3: Mar-1995</text:p>
          </table:table-cell>
          <table:table-cell office:value-type="float" office:value="7.2" calcext:value-type="float">
            <text:p>7,2</text:p>
          </table:table-cell>
          <table:table-cell office:value-type="float" office:value="65.82034" calcext:value-type="float">
            <text:p>65,82034</text:p>
          </table:table-cell>
          <table:table-cell office:value-type="float" office:value="40.54739" calcext:value-type="float">
            <text:p>40,54739</text:p>
          </table:table-cell>
          <table:table-cell office:value-type="float" office:value="98.64883" calcext:value-type="float">
            <text:p>98,64883</text:p>
          </table:table-cell>
          <table:table-cell office:value-type="float" office:value="9.43" calcext:value-type="float">
            <text:p>9,43</text:p>
          </table:table-cell>
          <table:table-cell office:value-type="float" office:value="27.59105" calcext:value-type="float">
            <text:p>27,59105</text:p>
          </table:table-cell>
          <table:table-cell office:value-type="float" office:value="39.7721" calcext:value-type="float">
            <text:p>39,7721</text:p>
          </table:table-cell>
          <table:table-cell office:value-type="float" office:value="0.7595869" calcext:value-type="float">
            <text:p>0,7595869</text:p>
          </table:table-cell>
          <table:table-cell office:value-type="float" office:value="108.7796" calcext:value-type="float">
            <text:p>108,7796</text:p>
          </table:table-cell>
          <table:table-cell office:value-type="float" office:value="68.49" calcext:value-type="float">
            <text:p>68,49</text:p>
          </table:table-cell>
          <table:table-cell office:value-type="float" office:value="76.876" calcext:value-type="float">
            <text:p>76,876</text:p>
          </table:table-cell>
        </table:table-row>
        <table:table-row table:style-name="ro1">
          <table:table-cell office:value-type="string" calcext:value-type="string">
            <text:p>1995M4: Apr-1995</text:p>
          </table:table-cell>
          <table:table-cell office:value-type="float" office:value="7.06" calcext:value-type="float">
            <text:p>7,06</text:p>
          </table:table-cell>
          <table:table-cell office:value-type="float" office:value="65.96958" calcext:value-type="float">
            <text:p>65,96958</text:p>
          </table:table-cell>
          <table:table-cell office:value-type="float" office:value="40.64042" calcext:value-type="float">
            <text:p>40,64042</text:p>
          </table:table-cell>
          <table:table-cell office:value-type="float" office:value="94.54472" calcext:value-type="float">
            <text:p>94,54472</text:p>
          </table:table-cell>
          <table:table-cell office:value-type="float" office:value="9.26" calcext:value-type="float">
            <text:p>9,26</text:p>
          </table:table-cell>
          <table:table-cell office:value-type="float" office:value="27.58627" calcext:value-type="float">
            <text:p>27,58627</text:p>
          </table:table-cell>
          <table:table-cell office:value-type="float" office:value="39.81467" calcext:value-type="float">
            <text:p>39,81467</text:p>
          </table:table-cell>
          <table:table-cell office:value-type="float" office:value="0.745621" calcext:value-type="float">
            <text:p>0,745621</text:p>
          </table:table-cell>
          <table:table-cell office:value-type="float" office:value="108.3894" calcext:value-type="float">
            <text:p>108,3894</text:p>
          </table:table-cell>
          <table:table-cell office:value-type="float" office:value="68.693" calcext:value-type="float">
            <text:p>68,693</text:p>
          </table:table-cell>
          <table:table-cell office:value-type="float" office:value="77.003" calcext:value-type="float">
            <text:p>77,003</text:p>
          </table:table-cell>
        </table:table-row>
        <table:table-row table:style-name="ro1">
          <table:table-cell office:value-type="string" calcext:value-type="string">
            <text:p>1995M5: May-1995</text:p>
          </table:table-cell>
          <table:table-cell office:value-type="float" office:value="6.63" calcext:value-type="float">
            <text:p>6,63</text:p>
          </table:table-cell>
          <table:table-cell office:value-type="float" office:value="65.73998" calcext:value-type="float">
            <text:p>65,73998</text:p>
          </table:table-cell>
          <table:table-cell office:value-type="float" office:value="40.92766" calcext:value-type="float">
            <text:p>40,92766</text:p>
          </table:table-cell>
          <table:table-cell office:value-type="float" office:value="94.20141" calcext:value-type="float">
            <text:p>94,20141</text:p>
          </table:table-cell>
          <table:table-cell office:value-type="float" office:value="8.78" calcext:value-type="float">
            <text:p>8,78</text:p>
          </table:table-cell>
          <table:table-cell office:value-type="float" office:value="27.67765" calcext:value-type="float">
            <text:p>27,67765</text:p>
          </table:table-cell>
          <table:table-cell office:value-type="float" office:value="39.97634" calcext:value-type="float">
            <text:p>39,97634</text:p>
          </table:table-cell>
          <table:table-cell office:value-type="float" office:value="0.7560428" calcext:value-type="float">
            <text:p>0,7560428</text:p>
          </table:table-cell>
          <table:table-cell office:value-type="float" office:value="107.7615" calcext:value-type="float">
            <text:p>107,7615</text:p>
          </table:table-cell>
          <table:table-cell office:value-type="float" office:value="68.897" calcext:value-type="float">
            <text:p>68,897</text:p>
          </table:table-cell>
          <table:table-cell office:value-type="float" office:value="77.133" calcext:value-type="float">
            <text:p>77,133</text:p>
          </table:table-cell>
        </table:table-row>
        <table:table-row table:style-name="ro1">
          <table:table-cell office:value-type="string" calcext:value-type="string">
            <text:p>1995M6: Jun-1995</text:p>
          </table:table-cell>
          <table:table-cell office:value-type="float" office:value="6.17" calcext:value-type="float">
            <text:p>6,17</text:p>
          </table:table-cell>
          <table:table-cell office:value-type="float" office:value="65.67684" calcext:value-type="float">
            <text:p>65,67684</text:p>
          </table:table-cell>
          <table:table-cell office:value-type="float" office:value="41.2149" calcext:value-type="float">
            <text:p>41,2149</text:p>
          </table:table-cell>
          <table:table-cell office:value-type="float" office:value="94.17101" calcext:value-type="float">
            <text:p>94,17101</text:p>
          </table:table-cell>
          <table:table-cell office:value-type="float" office:value="8.75" calcext:value-type="float">
            <text:p>8,75</text:p>
          </table:table-cell>
          <table:table-cell office:value-type="float" office:value="27.80535" calcext:value-type="float">
            <text:p>27,80535</text:p>
          </table:table-cell>
          <table:table-cell office:value-type="float" office:value="40.20232" calcext:value-type="float">
            <text:p>40,20232</text:p>
          </table:table-cell>
          <table:table-cell office:value-type="float" office:value="0.752215" calcext:value-type="float">
            <text:p>0,752215</text:p>
          </table:table-cell>
          <table:table-cell office:value-type="float" office:value="108.0729" calcext:value-type="float">
            <text:p>108,0729</text:p>
          </table:table-cell>
          <table:table-cell office:value-type="float" office:value="69.104" calcext:value-type="float">
            <text:p>69,104</text:p>
          </table:table-cell>
          <table:table-cell office:value-type="float" office:value="77.263" calcext:value-type="float">
            <text:p>77,263</text:p>
          </table:table-cell>
        </table:table-row>
        <table:table-row table:style-name="ro1">
          <table:table-cell office:value-type="string" calcext:value-type="string">
            <text:p>1995M7: Jul-1995</text:p>
          </table:table-cell>
          <table:table-cell office:value-type="float" office:value="6.28" calcext:value-type="float">
            <text:p>6,28</text:p>
          </table:table-cell>
          <table:table-cell office:value-type="float" office:value="65.75146" calcext:value-type="float">
            <text:p>65,75146</text:p>
          </table:table-cell>
          <table:table-cell office:value-type="float" office:value="41.42771" calcext:value-type="float">
            <text:p>41,42771</text:p>
          </table:table-cell>
          <table:table-cell office:value-type="float" office:value="94.22578" calcext:value-type="float">
            <text:p>94,22578</text:p>
          </table:table-cell>
          <table:table-cell office:value-type="float" office:value="8.71" calcext:value-type="float">
            <text:p>8,71</text:p>
          </table:table-cell>
          <table:table-cell office:value-type="float" office:value="27.88473" calcext:value-type="float">
            <text:p>27,88473</text:p>
          </table:table-cell>
          <table:table-cell office:value-type="float" office:value="40.35951" calcext:value-type="float">
            <text:p>40,35951</text:p>
          </table:table-cell>
          <table:table-cell office:value-type="float" office:value="0.743438" calcext:value-type="float">
            <text:p>0,743438</text:p>
          </table:table-cell>
          <table:table-cell office:value-type="float" office:value="109.8164" calcext:value-type="float">
            <text:p>109,8164</text:p>
          </table:table-cell>
          <table:table-cell office:value-type="float" office:value="69.313" calcext:value-type="float">
            <text:p>69,313</text:p>
          </table:table-cell>
          <table:table-cell office:value-type="float" office:value="77.396" calcext:value-type="float">
            <text:p>77,396</text:p>
          </table:table-cell>
        </table:table-row>
        <table:table-row table:style-name="ro1">
          <table:table-cell office:value-type="string" calcext:value-type="string">
            <text:p>1995M8: Aug-1995</text:p>
          </table:table-cell>
          <table:table-cell office:value-type="float" office:value="6.49" calcext:value-type="float">
            <text:p>6,49</text:p>
          </table:table-cell>
          <table:table-cell office:value-type="float" office:value="65.74572" calcext:value-type="float">
            <text:p>65,74572</text:p>
          </table:table-cell>
          <table:table-cell office:value-type="float" office:value="41.67774" calcext:value-type="float">
            <text:p>41,67774</text:p>
          </table:table-cell>
          <table:table-cell office:value-type="float" office:value="96.60868" calcext:value-type="float">
            <text:p>96,60868</text:p>
          </table:table-cell>
          <table:table-cell office:value-type="float" office:value="8.47" calcext:value-type="float">
            <text:p>8,47</text:p>
          </table:table-cell>
          <table:table-cell office:value-type="float" office:value="27.9815" calcext:value-type="float">
            <text:p>27,9815</text:p>
          </table:table-cell>
          <table:table-cell office:value-type="float" office:value="40.53615" calcext:value-type="float">
            <text:p>40,53615</text:p>
          </table:table-cell>
          <table:table-cell office:value-type="float" office:value="0.7702682" calcext:value-type="float">
            <text:p>0,7702682</text:p>
          </table:table-cell>
          <table:table-cell office:value-type="float" office:value="108.7558" calcext:value-type="float">
            <text:p>108,7558</text:p>
          </table:table-cell>
          <table:table-cell office:value-type="float" office:value="69.524" calcext:value-type="float">
            <text:p>69,524</text:p>
          </table:table-cell>
          <table:table-cell office:value-type="float" office:value="77.53" calcext:value-type="float">
            <text:p>77,53</text:p>
          </table:table-cell>
        </table:table-row>
        <table:table-row table:style-name="ro1">
          <table:table-cell office:value-type="string" calcext:value-type="string">
            <text:p>1995M9: Sep-1995</text:p>
          </table:table-cell>
          <table:table-cell office:value-type="float" office:value="6.2" calcext:value-type="float">
            <text:p>6,2</text:p>
          </table:table-cell>
          <table:table-cell office:value-type="float" office:value="65.55056" calcext:value-type="float">
            <text:p>65,55056</text:p>
          </table:table-cell>
          <table:table-cell office:value-type="float" office:value="41.83008" calcext:value-type="float">
            <text:p>41,83008</text:p>
          </table:table-cell>
          <table:table-cell office:value-type="float" office:value="97.85604" calcext:value-type="float">
            <text:p>97,85604</text:p>
          </table:table-cell>
          <table:table-cell office:value-type="float" office:value="8.36" calcext:value-type="float">
            <text:p>8,36</text:p>
          </table:table-cell>
          <table:table-cell office:value-type="float" office:value="28.17624" calcext:value-type="float">
            <text:p>28,17624</text:p>
          </table:table-cell>
          <table:table-cell office:value-type="float" office:value="40.77851" calcext:value-type="float">
            <text:p>40,77851</text:p>
          </table:table-cell>
          <table:table-cell office:value-type="float" office:value="0.7760143" calcext:value-type="float">
            <text:p>0,7760143</text:p>
          </table:table-cell>
          <table:table-cell office:value-type="float" office:value="107.8237" calcext:value-type="float">
            <text:p>107,8237</text:p>
          </table:table-cell>
          <table:table-cell office:value-type="float" office:value="69.737" calcext:value-type="float">
            <text:p>69,737</text:p>
          </table:table-cell>
          <table:table-cell office:value-type="float" office:value="77.666" calcext:value-type="float">
            <text:p>77,666</text:p>
          </table:table-cell>
        </table:table-row>
        <table:table-row table:style-name="ro1">
          <table:table-cell office:value-type="string" calcext:value-type="string">
            <text:p>1995M10: Oct-1995</text:p>
          </table:table-cell>
          <table:table-cell office:value-type="float" office:value="6.04" calcext:value-type="float">
            <text:p>6,04</text:p>
          </table:table-cell>
          <table:table-cell office:value-type="float" office:value="65.28078" calcext:value-type="float">
            <text:p>65,28078</text:p>
          </table:table-cell>
          <table:table-cell office:value-type="float" office:value="41.95916" calcext:value-type="float">
            <text:p>41,95916</text:p>
          </table:table-cell>
          <table:table-cell office:value-type="float" office:value="97.82256" calcext:value-type="float">
            <text:p>97,82256</text:p>
          </table:table-cell>
          <table:table-cell office:value-type="float" office:value="8.48" calcext:value-type="float">
            <text:p>8,48</text:p>
          </table:table-cell>
          <table:table-cell office:value-type="float" office:value="28.29313" calcext:value-type="float">
            <text:p>28,29313</text:p>
          </table:table-cell>
          <table:table-cell office:value-type="float" office:value="40.97059" calcext:value-type="float">
            <text:p>40,97059</text:p>
          </table:table-cell>
          <table:table-cell office:value-type="float" office:value="0.7563773" calcext:value-type="float">
            <text:p>0,7563773</text:p>
          </table:table-cell>
          <table:table-cell office:value-type="float" office:value="109.0746" calcext:value-type="float">
            <text:p>109,0746</text:p>
          </table:table-cell>
          <table:table-cell office:value-type="float" office:value="69.952" calcext:value-type="float">
            <text:p>69,952</text:p>
          </table:table-cell>
          <table:table-cell office:value-type="float" office:value="77.803" calcext:value-type="float">
            <text:p>77,803</text:p>
          </table:table-cell>
        </table:table-row>
        <table:table-row table:style-name="ro1">
          <table:table-cell office:value-type="string" calcext:value-type="string">
            <text:p>1995M11: Nov-1995</text:p>
          </table:table-cell>
          <table:table-cell office:value-type="float" office:value="5.93" calcext:value-type="float">
            <text:p>5,93</text:p>
          </table:table-cell>
          <table:table-cell office:value-type="float" office:value="65.0971" calcext:value-type="float">
            <text:p>65,0971</text:p>
          </table:table-cell>
          <table:table-cell office:value-type="float" office:value="42.03592" calcext:value-type="float">
            <text:p>42,03592</text:p>
          </table:table-cell>
          <table:table-cell office:value-type="float" office:value="98.91129" calcext:value-type="float">
            <text:p>98,91129</text:p>
          </table:table-cell>
          <table:table-cell office:value-type="float" office:value="8.16" calcext:value-type="float">
            <text:p>8,16</text:p>
          </table:table-cell>
          <table:table-cell office:value-type="float" office:value="28.35829" calcext:value-type="float">
            <text:p>28,35829</text:p>
          </table:table-cell>
          <table:table-cell office:value-type="float" office:value="41.16922" calcext:value-type="float">
            <text:p>41,16922</text:p>
          </table:table-cell>
          <table:table-cell office:value-type="float" office:value="0.7553428" calcext:value-type="float">
            <text:p>0,7553428</text:p>
          </table:table-cell>
          <table:table-cell office:value-type="float" office:value="109.8282" calcext:value-type="float">
            <text:p>109,8282</text:p>
          </table:table-cell>
          <table:table-cell office:value-type="float" office:value="70.169" calcext:value-type="float">
            <text:p>70,169</text:p>
          </table:table-cell>
          <table:table-cell office:value-type="float" office:value="77.942" calcext:value-type="float">
            <text:p>77,942</text:p>
          </table:table-cell>
        </table:table-row>
        <table:table-row table:style-name="ro1">
          <table:table-cell office:value-type="string" calcext:value-type="string">
            <text:p>1995M12: Dec-1995</text:p>
          </table:table-cell>
          <table:table-cell office:value-type="float" office:value="5.71" calcext:value-type="float">
            <text:p>5,71</text:p>
          </table:table-cell>
          <table:table-cell office:value-type="float" office:value="64.71826" calcext:value-type="float">
            <text:p>64,71826</text:p>
          </table:table-cell>
          <table:table-cell office:value-type="float" office:value="42.14872" calcext:value-type="float">
            <text:p>42,14872</text:p>
          </table:table-cell>
          <table:table-cell office:value-type="float" office:value="99.14202" calcext:value-type="float">
            <text:p>99,14202</text:p>
          </table:table-cell>
          <table:table-cell office:value-type="float" office:value="7.82" calcext:value-type="float">
            <text:p>7,82</text:p>
          </table:table-cell>
          <table:table-cell office:value-type="float" office:value="28.7769" calcext:value-type="float">
            <text:p>28,7769</text:p>
          </table:table-cell>
          <table:table-cell office:value-type="float" office:value="41.48389" calcext:value-type="float">
            <text:p>41,48389</text:p>
          </table:table-cell>
          <table:table-cell office:value-type="float" office:value="0.7665889" calcext:value-type="float">
            <text:p>0,7665889</text:p>
          </table:table-cell>
          <table:table-cell office:value-type="float" office:value="109.2282" calcext:value-type="float">
            <text:p>109,2282</text:p>
          </table:table-cell>
          <table:table-cell office:value-type="float" office:value="70.388" calcext:value-type="float">
            <text:p>70,388</text:p>
          </table:table-cell>
          <table:table-cell office:value-type="float" office:value="78.084" calcext:value-type="float">
            <text:p>78,084</text:p>
          </table:table-cell>
        </table:table-row>
        <table:table-row table:style-name="ro1">
          <table:table-cell office:value-type="string" calcext:value-type="string">
            <text:p>1996M1: Jan-1996</text:p>
          </table:table-cell>
          <table:table-cell office:value-type="float" office:value="5.65" calcext:value-type="float">
            <text:p>5,65</text:p>
          </table:table-cell>
          <table:table-cell office:value-type="float" office:value="64.48866" calcext:value-type="float">
            <text:p>64,48866</text:p>
          </table:table-cell>
          <table:table-cell office:value-type="float" office:value="42.36037" calcext:value-type="float">
            <text:p>42,36037</text:p>
          </table:table-cell>
          <table:table-cell office:value-type="float" office:value="99.98576" calcext:value-type="float">
            <text:p>99,98576</text:p>
          </table:table-cell>
          <table:table-cell office:value-type="float" office:value="7.44" calcext:value-type="float">
            <text:p>7,44</text:p>
          </table:table-cell>
          <table:table-cell office:value-type="float" office:value="29.01547" calcext:value-type="float">
            <text:p>29,01547</text:p>
          </table:table-cell>
          <table:table-cell office:value-type="float" office:value="41.75314" calcext:value-type="float">
            <text:p>41,75314</text:p>
          </table:table-cell>
          <table:table-cell office:value-type="float" office:value="0.7742454" calcext:value-type="float">
            <text:p>0,7742454</text:p>
          </table:table-cell>
          <table:table-cell office:value-type="float" office:value="108.6763" calcext:value-type="float">
            <text:p>108,6763</text:p>
          </table:table-cell>
          <table:table-cell office:value-type="float" office:value="70.61" calcext:value-type="float">
            <text:p>70,61</text:p>
          </table:table-cell>
          <table:table-cell office:value-type="float" office:value="78.226" calcext:value-type="float">
            <text:p>78,226</text:p>
          </table:table-cell>
        </table:table-row>
        <table:table-row table:style-name="ro1">
          <table:table-cell office:value-type="string" calcext:value-type="string">
            <text:p>1996M2: Feb-1996</text:p>
          </table:table-cell>
          <table:table-cell office:value-type="float" office:value="5.81" calcext:value-type="float">
            <text:p>5,81</text:p>
          </table:table-cell>
          <table:table-cell office:value-type="float" office:value="64.20167" calcext:value-type="float">
            <text:p>64,20167</text:p>
          </table:table-cell>
          <table:table-cell office:value-type="float" office:value="42.52318" calcext:value-type="float">
            <text:p>42,52318</text:p>
          </table:table-cell>
          <table:table-cell office:value-type="float" office:value="99.9505" calcext:value-type="float">
            <text:p>99,9505</text:p>
          </table:table-cell>
          <table:table-cell office:value-type="float" office:value="7.66" calcext:value-type="float">
            <text:p>7,66</text:p>
          </table:table-cell>
          <table:table-cell office:value-type="float" office:value="28.93716" calcext:value-type="float">
            <text:p>28,93716</text:p>
          </table:table-cell>
          <table:table-cell office:value-type="float" office:value="41.91602" calcext:value-type="float">
            <text:p>41,91602</text:p>
          </table:table-cell>
          <table:table-cell office:value-type="float" office:value="0.7760667" calcext:value-type="float">
            <text:p>0,7760667</text:p>
          </table:table-cell>
          <table:table-cell office:value-type="float" office:value="108.5819" calcext:value-type="float">
            <text:p>108,5819</text:p>
          </table:table-cell>
          <table:table-cell office:value-type="float" office:value="70.833" calcext:value-type="float">
            <text:p>70,833</text:p>
          </table:table-cell>
          <table:table-cell office:value-type="float" office:value="78.371" calcext:value-type="float">
            <text:p>78,371</text:p>
          </table:table-cell>
        </table:table-row>
        <table:table-row table:style-name="ro1">
          <table:table-cell office:value-type="string" calcext:value-type="string">
            <text:p>1996M3: Mar-1996</text:p>
          </table:table-cell>
          <table:table-cell office:value-type="float" office:value="6.27" calcext:value-type="float">
            <text:p>6,27</text:p>
          </table:table-cell>
          <table:table-cell office:value-type="float" office:value="64.437" calcext:value-type="float">
            <text:p>64,437</text:p>
          </table:table-cell>
          <table:table-cell office:value-type="float" office:value="42.81507" calcext:value-type="float">
            <text:p>42,81507</text:p>
          </table:table-cell>
          <table:table-cell office:value-type="float" office:value="99.9982" calcext:value-type="float">
            <text:p>99,9982</text:p>
          </table:table-cell>
          <table:table-cell office:value-type="float" office:value="7.83" calcext:value-type="float">
            <text:p>7,83</text:p>
          </table:table-cell>
          <table:table-cell office:value-type="float" office:value="29.01259" calcext:value-type="float">
            <text:p>29,01259</text:p>
          </table:table-cell>
          <table:table-cell office:value-type="float" office:value="42.07773" calcext:value-type="float">
            <text:p>42,07773</text:p>
          </table:table-cell>
          <table:table-cell office:value-type="float" office:value="0.7804286" calcext:value-type="float">
            <text:p>0,7804286</text:p>
          </table:table-cell>
          <table:table-cell office:value-type="float" office:value="108.1242" calcext:value-type="float">
            <text:p>108,1242</text:p>
          </table:table-cell>
          <table:table-cell office:value-type="float" office:value="71.058" calcext:value-type="float">
            <text:p>71,058</text:p>
          </table:table-cell>
          <table:table-cell office:value-type="float" office:value="78.518" calcext:value-type="float">
            <text:p>78,518</text:p>
          </table:table-cell>
        </table:table-row>
        <table:table-row table:style-name="ro1">
          <table:table-cell office:value-type="string" calcext:value-type="string">
            <text:p>1996M4: Apr-1996</text:p>
          </table:table-cell>
          <table:table-cell office:value-type="float" office:value="6.51" calcext:value-type="float">
            <text:p>6,51</text:p>
          </table:table-cell>
          <table:table-cell office:value-type="float" office:value="64.56329" calcext:value-type="float">
            <text:p>64,56329</text:p>
          </table:table-cell>
          <table:table-cell office:value-type="float" office:value="42.93601" calcext:value-type="float">
            <text:p>42,93601</text:p>
          </table:table-cell>
          <table:table-cell office:value-type="float" office:value="99.92218" calcext:value-type="float">
            <text:p>99,92218</text:p>
          </table:table-cell>
          <table:table-cell office:value-type="float" office:value="7.62" calcext:value-type="float">
            <text:p>7,62</text:p>
          </table:table-cell>
          <table:table-cell office:value-type="float" office:value="29.1908" calcext:value-type="float">
            <text:p>29,1908</text:p>
          </table:table-cell>
          <table:table-cell office:value-type="float" office:value="42.20605" calcext:value-type="float">
            <text:p>42,20605</text:p>
          </table:table-cell>
          <table:table-cell office:value-type="float" office:value="0.7907333" calcext:value-type="float">
            <text:p>0,7907333</text:p>
          </table:table-cell>
          <table:table-cell office:value-type="float" office:value="107.0059" calcext:value-type="float">
            <text:p>107,0059</text:p>
          </table:table-cell>
          <table:table-cell office:value-type="float" office:value="71.285" calcext:value-type="float">
            <text:p>71,285</text:p>
          </table:table-cell>
          <table:table-cell office:value-type="float" office:value="78.667" calcext:value-type="float">
            <text:p>78,667</text:p>
          </table:table-cell>
        </table:table-row>
        <table:table-row table:style-name="ro1">
          <table:table-cell office:value-type="string" calcext:value-type="string">
            <text:p>1996M5: May-1996</text:p>
          </table:table-cell>
          <table:table-cell office:value-type="float" office:value="6.74" calcext:value-type="float">
            <text:p>6,74</text:p>
          </table:table-cell>
          <table:table-cell office:value-type="float" office:value="64.08687" calcext:value-type="float">
            <text:p>64,08687</text:p>
          </table:table-cell>
          <table:table-cell office:value-type="float" office:value="43.0651" calcext:value-type="float">
            <text:p>43,0651</text:p>
          </table:table-cell>
          <table:table-cell office:value-type="float" office:value="99.94981" calcext:value-type="float">
            <text:p>99,94981</text:p>
          </table:table-cell>
          <table:table-cell office:value-type="float" office:value="7.48" calcext:value-type="float">
            <text:p>7,48</text:p>
          </table:table-cell>
          <table:table-cell office:value-type="float" office:value="29.37977" calcext:value-type="float">
            <text:p>29,37977</text:p>
          </table:table-cell>
          <table:table-cell office:value-type="float" office:value="42.30145" calcext:value-type="float">
            <text:p>42,30145</text:p>
          </table:table-cell>
          <table:table-cell office:value-type="float" office:value="0.8022684" calcext:value-type="float">
            <text:p>0,8022684</text:p>
          </table:table-cell>
          <table:table-cell office:value-type="float" office:value="105.8882" calcext:value-type="float">
            <text:p>105,8882</text:p>
          </table:table-cell>
          <table:table-cell office:value-type="float" office:value="71.515" calcext:value-type="float">
            <text:p>71,515</text:p>
          </table:table-cell>
          <table:table-cell office:value-type="float" office:value="78.818" calcext:value-type="float">
            <text:p>78,818</text:p>
          </table:table-cell>
        </table:table-row>
        <table:table-row table:style-name="ro1">
          <table:table-cell office:value-type="string" calcext:value-type="string">
            <text:p>1996M6: Jun-1996</text:p>
          </table:table-cell>
          <table:table-cell office:value-type="float" office:value="6.91" calcext:value-type="float">
            <text:p>6,91</text:p>
          </table:table-cell>
          <table:table-cell office:value-type="float" office:value="64.01225" calcext:value-type="float">
            <text:p>64,01225</text:p>
          </table:table-cell>
          <table:table-cell office:value-type="float" office:value="43.21976" calcext:value-type="float">
            <text:p>43,21976</text:p>
          </table:table-cell>
          <table:table-cell office:value-type="float" office:value="100.3785" calcext:value-type="float">
            <text:p>100,3785</text:p>
          </table:table-cell>
          <table:table-cell office:value-type="float" office:value="7.51" calcext:value-type="float">
            <text:p>7,51</text:p>
          </table:table-cell>
          <table:table-cell office:value-type="float" office:value="29.5125" calcext:value-type="float">
            <text:p>29,5125</text:p>
          </table:table-cell>
          <table:table-cell office:value-type="float" office:value="42.38939" calcext:value-type="float">
            <text:p>42,38939</text:p>
          </table:table-cell>
          <table:table-cell office:value-type="float" office:value="0.797715" calcext:value-type="float">
            <text:p>0,797715</text:p>
          </table:table-cell>
          <table:table-cell office:value-type="float" office:value="106.2284" calcext:value-type="float">
            <text:p>106,2284</text:p>
          </table:table-cell>
          <table:table-cell office:value-type="float" office:value="71.746" calcext:value-type="float">
            <text:p>71,746</text:p>
          </table:table-cell>
          <table:table-cell office:value-type="float" office:value="78.971" calcext:value-type="float">
            <text:p>78,971</text:p>
          </table:table-cell>
        </table:table-row>
        <table:table-row table:style-name="ro1">
          <table:table-cell office:value-type="string" calcext:value-type="string">
            <text:p>1996M7: Jul-1996</text:p>
          </table:table-cell>
          <table:table-cell office:value-type="float" office:value="6.87" calcext:value-type="float">
            <text:p>6,87</text:p>
          </table:table-cell>
          <table:table-cell office:value-type="float" office:value="63.85152" calcext:value-type="float">
            <text:p>63,85152</text:p>
          </table:table-cell>
          <table:table-cell office:value-type="float" office:value="43.39304" calcext:value-type="float">
            <text:p>43,39304</text:p>
          </table:table-cell>
          <table:table-cell office:value-type="float" office:value="100.5475" calcext:value-type="float">
            <text:p>100,5475</text:p>
          </table:table-cell>
          <table:table-cell office:value-type="float" office:value="7.39" calcext:value-type="float">
            <text:p>7,39</text:p>
          </table:table-cell>
          <table:table-cell office:value-type="float" office:value="29.64649" calcext:value-type="float">
            <text:p>29,64649</text:p>
          </table:table-cell>
          <table:table-cell office:value-type="float" office:value="42.51934" calcext:value-type="float">
            <text:p>42,51934</text:p>
          </table:table-cell>
          <table:table-cell office:value-type="float" office:value="0.7873957" calcext:value-type="float">
            <text:p>0,7873957</text:p>
          </table:table-cell>
          <table:table-cell office:value-type="float" office:value="107.6025" calcext:value-type="float">
            <text:p>107,6025</text:p>
          </table:table-cell>
          <table:table-cell office:value-type="float" office:value="71.978" calcext:value-type="float">
            <text:p>71,978</text:p>
          </table:table-cell>
          <table:table-cell office:value-type="float" office:value="79.125" calcext:value-type="float">
            <text:p>79,125</text:p>
          </table:table-cell>
        </table:table-row>
        <table:table-row table:style-name="ro1">
          <table:table-cell office:value-type="string" calcext:value-type="string">
            <text:p>1996M8: Aug-1996</text:p>
          </table:table-cell>
          <table:table-cell office:value-type="float" office:value="6.64" calcext:value-type="float">
            <text:p>6,64</text:p>
          </table:table-cell>
          <table:table-cell office:value-type="float" office:value="63.23161" calcext:value-type="float">
            <text:p>63,23161</text:p>
          </table:table-cell>
          <table:table-cell office:value-type="float" office:value="43.47328" calcext:value-type="float">
            <text:p>43,47328</text:p>
          </table:table-cell>
          <table:table-cell office:value-type="float" office:value="99.77734" calcext:value-type="float">
            <text:p>99,77734</text:p>
          </table:table-cell>
          <table:table-cell office:value-type="float" office:value="7.31" calcext:value-type="float">
            <text:p>7,31</text:p>
          </table:table-cell>
          <table:table-cell office:value-type="float" office:value="29.86654" calcext:value-type="float">
            <text:p>29,86654</text:p>
          </table:table-cell>
          <table:table-cell office:value-type="float" office:value="42.70502" calcext:value-type="float">
            <text:p>42,70502</text:p>
          </table:table-cell>
          <table:table-cell office:value-type="float" office:value="0.7792682" calcext:value-type="float">
            <text:p>0,7792682</text:p>
          </table:table-cell>
          <table:table-cell office:value-type="float" office:value="107.9935" calcext:value-type="float">
            <text:p>107,9935</text:p>
          </table:table-cell>
          <table:table-cell office:value-type="float" office:value="72.213" calcext:value-type="float">
            <text:p>72,213</text:p>
          </table:table-cell>
          <table:table-cell office:value-type="float" office:value="79.282" calcext:value-type="float">
            <text:p>79,282</text:p>
          </table:table-cell>
        </table:table-row>
        <table:table-row table:style-name="ro1">
          <table:table-cell office:value-type="string" calcext:value-type="string">
            <text:p>1996M9: Sep-1996</text:p>
          </table:table-cell>
          <table:table-cell office:value-type="float" office:value="6.83" calcext:value-type="float">
            <text:p>6,83</text:p>
          </table:table-cell>
          <table:table-cell office:value-type="float" office:value="62.92165" calcext:value-type="float">
            <text:p>62,92165</text:p>
          </table:table-cell>
          <table:table-cell office:value-type="float" office:value="43.5698" calcext:value-type="float">
            <text:p>43,5698</text:p>
          </table:table-cell>
          <table:table-cell office:value-type="float" office:value="100.2563" calcext:value-type="float">
            <text:p>100,2563</text:p>
          </table:table-cell>
          <table:table-cell office:value-type="float" office:value="7.13" calcext:value-type="float">
            <text:p>7,13</text:p>
          </table:table-cell>
          <table:table-cell office:value-type="float" office:value="30.13629" calcext:value-type="float">
            <text:p>30,13629</text:p>
          </table:table-cell>
          <table:table-cell office:value-type="float" office:value="42.91938" calcext:value-type="float">
            <text:p>42,91938</text:p>
          </table:table-cell>
          <table:table-cell office:value-type="float" office:value="0.7886952" calcext:value-type="float">
            <text:p>0,7886952</text:p>
          </table:table-cell>
          <table:table-cell office:value-type="float" office:value="106.8186" calcext:value-type="float">
            <text:p>106,8186</text:p>
          </table:table-cell>
          <table:table-cell office:value-type="float" office:value="72.449" calcext:value-type="float">
            <text:p>72,449</text:p>
          </table:table-cell>
          <table:table-cell office:value-type="float" office:value="79.44" calcext:value-type="float">
            <text:p>79,44</text:p>
          </table:table-cell>
        </table:table-row>
        <table:table-row table:style-name="ro1">
          <table:table-cell office:value-type="string" calcext:value-type="string">
            <text:p>1996M10: Oct-1996</text:p>
          </table:table-cell>
          <table:table-cell office:value-type="float" office:value="6.53" calcext:value-type="float">
            <text:p>6,53</text:p>
          </table:table-cell>
          <table:table-cell office:value-type="float" office:value="62.31895" calcext:value-type="float">
            <text:p>62,31895</text:p>
          </table:table-cell>
          <table:table-cell office:value-type="float" office:value="43.74308" calcext:value-type="float">
            <text:p>43,74308</text:p>
          </table:table-cell>
          <table:table-cell office:value-type="float" office:value="100.9104" calcext:value-type="float">
            <text:p>100,9104</text:p>
          </table:table-cell>
          <table:table-cell office:value-type="float" office:value="6.68" calcext:value-type="float">
            <text:p>6,68</text:p>
          </table:table-cell>
          <table:table-cell office:value-type="float" office:value="30.41584" calcext:value-type="float">
            <text:p>30,41584</text:p>
          </table:table-cell>
          <table:table-cell office:value-type="float" office:value="43.06067" calcext:value-type="float">
            <text:p>43,06067</text:p>
          </table:table-cell>
          <table:table-cell office:value-type="float" office:value="0.7943261" calcext:value-type="float">
            <text:p>0,7943261</text:p>
          </table:table-cell>
          <table:table-cell office:value-type="float" office:value="105.7885" calcext:value-type="float">
            <text:p>105,7885</text:p>
          </table:table-cell>
          <table:table-cell office:value-type="float" office:value="72.687" calcext:value-type="float">
            <text:p>72,687</text:p>
          </table:table-cell>
          <table:table-cell office:value-type="float" office:value="79.6" calcext:value-type="float">
            <text:p>79,6</text:p>
          </table:table-cell>
        </table:table-row>
        <table:table-row table:style-name="ro1">
          <table:table-cell office:value-type="string" calcext:value-type="string">
            <text:p>1996M11: Nov-1996</text:p>
          </table:table-cell>
          <table:table-cell office:value-type="float" office:value="6.2" calcext:value-type="float">
            <text:p>6,2</text:p>
          </table:table-cell>
          <table:table-cell office:value-type="float" office:value="62.19267" calcext:value-type="float">
            <text:p>62,19267</text:p>
          </table:table-cell>
          <table:table-cell office:value-type="float" office:value="43.97217" calcext:value-type="float">
            <text:p>43,97217</text:p>
          </table:table-cell>
          <table:table-cell office:value-type="float" office:value="100.5618" calcext:value-type="float">
            <text:p>100,5618</text:p>
          </table:table-cell>
          <table:table-cell office:value-type="float" office:value="6.43" calcext:value-type="float">
            <text:p>6,43</text:p>
          </table:table-cell>
          <table:table-cell office:value-type="float" office:value="30.70758" calcext:value-type="float">
            <text:p>30,70758</text:p>
          </table:table-cell>
          <table:table-cell office:value-type="float" office:value="43.12324" calcext:value-type="float">
            <text:p>43,12324</text:p>
          </table:table-cell>
          <table:table-cell office:value-type="float" office:value="0.7826524" calcext:value-type="float">
            <text:p>0,7826524</text:p>
          </table:table-cell>
          <table:table-cell office:value-type="float" office:value="105.7078" calcext:value-type="float">
            <text:p>105,7078</text:p>
          </table:table-cell>
          <table:table-cell office:value-type="float" office:value="72.927" calcext:value-type="float">
            <text:p>72,927</text:p>
          </table:table-cell>
          <table:table-cell office:value-type="float" office:value="79.762" calcext:value-type="float">
            <text:p>79,762</text:p>
          </table:table-cell>
        </table:table-row>
        <table:table-row table:style-name="ro1">
          <table:table-cell office:value-type="string" calcext:value-type="string">
            <text:p>1996M12: Dec-1996</text:p>
          </table:table-cell>
          <table:table-cell office:value-type="float" office:value="6.3" calcext:value-type="float">
            <text:p>6,3</text:p>
          </table:table-cell>
          <table:table-cell office:value-type="float" office:value="62.06639" calcext:value-type="float">
            <text:p>62,06639</text:p>
          </table:table-cell>
          <table:table-cell office:value-type="float" office:value="44.21871" calcext:value-type="float">
            <text:p>44,21871</text:p>
          </table:table-cell>
          <table:table-cell office:value-type="float" office:value="101.2046" calcext:value-type="float">
            <text:p>101,2046</text:p>
          </table:table-cell>
          <table:table-cell office:value-type="float" office:value="6.31" calcext:value-type="float">
            <text:p>6,31</text:p>
          </table:table-cell>
          <table:table-cell office:value-type="float" office:value="31.14839" calcext:value-type="float">
            <text:p>31,14839</text:p>
          </table:table-cell>
          <table:table-cell office:value-type="float" office:value="43.27517" calcext:value-type="float">
            <text:p>43,27517</text:p>
          </table:table-cell>
          <table:table-cell office:value-type="float" office:value="0.799685" calcext:value-type="float">
            <text:p>0,799685</text:p>
          </table:table-cell>
          <table:table-cell office:value-type="float" office:value="104.3137" calcext:value-type="float">
            <text:p>104,3137</text:p>
          </table:table-cell>
          <table:table-cell office:value-type="float" office:value="73.168" calcext:value-type="float">
            <text:p>73,168</text:p>
          </table:table-cell>
          <table:table-cell office:value-type="float" office:value="79.926" calcext:value-type="float">
            <text:p>79,926</text:p>
          </table:table-cell>
        </table:table-row>
        <table:table-row table:style-name="ro1">
          <table:table-cell office:value-type="string" calcext:value-type="string">
            <text:p>1997M1: Jan-1997</text:p>
          </table:table-cell>
          <table:table-cell office:value-type="float" office:value="6.58" calcext:value-type="float">
            <text:p>6,58</text:p>
          </table:table-cell>
          <table:table-cell office:value-type="float" office:value="62.06065" calcext:value-type="float">
            <text:p>62,06065</text:p>
          </table:table-cell>
          <table:table-cell office:value-type="float" office:value="44.39082" calcext:value-type="float">
            <text:p>44,39082</text:p>
          </table:table-cell>
          <table:table-cell office:value-type="float" office:value="102.0505" calcext:value-type="float">
            <text:p>102,0505</text:p>
          </table:table-cell>
          <table:table-cell office:value-type="float" office:value="6.23" calcext:value-type="float">
            <text:p>6,23</text:p>
          </table:table-cell>
          <table:table-cell office:value-type="float" office:value="31.39459" calcext:value-type="float">
            <text:p>31,39459</text:p>
          </table:table-cell>
          <table:table-cell office:value-type="float" office:value="43.40713" calcext:value-type="float">
            <text:p>43,40713</text:p>
          </table:table-cell>
          <table:table-cell office:value-type="float" office:value="0.8221709" calcext:value-type="float">
            <text:p>0,8221709</text:p>
          </table:table-cell>
          <table:table-cell office:value-type="float" office:value="102.2532" calcext:value-type="float">
            <text:p>102,2532</text:p>
          </table:table-cell>
          <table:table-cell office:value-type="float" office:value="73.41" calcext:value-type="float">
            <text:p>73,41</text:p>
          </table:table-cell>
          <table:table-cell office:value-type="float" office:value="80.091" calcext:value-type="float">
            <text:p>80,091</text:p>
          </table:table-cell>
        </table:table-row>
        <table:table-row table:style-name="ro1">
          <table:table-cell office:value-type="string" calcext:value-type="string">
            <text:p>1997M2: Feb-1997</text:p>
          </table:table-cell>
          <table:table-cell office:value-type="float" office:value="6.42" calcext:value-type="float">
            <text:p>6,42</text:p>
          </table:table-cell>
          <table:table-cell office:value-type="float" office:value="61.92289" calcext:value-type="float">
            <text:p>61,92289</text:p>
          </table:table-cell>
          <table:table-cell office:value-type="float" office:value="44.52688" calcext:value-type="float">
            <text:p>44,52688</text:p>
          </table:table-cell>
          <table:table-cell office:value-type="float" office:value="103.815" calcext:value-type="float">
            <text:p>103,815</text:p>
          </table:table-cell>
          <table:table-cell office:value-type="float" office:value="6.06" calcext:value-type="float">
            <text:p>6,06</text:p>
          </table:table-cell>
          <table:table-cell office:value-type="float" office:value="31.42648" calcext:value-type="float">
            <text:p>31,42648</text:p>
          </table:table-cell>
          <table:table-cell office:value-type="float" office:value="43.49202" calcext:value-type="float">
            <text:p>43,49202</text:p>
          </table:table-cell>
          <table:table-cell office:value-type="float" office:value="0.85744" calcext:value-type="float">
            <text:p>0,85744</text:p>
          </table:table-cell>
          <table:table-cell office:value-type="float" office:value="99.1226" calcext:value-type="float">
            <text:p>99,1226</text:p>
          </table:table-cell>
          <table:table-cell office:value-type="float" office:value="73.654" calcext:value-type="float">
            <text:p>73,654</text:p>
          </table:table-cell>
          <table:table-cell office:value-type="float" office:value="80.259" calcext:value-type="float">
            <text:p>80,259</text:p>
          </table:table-cell>
        </table:table-row>
        <table:table-row table:style-name="ro1">
          <table:table-cell office:value-type="string" calcext:value-type="string">
            <text:p>1997M3: Mar-1997</text:p>
          </table:table-cell>
          <table:table-cell office:value-type="float" office:value="6.69" calcext:value-type="float">
            <text:p>6,69</text:p>
          </table:table-cell>
          <table:table-cell office:value-type="float" office:value="61.56128" calcext:value-type="float">
            <text:p>61,56128</text:p>
          </table:table-cell>
          <table:table-cell office:value-type="float" office:value="44.70364" calcext:value-type="float">
            <text:p>44,70364</text:p>
          </table:table-cell>
          <table:table-cell office:value-type="float" office:value="104.7098" calcext:value-type="float">
            <text:p>104,7098</text:p>
          </table:table-cell>
          <table:table-cell office:value-type="float" office:value="6.32" calcext:value-type="float">
            <text:p>6,32</text:p>
          </table:table-cell>
          <table:table-cell office:value-type="float" office:value="31.51387" calcext:value-type="float">
            <text:p>31,51387</text:p>
          </table:table-cell>
          <table:table-cell office:value-type="float" office:value="43.60454" calcext:value-type="float">
            <text:p>43,60454</text:p>
          </table:table-cell>
          <table:table-cell office:value-type="float" office:value="0.8697714" calcext:value-type="float">
            <text:p>0,8697714</text:p>
          </table:table-cell>
          <table:table-cell office:value-type="float" office:value="98.43874" calcext:value-type="float">
            <text:p>98,43874</text:p>
          </table:table-cell>
          <table:table-cell office:value-type="float" office:value="73.899" calcext:value-type="float">
            <text:p>73,899</text:p>
          </table:table-cell>
          <table:table-cell office:value-type="float" office:value="80.428" calcext:value-type="float">
            <text:p>80,428</text:p>
          </table:table-cell>
        </table:table-row>
        <table:table-row table:style-name="ro1">
          <table:table-cell office:value-type="string" calcext:value-type="string">
            <text:p>1997M4: Apr-1997</text:p>
          </table:table-cell>
          <table:table-cell office:value-type="float" office:value="6.89" calcext:value-type="float">
            <text:p>6,89</text:p>
          </table:table-cell>
          <table:table-cell office:value-type="float" office:value="61.06763" calcext:value-type="float">
            <text:p>61,06763</text:p>
          </table:table-cell>
          <table:table-cell office:value-type="float" office:value="44.88739" calcext:value-type="float">
            <text:p>44,88739</text:p>
          </table:table-cell>
          <table:table-cell office:value-type="float" office:value="104.9614" calcext:value-type="float">
            <text:p>104,9614</text:p>
          </table:table-cell>
          <table:table-cell office:value-type="float" office:value="6.39" calcext:value-type="float">
            <text:p>6,39</text:p>
          </table:table-cell>
          <table:table-cell office:value-type="float" office:value="31.51131" calcext:value-type="float">
            <text:p>31,51131</text:p>
          </table:table-cell>
          <table:table-cell office:value-type="float" office:value="43.67934" calcext:value-type="float">
            <text:p>43,67934</text:p>
          </table:table-cell>
          <table:table-cell office:value-type="float" office:value="0.8735809" calcext:value-type="float">
            <text:p>0,8735809</text:p>
          </table:table-cell>
          <table:table-cell office:value-type="float" office:value="97.49738" calcext:value-type="float">
            <text:p>97,49738</text:p>
          </table:table-cell>
          <table:table-cell office:value-type="float" office:value="74.145" calcext:value-type="float">
            <text:p>74,145</text:p>
          </table:table-cell>
          <table:table-cell office:value-type="float" office:value="80.599" calcext:value-type="float">
            <text:p>80,599</text:p>
          </table:table-cell>
        </table:table-row>
        <table:table-row table:style-name="ro1">
          <table:table-cell office:value-type="string" calcext:value-type="string">
            <text:p>1997M5: May-1997</text:p>
          </table:table-cell>
          <table:table-cell office:value-type="float" office:value="6.71" calcext:value-type="float">
            <text:p>6,71</text:p>
          </table:table-cell>
          <table:table-cell office:value-type="float" office:value="61.0619" calcext:value-type="float">
            <text:p>61,0619</text:p>
          </table:table-cell>
          <table:table-cell office:value-type="float" office:value="45.0188" calcext:value-type="float">
            <text:p>45,0188</text:p>
          </table:table-cell>
          <table:table-cell office:value-type="float" office:value="103.5366" calcext:value-type="float">
            <text:p>103,5366</text:p>
          </table:table-cell>
          <table:table-cell office:value-type="float" office:value="6.18" calcext:value-type="float">
            <text:p>6,18</text:p>
          </table:table-cell>
          <table:table-cell office:value-type="float" office:value="31.72271" calcext:value-type="float">
            <text:p>31,72271</text:p>
          </table:table-cell>
          <table:table-cell office:value-type="float" office:value="43.8773" calcext:value-type="float">
            <text:p>43,8773</text:p>
          </table:table-cell>
          <table:table-cell office:value-type="float" office:value="0.870735" calcext:value-type="float">
            <text:p>0,870735</text:p>
          </table:table-cell>
          <table:table-cell office:value-type="float" office:value="97.51753" calcext:value-type="float">
            <text:p>97,51753</text:p>
          </table:table-cell>
          <table:table-cell office:value-type="float" office:value="74.393" calcext:value-type="float">
            <text:p>74,393</text:p>
          </table:table-cell>
          <table:table-cell office:value-type="float" office:value="80.771" calcext:value-type="float">
            <text:p>80,771</text:p>
          </table:table-cell>
        </table:table-row>
        <table:table-row table:style-name="ro1">
          <table:table-cell office:value-type="string" calcext:value-type="string">
            <text:p>1997M6: Jun-1997</text:p>
          </table:table-cell>
          <table:table-cell office:value-type="float" office:value="6.49" calcext:value-type="float">
            <text:p>6,49</text:p>
          </table:table-cell>
          <table:table-cell office:value-type="float" office:value="61.19392" calcext:value-type="float">
            <text:p>61,19392</text:p>
          </table:table-cell>
          <table:table-cell office:value-type="float" office:value="45.21416" calcext:value-type="float">
            <text:p>45,21416</text:p>
          </table:table-cell>
          <table:table-cell office:value-type="float" office:value="103.2424" calcext:value-type="float">
            <text:p>103,2424</text:p>
          </table:table-cell>
          <table:table-cell office:value-type="float" office:value="6.09" calcext:value-type="float">
            <text:p>6,09</text:p>
          </table:table-cell>
          <table:table-cell office:value-type="float" office:value="32.12774" calcext:value-type="float">
            <text:p>32,12774</text:p>
          </table:table-cell>
          <table:table-cell office:value-type="float" office:value="44.17035" calcext:value-type="float">
            <text:p>44,17035</text:p>
          </table:table-cell>
          <table:table-cell office:value-type="float" office:value="0.8796619" calcext:value-type="float">
            <text:p>0,8796619</text:p>
          </table:table-cell>
          <table:table-cell office:value-type="float" office:value="96.09834" calcext:value-type="float">
            <text:p>96,09834</text:p>
          </table:table-cell>
          <table:table-cell office:value-type="float" office:value="74.641" calcext:value-type="float">
            <text:p>74,641</text:p>
          </table:table-cell>
          <table:table-cell office:value-type="float" office:value="80.946" calcext:value-type="float">
            <text:p>80,946</text:p>
          </table:table-cell>
        </table:table-row>
        <table:table-row table:style-name="ro1">
          <table:table-cell office:value-type="string" calcext:value-type="string">
            <text:p>1997M7: Jul-1997</text:p>
          </table:table-cell>
          <table:table-cell office:value-type="float" office:value="6.22" calcext:value-type="float">
            <text:p>6,22</text:p>
          </table:table-cell>
          <table:table-cell office:value-type="float" office:value="61.15948" calcext:value-type="float">
            <text:p>61,15948</text:p>
          </table:table-cell>
          <table:table-cell office:value-type="float" office:value="45.42117" calcext:value-type="float">
            <text:p>45,42117</text:p>
          </table:table-cell>
          <table:table-cell office:value-type="float" office:value="104.4047" calcext:value-type="float">
            <text:p>104,4047</text:p>
          </table:table-cell>
          <table:table-cell office:value-type="float" office:value="5.83" calcext:value-type="float">
            <text:p>5,83</text:p>
          </table:table-cell>
          <table:table-cell office:value-type="float" office:value="32.44637" calcext:value-type="float">
            <text:p>32,44637</text:p>
          </table:table-cell>
          <table:table-cell office:value-type="float" office:value="44.43053" calcext:value-type="float">
            <text:p>44,43053</text:p>
          </table:table-cell>
          <table:table-cell office:value-type="float" office:value="0.9053565" calcext:value-type="float">
            <text:p>0,9053565</text:p>
          </table:table-cell>
          <table:table-cell office:value-type="float" office:value="93.95786" calcext:value-type="float">
            <text:p>93,95786</text:p>
          </table:table-cell>
          <table:table-cell office:value-type="float" office:value="74.89" calcext:value-type="float">
            <text:p>74,89</text:p>
          </table:table-cell>
          <table:table-cell office:value-type="float" office:value="81.122" calcext:value-type="float">
            <text:p>81,122</text:p>
          </table:table-cell>
        </table:table-row>
        <table:table-row table:style-name="ro1">
          <table:table-cell office:value-type="string" calcext:value-type="string">
            <text:p>1997M8: Aug-1997</text:p>
          </table:table-cell>
          <table:table-cell office:value-type="float" office:value="6.3" calcext:value-type="float">
            <text:p>6,3</text:p>
          </table:table-cell>
          <table:table-cell office:value-type="float" office:value="61.72199" calcext:value-type="float">
            <text:p>61,72199</text:p>
          </table:table-cell>
          <table:table-cell office:value-type="float" office:value="45.81423" calcext:value-type="float">
            <text:p>45,81423</text:p>
          </table:table-cell>
          <table:table-cell office:value-type="float" office:value="106.0751" calcext:value-type="float">
            <text:p>106,0751</text:p>
          </table:table-cell>
          <table:table-cell office:value-type="float" office:value="5.94" calcext:value-type="float">
            <text:p>5,94</text:p>
          </table:table-cell>
          <table:table-cell office:value-type="float" office:value="32.67802" calcext:value-type="float">
            <text:p>32,67802</text:p>
          </table:table-cell>
          <table:table-cell office:value-type="float" office:value="44.56302" calcext:value-type="float">
            <text:p>44,56302</text:p>
          </table:table-cell>
          <table:table-cell office:value-type="float" office:value="0.932475" calcext:value-type="float">
            <text:p>0,932475</text:p>
          </table:table-cell>
          <table:table-cell office:value-type="float" office:value="92.97246" calcext:value-type="float">
            <text:p>92,97246</text:p>
          </table:table-cell>
          <table:table-cell office:value-type="float" office:value="75.14" calcext:value-type="float">
            <text:p>75,14</text:p>
          </table:table-cell>
          <table:table-cell office:value-type="float" office:value="81.299" calcext:value-type="float">
            <text:p>81,299</text:p>
          </table:table-cell>
        </table:table-row>
        <table:table-row table:style-name="ro1">
          <table:table-cell office:value-type="string" calcext:value-type="string">
            <text:p>1997M9: Sep-1997</text:p>
          </table:table-cell>
          <table:table-cell office:value-type="float" office:value="6.21" calcext:value-type="float">
            <text:p>6,21</text:p>
          </table:table-cell>
          <table:table-cell office:value-type="float" office:value="61.23983" calcext:value-type="float">
            <text:p>61,23983</text:p>
          </table:table-cell>
          <table:table-cell office:value-type="float" office:value="45.99448" calcext:value-type="float">
            <text:p>45,99448</text:p>
          </table:table-cell>
          <table:table-cell office:value-type="float" office:value="106.1943" calcext:value-type="float">
            <text:p>106,1943</text:p>
          </table:table-cell>
          <table:table-cell office:value-type="float" office:value="5.66" calcext:value-type="float">
            <text:p>5,66</text:p>
          </table:table-cell>
          <table:table-cell office:value-type="float" office:value="32.87112" calcext:value-type="float">
            <text:p>32,87112</text:p>
          </table:table-cell>
          <table:table-cell office:value-type="float" office:value="44.65368" calcext:value-type="float">
            <text:p>44,65368</text:p>
          </table:table-cell>
          <table:table-cell office:value-type="float" office:value="0.9095" calcext:value-type="float">
            <text:p>0,9095</text:p>
          </table:table-cell>
          <table:table-cell office:value-type="float" office:value="95.43198" calcext:value-type="float">
            <text:p>95,43198</text:p>
          </table:table-cell>
          <table:table-cell office:value-type="float" office:value="75.391" calcext:value-type="float">
            <text:p>75,391</text:p>
          </table:table-cell>
          <table:table-cell office:value-type="float" office:value="81.478" calcext:value-type="float">
            <text:p>81,478</text:p>
          </table:table-cell>
        </table:table-row>
        <table:table-row table:style-name="ro1">
          <table:table-cell office:value-type="string" calcext:value-type="string">
            <text:p>1997M10: Oct-1997</text:p>
          </table:table-cell>
          <table:table-cell office:value-type="float" office:value="6.03" calcext:value-type="float">
            <text:p>6,03</text:p>
          </table:table-cell>
          <table:table-cell office:value-type="float" office:value="61.16521" calcext:value-type="float">
            <text:p>61,16521</text:p>
          </table:table-cell>
          <table:table-cell office:value-type="float" office:value="46.2166" calcext:value-type="float">
            <text:p>46,2166</text:p>
          </table:table-cell>
          <table:table-cell office:value-type="float" office:value="106.883" calcext:value-type="float">
            <text:p>106,883</text:p>
          </table:table-cell>
          <table:table-cell office:value-type="float" office:value="5.75" calcext:value-type="float">
            <text:p>5,75</text:p>
          </table:table-cell>
          <table:table-cell office:value-type="float" office:value="33.19034" calcext:value-type="float">
            <text:p>33,19034</text:p>
          </table:table-cell>
          <table:table-cell office:value-type="float" office:value="44.85442" calcext:value-type="float">
            <text:p>44,85442</text:p>
          </table:table-cell>
          <table:table-cell office:value-type="float" office:value="0.8903652" calcext:value-type="float">
            <text:p>0,8903652</text:p>
          </table:table-cell>
          <table:table-cell office:value-type="float" office:value="96.85418" calcext:value-type="float">
            <text:p>96,85418</text:p>
          </table:table-cell>
          <table:table-cell office:value-type="float" office:value="75.643" calcext:value-type="float">
            <text:p>75,643</text:p>
          </table:table-cell>
          <table:table-cell office:value-type="float" office:value="81.658" calcext:value-type="float">
            <text:p>81,658</text:p>
          </table:table-cell>
        </table:table-row>
        <table:table-row table:style-name="ro1">
          <table:table-cell office:value-type="string" calcext:value-type="string">
            <text:p>1997M11: Nov-1997</text:p>
          </table:table-cell>
          <table:table-cell office:value-type="float" office:value="5.88" calcext:value-type="float">
            <text:p>5,88</text:p>
          </table:table-cell>
          <table:table-cell office:value-type="float" office:value="61.46943" calcext:value-type="float">
            <text:p>61,46943</text:p>
          </table:table-cell>
          <table:table-cell office:value-type="float" office:value="46.48407" calcext:value-type="float">
            <text:p>46,48407</text:p>
          </table:table-cell>
          <table:table-cell office:value-type="float" office:value="108.7063" calcext:value-type="float">
            <text:p>108,7063</text:p>
          </table:table-cell>
          <table:table-cell office:value-type="float" office:value="5.59" calcext:value-type="float">
            <text:p>5,59</text:p>
          </table:table-cell>
          <table:table-cell office:value-type="float" office:value="33.43669" calcext:value-type="float">
            <text:p>33,43669</text:p>
          </table:table-cell>
          <table:table-cell office:value-type="float" office:value="45.04948" calcext:value-type="float">
            <text:p>45,04948</text:p>
          </table:table-cell>
          <table:table-cell office:value-type="float" office:value="0.8777579" calcext:value-type="float">
            <text:p>0,8777579</text:p>
          </table:table-cell>
          <table:table-cell office:value-type="float" office:value="98.31068" calcext:value-type="float">
            <text:p>98,31068</text:p>
          </table:table-cell>
          <table:table-cell office:value-type="float" office:value="75.895" calcext:value-type="float">
            <text:p>75,895</text:p>
          </table:table-cell>
          <table:table-cell office:value-type="float" office:value="81.839" calcext:value-type="float">
            <text:p>81,839</text:p>
          </table:table-cell>
        </table:table-row>
        <table:table-row table:style-name="ro1">
          <table:table-cell office:value-type="string" calcext:value-type="string">
            <text:p>1997M12: Dec-1997</text:p>
          </table:table-cell>
          <table:table-cell office:value-type="float" office:value="5.81" calcext:value-type="float">
            <text:p>5,81</text:p>
          </table:table-cell>
          <table:table-cell office:value-type="float" office:value="61.54979" calcext:value-type="float">
            <text:p>61,54979</text:p>
          </table:table-cell>
          <table:table-cell office:value-type="float" office:value="46.69223" calcext:value-type="float">
            <text:p>46,69223</text:p>
          </table:table-cell>
          <table:table-cell office:value-type="float" office:value="112.0085" calcext:value-type="float">
            <text:p>112,0085</text:p>
          </table:table-cell>
          <table:table-cell office:value-type="float" office:value="5.46" calcext:value-type="float">
            <text:p>5,46</text:p>
          </table:table-cell>
          <table:table-cell office:value-type="float" office:value="33.60683" calcext:value-type="float">
            <text:p>33,60683</text:p>
          </table:table-cell>
          <table:table-cell office:value-type="float" office:value="45.24266" calcext:value-type="float">
            <text:p>45,24266</text:p>
          </table:table-cell>
          <table:table-cell office:value-type="float" office:value="0.89975" calcext:value-type="float">
            <text:p>0,89975</text:p>
          </table:table-cell>
          <table:table-cell office:value-type="float" office:value="98.74464" calcext:value-type="float">
            <text:p>98,74464</text:p>
          </table:table-cell>
          <table:table-cell office:value-type="float" office:value="76.148" calcext:value-type="float">
            <text:p>76,148</text:p>
          </table:table-cell>
          <table:table-cell office:value-type="float" office:value="82.022" calcext:value-type="float">
            <text:p>82,022</text:p>
          </table:table-cell>
        </table:table-row>
        <table:table-row table:style-name="ro1">
          <table:table-cell office:value-type="string" calcext:value-type="string">
            <text:p>1998M1: Jan-1998</text:p>
          </table:table-cell>
          <table:table-cell office:value-type="float" office:value="5.54" calcext:value-type="float">
            <text:p>5,54</text:p>
          </table:table-cell>
          <table:table-cell office:value-type="float" office:value="61.64737" calcext:value-type="float">
            <text:p>61,64737</text:p>
          </table:table-cell>
          <table:table-cell office:value-type="float" office:value="46.96087" calcext:value-type="float">
            <text:p>46,96087</text:p>
          </table:table-cell>
          <table:table-cell office:value-type="float" office:value="114.8625" calcext:value-type="float">
            <text:p>114,8625</text:p>
          </table:table-cell>
          <table:table-cell office:value-type="float" office:value="5.22" calcext:value-type="float">
            <text:p>5,22</text:p>
          </table:table-cell>
          <table:table-cell office:value-type="float" office:value="33.84356" calcext:value-type="float">
            <text:p>33,84356</text:p>
          </table:table-cell>
          <table:table-cell office:value-type="float" office:value="45.4747" calcext:value-type="float">
            <text:p>45,4747</text:p>
          </table:table-cell>
          <table:table-cell office:value-type="float" office:value="0.9191667" calcext:value-type="float">
            <text:p>0,9191667</text:p>
          </table:table-cell>
          <table:table-cell office:value-type="float" office:value="98.44102" calcext:value-type="float">
            <text:p>98,44102</text:p>
          </table:table-cell>
          <table:table-cell office:value-type="float" office:value="76.4" calcext:value-type="float">
            <text:p>76,4</text:p>
          </table:table-cell>
          <table:table-cell office:value-type="float" office:value="82.206" calcext:value-type="float">
            <text:p>82,206</text:p>
          </table:table-cell>
        </table:table-row>
        <table:table-row table:style-name="ro1">
          <table:table-cell office:value-type="string" calcext:value-type="string">
            <text:p>1998M2: Feb-1998</text:p>
          </table:table-cell>
          <table:table-cell office:value-type="float" office:value="5.57" calcext:value-type="float">
            <text:p>5,57</text:p>
          </table:table-cell>
          <table:table-cell office:value-type="float" office:value="61.86549" calcext:value-type="float">
            <text:p>61,86549</text:p>
          </table:table-cell>
          <table:table-cell office:value-type="float" office:value="47.33649" calcext:value-type="float">
            <text:p>47,33649</text:p>
          </table:table-cell>
          <table:table-cell office:value-type="float" office:value="113.2185" calcext:value-type="float">
            <text:p>113,2185</text:p>
          </table:table-cell>
          <table:table-cell office:value-type="float" office:value="5.12" calcext:value-type="float">
            <text:p>5,12</text:p>
          </table:table-cell>
          <table:table-cell office:value-type="float" office:value="34.07326" calcext:value-type="float">
            <text:p>34,07326</text:p>
          </table:table-cell>
          <table:table-cell office:value-type="float" office:value="45.663" calcext:value-type="float">
            <text:p>45,663</text:p>
          </table:table-cell>
          <table:table-cell office:value-type="float" office:value="0.91875" calcext:value-type="float">
            <text:p>0,91875</text:p>
          </table:table-cell>
          <table:table-cell office:value-type="float" office:value="97.35068" calcext:value-type="float">
            <text:p>97,35068</text:p>
          </table:table-cell>
          <table:table-cell office:value-type="float" office:value="76.654" calcext:value-type="float">
            <text:p>76,654</text:p>
          </table:table-cell>
          <table:table-cell office:value-type="float" office:value="82.391" calcext:value-type="float">
            <text:p>82,391</text:p>
          </table:table-cell>
        </table:table-row>
        <table:table-row table:style-name="ro1">
          <table:table-cell office:value-type="string" calcext:value-type="string">
            <text:p>1998M3: Mar-1998</text:p>
          </table:table-cell>
          <table:table-cell office:value-type="float" office:value="5.65" calcext:value-type="float">
            <text:p>5,65</text:p>
          </table:table-cell>
          <table:table-cell office:value-type="float" office:value="61.81384" calcext:value-type="float">
            <text:p>61,81384</text:p>
          </table:table-cell>
          <table:table-cell office:value-type="float" office:value="47.63536" calcext:value-type="float">
            <text:p>47,63536</text:p>
          </table:table-cell>
          <table:table-cell office:value-type="float" office:value="112.7057" calcext:value-type="float">
            <text:p>112,7057</text:p>
          </table:table-cell>
          <table:table-cell office:value-type="float" office:value="5.01" calcext:value-type="float">
            <text:p>5,01</text:p>
          </table:table-cell>
          <table:table-cell office:value-type="float" office:value="34.4237" calcext:value-type="float">
            <text:p>34,4237</text:p>
          </table:table-cell>
          <table:table-cell office:value-type="float" office:value="45.80323" calcext:value-type="float">
            <text:p>45,80323</text:p>
          </table:table-cell>
          <table:table-cell office:value-type="float" office:value="0.9222546" calcext:value-type="float">
            <text:p>0,9222546</text:p>
          </table:table-cell>
          <table:table-cell office:value-type="float" office:value="96.15704" calcext:value-type="float">
            <text:p>96,15704</text:p>
          </table:table-cell>
          <table:table-cell office:value-type="float" office:value="76.907" calcext:value-type="float">
            <text:p>76,907</text:p>
          </table:table-cell>
          <table:table-cell office:value-type="float" office:value="82.577" calcext:value-type="float">
            <text:p>82,577</text:p>
          </table:table-cell>
        </table:table-row>
        <table:table-row table:style-name="ro1">
          <table:table-cell office:value-type="string" calcext:value-type="string">
            <text:p>1998M4: Apr-1998</text:p>
          </table:table-cell>
          <table:table-cell office:value-type="float" office:value="5.64" calcext:value-type="float">
            <text:p>5,64</text:p>
          </table:table-cell>
          <table:table-cell office:value-type="float" office:value="61.79087" calcext:value-type="float">
            <text:p>61,79087</text:p>
          </table:table-cell>
          <table:table-cell office:value-type="float" office:value="47.93423" calcext:value-type="float">
            <text:p>47,93423</text:p>
          </table:table-cell>
          <table:table-cell office:value-type="float" office:value="112.4216" calcext:value-type="float">
            <text:p>112,4216</text:p>
          </table:table-cell>
          <table:table-cell office:value-type="float" office:value="5" calcext:value-type="float">
            <text:p>5</text:p>
          </table:table-cell>
          <table:table-cell office:value-type="float" office:value="34.8334" calcext:value-type="float">
            <text:p>34,8334</text:p>
          </table:table-cell>
          <table:table-cell office:value-type="float" office:value="46.045" calcext:value-type="float">
            <text:p>46,045</text:p>
          </table:table-cell>
          <table:table-cell office:value-type="float" office:value="0.91654" calcext:value-type="float">
            <text:p>0,91654</text:p>
          </table:table-cell>
          <table:table-cell office:value-type="float" office:value="96.17126" calcext:value-type="float">
            <text:p>96,17126</text:p>
          </table:table-cell>
          <table:table-cell office:value-type="float" office:value="77.16" calcext:value-type="float">
            <text:p>77,16</text:p>
          </table:table-cell>
          <table:table-cell office:value-type="float" office:value="82.764" calcext:value-type="float">
            <text:p>82,764</text:p>
          </table:table-cell>
        </table:table-row>
        <table:table-row table:style-name="ro1">
          <table:table-cell office:value-type="string" calcext:value-type="string">
            <text:p>1998M5: May-1998</text:p>
          </table:table-cell>
          <table:table-cell office:value-type="float" office:value="5.65" calcext:value-type="float">
            <text:p>5,65</text:p>
          </table:table-cell>
          <table:table-cell office:value-type="float" office:value="61.94011" calcext:value-type="float">
            <text:p>61,94011</text:p>
          </table:table-cell>
          <table:table-cell office:value-type="float" office:value="48.20984" calcext:value-type="float">
            <text:p>48,20984</text:p>
          </table:table-cell>
          <table:table-cell office:value-type="float" office:value="113.2517" calcext:value-type="float">
            <text:p>113,2517</text:p>
          </table:table-cell>
          <table:table-cell office:value-type="float" office:value="5.06" calcext:value-type="float">
            <text:p>5,06</text:p>
          </table:table-cell>
          <table:table-cell office:value-type="float" office:value="35.12966" calcext:value-type="float">
            <text:p>35,12966</text:p>
          </table:table-cell>
          <table:table-cell office:value-type="float" office:value="46.29163" calcext:value-type="float">
            <text:p>46,29163</text:p>
          </table:table-cell>
          <table:table-cell office:value-type="float" office:value="0.901815" calcext:value-type="float">
            <text:p>0,901815</text:p>
          </table:table-cell>
          <table:table-cell office:value-type="float" office:value="98.90984" calcext:value-type="float">
            <text:p>98,90984</text:p>
          </table:table-cell>
          <table:table-cell office:value-type="float" office:value="77.414" calcext:value-type="float">
            <text:p>77,414</text:p>
          </table:table-cell>
          <table:table-cell office:value-type="float" office:value="82.953" calcext:value-type="float">
            <text:p>82,953</text:p>
          </table:table-cell>
        </table:table-row>
        <table:table-row table:style-name="ro1">
          <table:table-cell office:value-type="string" calcext:value-type="string">
            <text:p>1998M6: Jun-1998</text:p>
          </table:table-cell>
          <table:table-cell office:value-type="float" office:value="5.5" calcext:value-type="float">
            <text:p>5,5</text:p>
          </table:table-cell>
          <table:table-cell office:value-type="float" office:value="61.77939" calcext:value-type="float">
            <text:p>61,77939</text:p>
          </table:table-cell>
          <table:table-cell office:value-type="float" office:value="48.44009" calcext:value-type="float">
            <text:p>48,44009</text:p>
          </table:table-cell>
          <table:table-cell office:value-type="float" office:value="115.868" calcext:value-type="float">
            <text:p>115,868</text:p>
          </table:table-cell>
          <table:table-cell office:value-type="float" office:value="4.91" calcext:value-type="float">
            <text:p>4,91</text:p>
          </table:table-cell>
          <table:table-cell office:value-type="float" office:value="35.47575" calcext:value-type="float">
            <text:p>35,47575</text:p>
          </table:table-cell>
          <table:table-cell office:value-type="float" office:value="46.49594" calcext:value-type="float">
            <text:p>46,49594</text:p>
          </table:table-cell>
          <table:table-cell office:value-type="float" office:value="0.9118" calcext:value-type="float">
            <text:p>0,9118</text:p>
          </table:table-cell>
          <table:table-cell office:value-type="float" office:value="99.44478" calcext:value-type="float">
            <text:p>99,44478</text:p>
          </table:table-cell>
          <table:table-cell office:value-type="float" office:value="77.667" calcext:value-type="float">
            <text:p>77,667</text:p>
          </table:table-cell>
          <table:table-cell office:value-type="float" office:value="83.142" calcext:value-type="float">
            <text:p>83,142</text:p>
          </table:table-cell>
        </table:table-row>
        <table:table-row table:style-name="ro1">
          <table:table-cell office:value-type="string" calcext:value-type="string">
            <text:p>1998M7: Jul-1998</text:p>
          </table:table-cell>
          <table:table-cell office:value-type="float" office:value="5.46" calcext:value-type="float">
            <text:p>5,46</text:p>
          </table:table-cell>
          <table:table-cell office:value-type="float" office:value="61.71051" calcext:value-type="float">
            <text:p>61,71051</text:p>
          </table:table-cell>
          <table:table-cell office:value-type="float" office:value="48.66337" calcext:value-type="float">
            <text:p>48,66337</text:p>
          </table:table-cell>
          <table:table-cell office:value-type="float" office:value="116.3276" calcext:value-type="float">
            <text:p>116,3276</text:p>
          </table:table-cell>
          <table:table-cell office:value-type="float" office:value="4.82" calcext:value-type="float">
            <text:p>4,82</text:p>
          </table:table-cell>
          <table:table-cell office:value-type="float" office:value="35.65886" calcext:value-type="float">
            <text:p>35,65886</text:p>
          </table:table-cell>
          <table:table-cell office:value-type="float" office:value="46.73655" calcext:value-type="float">
            <text:p>46,73655</text:p>
          </table:table-cell>
          <table:table-cell office:value-type="float" office:value="0.9148043" calcext:value-type="float">
            <text:p>0,9148043</text:p>
          </table:table-cell>
          <table:table-cell office:value-type="float" office:value="99.51512" calcext:value-type="float">
            <text:p>99,51512</text:p>
          </table:table-cell>
          <table:table-cell office:value-type="float" office:value="77.92" calcext:value-type="float">
            <text:p>77,92</text:p>
          </table:table-cell>
          <table:table-cell office:value-type="float" office:value="83.332" calcext:value-type="float">
            <text:p>83,332</text:p>
          </table:table-cell>
        </table:table-row>
        <table:table-row table:style-name="ro1">
          <table:table-cell office:value-type="string" calcext:value-type="string">
            <text:p>1998M8: Aug-1998</text:p>
          </table:table-cell>
          <table:table-cell office:value-type="float" office:value="5.34" calcext:value-type="float">
            <text:p>5,34</text:p>
          </table:table-cell>
          <table:table-cell office:value-type="float" office:value="61.75644" calcext:value-type="float">
            <text:p>61,75644</text:p>
          </table:table-cell>
          <table:table-cell office:value-type="float" office:value="48.95294" calcext:value-type="float">
            <text:p>48,95294</text:p>
          </table:table-cell>
          <table:table-cell office:value-type="float" office:value="118.2468" calcext:value-type="float">
            <text:p>118,2468</text:p>
          </table:table-cell>
          <table:table-cell office:value-type="float" office:value="4.59" calcext:value-type="float">
            <text:p>4,59</text:p>
          </table:table-cell>
          <table:table-cell office:value-type="float" office:value="35.69506" calcext:value-type="float">
            <text:p>35,69506</text:p>
          </table:table-cell>
          <table:table-cell office:value-type="float" office:value="46.8985" calcext:value-type="float">
            <text:p>46,8985</text:p>
          </table:table-cell>
          <table:table-cell office:value-type="float" office:value="0.9078238" calcext:value-type="float">
            <text:p>0,9078238</text:p>
          </table:table-cell>
          <table:table-cell office:value-type="float" office:value="100.655" calcext:value-type="float">
            <text:p>100,655</text:p>
          </table:table-cell>
          <table:table-cell office:value-type="float" office:value="78.173" calcext:value-type="float">
            <text:p>78,173</text:p>
          </table:table-cell>
          <table:table-cell office:value-type="float" office:value="83.522" calcext:value-type="float">
            <text:p>83,522</text:p>
          </table:table-cell>
        </table:table-row>
        <table:table-row table:style-name="ro1">
          <table:table-cell office:value-type="string" calcext:value-type="string">
            <text:p>1998M9: Sep-1998</text:p>
          </table:table-cell>
          <table:table-cell office:value-type="float" office:value="4.81" calcext:value-type="float">
            <text:p>4,81</text:p>
          </table:table-cell>
          <table:table-cell office:value-type="float" office:value="61.98603" calcext:value-type="float">
            <text:p>61,98603</text:p>
          </table:table-cell>
          <table:table-cell office:value-type="float" office:value="49.3995" calcext:value-type="float">
            <text:p>49,3995</text:p>
          </table:table-cell>
          <table:table-cell office:value-type="float" office:value="116.4513" calcext:value-type="float">
            <text:p>116,4513</text:p>
          </table:table-cell>
          <table:table-cell office:value-type="float" office:value="4.27" calcext:value-type="float">
            <text:p>4,27</text:p>
          </table:table-cell>
          <table:table-cell office:value-type="float" office:value="35.87796" calcext:value-type="float">
            <text:p>35,87796</text:p>
          </table:table-cell>
          <table:table-cell office:value-type="float" office:value="46.95522" calcext:value-type="float">
            <text:p>46,95522</text:p>
          </table:table-cell>
          <table:table-cell office:value-type="float" office:value="0.8668" calcext:value-type="float">
            <text:p>0,8668</text:p>
          </table:table-cell>
          <table:table-cell office:value-type="float" office:value="104.8407" calcext:value-type="float">
            <text:p>104,8407</text:p>
          </table:table-cell>
          <table:table-cell office:value-type="float" office:value="78.425" calcext:value-type="float">
            <text:p>78,425</text:p>
          </table:table-cell>
          <table:table-cell office:value-type="float" office:value="83.714" calcext:value-type="float">
            <text:p>83,714</text:p>
          </table:table-cell>
        </table:table-row>
        <table:table-row table:style-name="ro1">
          <table:table-cell office:value-type="string" calcext:value-type="string">
            <text:p>1998M10: Oct-1998</text:p>
          </table:table-cell>
          <table:table-cell office:value-type="float" office:value="4.53" calcext:value-type="float">
            <text:p>4,53</text:p>
          </table:table-cell>
          <table:table-cell office:value-type="float" office:value="62.33617" calcext:value-type="float">
            <text:p>62,33617</text:p>
          </table:table-cell>
          <table:table-cell office:value-type="float" office:value="49.85536" calcext:value-type="float">
            <text:p>49,85536</text:p>
          </table:table-cell>
          <table:table-cell office:value-type="float" office:value="113.1002" calcext:value-type="float">
            <text:p>113,1002</text:p>
          </table:table-cell>
          <table:table-cell office:value-type="float" office:value="4.25" calcext:value-type="float">
            <text:p>4,25</text:p>
          </table:table-cell>
          <table:table-cell office:value-type="float" office:value="36.10752" calcext:value-type="float">
            <text:p>36,10752</text:p>
          </table:table-cell>
          <table:table-cell office:value-type="float" office:value="47.16773" calcext:value-type="float">
            <text:p>47,16773</text:p>
          </table:table-cell>
          <table:table-cell office:value-type="float" office:value="0.8383182" calcext:value-type="float">
            <text:p>0,8383182</text:p>
          </table:table-cell>
          <table:table-cell office:value-type="float" office:value="106.5338" calcext:value-type="float">
            <text:p>106,5338</text:p>
          </table:table-cell>
          <table:table-cell office:value-type="float" office:value="78.676" calcext:value-type="float">
            <text:p>78,676</text:p>
          </table:table-cell>
          <table:table-cell office:value-type="float" office:value="83.906" calcext:value-type="float">
            <text:p>83,906</text:p>
          </table:table-cell>
        </table:table-row>
        <table:table-row table:style-name="ro1">
          <table:table-cell office:value-type="string" calcext:value-type="string">
            <text:p>1998M11: Nov-1998</text:p>
          </table:table-cell>
          <table:table-cell office:value-type="float" office:value="4.83" calcext:value-type="float">
            <text:p>4,83</text:p>
          </table:table-cell>
          <table:table-cell office:value-type="float" office:value="62.84703" calcext:value-type="float">
            <text:p>62,84703</text:p>
          </table:table-cell>
          <table:table-cell office:value-type="float" office:value="50.30192" calcext:value-type="float">
            <text:p>50,30192</text:p>
          </table:table-cell>
          <table:table-cell office:value-type="float" office:value="112.6113" calcext:value-type="float">
            <text:p>112,6113</text:p>
          </table:table-cell>
          <table:table-cell office:value-type="float" office:value="4.24" calcext:value-type="float">
            <text:p>4,24</text:p>
          </table:table-cell>
          <table:table-cell office:value-type="float" office:value="36.48497" calcext:value-type="float">
            <text:p>36,48497</text:p>
          </table:table-cell>
          <table:table-cell office:value-type="float" office:value="47.41234" calcext:value-type="float">
            <text:p>47,41234</text:p>
          </table:table-cell>
          <table:table-cell office:value-type="float" office:value="0.8584095" calcext:value-type="float">
            <text:p>0,8584095</text:p>
          </table:table-cell>
          <table:table-cell office:value-type="float" office:value="104.0354" calcext:value-type="float">
            <text:p>104,0354</text:p>
          </table:table-cell>
          <table:table-cell office:value-type="float" office:value="78.927" calcext:value-type="float">
            <text:p>78,927</text:p>
          </table:table-cell>
          <table:table-cell office:value-type="float" office:value="84.098" calcext:value-type="float">
            <text:p>84,098</text:p>
          </table:table-cell>
        </table:table-row>
        <table:table-row table:style-name="ro1">
          <table:table-cell office:value-type="string" calcext:value-type="string">
            <text:p>1998M12: Dec-1998</text:p>
          </table:table-cell>
          <table:table-cell office:value-type="float" office:value="4.65" calcext:value-type="float">
            <text:p>4,65</text:p>
          </table:table-cell>
          <table:table-cell office:value-type="float" office:value="62.85277" calcext:value-type="float">
            <text:p>62,85277</text:p>
          </table:table-cell>
          <table:table-cell office:value-type="float" office:value="50.63684" calcext:value-type="float">
            <text:p>50,63684</text:p>
          </table:table-cell>
          <table:table-cell office:value-type="float" office:value="111.6471" calcext:value-type="float">
            <text:p>111,6471</text:p>
          </table:table-cell>
          <table:table-cell office:value-type="float" office:value="3.95" calcext:value-type="float">
            <text:p>3,95</text:p>
          </table:table-cell>
          <table:table-cell office:value-type="float" office:value="37.03147" calcext:value-type="float">
            <text:p>37,03147</text:p>
          </table:table-cell>
          <table:table-cell office:value-type="float" office:value="47.51036" calcext:value-type="float">
            <text:p>47,51036</text:p>
          </table:table-cell>
          <table:table-cell office:value-type="float" office:value="0.8529909" calcext:value-type="float">
            <text:p>0,8529909</text:p>
          </table:table-cell>
          <table:table-cell office:value-type="float" office:value="104.9422" calcext:value-type="float">
            <text:p>104,9422</text:p>
          </table:table-cell>
          <table:table-cell office:value-type="float" office:value="79.177" calcext:value-type="float">
            <text:p>79,177</text:p>
          </table:table-cell>
          <table:table-cell office:value-type="float" office:value="84.291" calcext:value-type="float">
            <text:p>84,291</text:p>
          </table:table-cell>
        </table:table-row>
        <table:table-row table:style-name="ro1">
          <table:table-cell office:value-type="string" calcext:value-type="string">
            <text:p>1999M1: Jan-1999</text:p>
          </table:table-cell>
          <table:table-cell office:value-type="float" office:value="4.72" calcext:value-type="float">
            <text:p>4,72</text:p>
          </table:table-cell>
          <table:table-cell office:value-type="float" office:value="63.03071" calcext:value-type="float">
            <text:p>63,03071</text:p>
          </table:table-cell>
          <table:table-cell office:value-type="float" office:value="50.95083" calcext:value-type="float">
            <text:p>50,95083</text:p>
          </table:table-cell>
          <table:table-cell office:value-type="float" office:value="111.5825" calcext:value-type="float">
            <text:p>111,5825</text:p>
          </table:table-cell>
          <table:table-cell office:value-type="float" office:value="3.822" calcext:value-type="float">
            <text:p>3,822</text:p>
          </table:table-cell>
          <table:table-cell office:value-type="float" office:value="38.16168" calcext:value-type="float">
            <text:p>38,16168</text:p>
          </table:table-cell>
          <table:table-cell office:value-type="float" office:value="47.69253" calcext:value-type="float">
            <text:p>47,69253</text:p>
          </table:table-cell>
          <table:table-cell office:value-type="float" office:value="0.861526" calcext:value-type="float">
            <text:p>0,861526</text:p>
          </table:table-cell>
          <table:table-cell office:value-type="float" office:value="104.2266" calcext:value-type="float">
            <text:p>104,2266</text:p>
          </table:table-cell>
          <table:table-cell office:value-type="float" office:value="79.426" calcext:value-type="float">
            <text:p>79,426</text:p>
          </table:table-cell>
          <table:table-cell office:value-type="float" office:value="84.484" calcext:value-type="float">
            <text:p>84,484</text:p>
          </table:table-cell>
        </table:table-row>
        <table:table-row table:style-name="ro1">
          <table:table-cell office:value-type="string" calcext:value-type="string">
            <text:p>1999M2: Feb-1999</text:p>
          </table:table-cell>
          <table:table-cell office:value-type="float" office:value="5" calcext:value-type="float">
            <text:p>5</text:p>
          </table:table-cell>
          <table:table-cell office:value-type="float" office:value="62.95035" calcext:value-type="float">
            <text:p>62,95035</text:p>
          </table:table-cell>
          <table:table-cell office:value-type="float" office:value="51.2183" calcext:value-type="float">
            <text:p>51,2183</text:p>
          </table:table-cell>
          <table:table-cell office:value-type="float" office:value="112.9281" calcext:value-type="float">
            <text:p>112,9281</text:p>
          </table:table-cell>
          <table:table-cell office:value-type="float" office:value="3.9742" calcext:value-type="float">
            <text:p>3,9742</text:p>
          </table:table-cell>
          <table:table-cell office:value-type="float" office:value="38.75298" calcext:value-type="float">
            <text:p>38,75298</text:p>
          </table:table-cell>
          <table:table-cell office:value-type="float" office:value="47.75952" calcext:value-type="float">
            <text:p>47,75952</text:p>
          </table:table-cell>
          <table:table-cell office:value-type="float" office:value="0.8923798" calcext:value-type="float">
            <text:p>0,8923798</text:p>
          </table:table-cell>
          <table:table-cell office:value-type="float" office:value="102.6787" calcext:value-type="float">
            <text:p>102,6787</text:p>
          </table:table-cell>
          <table:table-cell office:value-type="float" office:value="79.674" calcext:value-type="float">
            <text:p>79,674</text:p>
          </table:table-cell>
          <table:table-cell office:value-type="float" office:value="84.678" calcext:value-type="float">
            <text:p>84,678</text:p>
          </table:table-cell>
        </table:table-row>
        <table:table-row table:style-name="ro1">
          <table:table-cell office:value-type="string" calcext:value-type="string">
            <text:p>1999M3: Mar-1999</text:p>
          </table:table-cell>
          <table:table-cell office:value-type="float" office:value="5.23" calcext:value-type="float">
            <text:p>5,23</text:p>
          </table:table-cell>
          <table:table-cell office:value-type="float" office:value="62.94461" calcext:value-type="float">
            <text:p>62,94461</text:p>
          </table:table-cell>
          <table:table-cell office:value-type="float" office:value="51.30203" calcext:value-type="float">
            <text:p>51,30203</text:p>
          </table:table-cell>
          <table:table-cell office:value-type="float" office:value="114.3283" calcext:value-type="float">
            <text:p>114,3283</text:p>
          </table:table-cell>
          <table:table-cell office:value-type="float" office:value="4.181" calcext:value-type="float">
            <text:p>4,181</text:p>
          </table:table-cell>
          <table:table-cell office:value-type="float" office:value="38.74343" calcext:value-type="float">
            <text:p>38,74343</text:p>
          </table:table-cell>
          <table:table-cell office:value-type="float" office:value="47.78746" calcext:value-type="float">
            <text:p>47,78746</text:p>
          </table:table-cell>
          <table:table-cell office:value-type="float" office:value="0.9186894" calcext:value-type="float">
            <text:p>0,9186894</text:p>
          </table:table-cell>
          <table:table-cell office:value-type="float" office:value="100.9565" calcext:value-type="float">
            <text:p>100,9565</text:p>
          </table:table-cell>
          <table:table-cell office:value-type="float" office:value="79.921" calcext:value-type="float">
            <text:p>79,921</text:p>
          </table:table-cell>
          <table:table-cell office:value-type="float" office:value="84.872" calcext:value-type="float">
            <text:p>84,872</text:p>
          </table:table-cell>
        </table:table-row>
        <table:table-row table:style-name="ro1">
          <table:table-cell office:value-type="string" calcext:value-type="string">
            <text:p>1999M4: Apr-1999</text:p>
          </table:table-cell>
          <table:table-cell office:value-type="float" office:value="5.18" calcext:value-type="float">
            <text:p>5,18</text:p>
          </table:table-cell>
          <table:table-cell office:value-type="float" office:value="63.23161" calcext:value-type="float">
            <text:p>63,23161</text:p>
          </table:table-cell>
          <table:table-cell office:value-type="float" office:value="51.62416" calcext:value-type="float">
            <text:p>51,62416</text:p>
          </table:table-cell>
          <table:table-cell office:value-type="float" office:value="113.9711" calcext:value-type="float">
            <text:p>113,9711</text:p>
          </table:table-cell>
          <table:table-cell office:value-type="float" office:value="4.0407" calcext:value-type="float">
            <text:p>4,0407</text:p>
          </table:table-cell>
          <table:table-cell office:value-type="float" office:value="39.09603" calcext:value-type="float">
            <text:p>39,09603</text:p>
          </table:table-cell>
          <table:table-cell office:value-type="float" office:value="48.04183" calcext:value-type="float">
            <text:p>48,04183</text:p>
          </table:table-cell>
          <table:table-cell office:value-type="float" office:value="0.9343411" calcext:value-type="float">
            <text:p>0,9343411</text:p>
          </table:table-cell>
          <table:table-cell office:value-type="float" office:value="99.40421" calcext:value-type="float">
            <text:p>99,40421</text:p>
          </table:table-cell>
          <table:table-cell office:value-type="float" office:value="80.167" calcext:value-type="float">
            <text:p>80,167</text:p>
          </table:table-cell>
          <table:table-cell office:value-type="float" office:value="85.066" calcext:value-type="float">
            <text:p>85,066</text:p>
          </table:table-cell>
        </table:table-row>
        <table:table-row table:style-name="ro1">
          <table:table-cell office:value-type="string" calcext:value-type="string">
            <text:p>1999M5: May-1999</text:p>
          </table:table-cell>
          <table:table-cell office:value-type="float" office:value="5.54" calcext:value-type="float">
            <text:p>5,54</text:p>
          </table:table-cell>
          <table:table-cell office:value-type="float" office:value="63.35789" calcext:value-type="float">
            <text:p>63,35789</text:p>
          </table:table-cell>
          <table:table-cell office:value-type="float" office:value="51.9021" calcext:value-type="float">
            <text:p>51,9021</text:p>
          </table:table-cell>
          <table:table-cell office:value-type="float" office:value="113.8246" calcext:value-type="float">
            <text:p>113,8246</text:p>
          </table:table-cell>
          <table:table-cell office:value-type="float" office:value="4.2049" calcext:value-type="float">
            <text:p>4,2049</text:p>
          </table:table-cell>
          <table:table-cell office:value-type="float" office:value="39.42291" calcext:value-type="float">
            <text:p>39,42291</text:p>
          </table:table-cell>
          <table:table-cell office:value-type="float" office:value="48.31961" calcext:value-type="float">
            <text:p>48,31961</text:p>
          </table:table-cell>
          <table:table-cell office:value-type="float" office:value="0.9409124" calcext:value-type="float">
            <text:p>0,9409124</text:p>
          </table:table-cell>
          <table:table-cell office:value-type="float" office:value="98.65028" calcext:value-type="float">
            <text:p>98,65028</text:p>
          </table:table-cell>
          <table:table-cell office:value-type="float" office:value="80.411" calcext:value-type="float">
            <text:p>80,411</text:p>
          </table:table-cell>
          <table:table-cell office:value-type="float" office:value="85.26" calcext:value-type="float">
            <text:p>85,26</text:p>
          </table:table-cell>
        </table:table-row>
        <table:table-row table:style-name="ro1">
          <table:table-cell office:value-type="string" calcext:value-type="string">
            <text:p>1999M6: Jun-1999</text:p>
          </table:table-cell>
          <table:table-cell office:value-type="float" office:value="5.9" calcext:value-type="float">
            <text:p>5,9</text:p>
          </table:table-cell>
          <table:table-cell office:value-type="float" office:value="63.12829" calcext:value-type="float">
            <text:p>63,12829</text:p>
          </table:table-cell>
          <table:table-cell office:value-type="float" office:value="52.15445" calcext:value-type="float">
            <text:p>52,15445</text:p>
          </table:table-cell>
          <table:table-cell office:value-type="float" office:value="114.5283" calcext:value-type="float">
            <text:p>114,5283</text:p>
          </table:table-cell>
          <table:table-cell office:value-type="float" office:value="4.5267" calcext:value-type="float">
            <text:p>4,5267</text:p>
          </table:table-cell>
          <table:table-cell office:value-type="float" office:value="39.83796" calcext:value-type="float">
            <text:p>39,83796</text:p>
          </table:table-cell>
          <table:table-cell office:value-type="float" office:value="48.59232" calcext:value-type="float">
            <text:p>48,59232</text:p>
          </table:table-cell>
          <table:table-cell office:value-type="float" office:value="0.9636387" calcext:value-type="float">
            <text:p>0,9636387</text:p>
          </table:table-cell>
          <table:table-cell office:value-type="float" office:value="96.83829" calcext:value-type="float">
            <text:p>96,83829</text:p>
          </table:table-cell>
          <table:table-cell office:value-type="float" office:value="80.654" calcext:value-type="float">
            <text:p>80,654</text:p>
          </table:table-cell>
          <table:table-cell office:value-type="float" office:value="85.454" calcext:value-type="float">
            <text:p>85,454</text:p>
          </table:table-cell>
        </table:table-row>
        <table:table-row table:style-name="ro1">
          <table:table-cell office:value-type="string" calcext:value-type="string">
            <text:p>1999M7: Jul-1999</text:p>
          </table:table-cell>
          <table:table-cell office:value-type="float" office:value="5.79" calcext:value-type="float">
            <text:p>5,79</text:p>
          </table:table-cell>
          <table:table-cell office:value-type="float" office:value="63.08811" calcext:value-type="float">
            <text:p>63,08811</text:p>
          </table:table-cell>
          <table:table-cell office:value-type="float" office:value="52.46727" calcext:value-type="float">
            <text:p>52,46727</text:p>
          </table:table-cell>
          <table:table-cell office:value-type="float" office:value="114.9521" calcext:value-type="float">
            <text:p>114,9521</text:p>
          </table:table-cell>
          <table:table-cell office:value-type="float" office:value="4.8562" calcext:value-type="float">
            <text:p>4,8562</text:p>
          </table:table-cell>
          <table:table-cell office:value-type="float" office:value="40.32714" calcext:value-type="float">
            <text:p>40,32714</text:p>
          </table:table-cell>
          <table:table-cell office:value-type="float" office:value="48.91926" calcext:value-type="float">
            <text:p>48,91926</text:p>
          </table:table-cell>
          <table:table-cell office:value-type="float" office:value="0.9662252" calcext:value-type="float">
            <text:p>0,9662252</text:p>
          </table:table-cell>
          <table:table-cell office:value-type="float" office:value="96.93804" calcext:value-type="float">
            <text:p>96,93804</text:p>
          </table:table-cell>
          <table:table-cell office:value-type="float" office:value="80.895" calcext:value-type="float">
            <text:p>80,895</text:p>
          </table:table-cell>
          <table:table-cell office:value-type="float" office:value="85.647" calcext:value-type="float">
            <text:p>85,647</text:p>
          </table:table-cell>
        </table:table-row>
        <table:table-row table:style-name="ro1">
          <table:table-cell office:value-type="string" calcext:value-type="string">
            <text:p>1999M8: Aug-1999</text:p>
          </table:table-cell>
          <table:table-cell office:value-type="float" office:value="5.94" calcext:value-type="float">
            <text:p>5,94</text:p>
          </table:table-cell>
          <table:table-cell office:value-type="float" office:value="63.09385" calcext:value-type="float">
            <text:p>63,09385</text:p>
          </table:table-cell>
          <table:table-cell office:value-type="float" office:value="52.67078" calcext:value-type="float">
            <text:p>52,67078</text:p>
          </table:table-cell>
          <table:table-cell office:value-type="float" office:value="113.6224" calcext:value-type="float">
            <text:p>113,6224</text:p>
          </table:table-cell>
          <table:table-cell office:value-type="float" office:value="5.0606" calcext:value-type="float">
            <text:p>5,0606</text:p>
          </table:table-cell>
          <table:table-cell office:value-type="float" office:value="40.55007" calcext:value-type="float">
            <text:p>40,55007</text:p>
          </table:table-cell>
          <table:table-cell office:value-type="float" office:value="49.11249" calcext:value-type="float">
            <text:p>49,11249</text:p>
          </table:table-cell>
          <table:table-cell office:value-type="float" office:value="0.9435675" calcext:value-type="float">
            <text:p>0,9435675</text:p>
          </table:table-cell>
          <table:table-cell office:value-type="float" office:value="98.06739" calcext:value-type="float">
            <text:p>98,06739</text:p>
          </table:table-cell>
          <table:table-cell office:value-type="float" office:value="81.135" calcext:value-type="float">
            <text:p>81,135</text:p>
          </table:table-cell>
          <table:table-cell office:value-type="float" office:value="85.841" calcext:value-type="float">
            <text:p>85,841</text:p>
          </table:table-cell>
        </table:table-row>
        <table:table-row table:style-name="ro1">
          <table:table-cell office:value-type="string" calcext:value-type="string">
            <text:p>1999M9: Sep-1999</text:p>
          </table:table-cell>
          <table:table-cell office:value-type="float" office:value="5.92" calcext:value-type="float">
            <text:p>5,92</text:p>
          </table:table-cell>
          <table:table-cell office:value-type="float" office:value="62.93887" calcext:value-type="float">
            <text:p>62,93887</text:p>
          </table:table-cell>
          <table:table-cell office:value-type="float" office:value="52.8522" calcext:value-type="float">
            <text:p>52,8522</text:p>
          </table:table-cell>
          <table:table-cell office:value-type="float" office:value="112.941" calcext:value-type="float">
            <text:p>112,941</text:p>
          </table:table-cell>
          <table:table-cell office:value-type="float" office:value="5.2353" calcext:value-type="float">
            <text:p>5,2353</text:p>
          </table:table-cell>
          <table:table-cell office:value-type="float" office:value="40.58105" calcext:value-type="float">
            <text:p>40,58105</text:p>
          </table:table-cell>
          <table:table-cell office:value-type="float" office:value="49.27138" calcext:value-type="float">
            <text:p>49,27138</text:p>
          </table:table-cell>
          <table:table-cell office:value-type="float" office:value="0.9509797" calcext:value-type="float">
            <text:p>0,9509797</text:p>
          </table:table-cell>
          <table:table-cell office:value-type="float" office:value="96.74655" calcext:value-type="float">
            <text:p>96,74655</text:p>
          </table:table-cell>
          <table:table-cell office:value-type="float" office:value="81.374" calcext:value-type="float">
            <text:p>81,374</text:p>
          </table:table-cell>
          <table:table-cell office:value-type="float" office:value="86.033" calcext:value-type="float">
            <text:p>86,033</text:p>
          </table:table-cell>
        </table:table-row>
        <table:table-row table:style-name="ro1">
          <table:table-cell office:value-type="string" calcext:value-type="string">
            <text:p>1999M10: Oct-1999</text:p>
          </table:table-cell>
          <table:table-cell office:value-type="float" office:value="6.11" calcext:value-type="float">
            <text:p>6,11</text:p>
          </table:table-cell>
          <table:table-cell office:value-type="float" office:value="63.32919" calcext:value-type="float">
            <text:p>63,32919</text:p>
          </table:table-cell>
          <table:table-cell office:value-type="float" office:value="53.12548" calcext:value-type="float">
            <text:p>53,12548</text:p>
          </table:table-cell>
          <table:table-cell office:value-type="float" office:value="112.384" calcext:value-type="float">
            <text:p>112,384</text:p>
          </table:table-cell>
          <table:table-cell office:value-type="float" office:value="5.4716" calcext:value-type="float">
            <text:p>5,4716</text:p>
          </table:table-cell>
          <table:table-cell office:value-type="float" office:value="40.78639" calcext:value-type="float">
            <text:p>40,78639</text:p>
          </table:table-cell>
          <table:table-cell office:value-type="float" office:value="49.50374" calcext:value-type="float">
            <text:p>49,50374</text:p>
          </table:table-cell>
          <table:table-cell office:value-type="float" office:value="0.9339609" calcext:value-type="float">
            <text:p>0,9339609</text:p>
          </table:table-cell>
          <table:table-cell office:value-type="float" office:value="97.57622" calcext:value-type="float">
            <text:p>97,57622</text:p>
          </table:table-cell>
          <table:table-cell office:value-type="float" office:value="81.61" calcext:value-type="float">
            <text:p>81,61</text:p>
          </table:table-cell>
          <table:table-cell office:value-type="float" office:value="86.226" calcext:value-type="float">
            <text:p>86,226</text:p>
          </table:table-cell>
        </table:table-row>
        <table:table-row table:style-name="ro1">
          <table:table-cell office:value-type="string" calcext:value-type="string">
            <text:p>1999M11: Nov-1999</text:p>
          </table:table-cell>
          <table:table-cell office:value-type="float" office:value="6.03" calcext:value-type="float">
            <text:p>6,03</text:p>
          </table:table-cell>
          <table:table-cell office:value-type="float" office:value="63.75394" calcext:value-type="float">
            <text:p>63,75394</text:p>
          </table:table-cell>
          <table:table-cell office:value-type="float" office:value="53.34411" calcext:value-type="float">
            <text:p>53,34411</text:p>
          </table:table-cell>
          <table:table-cell office:value-type="float" office:value="112.751" calcext:value-type="float">
            <text:p>112,751</text:p>
          </table:table-cell>
          <table:table-cell office:value-type="float" office:value="5.1842" calcext:value-type="float">
            <text:p>5,1842</text:p>
          </table:table-cell>
          <table:table-cell office:value-type="float" office:value="41.06907" calcext:value-type="float">
            <text:p>41,06907</text:p>
          </table:table-cell>
          <table:table-cell office:value-type="float" office:value="49.7685" calcext:value-type="float">
            <text:p>49,7685</text:p>
          </table:table-cell>
          <table:table-cell office:value-type="float" office:value="0.968291" calcext:value-type="float">
            <text:p>0,968291</text:p>
          </table:table-cell>
          <table:table-cell office:value-type="float" office:value="95.23081" calcext:value-type="float">
            <text:p>95,23081</text:p>
          </table:table-cell>
          <table:table-cell office:value-type="float" office:value="81.845" calcext:value-type="float">
            <text:p>81,845</text:p>
          </table:table-cell>
          <table:table-cell office:value-type="float" office:value="86.417" calcext:value-type="float">
            <text:p>86,417</text:p>
          </table:table-cell>
        </table:table-row>
        <table:table-row table:style-name="ro1">
          <table:table-cell office:value-type="string" calcext:value-type="string">
            <text:p>1999M12: Dec-1999</text:p>
          </table:table-cell>
          <table:table-cell office:value-type="float" office:value="6.28" calcext:value-type="float">
            <text:p>6,28</text:p>
          </table:table-cell>
          <table:table-cell office:value-type="float" office:value="64.41405" calcext:value-type="float">
            <text:p>64,41405</text:p>
          </table:table-cell>
          <table:table-cell office:value-type="float" office:value="53.6674" calcext:value-type="float">
            <text:p>53,6674</text:p>
          </table:table-cell>
          <table:table-cell office:value-type="float" office:value="112.5561" calcext:value-type="float">
            <text:p>112,5561</text:p>
          </table:table-cell>
          <table:table-cell office:value-type="float" office:value="5.3044" calcext:value-type="float">
            <text:p>5,3044</text:p>
          </table:table-cell>
          <table:table-cell office:value-type="float" office:value="41.32913" calcext:value-type="float">
            <text:p>41,32913</text:p>
          </table:table-cell>
          <table:table-cell office:value-type="float" office:value="50.03405" calcext:value-type="float">
            <text:p>50,03405</text:p>
          </table:table-cell>
          <table:table-cell office:value-type="float" office:value="0.9882431" calcext:value-type="float">
            <text:p>0,9882431</text:p>
          </table:table-cell>
          <table:table-cell office:value-type="float" office:value="93.51405" calcext:value-type="float">
            <text:p>93,51405</text:p>
          </table:table-cell>
          <table:table-cell office:value-type="float" office:value="82.078" calcext:value-type="float">
            <text:p>82,078</text:p>
          </table:table-cell>
          <table:table-cell office:value-type="float" office:value="86.608" calcext:value-type="float">
            <text:p>86,608</text:p>
          </table:table-cell>
        </table:table-row>
        <table:table-row table:style-name="ro1">
          <table:table-cell office:value-type="string" calcext:value-type="string">
            <text:p>2000M1: Jan-2000</text:p>
          </table:table-cell>
          <table:table-cell office:value-type="float" office:value="6.66" calcext:value-type="float">
            <text:p>6,66</text:p>
          </table:table-cell>
          <table:table-cell office:value-type="float" office:value="64.40257" calcext:value-type="float">
            <text:p>64,40257</text:p>
          </table:table-cell>
          <table:table-cell office:value-type="float" office:value="53.99883" calcext:value-type="float">
            <text:p>53,99883</text:p>
          </table:table-cell>
          <table:table-cell office:value-type="float" office:value="112.4374" calcext:value-type="float">
            <text:p>112,4374</text:p>
          </table:table-cell>
          <table:table-cell office:value-type="float" office:value="5.6985" calcext:value-type="float">
            <text:p>5,6985</text:p>
          </table:table-cell>
          <table:table-cell office:value-type="float" office:value="42.15232" calcext:value-type="float">
            <text:p>42,15232</text:p>
          </table:table-cell>
          <table:table-cell office:value-type="float" office:value="50.41408" calcext:value-type="float">
            <text:p>50,41408</text:p>
          </table:table-cell>
          <table:table-cell office:value-type="float" office:value="0.9865997" calcext:value-type="float">
            <text:p>0,9865997</text:p>
          </table:table-cell>
          <table:table-cell office:value-type="float" office:value="93.32931" calcext:value-type="float">
            <text:p>93,32931</text:p>
          </table:table-cell>
          <table:table-cell office:value-type="float" office:value="82.31" calcext:value-type="float">
            <text:p>82,31</text:p>
          </table:table-cell>
          <table:table-cell office:value-type="float" office:value="86.798" calcext:value-type="float">
            <text:p>86,798</text:p>
          </table:table-cell>
        </table:table-row>
        <table:table-row table:style-name="ro1">
          <table:table-cell office:value-type="string" calcext:value-type="string">
            <text:p>2000M2: Feb-2000</text:p>
          </table:table-cell>
          <table:table-cell office:value-type="float" office:value="6.52" calcext:value-type="float">
            <text:p>6,52</text:p>
          </table:table-cell>
          <table:table-cell office:value-type="float" office:value="63.59323" calcext:value-type="float">
            <text:p>63,59323</text:p>
          </table:table-cell>
          <table:table-cell office:value-type="float" office:value="54.15117" calcext:value-type="float">
            <text:p>54,15117</text:p>
          </table:table-cell>
          <table:table-cell office:value-type="float" office:value="114.0262" calcext:value-type="float">
            <text:p>114,0262</text:p>
          </table:table-cell>
          <table:table-cell office:value-type="float" office:value="5.6636" calcext:value-type="float">
            <text:p>5,6636</text:p>
          </table:table-cell>
          <table:table-cell office:value-type="float" office:value="42.8634" calcext:value-type="float">
            <text:p>42,8634</text:p>
          </table:table-cell>
          <table:table-cell office:value-type="float" office:value="50.80431" calcext:value-type="float">
            <text:p>50,80431</text:p>
          </table:table-cell>
          <table:table-cell office:value-type="float" office:value="1.015831" calcext:value-type="float">
            <text:p>1,015831</text:p>
          </table:table-cell>
          <table:table-cell office:value-type="float" office:value="91.80665" calcext:value-type="float">
            <text:p>91,80665</text:p>
          </table:table-cell>
          <table:table-cell office:value-type="float" office:value="82.539" calcext:value-type="float">
            <text:p>82,539</text:p>
          </table:table-cell>
          <table:table-cell office:value-type="float" office:value="86.987" calcext:value-type="float">
            <text:p>86,987</text:p>
          </table:table-cell>
        </table:table-row>
        <table:table-row table:style-name="ro1">
          <table:table-cell office:value-type="string" calcext:value-type="string">
            <text:p>2000M3: Mar-2000</text:p>
          </table:table-cell>
          <table:table-cell office:value-type="float" office:value="6.26" calcext:value-type="float">
            <text:p>6,26</text:p>
          </table:table-cell>
          <table:table-cell office:value-type="float" office:value="63.55879" calcext:value-type="float">
            <text:p>63,55879</text:p>
          </table:table-cell>
          <table:table-cell office:value-type="float" office:value="54.51051" calcext:value-type="float">
            <text:p>54,51051</text:p>
          </table:table-cell>
          <table:table-cell office:value-type="float" office:value="114.7921" calcext:value-type="float">
            <text:p>114,7921</text:p>
          </table:table-cell>
          <table:table-cell office:value-type="float" office:value="5.4906" calcext:value-type="float">
            <text:p>5,4906</text:p>
          </table:table-cell>
          <table:table-cell office:value-type="float" office:value="43.01645" calcext:value-type="float">
            <text:p>43,01645</text:p>
          </table:table-cell>
          <table:table-cell office:value-type="float" office:value="51.06617" calcext:value-type="float">
            <text:p>51,06617</text:p>
          </table:table-cell>
          <table:table-cell office:value-type="float" office:value="1.036269" calcext:value-type="float">
            <text:p>1,036269</text:p>
          </table:table-cell>
          <table:table-cell office:value-type="float" office:value="90.34762" calcext:value-type="float">
            <text:p>90,34762</text:p>
          </table:table-cell>
          <table:table-cell office:value-type="float" office:value="82.766" calcext:value-type="float">
            <text:p>82,766</text:p>
          </table:table-cell>
          <table:table-cell office:value-type="float" office:value="87.175" calcext:value-type="float">
            <text:p>87,175</text:p>
          </table:table-cell>
        </table:table-row>
        <table:table-row table:style-name="ro1">
          <table:table-cell office:value-type="string" calcext:value-type="string">
            <text:p>2000M4: Apr-2000</text:p>
          </table:table-cell>
          <table:table-cell office:value-type="float" office:value="5.99" calcext:value-type="float">
            <text:p>5,99</text:p>
          </table:table-cell>
          <table:table-cell office:value-type="float" office:value="63.97781" calcext:value-type="float">
            <text:p>63,97781</text:p>
          </table:table-cell>
          <table:table-cell office:value-type="float" office:value="55.13151" calcext:value-type="float">
            <text:p>55,13151</text:p>
          </table:table-cell>
          <table:table-cell office:value-type="float" office:value="115.3146" calcext:value-type="float">
            <text:p>115,3146</text:p>
          </table:table-cell>
          <table:table-cell office:value-type="float" office:value="5.4138" calcext:value-type="float">
            <text:p>5,4138</text:p>
          </table:table-cell>
          <table:table-cell office:value-type="float" office:value="43.37205" calcext:value-type="float">
            <text:p>43,37205</text:p>
          </table:table-cell>
          <table:table-cell office:value-type="float" office:value="51.4136" calcext:value-type="float">
            <text:p>51,4136</text:p>
          </table:table-cell>
          <table:table-cell office:value-type="float" office:value="1.057507" calcext:value-type="float">
            <text:p>1,057507</text:p>
          </table:table-cell>
          <table:table-cell office:value-type="float" office:value="88.82787" calcext:value-type="float">
            <text:p>88,82787</text:p>
          </table:table-cell>
          <table:table-cell office:value-type="float" office:value="82.992" calcext:value-type="float">
            <text:p>82,992</text:p>
          </table:table-cell>
          <table:table-cell office:value-type="float" office:value="87.361" calcext:value-type="float">
            <text:p>87,361</text:p>
          </table:table-cell>
        </table:table-row>
        <table:table-row table:style-name="ro1">
          <table:table-cell office:value-type="string" calcext:value-type="string">
            <text:p>2000M5: May-2000</text:p>
          </table:table-cell>
          <table:table-cell office:value-type="float" office:value="6.44" calcext:value-type="float">
            <text:p>6,44</text:p>
          </table:table-cell>
          <table:table-cell office:value-type="float" office:value="63.48417" calcext:value-type="float">
            <text:p>63,48417</text:p>
          </table:table-cell>
          <table:table-cell office:value-type="float" office:value="55.0222" calcext:value-type="float">
            <text:p>55,0222</text:p>
          </table:table-cell>
          <table:table-cell office:value-type="float" office:value="117.8427" calcext:value-type="float">
            <text:p>117,8427</text:p>
          </table:table-cell>
          <table:table-cell office:value-type="float" office:value="5.5155" calcext:value-type="float">
            <text:p>5,5155</text:p>
          </table:table-cell>
          <table:table-cell office:value-type="float" office:value="43.40436" calcext:value-type="float">
            <text:p>43,40436</text:p>
          </table:table-cell>
          <table:table-cell office:value-type="float" office:value="51.57038" calcext:value-type="float">
            <text:p>51,57038</text:p>
          </table:table-cell>
          <table:table-cell office:value-type="float" office:value="1.101908" calcext:value-type="float">
            <text:p>1,101908</text:p>
          </table:table-cell>
          <table:table-cell office:value-type="float" office:value="87.3663" calcext:value-type="float">
            <text:p>87,3663</text:p>
          </table:table-cell>
          <table:table-cell office:value-type="float" office:value="83.215" calcext:value-type="float">
            <text:p>83,215</text:p>
          </table:table-cell>
          <table:table-cell office:value-type="float" office:value="87.547" calcext:value-type="float">
            <text:p>87,547</text:p>
          </table:table-cell>
        </table:table-row>
        <table:table-row table:style-name="ro1">
          <table:table-cell office:value-type="string" calcext:value-type="string">
            <text:p>2000M6: Jun-2000</text:p>
          </table:table-cell>
          <table:table-cell office:value-type="float" office:value="6.1" calcext:value-type="float">
            <text:p>6,1</text:p>
          </table:table-cell>
          <table:table-cell office:value-type="float" office:value="63.35215" calcext:value-type="float">
            <text:p>63,35215</text:p>
          </table:table-cell>
          <table:table-cell office:value-type="float" office:value="55.22222" calcext:value-type="float">
            <text:p>55,22222</text:p>
          </table:table-cell>
          <table:table-cell office:value-type="float" office:value="117.1622" calcext:value-type="float">
            <text:p>117,1622</text:p>
          </table:table-cell>
          <table:table-cell office:value-type="float" office:value="5.3454" calcext:value-type="float">
            <text:p>5,3454</text:p>
          </table:table-cell>
          <table:table-cell office:value-type="float" office:value="43.16948" calcext:value-type="float">
            <text:p>43,16948</text:p>
          </table:table-cell>
          <table:table-cell office:value-type="float" office:value="51.48631" calcext:value-type="float">
            <text:p>51,48631</text:p>
          </table:table-cell>
          <table:table-cell office:value-type="float" office:value="1.052984" calcext:value-type="float">
            <text:p>1,052984</text:p>
          </table:table-cell>
          <table:table-cell office:value-type="float" office:value="90.45017" calcext:value-type="float">
            <text:p>90,45017</text:p>
          </table:table-cell>
          <table:table-cell office:value-type="float" office:value="83.437" calcext:value-type="float">
            <text:p>83,437</text:p>
          </table:table-cell>
          <table:table-cell office:value-type="float" office:value="87.731" calcext:value-type="float">
            <text:p>87,731</text:p>
          </table:table-cell>
        </table:table-row>
        <table:table-row table:style-name="ro1">
          <table:table-cell office:value-type="string" calcext:value-type="string">
            <text:p>2000M7: Jul-2000</text:p>
          </table:table-cell>
          <table:table-cell office:value-type="float" office:value="6.05" calcext:value-type="float">
            <text:p>6,05</text:p>
          </table:table-cell>
          <table:table-cell office:value-type="float" office:value="63.40955" calcext:value-type="float">
            <text:p>63,40955</text:p>
          </table:table-cell>
          <table:table-cell office:value-type="float" office:value="55.43038" calcext:value-type="float">
            <text:p>55,43038</text:p>
          </table:table-cell>
          <table:table-cell office:value-type="float" office:value="117.4687" calcext:value-type="float">
            <text:p>117,4687</text:p>
          </table:table-cell>
          <table:table-cell office:value-type="float" office:value="5.4537" calcext:value-type="float">
            <text:p>5,4537</text:p>
          </table:table-cell>
          <table:table-cell office:value-type="float" office:value="43.24804" calcext:value-type="float">
            <text:p>43,24804</text:p>
          </table:table-cell>
          <table:table-cell office:value-type="float" office:value="51.54309" calcext:value-type="float">
            <text:p>51,54309</text:p>
          </table:table-cell>
          <table:table-cell office:value-type="float" office:value="1.065411" calcext:value-type="float">
            <text:p>1,065411</text:p>
          </table:table-cell>
          <table:table-cell office:value-type="float" office:value="89.78919" calcext:value-type="float">
            <text:p>89,78919</text:p>
          </table:table-cell>
          <table:table-cell office:value-type="float" office:value="83.657" calcext:value-type="float">
            <text:p>83,657</text:p>
          </table:table-cell>
          <table:table-cell office:value-type="float" office:value="87.914" calcext:value-type="float">
            <text:p>87,914</text:p>
          </table:table-cell>
        </table:table-row>
        <table:table-row table:style-name="ro1">
          <table:table-cell office:value-type="string" calcext:value-type="string">
            <text:p>2000M8: Aug-2000</text:p>
          </table:table-cell>
          <table:table-cell office:value-type="float" office:value="5.83" calcext:value-type="float">
            <text:p>5,83</text:p>
          </table:table-cell>
          <table:table-cell office:value-type="float" office:value="63.16847" calcext:value-type="float">
            <text:p>63,16847</text:p>
          </table:table-cell>
          <table:table-cell office:value-type="float" office:value="55.756" calcext:value-type="float">
            <text:p>55,756</text:p>
          </table:table-cell>
          <table:table-cell office:value-type="float" office:value="118.0377" calcext:value-type="float">
            <text:p>118,0377</text:p>
          </table:table-cell>
          <table:table-cell office:value-type="float" office:value="5.3982" calcext:value-type="float">
            <text:p>5,3982</text:p>
          </table:table-cell>
          <table:table-cell office:value-type="float" office:value="43.48349" calcext:value-type="float">
            <text:p>43,48349</text:p>
          </table:table-cell>
          <table:table-cell office:value-type="float" office:value="51.78014" calcext:value-type="float">
            <text:p>51,78014</text:p>
          </table:table-cell>
          <table:table-cell office:value-type="float" office:value="1.105938" calcext:value-type="float">
            <text:p>1,105938</text:p>
          </table:table-cell>
          <table:table-cell office:value-type="float" office:value="87.34814" calcext:value-type="float">
            <text:p>87,34814</text:p>
          </table:table-cell>
          <table:table-cell office:value-type="float" office:value="83.875" calcext:value-type="float">
            <text:p>83,875</text:p>
          </table:table-cell>
          <table:table-cell office:value-type="float" office:value="88.095" calcext:value-type="float">
            <text:p>88,095</text:p>
          </table:table-cell>
        </table:table-row>
        <table:table-row table:style-name="ro1">
          <table:table-cell office:value-type="string" calcext:value-type="string">
            <text:p>2000M9: Sep-2000</text:p>
          </table:table-cell>
          <table:table-cell office:value-type="float" office:value="5.8" calcext:value-type="float">
            <text:p>5,8</text:p>
          </table:table-cell>
          <table:table-cell office:value-type="float" office:value="63.10533" calcext:value-type="float">
            <text:p>63,10533</text:p>
          </table:table-cell>
          <table:table-cell office:value-type="float" office:value="56.16999" calcext:value-type="float">
            <text:p>56,16999</text:p>
          </table:table-cell>
          <table:table-cell office:value-type="float" office:value="119.3636" calcext:value-type="float">
            <text:p>119,3636</text:p>
          </table:table-cell>
          <table:table-cell office:value-type="float" office:value="5.4672" calcext:value-type="float">
            <text:p>5,4672</text:p>
          </table:table-cell>
          <table:table-cell office:value-type="float" office:value="43.5091" calcext:value-type="float">
            <text:p>43,5091</text:p>
          </table:table-cell>
          <table:table-cell office:value-type="float" office:value="51.91742" calcext:value-type="float">
            <text:p>51,91742</text:p>
          </table:table-cell>
          <table:table-cell office:value-type="float" office:value="1.148397" calcext:value-type="float">
            <text:p>1,148397</text:p>
          </table:table-cell>
          <table:table-cell office:value-type="float" office:value="85.36619" calcext:value-type="float">
            <text:p>85,36619</text:p>
          </table:table-cell>
          <table:table-cell office:value-type="float" office:value="84.091" calcext:value-type="float">
            <text:p>84,091</text:p>
          </table:table-cell>
          <table:table-cell office:value-type="float" office:value="88.274" calcext:value-type="float">
            <text:p>88,274</text:p>
          </table:table-cell>
        </table:table-row>
        <table:table-row table:style-name="ro1">
          <table:table-cell office:value-type="string" calcext:value-type="string">
            <text:p>2000M10: Oct-2000</text:p>
          </table:table-cell>
          <table:table-cell office:value-type="float" office:value="5.74" calcext:value-type="float">
            <text:p>5,74</text:p>
          </table:table-cell>
          <table:table-cell office:value-type="float" office:value="63.05367" calcext:value-type="float">
            <text:p>63,05367</text:p>
          </table:table-cell>
          <table:table-cell office:value-type="float" office:value="56.36071" calcext:value-type="float">
            <text:p>56,36071</text:p>
          </table:table-cell>
          <table:table-cell office:value-type="float" office:value="121.0965" calcext:value-type="float">
            <text:p>121,0965</text:p>
          </table:table-cell>
          <table:table-cell office:value-type="float" office:value="5.4163" calcext:value-type="float">
            <text:p>5,4163</text:p>
          </table:table-cell>
          <table:table-cell office:value-type="float" office:value="43.49256" calcext:value-type="float">
            <text:p>43,49256</text:p>
          </table:table-cell>
          <table:table-cell office:value-type="float" office:value="52.00187" calcext:value-type="float">
            <text:p>52,00187</text:p>
          </table:table-cell>
          <table:table-cell office:value-type="float" office:value="1.171642" calcext:value-type="float">
            <text:p>1,171642</text:p>
          </table:table-cell>
          <table:table-cell office:value-type="float" office:value="84.14066" calcext:value-type="float">
            <text:p>84,14066</text:p>
          </table:table-cell>
          <table:table-cell office:value-type="float" office:value="84.305" calcext:value-type="float">
            <text:p>84,305</text:p>
          </table:table-cell>
          <table:table-cell office:value-type="float" office:value="88.452" calcext:value-type="float">
            <text:p>88,452</text:p>
          </table:table-cell>
        </table:table-row>
        <table:table-row table:style-name="ro1">
          <table:table-cell office:value-type="string" calcext:value-type="string">
            <text:p>2000M11: Nov-2000</text:p>
          </table:table-cell>
          <table:table-cell office:value-type="float" office:value="5.72" calcext:value-type="float">
            <text:p>5,72</text:p>
          </table:table-cell>
          <table:table-cell office:value-type="float" office:value="62.69779" calcext:value-type="float">
            <text:p>62,69779</text:p>
          </table:table-cell>
          <table:table-cell office:value-type="float" office:value="56.48631" calcext:value-type="float">
            <text:p>56,48631</text:p>
          </table:table-cell>
          <table:table-cell office:value-type="float" office:value="121.6856" calcext:value-type="float">
            <text:p>121,6856</text:p>
          </table:table-cell>
          <table:table-cell office:value-type="float" office:value="5.3357" calcext:value-type="float">
            <text:p>5,3357</text:p>
          </table:table-cell>
          <table:table-cell office:value-type="float" office:value="43.52362" calcext:value-type="float">
            <text:p>43,52362</text:p>
          </table:table-cell>
          <table:table-cell office:value-type="float" office:value="52.12353" calcext:value-type="float">
            <text:p>52,12353</text:p>
          </table:table-cell>
          <table:table-cell office:value-type="float" office:value="1.167818" calcext:value-type="float">
            <text:p>1,167818</text:p>
          </table:table-cell>
          <table:table-cell office:value-type="float" office:value="84.89811" calcext:value-type="float">
            <text:p>84,89811</text:p>
          </table:table-cell>
          <table:table-cell office:value-type="float" office:value="84.518" calcext:value-type="float">
            <text:p>84,518</text:p>
          </table:table-cell>
          <table:table-cell office:value-type="float" office:value="88.628" calcext:value-type="float">
            <text:p>88,628</text:p>
          </table:table-cell>
        </table:table-row>
        <table:table-row table:style-name="ro1">
          <table:table-cell office:value-type="string" calcext:value-type="string">
            <text:p>2000M12: Dec-2000</text:p>
          </table:table-cell>
          <table:table-cell office:value-type="float" office:value="5.24" calcext:value-type="float">
            <text:p>5,24</text:p>
          </table:table-cell>
          <table:table-cell office:value-type="float" office:value="62.43949" calcext:value-type="float">
            <text:p>62,43949</text:p>
          </table:table-cell>
          <table:table-cell office:value-type="float" office:value="57.00032" calcext:value-type="float">
            <text:p>57,00032</text:p>
          </table:table-cell>
          <table:table-cell office:value-type="float" office:value="120.3047" calcext:value-type="float">
            <text:p>120,3047</text:p>
          </table:table-cell>
          <table:table-cell office:value-type="float" office:value="5.068" calcext:value-type="float">
            <text:p>5,068</text:p>
          </table:table-cell>
          <table:table-cell office:value-type="float" office:value="43.56822" calcext:value-type="float">
            <text:p>43,56822</text:p>
          </table:table-cell>
          <table:table-cell office:value-type="float" office:value="52.18888" calcext:value-type="float">
            <text:p>52,18888</text:p>
          </table:table-cell>
          <table:table-cell office:value-type="float" office:value="1.110847" calcext:value-type="float">
            <text:p>1,110847</text:p>
          </table:table-cell>
          <table:table-cell office:value-type="float" office:value="88.18299" calcext:value-type="float">
            <text:p>88,18299</text:p>
          </table:table-cell>
          <table:table-cell office:value-type="float" office:value="84.729" calcext:value-type="float">
            <text:p>84,729</text:p>
          </table:table-cell>
          <table:table-cell office:value-type="float" office:value="88.803" calcext:value-type="float">
            <text:p>88,803</text:p>
          </table:table-cell>
        </table:table-row>
        <table:table-row table:style-name="ro1">
          <table:table-cell office:value-type="string" calcext:value-type="string">
            <text:p>2001M1: Jan-2001</text:p>
          </table:table-cell>
          <table:table-cell office:value-type="float" office:value="5.16" calcext:value-type="float">
            <text:p>5,16</text:p>
          </table:table-cell>
          <table:table-cell office:value-type="float" office:value="62.92739" calcext:value-type="float">
            <text:p>62,92739</text:p>
          </table:table-cell>
          <table:table-cell office:value-type="float" office:value="57.57945" calcext:value-type="float">
            <text:p>57,57945</text:p>
          </table:table-cell>
          <table:table-cell office:value-type="float" office:value="120.9029" calcext:value-type="float">
            <text:p>120,9029</text:p>
          </table:table-cell>
          <table:table-cell office:value-type="float" office:value="5.0082" calcext:value-type="float">
            <text:p>5,0082</text:p>
          </table:table-cell>
          <table:table-cell office:value-type="float" office:value="44.41388" calcext:value-type="float">
            <text:p>44,41388</text:p>
          </table:table-cell>
          <table:table-cell office:value-type="float" office:value="53.12569" calcext:value-type="float">
            <text:p>53,12569</text:p>
          </table:table-cell>
          <table:table-cell office:value-type="float" office:value="1.06511" calcext:value-type="float">
            <text:p>1,06511</text:p>
          </table:table-cell>
          <table:table-cell office:value-type="float" office:value="91.11568" calcext:value-type="float">
            <text:p>91,11568</text:p>
          </table:table-cell>
          <table:table-cell office:value-type="float" office:value="84.938" calcext:value-type="float">
            <text:p>84,938</text:p>
          </table:table-cell>
          <table:table-cell office:value-type="float" office:value="88.976" calcext:value-type="float">
            <text:p>88,976</text:p>
          </table:table-cell>
        </table:table-row>
        <table:table-row table:style-name="ro1">
          <table:table-cell office:value-type="string" calcext:value-type="string">
            <text:p>2001M2: Feb-2001</text:p>
          </table:table-cell>
          <table:table-cell office:value-type="float" office:value="5.1" calcext:value-type="float">
            <text:p>5,1</text:p>
          </table:table-cell>
          <table:table-cell office:value-type="float" office:value="63.16847" calcext:value-type="float">
            <text:p>63,16847</text:p>
          </table:table-cell>
          <table:table-cell office:value-type="float" office:value="58.0202" calcext:value-type="float">
            <text:p>58,0202</text:p>
          </table:table-cell>
          <table:table-cell office:value-type="float" office:value="121.8311" calcext:value-type="float">
            <text:p>121,8311</text:p>
          </table:table-cell>
          <table:table-cell office:value-type="float" office:value="5.0211" calcext:value-type="float">
            <text:p>5,0211</text:p>
          </table:table-cell>
          <table:table-cell office:value-type="float" office:value="45.29243" calcext:value-type="float">
            <text:p>45,29243</text:p>
          </table:table-cell>
          <table:table-cell office:value-type="float" office:value="54.16307" calcext:value-type="float">
            <text:p>54,16307</text:p>
          </table:table-cell>
          <table:table-cell office:value-type="float" office:value="1.085381" calcext:value-type="float">
            <text:p>1,085381</text:p>
          </table:table-cell>
          <table:table-cell office:value-type="float" office:value="90.37527" calcext:value-type="float">
            <text:p>90,37527</text:p>
          </table:table-cell>
          <table:table-cell office:value-type="float" office:value="85.146" calcext:value-type="float">
            <text:p>85,146</text:p>
          </table:table-cell>
          <table:table-cell office:value-type="float" office:value="89.147" calcext:value-type="float">
            <text:p>89,147</text:p>
          </table:table-cell>
        </table:table-row>
        <table:table-row table:style-name="ro1">
          <table:table-cell office:value-type="string" calcext:value-type="string">
            <text:p>2001M3: Mar-2001</text:p>
          </table:table-cell>
          <table:table-cell office:value-type="float" office:value="4.89" calcext:value-type="float">
            <text:p>4,89</text:p>
          </table:table-cell>
          <table:table-cell office:value-type="float" office:value="63.62767" calcext:value-type="float">
            <text:p>63,62767</text:p>
          </table:table-cell>
          <table:table-cell office:value-type="float" office:value="58.68073" calcext:value-type="float">
            <text:p>58,68073</text:p>
          </table:table-cell>
          <table:table-cell office:value-type="float" office:value="123.7665" calcext:value-type="float">
            <text:p>123,7665</text:p>
          </table:table-cell>
          <table:table-cell office:value-type="float" office:value="4.9381" calcext:value-type="float">
            <text:p>4,9381</text:p>
          </table:table-cell>
          <table:table-cell office:value-type="float" office:value="45.40387" calcext:value-type="float">
            <text:p>45,40387</text:p>
          </table:table-cell>
          <table:table-cell office:value-type="float" office:value="54.45044" calcext:value-type="float">
            <text:p>54,45044</text:p>
          </table:table-cell>
          <table:table-cell office:value-type="float" office:value="1.101014" calcext:value-type="float">
            <text:p>1,101014</text:p>
          </table:table-cell>
          <table:table-cell office:value-type="float" office:value="90.3895" calcext:value-type="float">
            <text:p>90,3895</text:p>
          </table:table-cell>
          <table:table-cell office:value-type="float" office:value="85.353" calcext:value-type="float">
            <text:p>85,353</text:p>
          </table:table-cell>
          <table:table-cell office:value-type="float" office:value="89.316" calcext:value-type="float">
            <text:p>89,316</text:p>
          </table:table-cell>
        </table:table-row>
        <table:table-row table:style-name="ro1">
          <table:table-cell office:value-type="string" calcext:value-type="string">
            <text:p>2001M4: Apr-2001</text:p>
          </table:table-cell>
          <table:table-cell office:value-type="float" office:value="5.14" calcext:value-type="float">
            <text:p>5,14</text:p>
          </table:table-cell>
          <table:table-cell office:value-type="float" office:value="64.01225" calcext:value-type="float">
            <text:p>64,01225</text:p>
          </table:table-cell>
          <table:table-cell office:value-type="float" office:value="59.37034" calcext:value-type="float">
            <text:p>59,37034</text:p>
          </table:table-cell>
          <table:table-cell office:value-type="float" office:value="124.5847" calcext:value-type="float">
            <text:p>124,5847</text:p>
          </table:table-cell>
          <table:table-cell office:value-type="float" office:value="5.1014" calcext:value-type="float">
            <text:p>5,1014</text:p>
          </table:table-cell>
          <table:table-cell office:value-type="float" office:value="45.60664" calcext:value-type="float">
            <text:p>45,60664</text:p>
          </table:table-cell>
          <table:table-cell office:value-type="float" office:value="54.77534" calcext:value-type="float">
            <text:p>54,77534</text:p>
          </table:table-cell>
          <table:table-cell office:value-type="float" office:value="1.118875" calcext:value-type="float">
            <text:p>1,118875</text:p>
          </table:table-cell>
          <table:table-cell office:value-type="float" office:value="90.01994" calcext:value-type="float">
            <text:p>90,01994</text:p>
          </table:table-cell>
          <table:table-cell office:value-type="float" office:value="85.559" calcext:value-type="float">
            <text:p>85,559</text:p>
          </table:table-cell>
          <table:table-cell office:value-type="float" office:value="89.483" calcext:value-type="float">
            <text:p>89,483</text:p>
          </table:table-cell>
        </table:table-row>
        <table:table-row table:style-name="ro1">
          <table:table-cell office:value-type="string" calcext:value-type="string">
            <text:p>2001M5: May-2001</text:p>
          </table:table-cell>
          <table:table-cell office:value-type="float" office:value="5.39" calcext:value-type="float">
            <text:p>5,39</text:p>
          </table:table-cell>
          <table:table-cell office:value-type="float" office:value="64.2935" calcext:value-type="float">
            <text:p>64,2935</text:p>
          </table:table-cell>
          <table:table-cell office:value-type="float" office:value="59.39709" calcext:value-type="float">
            <text:p>59,39709</text:p>
          </table:table-cell>
          <table:table-cell office:value-type="float" office:value="124.5353" calcext:value-type="float">
            <text:p>124,5353</text:p>
          </table:table-cell>
          <table:table-cell office:value-type="float" office:value="5.2625" calcext:value-type="float">
            <text:p>5,2625</text:p>
          </table:table-cell>
          <table:table-cell office:value-type="float" office:value="45.98047" calcext:value-type="float">
            <text:p>45,98047</text:p>
          </table:table-cell>
          <table:table-cell office:value-type="float" office:value="55.1043" calcext:value-type="float">
            <text:p>55,1043</text:p>
          </table:table-cell>
          <table:table-cell office:value-type="float" office:value="1.143492" calcext:value-type="float">
            <text:p>1,143492</text:p>
          </table:table-cell>
          <table:table-cell office:value-type="float" office:value="88.09526" calcext:value-type="float">
            <text:p>88,09526</text:p>
          </table:table-cell>
          <table:table-cell office:value-type="float" office:value="85.763" calcext:value-type="float">
            <text:p>85,763</text:p>
          </table:table-cell>
          <table:table-cell office:value-type="float" office:value="89.649" calcext:value-type="float">
            <text:p>89,649</text:p>
          </table:table-cell>
        </table:table-row>
        <table:table-row table:style-name="ro1">
          <table:table-cell office:value-type="string" calcext:value-type="string">
            <text:p>2001M6: Jun-2001</text:p>
          </table:table-cell>
          <table:table-cell office:value-type="float" office:value="5.28" calcext:value-type="float">
            <text:p>5,28</text:p>
          </table:table-cell>
          <table:table-cell office:value-type="float" office:value="64.74696" calcext:value-type="float">
            <text:p>64,74696</text:p>
          </table:table-cell>
          <table:table-cell office:value-type="float" office:value="59.86691" calcext:value-type="float">
            <text:p>59,86691</text:p>
          </table:table-cell>
          <table:table-cell office:value-type="float" office:value="125.4196" calcext:value-type="float">
            <text:p>125,4196</text:p>
          </table:table-cell>
          <table:table-cell office:value-type="float" office:value="5.2083" calcext:value-type="float">
            <text:p>5,2083</text:p>
          </table:table-cell>
          <table:table-cell office:value-type="float" office:value="46.35181" calcext:value-type="float">
            <text:p>46,35181</text:p>
          </table:table-cell>
          <table:table-cell office:value-type="float" office:value="55.52971" calcext:value-type="float">
            <text:p>55,52971</text:p>
          </table:table-cell>
          <table:table-cell office:value-type="float" office:value="1.170882" calcext:value-type="float">
            <text:p>1,170882</text:p>
          </table:table-cell>
          <table:table-cell office:value-type="float" office:value="86.87493" calcext:value-type="float">
            <text:p>86,87493</text:p>
          </table:table-cell>
          <table:table-cell office:value-type="float" office:value="85.967" calcext:value-type="float">
            <text:p>85,967</text:p>
          </table:table-cell>
          <table:table-cell office:value-type="float" office:value="89.813" calcext:value-type="float">
            <text:p>89,813</text:p>
          </table:table-cell>
        </table:table-row>
        <table:table-row table:style-name="ro1">
          <table:table-cell office:value-type="string" calcext:value-type="string">
            <text:p>2001M7: Jul-2001</text:p>
          </table:table-cell>
          <table:table-cell office:value-type="float" office:value="5.24" calcext:value-type="float">
            <text:p>5,24</text:p>
          </table:table-cell>
          <table:table-cell office:value-type="float" office:value="65.46446" calcext:value-type="float">
            <text:p>65,46446</text:p>
          </table:table-cell>
          <table:table-cell office:value-type="float" office:value="60.20996" calcext:value-type="float">
            <text:p>60,20996</text:p>
          </table:table-cell>
          <table:table-cell office:value-type="float" office:value="125.7864" calcext:value-type="float">
            <text:p>125,7864</text:p>
          </table:table-cell>
          <table:table-cell office:value-type="float" office:value="5.25" calcext:value-type="float">
            <text:p>5,25</text:p>
          </table:table-cell>
          <table:table-cell office:value-type="float" office:value="46.5261" calcext:value-type="float">
            <text:p>46,5261</text:p>
          </table:table-cell>
          <table:table-cell office:value-type="float" office:value="55.92156" calcext:value-type="float">
            <text:p>55,92156</text:p>
          </table:table-cell>
          <table:table-cell office:value-type="float" office:value="1.160933" calcext:value-type="float">
            <text:p>1,160933</text:p>
          </table:table-cell>
          <table:table-cell office:value-type="float" office:value="88.04111" calcext:value-type="float">
            <text:p>88,04111</text:p>
          </table:table-cell>
          <table:table-cell office:value-type="float" office:value="86.169" calcext:value-type="float">
            <text:p>86,169</text:p>
          </table:table-cell>
          <table:table-cell office:value-type="float" office:value="89.976" calcext:value-type="float">
            <text:p>89,976</text:p>
          </table:table-cell>
        </table:table-row>
        <table:table-row table:style-name="ro1">
          <table:table-cell office:value-type="string" calcext:value-type="string">
            <text:p>2001M8: Aug-2001</text:p>
          </table:table-cell>
          <table:table-cell office:value-type="float" office:value="4.97" calcext:value-type="float">
            <text:p>4,97</text:p>
          </table:table-cell>
          <table:table-cell office:value-type="float" office:value="66.04993" calcext:value-type="float">
            <text:p>66,04993</text:p>
          </table:table-cell>
          <table:table-cell office:value-type="float" office:value="60.59721" calcext:value-type="float">
            <text:p>60,59721</text:p>
          </table:table-cell>
          <table:table-cell office:value-type="float" office:value="123.6883" calcext:value-type="float">
            <text:p>123,6883</text:p>
          </table:table-cell>
          <table:table-cell office:value-type="float" office:value="5.0582" calcext:value-type="float">
            <text:p>5,0582</text:p>
          </table:table-cell>
          <table:table-cell office:value-type="float" office:value="46.6579" calcext:value-type="float">
            <text:p>46,6579</text:p>
          </table:table-cell>
          <table:table-cell office:value-type="float" office:value="56.22379" calcext:value-type="float">
            <text:p>56,22379</text:p>
          </table:table-cell>
          <table:table-cell office:value-type="float" office:value="1.108594" calcext:value-type="float">
            <text:p>1,108594</text:p>
          </table:table-cell>
          <table:table-cell office:value-type="float" office:value="90.75011" calcext:value-type="float">
            <text:p>90,75011</text:p>
          </table:table-cell>
          <table:table-cell office:value-type="float" office:value="86.371" calcext:value-type="float">
            <text:p>86,371</text:p>
          </table:table-cell>
          <table:table-cell office:value-type="float" office:value="90.137" calcext:value-type="float">
            <text:p>90,137</text:p>
          </table:table-cell>
        </table:table-row>
        <table:table-row table:style-name="ro1">
          <table:table-cell office:value-type="string" calcext:value-type="string">
            <text:p>2001M9: Sep-2001</text:p>
          </table:table-cell>
          <table:table-cell office:value-type="float" office:value="4.73" calcext:value-type="float">
            <text:p>4,73</text:p>
          </table:table-cell>
          <table:table-cell office:value-type="float" office:value="69.16675" calcext:value-type="float">
            <text:p>69,16675</text:p>
          </table:table-cell>
          <table:table-cell office:value-type="float" office:value="61.88573" calcext:value-type="float">
            <text:p>61,88573</text:p>
          </table:table-cell>
          <table:table-cell office:value-type="float" office:value="124.1286" calcext:value-type="float">
            <text:p>124,1286</text:p>
          </table:table-cell>
          <table:table-cell office:value-type="float" office:value="5.0374" calcext:value-type="float">
            <text:p>5,0374</text:p>
          </table:table-cell>
          <table:table-cell office:value-type="float" office:value="47.01575" calcext:value-type="float">
            <text:p>47,01575</text:p>
          </table:table-cell>
          <table:table-cell office:value-type="float" office:value="56.66043" calcext:value-type="float">
            <text:p>56,66043</text:p>
          </table:table-cell>
          <table:table-cell office:value-type="float" office:value="1.095831" calcext:value-type="float">
            <text:p>1,095831</text:p>
          </table:table-cell>
          <table:table-cell office:value-type="float" office:value="91.34245" calcext:value-type="float">
            <text:p>91,34245</text:p>
          </table:table-cell>
          <table:table-cell office:value-type="float" office:value="86.573" calcext:value-type="float">
            <text:p>86,573</text:p>
          </table:table-cell>
          <table:table-cell office:value-type="float" office:value="90.296" calcext:value-type="float">
            <text:p>90,296</text:p>
          </table:table-cell>
        </table:table-row>
        <table:table-row table:style-name="ro1">
          <table:table-cell office:value-type="string" calcext:value-type="string">
            <text:p>2001M10: Oct-2001</text:p>
          </table:table-cell>
          <table:table-cell office:value-type="float" office:value="4.57" calcext:value-type="float">
            <text:p>4,57</text:p>
          </table:table-cell>
          <table:table-cell office:value-type="float" office:value="66.88798" calcext:value-type="float">
            <text:p>66,88798</text:p>
          </table:table-cell>
          <table:table-cell office:value-type="float" office:value="61.72292" calcext:value-type="float">
            <text:p>61,72292</text:p>
          </table:table-cell>
          <table:table-cell office:value-type="float" office:value="124.4947" calcext:value-type="float">
            <text:p>124,4947</text:p>
          </table:table-cell>
          <table:table-cell office:value-type="float" office:value="4.8169" calcext:value-type="float">
            <text:p>4,8169</text:p>
          </table:table-cell>
          <table:table-cell office:value-type="float" office:value="47.33239" calcext:value-type="float">
            <text:p>47,33239</text:p>
          </table:table-cell>
          <table:table-cell office:value-type="float" office:value="57.11974" calcext:value-type="float">
            <text:p>57,11974</text:p>
          </table:table-cell>
          <table:table-cell office:value-type="float" office:value="1.103849" calcext:value-type="float">
            <text:p>1,103849</text:p>
          </table:table-cell>
          <table:table-cell office:value-type="float" office:value="91.2468" calcext:value-type="float">
            <text:p>91,2468</text:p>
          </table:table-cell>
          <table:table-cell office:value-type="float" office:value="86.774" calcext:value-type="float">
            <text:p>86,774</text:p>
          </table:table-cell>
          <table:table-cell office:value-type="float" office:value="90.454" calcext:value-type="float">
            <text:p>90,454</text:p>
          </table:table-cell>
        </table:table-row>
        <table:table-row table:style-name="ro1">
          <table:table-cell office:value-type="string" calcext:value-type="string">
            <text:p>2001M11: Nov-2001</text:p>
          </table:table-cell>
          <table:table-cell office:value-type="float" office:value="4.65" calcext:value-type="float">
            <text:p>4,65</text:p>
          </table:table-cell>
          <table:table-cell office:value-type="float" office:value="67.19219" calcext:value-type="float">
            <text:p>67,19219</text:p>
          </table:table-cell>
          <table:table-cell office:value-type="float" office:value="62.22181" calcext:value-type="float">
            <text:p>62,22181</text:p>
          </table:table-cell>
          <table:table-cell office:value-type="float" office:value="124.9939" calcext:value-type="float">
            <text:p>124,9939</text:p>
          </table:table-cell>
          <table:table-cell office:value-type="float" office:value="4.6667" calcext:value-type="float">
            <text:p>4,6667</text:p>
          </table:table-cell>
          <table:table-cell office:value-type="float" office:value="47.62447" calcext:value-type="float">
            <text:p>47,62447</text:p>
          </table:table-cell>
          <table:table-cell office:value-type="float" office:value="57.51203" calcext:value-type="float">
            <text:p>57,51203</text:p>
          </table:table-cell>
          <table:table-cell office:value-type="float" office:value="1.125723" calcext:value-type="float">
            <text:p>1,125723</text:p>
          </table:table-cell>
          <table:table-cell office:value-type="float" office:value="89.57126" calcext:value-type="float">
            <text:p>89,57126</text:p>
          </table:table-cell>
          <table:table-cell office:value-type="float" office:value="86.974" calcext:value-type="float">
            <text:p>86,974</text:p>
          </table:table-cell>
          <table:table-cell office:value-type="float" office:value="90.61" calcext:value-type="float">
            <text:p>90,61</text:p>
          </table:table-cell>
        </table:table-row>
        <table:table-row table:style-name="ro1">
          <table:table-cell office:value-type="string" calcext:value-type="string">
            <text:p>2001M12: Dec-2001</text:p>
          </table:table-cell>
          <table:table-cell office:value-type="float" office:value="5.09" calcext:value-type="float">
            <text:p>5,09</text:p>
          </table:table-cell>
          <table:table-cell office:value-type="float" office:value="67.86377" calcext:value-type="float">
            <text:p>67,86377</text:p>
          </table:table-cell>
          <table:table-cell office:value-type="float" office:value="62.83467" calcext:value-type="float">
            <text:p>62,83467</text:p>
          </table:table-cell>
          <table:table-cell office:value-type="float" office:value="124.5426" calcext:value-type="float">
            <text:p>124,5426</text:p>
          </table:table-cell>
          <table:table-cell office:value-type="float" office:value="4.9588" calcext:value-type="float">
            <text:p>4,9588</text:p>
          </table:table-cell>
          <table:table-cell office:value-type="float" office:value="47.84723" calcext:value-type="float">
            <text:p>47,84723</text:p>
          </table:table-cell>
          <table:table-cell office:value-type="float" office:value="57.88586" calcext:value-type="float">
            <text:p>57,88586</text:p>
          </table:table-cell>
          <table:table-cell office:value-type="float" office:value="1.11989" calcext:value-type="float">
            <text:p>1,11989</text:p>
          </table:table-cell>
          <table:table-cell office:value-type="float" office:value="90.30222" calcext:value-type="float">
            <text:p>90,30222</text:p>
          </table:table-cell>
          <table:table-cell office:value-type="float" office:value="87.175" calcext:value-type="float">
            <text:p>87,175</text:p>
          </table:table-cell>
          <table:table-cell office:value-type="float" office:value="90.766" calcext:value-type="float">
            <text:p>90,766</text:p>
          </table:table-cell>
        </table:table-row>
        <table:table-row table:style-name="ro1">
          <table:table-cell office:value-type="string" calcext:value-type="string">
            <text:p>2002M1: Jan-2002</text:p>
          </table:table-cell>
          <table:table-cell office:value-type="float" office:value="5.04" calcext:value-type="float">
            <text:p>5,04</text:p>
          </table:table-cell>
          <table:table-cell office:value-type="float" office:value="68.30001" calcext:value-type="float">
            <text:p>68,30001</text:p>
          </table:table-cell>
          <table:table-cell office:value-type="float" office:value="63.06957" calcext:value-type="float">
            <text:p>63,06957</text:p>
          </table:table-cell>
          <table:table-cell office:value-type="float" office:value="126.0904" calcext:value-type="float">
            <text:p>126,0904</text:p>
          </table:table-cell>
          <table:table-cell office:value-type="float" office:value="5.0229" calcext:value-type="float">
            <text:p>5,0229</text:p>
          </table:table-cell>
          <table:table-cell office:value-type="float" office:value="48.17636" calcext:value-type="float">
            <text:p>48,17636</text:p>
          </table:table-cell>
          <table:table-cell office:value-type="float" office:value="58.21138" calcext:value-type="float">
            <text:p>58,21138</text:p>
          </table:table-cell>
          <table:table-cell office:value-type="float" office:value="1.132911" calcext:value-type="float">
            <text:p>1,132911</text:p>
          </table:table-cell>
          <table:table-cell office:value-type="float" office:value="89.84333" calcext:value-type="float">
            <text:p>89,84333</text:p>
          </table:table-cell>
          <table:table-cell office:value-type="float" office:value="87.375" calcext:value-type="float">
            <text:p>87,375</text:p>
          </table:table-cell>
          <table:table-cell office:value-type="float" office:value="90.92" calcext:value-type="float">
            <text:p>90,92</text:p>
          </table:table-cell>
        </table:table-row>
        <table:table-row table:style-name="ro1">
          <table:table-cell office:value-type="string" calcext:value-type="string">
            <text:p>2002M2: Feb-2002</text:p>
          </table:table-cell>
          <table:table-cell office:value-type="float" office:value="4.91" calcext:value-type="float">
            <text:p>4,91</text:p>
          </table:table-cell>
          <table:table-cell office:value-type="float" office:value="68.28853" calcext:value-type="float">
            <text:p>68,28853</text:p>
          </table:table-cell>
          <table:table-cell office:value-type="float" office:value="63.4138" calcext:value-type="float">
            <text:p>63,4138</text:p>
          </table:table-cell>
          <table:table-cell office:value-type="float" office:value="126.7164" calcext:value-type="float">
            <text:p>126,7164</text:p>
          </table:table-cell>
          <table:table-cell office:value-type="float" office:value="5.0661" calcext:value-type="float">
            <text:p>5,0661</text:p>
          </table:table-cell>
          <table:table-cell office:value-type="float" office:value="48.46284" calcext:value-type="float">
            <text:p>48,46284</text:p>
          </table:table-cell>
          <table:table-cell office:value-type="float" office:value="58.39137" calcext:value-type="float">
            <text:p>58,39137</text:p>
          </table:table-cell>
          <table:table-cell office:value-type="float" office:value="1.148526" calcext:value-type="float">
            <text:p>1,148526</text:p>
          </table:table-cell>
          <table:table-cell office:value-type="float" office:value="89.07432" calcext:value-type="float">
            <text:p>89,07432</text:p>
          </table:table-cell>
          <table:table-cell office:value-type="float" office:value="87.575" calcext:value-type="float">
            <text:p>87,575</text:p>
          </table:table-cell>
          <table:table-cell office:value-type="float" office:value="91.072" calcext:value-type="float">
            <text:p>91,072</text:p>
          </table:table-cell>
        </table:table-row>
        <table:table-row table:style-name="ro1">
          <table:table-cell office:value-type="string" calcext:value-type="string">
            <text:p>2002M3: Mar-2002</text:p>
          </table:table-cell>
          <table:table-cell office:value-type="float" office:value="5.28" calcext:value-type="float">
            <text:p>5,28</text:p>
          </table:table-cell>
          <table:table-cell office:value-type="float" office:value="68.44925" calcext:value-type="float">
            <text:p>68,44925</text:p>
          </table:table-cell>
          <table:table-cell office:value-type="float" office:value="63.53939" calcext:value-type="float">
            <text:p>63,53939</text:p>
          </table:table-cell>
          <table:table-cell office:value-type="float" office:value="126.2853" calcext:value-type="float">
            <text:p>126,2853</text:p>
          </table:table-cell>
          <table:table-cell office:value-type="float" office:value="5.3165" calcext:value-type="float">
            <text:p>5,3165</text:p>
          </table:table-cell>
          <table:table-cell office:value-type="float" office:value="48.37519" calcext:value-type="float">
            <text:p>48,37519</text:p>
          </table:table-cell>
          <table:table-cell office:value-type="float" office:value="58.5301" calcext:value-type="float">
            <text:p>58,5301</text:p>
          </table:table-cell>
          <table:table-cell office:value-type="float" office:value="1.140762" calcext:value-type="float">
            <text:p>1,140762</text:p>
          </table:table-cell>
          <table:table-cell office:value-type="float" office:value="89.36398" calcext:value-type="float">
            <text:p>89,36398</text:p>
          </table:table-cell>
          <table:table-cell office:value-type="float" office:value="87.775" calcext:value-type="float">
            <text:p>87,775</text:p>
          </table:table-cell>
          <table:table-cell office:value-type="float" office:value="91.224" calcext:value-type="float">
            <text:p>91,224</text:p>
          </table:table-cell>
        </table:table-row>
        <table:table-row table:style-name="ro1">
          <table:table-cell office:value-type="string" calcext:value-type="string">
            <text:p>2002M4: Apr-2002</text:p>
          </table:table-cell>
          <table:table-cell office:value-type="float" office:value="5.21" calcext:value-type="float">
            <text:p>5,21</text:p>
          </table:table-cell>
          <table:table-cell office:value-type="float" office:value="68.00727" calcext:value-type="float">
            <text:p>68,00727</text:p>
          </table:table-cell>
          <table:table-cell office:value-type="float" office:value="63.47543" calcext:value-type="float">
            <text:p>63,47543</text:p>
          </table:table-cell>
          <table:table-cell office:value-type="float" office:value="126.0444" calcext:value-type="float">
            <text:p>126,0444</text:p>
          </table:table-cell>
          <table:table-cell office:value-type="float" office:value="5.2972" calcext:value-type="float">
            <text:p>5,2972</text:p>
          </table:table-cell>
          <table:table-cell office:value-type="float" office:value="48.6432" calcext:value-type="float">
            <text:p>48,6432</text:p>
          </table:table-cell>
          <table:table-cell office:value-type="float" office:value="58.78169" calcext:value-type="float">
            <text:p>58,78169</text:p>
          </table:table-cell>
          <table:table-cell office:value-type="float" office:value="1.127686" calcext:value-type="float">
            <text:p>1,127686</text:p>
          </table:table-cell>
          <table:table-cell office:value-type="float" office:value="89.56892" calcext:value-type="float">
            <text:p>89,56892</text:p>
          </table:table-cell>
          <table:table-cell office:value-type="float" office:value="87.975" calcext:value-type="float">
            <text:p>87,975</text:p>
          </table:table-cell>
          <table:table-cell office:value-type="float" office:value="91.374" calcext:value-type="float">
            <text:p>91,374</text:p>
          </table:table-cell>
        </table:table-row>
        <table:table-row table:style-name="ro1">
          <table:table-cell office:value-type="string" calcext:value-type="string">
            <text:p>2002M5: May-2002</text:p>
          </table:table-cell>
          <table:table-cell office:value-type="float" office:value="5.16" calcext:value-type="float">
            <text:p>5,16</text:p>
          </table:table-cell>
          <table:table-cell office:value-type="float" office:value="68.38611" calcext:value-type="float">
            <text:p>68,38611</text:p>
          </table:table-cell>
          <table:table-cell office:value-type="float" office:value="63.86268" calcext:value-type="float">
            <text:p>63,86268</text:p>
          </table:table-cell>
          <table:table-cell office:value-type="float" office:value="124.3611" calcext:value-type="float">
            <text:p>124,3611</text:p>
          </table:table-cell>
          <table:table-cell office:value-type="float" office:value="5.3031" calcext:value-type="float">
            <text:p>5,3031</text:p>
          </table:table-cell>
          <table:table-cell office:value-type="float" office:value="49.19014" calcext:value-type="float">
            <text:p>49,19014</text:p>
          </table:table-cell>
          <table:table-cell office:value-type="float" office:value="59.12354" calcext:value-type="float">
            <text:p>59,12354</text:p>
          </table:table-cell>
          <table:table-cell office:value-type="float" office:value="1.08912" calcext:value-type="float">
            <text:p>1,08912</text:p>
          </table:table-cell>
          <table:table-cell office:value-type="float" office:value="91.66044" calcext:value-type="float">
            <text:p>91,66044</text:p>
          </table:table-cell>
          <table:table-cell office:value-type="float" office:value="88.175" calcext:value-type="float">
            <text:p>88,175</text:p>
          </table:table-cell>
          <table:table-cell office:value-type="float" office:value="91.524" calcext:value-type="float">
            <text:p>91,524</text:p>
          </table:table-cell>
        </table:table-row>
        <table:table-row table:style-name="ro1">
          <table:table-cell office:value-type="string" calcext:value-type="string">
            <text:p>2002M6: Jun-2002</text:p>
          </table:table-cell>
          <table:table-cell office:value-type="float" office:value="4.93" calcext:value-type="float">
            <text:p>4,93</text:p>
          </table:table-cell>
          <table:table-cell office:value-type="float" office:value="68.62719" calcext:value-type="float">
            <text:p>68,62719</text:p>
          </table:table-cell>
          <table:table-cell office:value-type="float" office:value="64.15574" calcext:value-type="float">
            <text:p>64,15574</text:p>
          </table:table-cell>
          <table:table-cell office:value-type="float" office:value="123.0173" calcext:value-type="float">
            <text:p>123,0173</text:p>
          </table:table-cell>
          <table:table-cell office:value-type="float" office:value="5.1649" calcext:value-type="float">
            <text:p>5,1649</text:p>
          </table:table-cell>
          <table:table-cell office:value-type="float" office:value="49.53543" calcext:value-type="float">
            <text:p>49,53543</text:p>
          </table:table-cell>
          <table:table-cell office:value-type="float" office:value="59.42101" calcext:value-type="float">
            <text:p>59,42101</text:p>
          </table:table-cell>
          <table:table-cell office:value-type="float" office:value="1.04543" calcext:value-type="float">
            <text:p>1,04543</text:p>
          </table:table-cell>
          <table:table-cell office:value-type="float" office:value="94.42291" calcext:value-type="float">
            <text:p>94,42291</text:p>
          </table:table-cell>
          <table:table-cell office:value-type="float" office:value="88.376" calcext:value-type="float">
            <text:p>88,376</text:p>
          </table:table-cell>
          <table:table-cell office:value-type="float" office:value="91.672" calcext:value-type="float">
            <text:p>91,672</text:p>
          </table:table-cell>
        </table:table-row>
        <table:table-row table:style-name="ro1">
          <table:table-cell office:value-type="string" calcext:value-type="string">
            <text:p>2002M7: Jul-2002</text:p>
          </table:table-cell>
          <table:table-cell office:value-type="float" office:value="4.65" calcext:value-type="float">
            <text:p>4,65</text:p>
          </table:table-cell>
          <table:table-cell office:value-type="float" office:value="68.9314" calcext:value-type="float">
            <text:p>68,9314</text:p>
          </table:table-cell>
          <table:table-cell office:value-type="float" office:value="64.6337" calcext:value-type="float">
            <text:p>64,6337</text:p>
          </table:table-cell>
          <table:table-cell office:value-type="float" office:value="121.4093" calcext:value-type="float">
            <text:p>121,4093</text:p>
          </table:table-cell>
          <table:table-cell office:value-type="float" office:value="5.0274" calcext:value-type="float">
            <text:p>5,0274</text:p>
          </table:table-cell>
          <table:table-cell office:value-type="float" office:value="49.878" calcext:value-type="float">
            <text:p>49,878</text:p>
          </table:table-cell>
          <table:table-cell office:value-type="float" office:value="59.68629" calcext:value-type="float">
            <text:p>59,68629</text:p>
          </table:table-cell>
          <table:table-cell office:value-type="float" office:value="1.008349" calcext:value-type="float">
            <text:p>1,008349</text:p>
          </table:table-cell>
          <table:table-cell office:value-type="float" office:value="96.27549" calcext:value-type="float">
            <text:p>96,27549</text:p>
          </table:table-cell>
          <table:table-cell office:value-type="float" office:value="88.577" calcext:value-type="float">
            <text:p>88,577</text:p>
          </table:table-cell>
          <table:table-cell office:value-type="float" office:value="91.82" calcext:value-type="float">
            <text:p>91,82</text:p>
          </table:table-cell>
        </table:table-row>
        <table:table-row table:style-name="ro1">
          <table:table-cell office:value-type="string" calcext:value-type="string">
            <text:p>2002M8: Aug-2002</text:p>
          </table:table-cell>
          <table:table-cell office:value-type="float" office:value="4.26" calcext:value-type="float">
            <text:p>4,26</text:p>
          </table:table-cell>
          <table:table-cell office:value-type="float" office:value="68.16799" calcext:value-type="float">
            <text:p>68,16799</text:p>
          </table:table-cell>
          <table:table-cell office:value-type="float" office:value="65.11049" calcext:value-type="float">
            <text:p>65,11049</text:p>
          </table:table-cell>
          <table:table-cell office:value-type="float" office:value="122.8589" calcext:value-type="float">
            <text:p>122,8589</text:p>
          </table:table-cell>
          <table:table-cell office:value-type="float" office:value="4.7311" calcext:value-type="float">
            <text:p>4,7311</text:p>
          </table:table-cell>
          <table:table-cell office:value-type="float" office:value="50.26232" calcext:value-type="float">
            <text:p>50,26232</text:p>
          </table:table-cell>
          <table:table-cell office:value-type="float" office:value="60.05489" calcext:value-type="float">
            <text:p>60,05489</text:p>
          </table:table-cell>
          <table:table-cell office:value-type="float" office:value="1.022467" calcext:value-type="float">
            <text:p>1,022467</text:p>
          </table:table-cell>
          <table:table-cell office:value-type="float" office:value="95.81012" calcext:value-type="float">
            <text:p>95,81012</text:p>
          </table:table-cell>
          <table:table-cell office:value-type="float" office:value="88.778" calcext:value-type="float">
            <text:p>88,778</text:p>
          </table:table-cell>
          <table:table-cell office:value-type="float" office:value="91.968" calcext:value-type="float">
            <text:p>91,968</text:p>
          </table:table-cell>
        </table:table-row>
        <table:table-row table:style-name="ro1">
          <table:table-cell office:value-type="string" calcext:value-type="string">
            <text:p>2002M9: Sep-2002</text:p>
          </table:table-cell>
          <table:table-cell office:value-type="float" office:value="3.87" calcext:value-type="float">
            <text:p>3,87</text:p>
          </table:table-cell>
          <table:table-cell office:value-type="float" office:value="68.62144" calcext:value-type="float">
            <text:p>68,62144</text:p>
          </table:table-cell>
          <table:table-cell office:value-type="float" office:value="65.39541" calcext:value-type="float">
            <text:p>65,39541</text:p>
          </table:table-cell>
          <table:table-cell office:value-type="float" office:value="123.5508" calcext:value-type="float">
            <text:p>123,5508</text:p>
          </table:table-cell>
          <table:table-cell office:value-type="float" office:value="4.5233" calcext:value-type="float">
            <text:p>4,5233</text:p>
          </table:table-cell>
          <table:table-cell office:value-type="float" office:value="50.76176" calcext:value-type="float">
            <text:p>50,76176</text:p>
          </table:table-cell>
          <table:table-cell office:value-type="float" office:value="60.54839" calcext:value-type="float">
            <text:p>60,54839</text:p>
          </table:table-cell>
          <table:table-cell office:value-type="float" office:value="1.018931" calcext:value-type="float">
            <text:p>1,018931</text:p>
          </table:table-cell>
          <table:table-cell office:value-type="float" office:value="96.00076" calcext:value-type="float">
            <text:p>96,00076</text:p>
          </table:table-cell>
          <table:table-cell office:value-type="float" office:value="88.98" calcext:value-type="float">
            <text:p>88,98</text:p>
          </table:table-cell>
          <table:table-cell office:value-type="float" office:value="92.114" calcext:value-type="float">
            <text:p>92,114</text:p>
          </table:table-cell>
        </table:table-row>
        <table:table-row table:style-name="ro1">
          <table:table-cell office:value-type="string" calcext:value-type="string">
            <text:p>2002M10: Oct-2002</text:p>
          </table:table-cell>
          <table:table-cell office:value-type="float" office:value="3.94" calcext:value-type="float">
            <text:p>3,94</text:p>
          </table:table-cell>
          <table:table-cell office:value-type="float" office:value="69.07491" calcext:value-type="float">
            <text:p>69,07491</text:p>
          </table:table-cell>
          <table:table-cell office:value-type="float" office:value="65.90476" calcext:value-type="float">
            <text:p>65,90476</text:p>
          </table:table-cell>
          <table:table-cell office:value-type="float" office:value="124.4167" calcext:value-type="float">
            <text:p>124,4167</text:p>
          </table:table-cell>
          <table:table-cell office:value-type="float" office:value="4.6235" calcext:value-type="float">
            <text:p>4,6235</text:p>
          </table:table-cell>
          <table:table-cell office:value-type="float" office:value="51.2795" calcext:value-type="float">
            <text:p>51,2795</text:p>
          </table:table-cell>
          <table:table-cell office:value-type="float" office:value="60.97776" calcext:value-type="float">
            <text:p>60,97776</text:p>
          </table:table-cell>
          <table:table-cell office:value-type="float" office:value="1.018558" calcext:value-type="float">
            <text:p>1,018558</text:p>
          </table:table-cell>
          <table:table-cell office:value-type="float" office:value="96.40697" calcext:value-type="float">
            <text:p>96,40697</text:p>
          </table:table-cell>
          <table:table-cell office:value-type="float" office:value="89.182" calcext:value-type="float">
            <text:p>89,182</text:p>
          </table:table-cell>
          <table:table-cell office:value-type="float" office:value="92.261" calcext:value-type="float">
            <text:p>92,261</text:p>
          </table:table-cell>
        </table:table-row>
        <table:table-row table:style-name="ro1">
          <table:table-cell office:value-type="string" calcext:value-type="string">
            <text:p>2002M11: Nov-2002</text:p>
          </table:table-cell>
          <table:table-cell office:value-type="float" office:value="4.05" calcext:value-type="float">
            <text:p>4,05</text:p>
          </table:table-cell>
          <table:table-cell office:value-type="float" office:value="69.41357" calcext:value-type="float">
            <text:p>69,41357</text:p>
          </table:table-cell>
          <table:table-cell office:value-type="float" office:value="66.48041" calcext:value-type="float">
            <text:p>66,48041</text:p>
          </table:table-cell>
          <table:table-cell office:value-type="float" office:value="122.9139" calcext:value-type="float">
            <text:p>122,9139</text:p>
          </table:table-cell>
          <table:table-cell office:value-type="float" office:value="4.5924" calcext:value-type="float">
            <text:p>4,5924</text:p>
          </table:table-cell>
          <table:table-cell office:value-type="float" office:value="51.79349" calcext:value-type="float">
            <text:p>51,79349</text:p>
          </table:table-cell>
          <table:table-cell office:value-type="float" office:value="61.37078" calcext:value-type="float">
            <text:p>61,37078</text:p>
          </table:table-cell>
          <table:table-cell office:value-type="float" office:value="0.9983914" calcext:value-type="float">
            <text:p>0,9983914</text:p>
          </table:table-cell>
          <table:table-cell office:value-type="float" office:value="96.87289" calcext:value-type="float">
            <text:p>96,87289</text:p>
          </table:table-cell>
          <table:table-cell office:value-type="float" office:value="89.384" calcext:value-type="float">
            <text:p>89,384</text:p>
          </table:table-cell>
          <table:table-cell office:value-type="float" office:value="92.406" calcext:value-type="float">
            <text:p>92,406</text:p>
          </table:table-cell>
        </table:table-row>
        <table:table-row table:style-name="ro1">
          <table:table-cell office:value-type="string" calcext:value-type="string">
            <text:p>2002M12: Dec-2002</text:p>
          </table:table-cell>
          <table:table-cell office:value-type="float" office:value="4.03" calcext:value-type="float">
            <text:p>4,03</text:p>
          </table:table-cell>
          <table:table-cell office:value-type="float" office:value="69.98183" calcext:value-type="float">
            <text:p>69,98183</text:p>
          </table:table-cell>
          <table:table-cell office:value-type="float" office:value="66.72346" calcext:value-type="float">
            <text:p>66,72346</text:p>
          </table:table-cell>
          <table:table-cell office:value-type="float" office:value="121.8658" calcext:value-type="float">
            <text:p>121,8658</text:p>
          </table:table-cell>
          <table:table-cell office:value-type="float" office:value="4.4065" calcext:value-type="float">
            <text:p>4,4065</text:p>
          </table:table-cell>
          <table:table-cell office:value-type="float" office:value="52.3678" calcext:value-type="float">
            <text:p>52,3678</text:p>
          </table:table-cell>
          <table:table-cell office:value-type="float" office:value="61.79863" calcext:value-type="float">
            <text:p>61,79863</text:p>
          </table:table-cell>
          <table:table-cell office:value-type="float" office:value="0.9816506" calcext:value-type="float">
            <text:p>0,9816506</text:p>
          </table:table-cell>
          <table:table-cell office:value-type="float" office:value="98.11357" calcext:value-type="float">
            <text:p>98,11357</text:p>
          </table:table-cell>
          <table:table-cell office:value-type="float" office:value="89.587" calcext:value-type="float">
            <text:p>89,587</text:p>
          </table:table-cell>
          <table:table-cell office:value-type="float" office:value="92.552" calcext:value-type="float">
            <text:p>92,552</text:p>
          </table:table-cell>
        </table:table-row>
        <table:table-row table:style-name="ro1">
          <table:table-cell office:value-type="string" calcext:value-type="string">
            <text:p>2003M1: Jan-2003</text:p>
          </table:table-cell>
          <table:table-cell office:value-type="float" office:value="4.05" calcext:value-type="float">
            <text:p>4,05</text:p>
          </table:table-cell>
          <table:table-cell office:value-type="float" office:value="70.38936" calcext:value-type="float">
            <text:p>70,38936</text:p>
          </table:table-cell>
          <table:table-cell office:value-type="float" office:value="67.09443" calcext:value-type="float">
            <text:p>67,09443</text:p>
          </table:table-cell>
          <table:table-cell office:value-type="float" office:value="120.2986" calcext:value-type="float">
            <text:p>120,2986</text:p>
          </table:table-cell>
          <table:table-cell office:value-type="float" office:value="4.2703" calcext:value-type="float">
            <text:p>4,2703</text:p>
          </table:table-cell>
          <table:table-cell office:value-type="float" office:value="52.77489" calcext:value-type="float">
            <text:p>52,77489</text:p>
          </table:table-cell>
          <table:table-cell office:value-type="float" office:value="62.20312" calcext:value-type="float">
            <text:p>62,20312</text:p>
          </table:table-cell>
          <table:table-cell office:value-type="float" office:value="0.9404094" calcext:value-type="float">
            <text:p>0,9404094</text:p>
          </table:table-cell>
          <table:table-cell office:value-type="float" office:value="100.4001" calcext:value-type="float">
            <text:p>100,4001</text:p>
          </table:table-cell>
          <table:table-cell office:value-type="float" office:value="89.791" calcext:value-type="float">
            <text:p>89,791</text:p>
          </table:table-cell>
          <table:table-cell office:value-type="float" office:value="92.697" calcext:value-type="float">
            <text:p>92,697</text:p>
          </table:table-cell>
        </table:table-row>
        <table:table-row table:style-name="ro1">
          <table:table-cell office:value-type="string" calcext:value-type="string">
            <text:p>2003M2: Feb-2003</text:p>
          </table:table-cell>
          <table:table-cell office:value-type="float" office:value="3.9" calcext:value-type="float">
            <text:p>3,9</text:p>
          </table:table-cell>
          <table:table-cell office:value-type="float" office:value="71.00928" calcext:value-type="float">
            <text:p>71,00928</text:p>
          </table:table-cell>
          <table:table-cell office:value-type="float" office:value="67.5154" calcext:value-type="float">
            <text:p>67,5154</text:p>
          </table:table-cell>
          <table:table-cell office:value-type="float" office:value="120.8093" calcext:value-type="float">
            <text:p>120,8093</text:p>
          </table:table-cell>
          <table:table-cell office:value-type="float" office:value="4.0608" calcext:value-type="float">
            <text:p>4,0608</text:p>
          </table:table-cell>
          <table:table-cell office:value-type="float" office:value="53.17234" calcext:value-type="float">
            <text:p>53,17234</text:p>
          </table:table-cell>
          <table:table-cell office:value-type="float" office:value="62.68793" calcext:value-type="float">
            <text:p>62,68793</text:p>
          </table:table-cell>
          <table:table-cell office:value-type="float" office:value="0.9275954" calcext:value-type="float">
            <text:p>0,9275954</text:p>
          </table:table-cell>
          <table:table-cell office:value-type="float" office:value="101.8107" calcext:value-type="float">
            <text:p>101,8107</text:p>
          </table:table-cell>
          <table:table-cell office:value-type="float" office:value="89.995" calcext:value-type="float">
            <text:p>89,995</text:p>
          </table:table-cell>
          <table:table-cell office:value-type="float" office:value="92.843" calcext:value-type="float">
            <text:p>92,843</text:p>
          </table:table-cell>
        </table:table-row>
        <table:table-row table:style-name="ro1">
          <table:table-cell office:value-type="string" calcext:value-type="string">
            <text:p>2003M3: Mar-2003</text:p>
          </table:table-cell>
          <table:table-cell office:value-type="float" office:value="3.81" calcext:value-type="float">
            <text:p>3,81</text:p>
          </table:table-cell>
          <table:table-cell office:value-type="float" office:value="71.0839" calcext:value-type="float">
            <text:p>71,0839</text:p>
          </table:table-cell>
          <table:table-cell office:value-type="float" office:value="67.74566" calcext:value-type="float">
            <text:p>67,74566</text:p>
          </table:table-cell>
          <table:table-cell office:value-type="float" office:value="120.6781" calcext:value-type="float">
            <text:p>120,6781</text:p>
          </table:table-cell>
          <table:table-cell office:value-type="float" office:value="4.1272" calcext:value-type="float">
            <text:p>4,1272</text:p>
          </table:table-cell>
          <table:table-cell office:value-type="float" office:value="53.68859" calcext:value-type="float">
            <text:p>53,68859</text:p>
          </table:table-cell>
          <table:table-cell office:value-type="float" office:value="63.09526" calcext:value-type="float">
            <text:p>63,09526</text:p>
          </table:table-cell>
          <table:table-cell office:value-type="float" office:value="0.9265309" calcext:value-type="float">
            <text:p>0,9265309</text:p>
          </table:table-cell>
          <table:table-cell office:value-type="float" office:value="102.377" calcext:value-type="float">
            <text:p>102,377</text:p>
          </table:table-cell>
          <table:table-cell office:value-type="float" office:value="90.199" calcext:value-type="float">
            <text:p>90,199</text:p>
          </table:table-cell>
          <table:table-cell office:value-type="float" office:value="92.988" calcext:value-type="float">
            <text:p>92,988</text:p>
          </table:table-cell>
        </table:table-row>
        <table:table-row table:style-name="ro1">
          <table:table-cell office:value-type="string" calcext:value-type="string">
            <text:p>2003M4: Apr-2003</text:p>
          </table:table-cell>
          <table:table-cell office:value-type="float" office:value="3.96" calcext:value-type="float">
            <text:p>3,96</text:p>
          </table:table-cell>
          <table:table-cell office:value-type="float" office:value="71.61198" calcext:value-type="float">
            <text:p>71,61198</text:p>
          </table:table-cell>
          <table:table-cell office:value-type="float" office:value="68.10616" calcext:value-type="float">
            <text:p>68,10616</text:p>
          </table:table-cell>
          <table:table-cell office:value-type="float" office:value="119.2159" calcext:value-type="float">
            <text:p>119,2159</text:p>
          </table:table-cell>
          <table:table-cell office:value-type="float" office:value="4.2289" calcext:value-type="float">
            <text:p>4,2289</text:p>
          </table:table-cell>
          <table:table-cell office:value-type="float" office:value="54.24943" calcext:value-type="float">
            <text:p>54,24943</text:p>
          </table:table-cell>
          <table:table-cell office:value-type="float" office:value="63.6423" calcext:value-type="float">
            <text:p>63,6423</text:p>
          </table:table-cell>
          <table:table-cell office:value-type="float" office:value="0.9199372" calcext:value-type="float">
            <text:p>0,9199372</text:p>
          </table:table-cell>
          <table:table-cell office:value-type="float" office:value="102.4808" calcext:value-type="float">
            <text:p>102,4808</text:p>
          </table:table-cell>
          <table:table-cell office:value-type="float" office:value="90.404" calcext:value-type="float">
            <text:p>90,404</text:p>
          </table:table-cell>
          <table:table-cell office:value-type="float" office:value="93.133" calcext:value-type="float">
            <text:p>93,133</text:p>
          </table:table-cell>
        </table:table-row>
        <table:table-row table:style-name="ro1">
          <table:table-cell office:value-type="string" calcext:value-type="string">
            <text:p>2003M5: May-2003</text:p>
          </table:table-cell>
          <table:table-cell office:value-type="float" office:value="3.57" calcext:value-type="float">
            <text:p>3,57</text:p>
          </table:table-cell>
          <table:table-cell office:value-type="float" office:value="72.94365" calcext:value-type="float">
            <text:p>72,94365</text:p>
          </table:table-cell>
          <table:table-cell office:value-type="float" office:value="68.92369" calcext:value-type="float">
            <text:p>68,92369</text:p>
          </table:table-cell>
          <table:table-cell office:value-type="float" office:value="115.1497" calcext:value-type="float">
            <text:p>115,1497</text:p>
          </table:table-cell>
          <table:table-cell office:value-type="float" office:value="3.9187" calcext:value-type="float">
            <text:p>3,9187</text:p>
          </table:table-cell>
          <table:table-cell office:value-type="float" office:value="54.7416" calcext:value-type="float">
            <text:p>54,7416</text:p>
          </table:table-cell>
          <table:table-cell office:value-type="float" office:value="64.13914" calcext:value-type="float">
            <text:p>64,13914</text:p>
          </table:table-cell>
          <table:table-cell office:value-type="float" office:value="0.864284" calcext:value-type="float">
            <text:p>0,864284</text:p>
          </table:table-cell>
          <table:table-cell office:value-type="float" office:value="106.0856" calcext:value-type="float">
            <text:p>106,0856</text:p>
          </table:table-cell>
          <table:table-cell office:value-type="float" office:value="90.609" calcext:value-type="float">
            <text:p>90,609</text:p>
          </table:table-cell>
          <table:table-cell office:value-type="float" office:value="93.279" calcext:value-type="float">
            <text:p>93,279</text:p>
          </table:table-cell>
        </table:table-row>
        <table:table-row table:style-name="ro1">
          <table:table-cell office:value-type="string" calcext:value-type="string">
            <text:p>2003M6: Jun-2003</text:p>
          </table:table-cell>
          <table:table-cell office:value-type="float" office:value="3.33" calcext:value-type="float">
            <text:p>3,33</text:p>
          </table:table-cell>
          <table:table-cell office:value-type="float" office:value="73.67263" calcext:value-type="float">
            <text:p>73,67263</text:p>
          </table:table-cell>
          <table:table-cell office:value-type="float" office:value="69.37374" calcext:value-type="float">
            <text:p>69,37374</text:p>
          </table:table-cell>
          <table:table-cell office:value-type="float" office:value="115.0501" calcext:value-type="float">
            <text:p>115,0501</text:p>
          </table:table-cell>
          <table:table-cell office:value-type="float" office:value="3.7233" calcext:value-type="float">
            <text:p>3,7233</text:p>
          </table:table-cell>
          <table:table-cell office:value-type="float" office:value="55.04989" calcext:value-type="float">
            <text:p>55,04989</text:p>
          </table:table-cell>
          <table:table-cell office:value-type="float" office:value="64.3184" calcext:value-type="float">
            <text:p>64,3184</text:p>
          </table:table-cell>
          <table:table-cell office:value-type="float" office:value="0.8568761" calcext:value-type="float">
            <text:p>0,8568761</text:p>
          </table:table-cell>
          <table:table-cell office:value-type="float" office:value="106.8321" calcext:value-type="float">
            <text:p>106,8321</text:p>
          </table:table-cell>
          <table:table-cell office:value-type="float" office:value="90.815" calcext:value-type="float">
            <text:p>90,815</text:p>
          </table:table-cell>
          <table:table-cell office:value-type="float" office:value="93.424" calcext:value-type="float">
            <text:p>93,424</text:p>
          </table:table-cell>
        </table:table-row>
        <table:table-row table:style-name="ro1">
          <table:table-cell office:value-type="string" calcext:value-type="string">
            <text:p>2003M7: Jul-2003</text:p>
          </table:table-cell>
          <table:table-cell office:value-type="float" office:value="3.98" calcext:value-type="float">
            <text:p>3,98</text:p>
          </table:table-cell>
          <table:table-cell office:value-type="float" office:value="73.98259" calcext:value-type="float">
            <text:p>73,98259</text:p>
          </table:table-cell>
          <table:table-cell office:value-type="float" office:value="69.89589" calcext:value-type="float">
            <text:p>69,89589</text:p>
          </table:table-cell>
          <table:table-cell office:value-type="float" office:value="116.3347" calcext:value-type="float">
            <text:p>116,3347</text:p>
          </table:table-cell>
          <table:table-cell office:value-type="float" office:value="4.0626" calcext:value-type="float">
            <text:p>4,0626</text:p>
          </table:table-cell>
          <table:table-cell office:value-type="float" office:value="55.35455" calcext:value-type="float">
            <text:p>55,35455</text:p>
          </table:table-cell>
          <table:table-cell office:value-type="float" office:value="64.61716" calcext:value-type="float">
            <text:p>64,61716</text:p>
          </table:table-cell>
          <table:table-cell office:value-type="float" office:value="0.8796626" calcext:value-type="float">
            <text:p>0,8796626</text:p>
          </table:table-cell>
          <table:table-cell office:value-type="float" office:value="105.2834" calcext:value-type="float">
            <text:p>105,2834</text:p>
          </table:table-cell>
          <table:table-cell office:value-type="float" office:value="91.02" calcext:value-type="float">
            <text:p>91,02</text:p>
          </table:table-cell>
          <table:table-cell office:value-type="float" office:value="93.57" calcext:value-type="float">
            <text:p>93,57</text:p>
          </table:table-cell>
        </table:table-row>
        <table:table-row table:style-name="ro1">
          <table:table-cell office:value-type="string" calcext:value-type="string">
            <text:p>2003M8: Aug-2003</text:p>
          </table:table-cell>
          <table:table-cell office:value-type="float" office:value="4.45" calcext:value-type="float">
            <text:p>4,45</text:p>
          </table:table-cell>
          <table:table-cell office:value-type="float" office:value="74.42457" calcext:value-type="float">
            <text:p>74,42457</text:p>
          </table:table-cell>
          <table:table-cell office:value-type="float" office:value="70.55526" calcext:value-type="float">
            <text:p>70,55526</text:p>
          </table:table-cell>
          <table:table-cell office:value-type="float" office:value="117.9124" calcext:value-type="float">
            <text:p>117,9124</text:p>
          </table:table-cell>
          <table:table-cell office:value-type="float" office:value="4.2047" calcext:value-type="float">
            <text:p>4,2047</text:p>
          </table:table-cell>
          <table:table-cell office:value-type="float" office:value="55.88436" calcext:value-type="float">
            <text:p>55,88436</text:p>
          </table:table-cell>
          <table:table-cell office:value-type="float" office:value="64.95182" calcext:value-type="float">
            <text:p>64,95182</text:p>
          </table:table-cell>
          <table:table-cell office:value-type="float" office:value="0.8969281" calcext:value-type="float">
            <text:p>0,8969281</text:p>
          </table:table-cell>
          <table:table-cell office:value-type="float" office:value="104.2052" calcext:value-type="float">
            <text:p>104,2052</text:p>
          </table:table-cell>
          <table:table-cell office:value-type="float" office:value="91.226" calcext:value-type="float">
            <text:p>91,226</text:p>
          </table:table-cell>
          <table:table-cell office:value-type="float" office:value="93.716" calcext:value-type="float">
            <text:p>93,716</text:p>
          </table:table-cell>
        </table:table-row>
        <table:table-row table:style-name="ro1">
          <table:table-cell office:value-type="string" calcext:value-type="string">
            <text:p>2003M9: Sep-2003</text:p>
          </table:table-cell>
          <table:table-cell office:value-type="float" office:value="4.27" calcext:value-type="float">
            <text:p>4,27</text:p>
          </table:table-cell>
          <table:table-cell office:value-type="float" office:value="74.39587" calcext:value-type="float">
            <text:p>74,39587</text:p>
          </table:table-cell>
          <table:table-cell office:value-type="float" office:value="70.22732" calcext:value-type="float">
            <text:p>70,22732</text:p>
          </table:table-cell>
          <table:table-cell office:value-type="float" office:value="116.6322" calcext:value-type="float">
            <text:p>116,6322</text:p>
          </table:table-cell>
          <table:table-cell office:value-type="float" office:value="4.2319" calcext:value-type="float">
            <text:p>4,2319</text:p>
          </table:table-cell>
          <table:table-cell office:value-type="float" office:value="56.38663" calcext:value-type="float">
            <text:p>56,38663</text:p>
          </table:table-cell>
          <table:table-cell office:value-type="float" office:value="65.08131" calcext:value-type="float">
            <text:p>65,08131</text:p>
          </table:table-cell>
          <table:table-cell office:value-type="float" office:value="0.8885195" calcext:value-type="float">
            <text:p>0,8885195</text:p>
          </table:table-cell>
          <table:table-cell office:value-type="float" office:value="104.1534" calcext:value-type="float">
            <text:p>104,1534</text:p>
          </table:table-cell>
          <table:table-cell office:value-type="float" office:value="91.432" calcext:value-type="float">
            <text:p>91,432</text:p>
          </table:table-cell>
          <table:table-cell office:value-type="float" office:value="93.863" calcext:value-type="float">
            <text:p>93,863</text:p>
          </table:table-cell>
        </table:table-row>
        <table:table-row table:style-name="ro1">
          <table:table-cell office:value-type="string" calcext:value-type="string">
            <text:p>2003M10: Oct-2003</text:p>
          </table:table-cell>
          <table:table-cell office:value-type="float" office:value="4.29" calcext:value-type="float">
            <text:p>4,29</text:p>
          </table:table-cell>
          <table:table-cell office:value-type="float" office:value="74.44179" calcext:value-type="float">
            <text:p>74,44179</text:p>
          </table:table-cell>
          <table:table-cell office:value-type="float" office:value="70.11568" calcext:value-type="float">
            <text:p>70,11568</text:p>
          </table:table-cell>
          <table:table-cell office:value-type="float" office:value="114.0463" calcext:value-type="float">
            <text:p>114,0463</text:p>
          </table:table-cell>
          <table:table-cell office:value-type="float" office:value="4.3081" calcext:value-type="float">
            <text:p>4,3081</text:p>
          </table:table-cell>
          <table:table-cell office:value-type="float" office:value="56.84511" calcext:value-type="float">
            <text:p>56,84511</text:p>
          </table:table-cell>
          <table:table-cell office:value-type="float" office:value="65.36388" calcext:value-type="float">
            <text:p>65,36388</text:p>
          </table:table-cell>
          <table:table-cell office:value-type="float" office:value="0.8546855" calcext:value-type="float">
            <text:p>0,8546855</text:p>
          </table:table-cell>
          <table:table-cell office:value-type="float" office:value="105.8498" calcext:value-type="float">
            <text:p>105,8498</text:p>
          </table:table-cell>
          <table:table-cell office:value-type="float" office:value="91.638" calcext:value-type="float">
            <text:p>91,638</text:p>
          </table:table-cell>
          <table:table-cell office:value-type="float" office:value="94.01" calcext:value-type="float">
            <text:p>94,01</text:p>
          </table:table-cell>
        </table:table-row>
        <table:table-row table:style-name="ro1">
          <table:table-cell office:value-type="string" calcext:value-type="string">
            <text:p>2003M11: Nov-2003</text:p>
          </table:table-cell>
          <table:table-cell office:value-type="float" office:value="4.3" calcext:value-type="float">
            <text:p>4,3</text:p>
          </table:table-cell>
          <table:table-cell office:value-type="float" office:value="74.53937" calcext:value-type="float">
            <text:p>74,53937</text:p>
          </table:table-cell>
          <table:table-cell office:value-type="float" office:value="70.17266" calcext:value-type="float">
            <text:p>70,17266</text:p>
          </table:table-cell>
          <table:table-cell office:value-type="float" office:value="113.2878" calcext:value-type="float">
            <text:p>113,2878</text:p>
          </table:table-cell>
          <table:table-cell office:value-type="float" office:value="4.4378" calcext:value-type="float">
            <text:p>4,4378</text:p>
          </table:table-cell>
          <table:table-cell office:value-type="float" office:value="57.2831" calcext:value-type="float">
            <text:p>57,2831</text:p>
          </table:table-cell>
          <table:table-cell office:value-type="float" office:value="65.77821" calcext:value-type="float">
            <text:p>65,77821</text:p>
          </table:table-cell>
          <table:table-cell office:value-type="float" office:value="0.8534179" calcext:value-type="float">
            <text:p>0,8534179</text:p>
          </table:table-cell>
          <table:table-cell office:value-type="float" office:value="105.8571" calcext:value-type="float">
            <text:p>105,8571</text:p>
          </table:table-cell>
          <table:table-cell office:value-type="float" office:value="91.844" calcext:value-type="float">
            <text:p>91,844</text:p>
          </table:table-cell>
          <table:table-cell office:value-type="float" office:value="94.157" calcext:value-type="float">
            <text:p>94,157</text:p>
          </table:table-cell>
        </table:table-row>
        <table:table-row table:style-name="ro1">
          <table:table-cell office:value-type="string" calcext:value-type="string">
            <text:p>2003M12: Dec-2003</text:p>
          </table:table-cell>
          <table:table-cell office:value-type="float" office:value="4.27" calcext:value-type="float">
            <text:p>4,27</text:p>
          </table:table-cell>
          <table:table-cell office:value-type="float" office:value="74.91821" calcext:value-type="float">
            <text:p>74,91821</text:p>
          </table:table-cell>
          <table:table-cell office:value-type="float" office:value="70.14941" calcext:value-type="float">
            <text:p>70,14941</text:p>
          </table:table-cell>
          <table:table-cell office:value-type="float" office:value="111.3962" calcext:value-type="float">
            <text:p>111,3962</text:p>
          </table:table-cell>
          <table:table-cell office:value-type="float" office:value="4.356" calcext:value-type="float">
            <text:p>4,356</text:p>
          </table:table-cell>
          <table:table-cell office:value-type="float" office:value="57.60522" calcext:value-type="float">
            <text:p>57,60522</text:p>
          </table:table-cell>
          <table:table-cell office:value-type="float" office:value="66.00917" calcext:value-type="float">
            <text:p>66,00917</text:p>
          </table:table-cell>
          <table:table-cell office:value-type="float" office:value="0.813112" calcext:value-type="float">
            <text:p>0,813112</text:p>
          </table:table-cell>
          <table:table-cell office:value-type="float" office:value="109.0049" calcext:value-type="float">
            <text:p>109,0049</text:p>
          </table:table-cell>
          <table:table-cell office:value-type="float" office:value="92.049" calcext:value-type="float">
            <text:p>92,049</text:p>
          </table:table-cell>
          <table:table-cell office:value-type="float" office:value="94.304" calcext:value-type="float">
            <text:p>94,304</text:p>
          </table:table-cell>
        </table:table-row>
        <table:table-row table:style-name="ro1">
          <table:table-cell office:value-type="string" calcext:value-type="string">
            <text:p>2004M1: Jan-2004</text:p>
          </table:table-cell>
          <table:table-cell office:value-type="float" office:value="4.15" calcext:value-type="float">
            <text:p>4,15</text:p>
          </table:table-cell>
          <table:table-cell office:value-type="float" office:value="74.91247" calcext:value-type="float">
            <text:p>74,91247</text:p>
          </table:table-cell>
          <table:table-cell office:value-type="float" office:value="70.2436" calcext:value-type="float">
            <text:p>70,2436</text:p>
          </table:table-cell>
          <table:table-cell office:value-type="float" office:value="109.7847" calcext:value-type="float">
            <text:p>109,7847</text:p>
          </table:table-cell>
          <table:table-cell office:value-type="float" office:value="4.2567" calcext:value-type="float">
            <text:p>4,2567</text:p>
          </table:table-cell>
          <table:table-cell office:value-type="float" office:value="58.05386" calcext:value-type="float">
            <text:p>58,05386</text:p>
          </table:table-cell>
          <table:table-cell office:value-type="float" office:value="66.17213" calcext:value-type="float">
            <text:p>66,17213</text:p>
          </table:table-cell>
          <table:table-cell office:value-type="float" office:value="0.7927523" calcext:value-type="float">
            <text:p>0,7927523</text:p>
          </table:table-cell>
          <table:table-cell office:value-type="float" office:value="109.5372" calcext:value-type="float">
            <text:p>109,5372</text:p>
          </table:table-cell>
          <table:table-cell office:value-type="float" office:value="92.254" calcext:value-type="float">
            <text:p>92,254</text:p>
          </table:table-cell>
          <table:table-cell office:value-type="float" office:value="94.452" calcext:value-type="float">
            <text:p>94,452</text:p>
          </table:table-cell>
        </table:table-row>
        <table:table-row table:style-name="ro1">
          <table:table-cell office:value-type="string" calcext:value-type="string">
            <text:p>2004M2: Feb-2004</text:p>
          </table:table-cell>
          <table:table-cell office:value-type="float" office:value="4.08" calcext:value-type="float">
            <text:p>4,08</text:p>
          </table:table-cell>
          <table:table-cell office:value-type="float" office:value="75.80216" calcext:value-type="float">
            <text:p>75,80216</text:p>
          </table:table-cell>
          <table:table-cell office:value-type="float" office:value="70.70877" calcext:value-type="float">
            <text:p>70,70877</text:p>
          </table:table-cell>
          <table:table-cell office:value-type="float" office:value="110.564" calcext:value-type="float">
            <text:p>110,564</text:p>
          </table:table-cell>
          <table:table-cell office:value-type="float" office:value="4.1833" calcext:value-type="float">
            <text:p>4,1833</text:p>
          </table:table-cell>
          <table:table-cell office:value-type="float" office:value="58.51376" calcext:value-type="float">
            <text:p>58,51376</text:p>
          </table:table-cell>
          <table:table-cell office:value-type="float" office:value="66.45982" calcext:value-type="float">
            <text:p>66,45982</text:p>
          </table:table-cell>
          <table:table-cell office:value-type="float" office:value="0.7914268" calcext:value-type="float">
            <text:p>0,7914268</text:p>
          </table:table-cell>
          <table:table-cell office:value-type="float" office:value="109.3984" calcext:value-type="float">
            <text:p>109,3984</text:p>
          </table:table-cell>
          <table:table-cell office:value-type="float" office:value="92.459" calcext:value-type="float">
            <text:p>92,459</text:p>
          </table:table-cell>
          <table:table-cell office:value-type="float" office:value="94.601" calcext:value-type="float">
            <text:p>94,601</text:p>
          </table:table-cell>
        </table:table-row>
        <table:table-row table:style-name="ro1">
          <table:table-cell office:value-type="string" calcext:value-type="string">
            <text:p>2004M3: Mar-2004</text:p>
          </table:table-cell>
          <table:table-cell office:value-type="float" office:value="3.83" calcext:value-type="float">
            <text:p>3,83</text:p>
          </table:table-cell>
          <table:table-cell office:value-type="float" office:value="76.21544" calcext:value-type="float">
            <text:p>76,21544</text:p>
          </table:table-cell>
          <table:table-cell office:value-type="float" office:value="71.11928" calcext:value-type="float">
            <text:p>71,11928</text:p>
          </table:table-cell>
          <table:table-cell office:value-type="float" office:value="111.9901" calcext:value-type="float">
            <text:p>111,9901</text:p>
          </table:table-cell>
          <table:table-cell office:value-type="float" office:value="4.0194" calcext:value-type="float">
            <text:p>4,0194</text:p>
          </table:table-cell>
          <table:table-cell office:value-type="float" office:value="59.12178" calcext:value-type="float">
            <text:p>59,12178</text:p>
          </table:table-cell>
          <table:table-cell office:value-type="float" office:value="66.84372" calcext:value-type="float">
            <text:p>66,84372</text:p>
          </table:table-cell>
          <table:table-cell office:value-type="float" office:value="0.8155332" calcext:value-type="float">
            <text:p>0,8155332</text:p>
          </table:table-cell>
          <table:table-cell office:value-type="float" office:value="107.3426" calcext:value-type="float">
            <text:p>107,3426</text:p>
          </table:table-cell>
          <table:table-cell office:value-type="float" office:value="92.662" calcext:value-type="float">
            <text:p>92,662</text:p>
          </table:table-cell>
          <table:table-cell office:value-type="float" office:value="94.749" calcext:value-type="float">
            <text:p>94,749</text:p>
          </table:table-cell>
        </table:table-row>
        <table:table-row table:style-name="ro1">
          <table:table-cell office:value-type="string" calcext:value-type="string">
            <text:p>2004M4: Apr-2004</text:p>
          </table:table-cell>
          <table:table-cell office:value-type="float" office:value="4.35" calcext:value-type="float">
            <text:p>4,35</text:p>
          </table:table-cell>
          <table:table-cell office:value-type="float" office:value="76.35894" calcext:value-type="float">
            <text:p>76,35894</text:p>
          </table:table-cell>
          <table:table-cell office:value-type="float" office:value="71.51932" calcext:value-type="float">
            <text:p>71,51932</text:p>
          </table:table-cell>
          <table:table-cell office:value-type="float" office:value="112.8606" calcext:value-type="float">
            <text:p>112,8606</text:p>
          </table:table-cell>
          <table:table-cell office:value-type="float" office:value="4.2424" calcext:value-type="float">
            <text:p>4,2424</text:p>
          </table:table-cell>
          <table:table-cell office:value-type="float" office:value="59.6678" calcext:value-type="float">
            <text:p>59,6678</text:p>
          </table:table-cell>
          <table:table-cell office:value-type="float" office:value="67.13915" calcext:value-type="float">
            <text:p>67,13915</text:p>
          </table:table-cell>
          <table:table-cell office:value-type="float" office:value="0.8335187" calcext:value-type="float">
            <text:p>0,8335187</text:p>
          </table:table-cell>
          <table:table-cell office:value-type="float" office:value="105.5823" calcext:value-type="float">
            <text:p>105,5823</text:p>
          </table:table-cell>
          <table:table-cell office:value-type="float" office:value="92.865" calcext:value-type="float">
            <text:p>92,865</text:p>
          </table:table-cell>
          <table:table-cell office:value-type="float" office:value="94.899" calcext:value-type="float">
            <text:p>94,899</text:p>
          </table:table-cell>
        </table:table-row>
        <table:table-row table:style-name="ro1">
          <table:table-cell office:value-type="string" calcext:value-type="string">
            <text:p>2004M5: May-2004</text:p>
          </table:table-cell>
          <table:table-cell office:value-type="float" office:value="4.72" calcext:value-type="float">
            <text:p>4,72</text:p>
          </table:table-cell>
          <table:table-cell office:value-type="float" office:value="76.63446" calcext:value-type="float">
            <text:p>76,63446</text:p>
          </table:table-cell>
          <table:table-cell office:value-type="float" office:value="72.53339" calcext:value-type="float">
            <text:p>72,53339</text:p>
          </table:table-cell>
          <table:table-cell office:value-type="float" office:value="115.1406" calcext:value-type="float">
            <text:p>115,1406</text:p>
          </table:table-cell>
          <table:table-cell office:value-type="float" office:value="4.3862" calcext:value-type="float">
            <text:p>4,3862</text:p>
          </table:table-cell>
          <table:table-cell office:value-type="float" office:value="59.81197" calcext:value-type="float">
            <text:p>59,81197</text:p>
          </table:table-cell>
          <table:table-cell office:value-type="float" office:value="67.29878" calcext:value-type="float">
            <text:p>67,29878</text:p>
          </table:table-cell>
          <table:table-cell office:value-type="float" office:value="0.8324215" calcext:value-type="float">
            <text:p>0,8324215</text:p>
          </table:table-cell>
          <table:table-cell office:value-type="float" office:value="106.7866" calcext:value-type="float">
            <text:p>106,7866</text:p>
          </table:table-cell>
          <table:table-cell office:value-type="float" office:value="93.067" calcext:value-type="float">
            <text:p>93,067</text:p>
          </table:table-cell>
          <table:table-cell office:value-type="float" office:value="95.048" calcext:value-type="float">
            <text:p>95,048</text:p>
          </table:table-cell>
        </table:table-row>
        <table:table-row table:style-name="ro1">
          <table:table-cell office:value-type="string" calcext:value-type="string">
            <text:p>2004M6: Jun-2004</text:p>
          </table:table-cell>
          <table:table-cell office:value-type="float" office:value="4.73" calcext:value-type="float">
            <text:p>4,73</text:p>
          </table:table-cell>
          <table:table-cell office:value-type="float" office:value="77.17402" calcext:value-type="float">
            <text:p>77,17402</text:p>
          </table:table-cell>
          <table:table-cell office:value-type="float" office:value="72.58339" calcext:value-type="float">
            <text:p>72,58339</text:p>
          </table:table-cell>
          <table:table-cell office:value-type="float" office:value="114.3961" calcext:value-type="float">
            <text:p>114,3961</text:p>
          </table:table-cell>
          <table:table-cell office:value-type="float" office:value="4.4426" calcext:value-type="float">
            <text:p>4,4426</text:p>
          </table:table-cell>
          <table:table-cell office:value-type="float" office:value="60.04083" calcext:value-type="float">
            <text:p>60,04083</text:p>
          </table:table-cell>
          <table:table-cell office:value-type="float" office:value="67.60285" calcext:value-type="float">
            <text:p>67,60285</text:p>
          </table:table-cell>
          <table:table-cell office:value-type="float" office:value="0.8231778" calcext:value-type="float">
            <text:p>0,8231778</text:p>
          </table:table-cell>
          <table:table-cell office:value-type="float" office:value="106.8144" calcext:value-type="float">
            <text:p>106,8144</text:p>
          </table:table-cell>
          <table:table-cell office:value-type="float" office:value="93.268" calcext:value-type="float">
            <text:p>93,268</text:p>
          </table:table-cell>
          <table:table-cell office:value-type="float" office:value="95.198" calcext:value-type="float">
            <text:p>95,198</text:p>
          </table:table-cell>
        </table:table-row>
        <table:table-row table:style-name="ro1">
          <table:table-cell office:value-type="string" calcext:value-type="string">
            <text:p>2004M7: Jul-2004</text:p>
          </table:table-cell>
          <table:table-cell office:value-type="float" office:value="4.5" calcext:value-type="float">
            <text:p>4,5</text:p>
          </table:table-cell>
          <table:table-cell office:value-type="float" office:value="76.99608" calcext:value-type="float">
            <text:p>76,99608</text:p>
          </table:table-cell>
          <table:table-cell office:value-type="float" office:value="72.71014" calcext:value-type="float">
            <text:p>72,71014</text:p>
          </table:table-cell>
          <table:table-cell office:value-type="float" office:value="113.3543" calcext:value-type="float">
            <text:p>113,3543</text:p>
          </table:table-cell>
          <table:table-cell office:value-type="float" office:value="4.3396" calcext:value-type="float">
            <text:p>4,3396</text:p>
          </table:table-cell>
          <table:table-cell office:value-type="float" office:value="60.51017" calcext:value-type="float">
            <text:p>60,51017</text:p>
          </table:table-cell>
          <table:table-cell office:value-type="float" office:value="68.06352" calcext:value-type="float">
            <text:p>68,06352</text:p>
          </table:table-cell>
          <table:table-cell office:value-type="float" office:value="0.81545" calcext:value-type="float">
            <text:p>0,81545</text:p>
          </table:table-cell>
          <table:table-cell office:value-type="float" office:value="107.1095" calcext:value-type="float">
            <text:p>107,1095</text:p>
          </table:table-cell>
          <table:table-cell office:value-type="float" office:value="93.468" calcext:value-type="float">
            <text:p>93,468</text:p>
          </table:table-cell>
          <table:table-cell office:value-type="float" office:value="95.348" calcext:value-type="float">
            <text:p>95,348</text:p>
          </table:table-cell>
        </table:table-row>
        <table:table-row table:style-name="ro1">
          <table:table-cell office:value-type="string" calcext:value-type="string">
            <text:p>2004M8: Aug-2004</text:p>
          </table:table-cell>
          <table:table-cell office:value-type="float" office:value="4.28" calcext:value-type="float">
            <text:p>4,28</text:p>
          </table:table-cell>
          <table:table-cell office:value-type="float" office:value="77.72505" calcext:value-type="float">
            <text:p>77,72505</text:p>
          </table:table-cell>
          <table:table-cell office:value-type="float" office:value="72.99622" calcext:value-type="float">
            <text:p>72,99622</text:p>
          </table:table-cell>
          <table:table-cell office:value-type="float" office:value="113.311" calcext:value-type="float">
            <text:p>113,311</text:p>
          </table:table-cell>
          <table:table-cell office:value-type="float" office:value="4.1679" calcext:value-type="float">
            <text:p>4,1679</text:p>
          </table:table-cell>
          <table:table-cell office:value-type="float" office:value="60.94218" calcext:value-type="float">
            <text:p>60,94218</text:p>
          </table:table-cell>
          <table:table-cell office:value-type="float" office:value="68.40741" calcext:value-type="float">
            <text:p>68,40741</text:p>
          </table:table-cell>
          <table:table-cell office:value-type="float" office:value="0.8202851" calcext:value-type="float">
            <text:p>0,8202851</text:p>
          </table:table-cell>
          <table:table-cell office:value-type="float" office:value="107.0756" calcext:value-type="float">
            <text:p>107,0756</text:p>
          </table:table-cell>
          <table:table-cell office:value-type="float" office:value="93.667" calcext:value-type="float">
            <text:p>93,667</text:p>
          </table:table-cell>
          <table:table-cell office:value-type="float" office:value="95.498" calcext:value-type="float">
            <text:p>95,498</text:p>
          </table:table-cell>
        </table:table-row>
        <table:table-row table:style-name="ro1">
          <table:table-cell office:value-type="string" calcext:value-type="string">
            <text:p>2004M9: Sep-2004</text:p>
          </table:table-cell>
          <table:table-cell office:value-type="float" office:value="4.13" calcext:value-type="float">
            <text:p>4,13</text:p>
          </table:table-cell>
          <table:table-cell office:value-type="float" office:value="78.14407" calcext:value-type="float">
            <text:p>78,14407</text:p>
          </table:table-cell>
          <table:table-cell office:value-type="float" office:value="73.39743" calcext:value-type="float">
            <text:p>73,39743</text:p>
          </table:table-cell>
          <table:table-cell office:value-type="float" office:value="112.7124" calcext:value-type="float">
            <text:p>112,7124</text:p>
          </table:table-cell>
          <table:table-cell office:value-type="float" office:value="4.114" calcext:value-type="float">
            <text:p>4,114</text:p>
          </table:table-cell>
          <table:table-cell office:value-type="float" office:value="61.45819" calcext:value-type="float">
            <text:p>61,45819</text:p>
          </table:table-cell>
          <table:table-cell office:value-type="float" office:value="68.75883" calcext:value-type="float">
            <text:p>68,75883</text:p>
          </table:table-cell>
          <table:table-cell office:value-type="float" office:value="0.8178968" calcext:value-type="float">
            <text:p>0,8178968</text:p>
          </table:table-cell>
          <table:table-cell office:value-type="float" office:value="107.126" calcext:value-type="float">
            <text:p>107,126</text:p>
          </table:table-cell>
          <table:table-cell office:value-type="float" office:value="93.864" calcext:value-type="float">
            <text:p>93,864</text:p>
          </table:table-cell>
          <table:table-cell office:value-type="float" office:value="95.648" calcext:value-type="float">
            <text:p>95,648</text:p>
          </table:table-cell>
        </table:table-row>
        <table:table-row table:style-name="ro1">
          <table:table-cell office:value-type="string" calcext:value-type="string">
            <text:p>2004M10: Oct-2004</text:p>
          </table:table-cell>
          <table:table-cell office:value-type="float" office:value="4.1" calcext:value-type="float">
            <text:p>4,1</text:p>
          </table:table-cell>
          <table:table-cell office:value-type="float" office:value="78.13259" calcext:value-type="float">
            <text:p>78,13259</text:p>
          </table:table-cell>
          <table:table-cell office:value-type="float" office:value="73.71839" calcext:value-type="float">
            <text:p>73,71839</text:p>
          </table:table-cell>
          <table:table-cell office:value-type="float" office:value="111.3387" calcext:value-type="float">
            <text:p>111,3387</text:p>
          </table:table-cell>
          <table:table-cell office:value-type="float" office:value="3.9794" calcext:value-type="float">
            <text:p>3,9794</text:p>
          </table:table-cell>
          <table:table-cell office:value-type="float" office:value="62.01558" calcext:value-type="float">
            <text:p>62,01558</text:p>
          </table:table-cell>
          <table:table-cell office:value-type="float" office:value="69.19669" calcext:value-type="float">
            <text:p>69,19669</text:p>
          </table:table-cell>
          <table:table-cell office:value-type="float" office:value="0.8010767" calcext:value-type="float">
            <text:p>0,8010767</text:p>
          </table:table-cell>
          <table:table-cell office:value-type="float" office:value="107.8978" calcext:value-type="float">
            <text:p>107,8978</text:p>
          </table:table-cell>
          <table:table-cell office:value-type="float" office:value="94.059" calcext:value-type="float">
            <text:p>94,059</text:p>
          </table:table-cell>
          <table:table-cell office:value-type="float" office:value="95.799" calcext:value-type="float">
            <text:p>95,799</text:p>
          </table:table-cell>
        </table:table-row>
        <table:table-row table:style-name="ro1">
          <table:table-cell office:value-type="string" calcext:value-type="string">
            <text:p>2004M11: Nov-2004</text:p>
          </table:table-cell>
          <table:table-cell office:value-type="float" office:value="4.19" calcext:value-type="float">
            <text:p>4,19</text:p>
          </table:table-cell>
          <table:table-cell office:value-type="float" office:value="78.87879" calcext:value-type="float">
            <text:p>78,87879</text:p>
          </table:table-cell>
          <table:table-cell office:value-type="float" office:value="74.03238" calcext:value-type="float">
            <text:p>74,03238</text:p>
          </table:table-cell>
          <table:table-cell office:value-type="float" office:value="108.3399" calcext:value-type="float">
            <text:p>108,3399</text:p>
          </table:table-cell>
          <table:table-cell office:value-type="float" office:value="3.8687" calcext:value-type="float">
            <text:p>3,8687</text:p>
          </table:table-cell>
          <table:table-cell office:value-type="float" office:value="62.50882" calcext:value-type="float">
            <text:p>62,50882</text:p>
          </table:table-cell>
          <table:table-cell office:value-type="float" office:value="69.58225" calcext:value-type="float">
            <text:p>69,58225</text:p>
          </table:table-cell>
          <table:table-cell office:value-type="float" office:value="0.7693685" calcext:value-type="float">
            <text:p>0,7693685</text:p>
          </table:table-cell>
          <table:table-cell office:value-type="float" office:value="109.4101" calcext:value-type="float">
            <text:p>109,4101</text:p>
          </table:table-cell>
          <table:table-cell office:value-type="float" office:value="94.253" calcext:value-type="float">
            <text:p>94,253</text:p>
          </table:table-cell>
          <table:table-cell office:value-type="float" office:value="95.949" calcext:value-type="float">
            <text:p>95,949</text:p>
          </table:table-cell>
        </table:table-row>
        <table:table-row table:style-name="ro1">
          <table:table-cell office:value-type="string" calcext:value-type="string">
            <text:p>2004M12: Dec-2004</text:p>
          </table:table-cell>
          <table:table-cell office:value-type="float" office:value="4.23" calcext:value-type="float">
            <text:p>4,23</text:p>
          </table:table-cell>
          <table:table-cell office:value-type="float" office:value="78.95341" calcext:value-type="float">
            <text:p>78,95341</text:p>
          </table:table-cell>
          <table:table-cell office:value-type="float" office:value="74.25333" calcext:value-type="float">
            <text:p>74,25333</text:p>
          </table:table-cell>
          <table:table-cell office:value-type="float" office:value="106.5461" calcext:value-type="float">
            <text:p>106,5461</text:p>
          </table:table-cell>
          <table:table-cell office:value-type="float" office:value="3.6893" calcext:value-type="float">
            <text:p>3,6893</text:p>
          </table:table-cell>
          <table:table-cell office:value-type="float" office:value="62.68905" calcext:value-type="float">
            <text:p>62,68905</text:p>
          </table:table-cell>
          <table:table-cell office:value-type="float" office:value="69.99712" calcext:value-type="float">
            <text:p>69,99712</text:p>
          </table:table-cell>
          <table:table-cell office:value-type="float" office:value="0.7454376" calcext:value-type="float">
            <text:p>0,7454376</text:p>
          </table:table-cell>
          <table:table-cell office:value-type="float" office:value="110.8793" calcext:value-type="float">
            <text:p>110,8793</text:p>
          </table:table-cell>
          <table:table-cell office:value-type="float" office:value="94.444" calcext:value-type="float">
            <text:p>94,444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2005M1: Jan-2005</text:p>
          </table:table-cell>
          <table:table-cell office:value-type="float" office:value="4.22" calcext:value-type="float">
            <text:p>4,22</text:p>
          </table:table-cell>
          <table:table-cell office:value-type="float" office:value="78.4483" calcext:value-type="float">
            <text:p>78,4483</text:p>
          </table:table-cell>
          <table:table-cell office:value-type="float" office:value="74.31148" calcext:value-type="float">
            <text:p>74,31148</text:p>
          </table:table-cell>
          <table:table-cell office:value-type="float" office:value="107.4282" calcext:value-type="float">
            <text:p>107,4282</text:p>
          </table:table-cell>
          <table:table-cell office:value-type="float" office:value="3.6336" calcext:value-type="float">
            <text:p>3,6336</text:p>
          </table:table-cell>
          <table:table-cell office:value-type="float" office:value="63.26234" calcext:value-type="float">
            <text:p>63,26234</text:p>
          </table:table-cell>
          <table:table-cell office:value-type="float" office:value="70.48035" calcext:value-type="float">
            <text:p>70,48035</text:p>
          </table:table-cell>
          <table:table-cell office:value-type="float" office:value="0.7628097" calcext:value-type="float">
            <text:p>0,7628097</text:p>
          </table:table-cell>
          <table:table-cell office:value-type="float" office:value="108.5232" calcext:value-type="float">
            <text:p>108,5232</text:p>
          </table:table-cell>
          <table:table-cell office:value-type="float" office:value="94.634" calcext:value-type="float">
            <text:p>94,634</text:p>
          </table:table-cell>
          <table:table-cell office:value-type="float" office:value="96.25" calcext:value-type="float">
            <text:p>96,25</text:p>
          </table:table-cell>
        </table:table-row>
        <table:table-row table:style-name="ro1">
          <table:table-cell office:value-type="string" calcext:value-type="string">
            <text:p>2005M2: Feb-2005</text:p>
          </table:table-cell>
          <table:table-cell office:value-type="float" office:value="4.17" calcext:value-type="float">
            <text:p>4,17</text:p>
          </table:table-cell>
          <table:table-cell office:value-type="float" office:value="78.69511" calcext:value-type="float">
            <text:p>78,69511</text:p>
          </table:table-cell>
          <table:table-cell office:value-type="float" office:value="74.42312" calcext:value-type="float">
            <text:p>74,42312</text:p>
          </table:table-cell>
          <table:table-cell office:value-type="float" office:value="107.6647" calcext:value-type="float">
            <text:p>107,6647</text:p>
          </table:table-cell>
          <table:table-cell office:value-type="float" office:value="3.6153" calcext:value-type="float">
            <text:p>3,6153</text:p>
          </table:table-cell>
          <table:table-cell office:value-type="float" office:value="64.20405" calcext:value-type="float">
            <text:p>64,20405</text:p>
          </table:table-cell>
          <table:table-cell office:value-type="float" office:value="70.88609" calcext:value-type="float">
            <text:p>70,88609</text:p>
          </table:table-cell>
          <table:table-cell office:value-type="float" office:value="0.7676513" calcext:value-type="float">
            <text:p>0,7676513</text:p>
          </table:table-cell>
          <table:table-cell office:value-type="float" office:value="107.6484" calcext:value-type="float">
            <text:p>107,6484</text:p>
          </table:table-cell>
          <table:table-cell office:value-type="float" office:value="94.821" calcext:value-type="float">
            <text:p>94,821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2005M3: Mar-2005</text:p>
          </table:table-cell>
          <table:table-cell office:value-type="float" office:value="4.5" calcext:value-type="float">
            <text:p>4,5</text:p>
          </table:table-cell>
          <table:table-cell office:value-type="float" office:value="78.66641" calcext:value-type="float">
            <text:p>78,66641</text:p>
          </table:table-cell>
          <table:table-cell office:value-type="float" office:value="74.53709" calcext:value-type="float">
            <text:p>74,53709</text:p>
          </table:table-cell>
          <table:table-cell office:value-type="float" office:value="107.4933" calcext:value-type="float">
            <text:p>107,4933</text:p>
          </table:table-cell>
          <table:table-cell office:value-type="float" office:value="3.7625" calcext:value-type="float">
            <text:p>3,7625</text:p>
          </table:table-cell>
          <table:table-cell office:value-type="float" office:value="64.67233" calcext:value-type="float">
            <text:p>64,67233</text:p>
          </table:table-cell>
          <table:table-cell office:value-type="float" office:value="71.19494" calcext:value-type="float">
            <text:p>71,19494</text:p>
          </table:table-cell>
          <table:table-cell office:value-type="float" office:value="0.7588134" calcext:value-type="float">
            <text:p>0,7588134</text:p>
          </table:table-cell>
          <table:table-cell office:value-type="float" office:value="108.5314" calcext:value-type="float">
            <text:p>108,5314</text:p>
          </table:table-cell>
          <table:table-cell office:value-type="float" office:value="95.006" calcext:value-type="float">
            <text:p>95,006</text:p>
          </table:table-cell>
          <table:table-cell office:value-type="float" office:value="96.55" calcext:value-type="float">
            <text:p>96,55</text:p>
          </table:table-cell>
        </table:table-row>
        <table:table-row table:style-name="ro1">
          <table:table-cell office:value-type="string" calcext:value-type="string">
            <text:p>2005M4: Apr-2005</text:p>
          </table:table-cell>
          <table:table-cell office:value-type="float" office:value="4.34" calcext:value-type="float">
            <text:p>4,34</text:p>
          </table:table-cell>
          <table:table-cell office:value-type="float" office:value="77.86282" calcext:value-type="float">
            <text:p>77,86282</text:p>
          </table:table-cell>
          <table:table-cell office:value-type="float" office:value="74.61732" calcext:value-type="float">
            <text:p>74,61732</text:p>
          </table:table-cell>
          <table:table-cell office:value-type="float" office:value="109.0053" calcext:value-type="float">
            <text:p>109,0053</text:p>
          </table:table-cell>
          <table:table-cell office:value-type="float" office:value="3.5709" calcext:value-type="float">
            <text:p>3,5709</text:p>
          </table:table-cell>
          <table:table-cell office:value-type="float" office:value="65.01755" calcext:value-type="float">
            <text:p>65,01755</text:p>
          </table:table-cell>
          <table:table-cell office:value-type="float" office:value="71.55363" calcext:value-type="float">
            <text:p>71,55363</text:p>
          </table:table-cell>
          <table:table-cell office:value-type="float" office:value="0.7726796" calcext:value-type="float">
            <text:p>0,7726796</text:p>
          </table:table-cell>
          <table:table-cell office:value-type="float" office:value="107.4476" calcext:value-type="float">
            <text:p>107,4476</text:p>
          </table:table-cell>
          <table:table-cell office:value-type="float" office:value="95.188" calcext:value-type="float">
            <text:p>95,188</text:p>
          </table:table-cell>
          <table:table-cell office:value-type="float" office:value="96.699" calcext:value-type="float">
            <text:p>96,699</text:p>
          </table:table-cell>
        </table:table-row>
        <table:table-row table:style-name="ro1">
          <table:table-cell office:value-type="string" calcext:value-type="string">
            <text:p>2005M5: May-2005</text:p>
          </table:table-cell>
          <table:table-cell office:value-type="float" office:value="4.14" calcext:value-type="float">
            <text:p>4,14</text:p>
          </table:table-cell>
          <table:table-cell office:value-type="float" office:value="78.4483" calcext:value-type="float">
            <text:p>78,4483</text:p>
          </table:table-cell>
          <table:table-cell office:value-type="float" office:value="74.91503" calcext:value-type="float">
            <text:p>74,91503</text:p>
          </table:table-cell>
          <table:table-cell office:value-type="float" office:value="109.2879" calcext:value-type="float">
            <text:p>109,2879</text:p>
          </table:table-cell>
          <table:table-cell office:value-type="float" office:value="3.4074" calcext:value-type="float">
            <text:p>3,4074</text:p>
          </table:table-cell>
          <table:table-cell office:value-type="float" office:value="65.50679" calcext:value-type="float">
            <text:p>65,50679</text:p>
          </table:table-cell>
          <table:table-cell office:value-type="float" office:value="72.06967" calcext:value-type="float">
            <text:p>72,06967</text:p>
          </table:table-cell>
          <table:table-cell office:value-type="float" office:value="0.7885121" calcext:value-type="float">
            <text:p>0,7885121</text:p>
          </table:table-cell>
          <table:table-cell office:value-type="float" office:value="106.2261" calcext:value-type="float">
            <text:p>106,2261</text:p>
          </table:table-cell>
          <table:table-cell office:value-type="float" office:value="95.368" calcext:value-type="float">
            <text:p>95,368</text:p>
          </table:table-cell>
          <table:table-cell office:value-type="float" office:value="96.848" calcext:value-type="float">
            <text:p>96,848</text:p>
          </table:table-cell>
        </table:table-row>
        <table:table-row table:style-name="ro1">
          <table:table-cell office:value-type="string" calcext:value-type="string">
            <text:p>2005M6: Jun-2005</text:p>
          </table:table-cell>
          <table:table-cell office:value-type="float" office:value="4" calcext:value-type="float">
            <text:p>4</text:p>
          </table:table-cell>
          <table:table-cell office:value-type="float" office:value="79.25763" calcext:value-type="float">
            <text:p>79,25763</text:p>
          </table:table-cell>
          <table:table-cell office:value-type="float" office:value="75.31973" calcext:value-type="float">
            <text:p>75,31973</text:p>
          </table:table-cell>
          <table:table-cell office:value-type="float" office:value="110.5895" calcext:value-type="float">
            <text:p>110,5895</text:p>
          </table:table-cell>
          <table:table-cell office:value-type="float" office:value="3.2541" calcext:value-type="float">
            <text:p>3,2541</text:p>
          </table:table-cell>
          <table:table-cell office:value-type="float" office:value="68.02663" calcext:value-type="float">
            <text:p>68,02663</text:p>
          </table:table-cell>
          <table:table-cell office:value-type="float" office:value="72.77119" calcext:value-type="float">
            <text:p>72,77119</text:p>
          </table:table-cell>
          <table:table-cell office:value-type="float" office:value="0.8225777" calcext:value-type="float">
            <text:p>0,8225777</text:p>
          </table:table-cell>
          <table:table-cell office:value-type="float" office:value="103.5826" calcext:value-type="float">
            <text:p>103,5826</text:p>
          </table:table-cell>
          <table:table-cell office:value-type="float" office:value="95.545" calcext:value-type="float">
            <text:p>95,545</text:p>
          </table:table-cell>
          <table:table-cell office:value-type="float" office:value="96.996" calcext:value-type="float">
            <text:p>96,996</text:p>
          </table:table-cell>
        </table:table-row>
        <table:table-row table:style-name="ro1">
          <table:table-cell office:value-type="string" calcext:value-type="string">
            <text:p>2005M7: Jul-2005</text:p>
          </table:table-cell>
          <table:table-cell office:value-type="float" office:value="4.18" calcext:value-type="float">
            <text:p>4,18</text:p>
          </table:table-cell>
          <table:table-cell office:value-type="float" office:value="78.54013" calcext:value-type="float">
            <text:p>78,54013</text:p>
          </table:table-cell>
          <table:table-cell office:value-type="float" office:value="75.65813" calcext:value-type="float">
            <text:p>75,65813</text:p>
          </table:table-cell>
          <table:table-cell office:value-type="float" office:value="111.3575" calcext:value-type="float">
            <text:p>111,3575</text:p>
          </table:table-cell>
          <table:table-cell office:value-type="float" office:value="3.316" calcext:value-type="float">
            <text:p>3,316</text:p>
          </table:table-cell>
          <table:table-cell office:value-type="float" office:value="70.69955" calcext:value-type="float">
            <text:p>70,69955</text:p>
          </table:table-cell>
          <table:table-cell office:value-type="float" office:value="73.54331" calcext:value-type="float">
            <text:p>73,54331</text:p>
          </table:table-cell>
          <table:table-cell office:value-type="float" office:value="0.8299361" calcext:value-type="float">
            <text:p>0,8299361</text:p>
          </table:table-cell>
          <table:table-cell office:value-type="float" office:value="103.8084" calcext:value-type="float">
            <text:p>103,8084</text:p>
          </table:table-cell>
          <table:table-cell office:value-type="float" office:value="95.719" calcext:value-type="float">
            <text:p>95,719</text:p>
          </table:table-cell>
          <table:table-cell office:value-type="float" office:value="97.143" calcext:value-type="float">
            <text:p>97,143</text:p>
          </table:table-cell>
        </table:table-row>
        <table:table-row table:style-name="ro1">
          <table:table-cell office:value-type="string" calcext:value-type="string">
            <text:p>2005M8: Aug-2005</text:p>
          </table:table-cell>
          <table:table-cell office:value-type="float" office:value="4.26" calcext:value-type="float">
            <text:p>4,26</text:p>
          </table:table-cell>
          <table:table-cell office:value-type="float" office:value="79.03377" calcext:value-type="float">
            <text:p>79,03377</text:p>
          </table:table-cell>
          <table:table-cell office:value-type="float" office:value="75.98259" calcext:value-type="float">
            <text:p>75,98259</text:p>
          </table:table-cell>
          <table:table-cell office:value-type="float" office:value="110.1844" calcext:value-type="float">
            <text:p>110,1844</text:p>
          </table:table-cell>
          <table:table-cell office:value-type="float" office:value="3.3155" calcext:value-type="float">
            <text:p>3,3155</text:p>
          </table:table-cell>
          <table:table-cell office:value-type="float" office:value="71.40372" calcext:value-type="float">
            <text:p>71,40372</text:p>
          </table:table-cell>
          <table:table-cell office:value-type="float" office:value="74.09344" calcext:value-type="float">
            <text:p>74,09344</text:p>
          </table:table-cell>
          <table:table-cell office:value-type="float" office:value="0.8133932" calcext:value-type="float">
            <text:p>0,8133932</text:p>
          </table:table-cell>
          <table:table-cell office:value-type="float" office:value="104.2919" calcext:value-type="float">
            <text:p>104,2919</text:p>
          </table:table-cell>
          <table:table-cell office:value-type="float" office:value="95.89" calcext:value-type="float">
            <text:p>95,89</text:p>
          </table:table-cell>
          <table:table-cell office:value-type="float" office:value="97.289" calcext:value-type="float">
            <text:p>97,289</text:p>
          </table:table-cell>
        </table:table-row>
        <table:table-row table:style-name="ro1">
          <table:table-cell office:value-type="string" calcext:value-type="string">
            <text:p>2005M9: Sep-2005</text:p>
          </table:table-cell>
          <table:table-cell office:value-type="float" office:value="4.2" calcext:value-type="float">
            <text:p>4,2</text:p>
          </table:table-cell>
          <table:table-cell office:value-type="float" office:value="79.04525" calcext:value-type="float">
            <text:p>79,04525</text:p>
          </table:table-cell>
          <table:table-cell office:value-type="float" office:value="76.39775" calcext:value-type="float">
            <text:p>76,39775</text:p>
          </table:table-cell>
          <table:table-cell office:value-type="float" office:value="110.8974" calcext:value-type="float">
            <text:p>110,8974</text:p>
          </table:table-cell>
          <table:table-cell office:value-type="float" office:value="3.1555" calcext:value-type="float">
            <text:p>3,1555</text:p>
          </table:table-cell>
          <table:table-cell office:value-type="float" office:value="71.79543" calcext:value-type="float">
            <text:p>71,79543</text:p>
          </table:table-cell>
          <table:table-cell office:value-type="float" office:value="74.56442" calcext:value-type="float">
            <text:p>74,56442</text:p>
          </table:table-cell>
          <table:table-cell office:value-type="float" office:value="0.8166935" calcext:value-type="float">
            <text:p>0,8166935</text:p>
          </table:table-cell>
          <table:table-cell office:value-type="float" office:value="103.4548" calcext:value-type="float">
            <text:p>103,4548</text:p>
          </table:table-cell>
          <table:table-cell office:value-type="float" office:value="96.057" calcext:value-type="float">
            <text:p>96,057</text:p>
          </table:table-cell>
          <table:table-cell office:value-type="float" office:value="97.434" calcext:value-type="float">
            <text:p>97,434</text:p>
          </table:table-cell>
        </table:table-row>
        <table:table-row table:style-name="ro1">
          <table:table-cell office:value-type="string" calcext:value-type="string">
            <text:p>2005M10: Oct-2005</text:p>
          </table:table-cell>
          <table:table-cell office:value-type="float" office:value="4.46" calcext:value-type="float">
            <text:p>4,46</text:p>
          </table:table-cell>
          <table:table-cell office:value-type="float" office:value="78.95341" calcext:value-type="float">
            <text:p>78,95341</text:p>
          </table:table-cell>
          <table:table-cell office:value-type="float" office:value="76.79663" calcext:value-type="float">
            <text:p>76,79663</text:p>
          </table:table-cell>
          <table:table-cell office:value-type="float" office:value="112.118" calcext:value-type="float">
            <text:p>112,118</text:p>
          </table:table-cell>
          <table:table-cell office:value-type="float" office:value="3.3234" calcext:value-type="float">
            <text:p>3,3234</text:p>
          </table:table-cell>
          <table:table-cell office:value-type="float" office:value="72.30891" calcext:value-type="float">
            <text:p>72,30891</text:p>
          </table:table-cell>
          <table:table-cell office:value-type="float" office:value="75.0032" calcext:value-type="float">
            <text:p>75,0032</text:p>
          </table:table-cell>
          <table:table-cell office:value-type="float" office:value="0.8312797" calcext:value-type="float">
            <text:p>0,8312797</text:p>
          </table:table-cell>
          <table:table-cell office:value-type="float" office:value="102.9282" calcext:value-type="float">
            <text:p>102,9282</text:p>
          </table:table-cell>
          <table:table-cell office:value-type="float" office:value="96.222" calcext:value-type="float">
            <text:p>96,222</text:p>
          </table:table-cell>
          <table:table-cell office:value-type="float" office:value="97.578" calcext:value-type="float">
            <text:p>97,578</text:p>
          </table:table-cell>
        </table:table-row>
        <table:table-row table:style-name="ro1">
          <table:table-cell office:value-type="string" calcext:value-type="string">
            <text:p>2005M11: Nov-2005</text:p>
          </table:table-cell>
          <table:table-cell office:value-type="float" office:value="4.54" calcext:value-type="float">
            <text:p>4,54</text:p>
          </table:table-cell>
          <table:table-cell office:value-type="float" office:value="79.02229" calcext:value-type="float">
            <text:p>79,02229</text:p>
          </table:table-cell>
          <table:table-cell office:value-type="float" office:value="77.01875" calcext:value-type="float">
            <text:p>77,01875</text:p>
          </table:table-cell>
          <table:table-cell office:value-type="float" office:value="112.0549" calcext:value-type="float">
            <text:p>112,0549</text:p>
          </table:table-cell>
          <table:table-cell office:value-type="float" office:value="3.5273" calcext:value-type="float">
            <text:p>3,5273</text:p>
          </table:table-cell>
          <table:table-cell office:value-type="float" office:value="72.8411" calcext:value-type="float">
            <text:p>72,8411</text:p>
          </table:table-cell>
          <table:table-cell office:value-type="float" office:value="75.34705" calcext:value-type="float">
            <text:p>75,34705</text:p>
          </table:table-cell>
          <table:table-cell office:value-type="float" office:value="0.8479041" calcext:value-type="float">
            <text:p>0,8479041</text:p>
          </table:table-cell>
          <table:table-cell office:value-type="float" office:value="101.9354" calcext:value-type="float">
            <text:p>101,9354</text:p>
          </table:table-cell>
          <table:table-cell office:value-type="float" office:value="96.382" calcext:value-type="float">
            <text:p>96,382</text:p>
          </table:table-cell>
          <table:table-cell office:value-type="float" office:value="97.721" calcext:value-type="float">
            <text:p>97,721</text:p>
          </table:table-cell>
        </table:table-row>
        <table:table-row table:style-name="ro1">
          <table:table-cell office:value-type="string" calcext:value-type="string">
            <text:p>2005M12: Dec-2005</text:p>
          </table:table-cell>
          <table:table-cell office:value-type="float" office:value="4.47" calcext:value-type="float">
            <text:p>4,47</text:p>
          </table:table-cell>
          <table:table-cell office:value-type="float" office:value="78.91323" calcext:value-type="float">
            <text:p>78,91323</text:p>
          </table:table-cell>
          <table:table-cell office:value-type="float" office:value="77.3432" calcext:value-type="float">
            <text:p>77,3432</text:p>
          </table:table-cell>
          <table:table-cell office:value-type="float" office:value="110.6997" calcext:value-type="float">
            <text:p>110,6997</text:p>
          </table:table-cell>
          <table:table-cell office:value-type="float" office:value="3.409" calcext:value-type="float">
            <text:p>3,409</text:p>
          </table:table-cell>
          <table:table-cell office:value-type="float" office:value="73.39732" calcext:value-type="float">
            <text:p>73,39732</text:p>
          </table:table-cell>
          <table:table-cell office:value-type="float" office:value="75.83533" calcext:value-type="float">
            <text:p>75,83533</text:p>
          </table:table-cell>
          <table:table-cell office:value-type="float" office:value="0.8431824" calcext:value-type="float">
            <text:p>0,8431824</text:p>
          </table:table-cell>
          <table:table-cell office:value-type="float" office:value="102.1455" calcext:value-type="float">
            <text:p>102,1455</text:p>
          </table:table-cell>
          <table:table-cell office:value-type="float" office:value="96.54" calcext:value-type="float">
            <text:p>96,54</text:p>
          </table:table-cell>
          <table:table-cell office:value-type="float" office:value="97.862" calcext:value-type="float">
            <text:p>97,862</text:p>
          </table:table-cell>
        </table:table-row>
        <table:table-row table:style-name="ro1">
          <table:table-cell office:value-type="string" calcext:value-type="string">
            <text:p>2006M1: Jan-2006</text:p>
          </table:table-cell>
          <table:table-cell office:value-type="float" office:value="4.42" calcext:value-type="float">
            <text:p>4,42</text:p>
          </table:table-cell>
          <table:table-cell office:value-type="float" office:value="79.21171" calcext:value-type="float">
            <text:p>79,21171</text:p>
          </table:table-cell>
          <table:table-cell office:value-type="float" office:value="77.80721" calcext:value-type="float">
            <text:p>77,80721</text:p>
          </table:table-cell>
          <table:table-cell office:value-type="float" office:value="109.6101" calcext:value-type="float">
            <text:p>109,6101</text:p>
          </table:table-cell>
          <table:table-cell office:value-type="float" office:value="3.3927" calcext:value-type="float">
            <text:p>3,3927</text:p>
          </table:table-cell>
          <table:table-cell office:value-type="float" office:value="74.01976" calcext:value-type="float">
            <text:p>74,01976</text:p>
          </table:table-cell>
          <table:table-cell office:value-type="float" office:value="76.35033" calcext:value-type="float">
            <text:p>76,35033</text:p>
          </table:table-cell>
          <table:table-cell office:value-type="float" office:value="0.8252306" calcext:value-type="float">
            <text:p>0,8252306</text:p>
          </table:table-cell>
          <table:table-cell office:value-type="float" office:value="102.198" calcext:value-type="float">
            <text:p>102,198</text:p>
          </table:table-cell>
          <table:table-cell office:value-type="float" office:value="96.693" calcext:value-type="float">
            <text:p>96,693</text:p>
          </table:table-cell>
          <table:table-cell office:value-type="float" office:value="98.001" calcext:value-type="float">
            <text:p>98,001</text:p>
          </table:table-cell>
        </table:table-row>
        <table:table-row table:style-name="ro1">
          <table:table-cell office:value-type="string" calcext:value-type="string">
            <text:p>2006M2: Feb-2006</text:p>
          </table:table-cell>
          <table:table-cell office:value-type="float" office:value="4.57" calcext:value-type="float">
            <text:p>4,57</text:p>
          </table:table-cell>
          <table:table-cell office:value-type="float" office:value="79.16579" calcext:value-type="float">
            <text:p>79,16579</text:p>
          </table:table-cell>
          <table:table-cell office:value-type="float" office:value="78.11887" calcext:value-type="float">
            <text:p>78,11887</text:p>
          </table:table-cell>
          <table:table-cell office:value-type="float" office:value="109.8996" calcext:value-type="float">
            <text:p>109,8996</text:p>
          </table:table-cell>
          <table:table-cell office:value-type="float" office:value="3.551" calcext:value-type="float">
            <text:p>3,551</text:p>
          </table:table-cell>
          <table:table-cell office:value-type="float" office:value="74.55452" calcext:value-type="float">
            <text:p>74,55452</text:p>
          </table:table-cell>
          <table:table-cell office:value-type="float" office:value="76.84019" calcext:value-type="float">
            <text:p>76,84019</text:p>
          </table:table-cell>
          <table:table-cell office:value-type="float" office:value="0.8375599" calcext:value-type="float">
            <text:p>0,8375599</text:p>
          </table:table-cell>
          <table:table-cell office:value-type="float" office:value="101.0981" calcext:value-type="float">
            <text:p>101,0981</text:p>
          </table:table-cell>
          <table:table-cell office:value-type="float" office:value="96.843" calcext:value-type="float">
            <text:p>96,843</text:p>
          </table:table-cell>
          <table:table-cell office:value-type="float" office:value="98.138" calcext:value-type="float">
            <text:p>98,138</text:p>
          </table:table-cell>
        </table:table-row>
        <table:table-row table:style-name="ro1">
          <table:table-cell office:value-type="string" calcext:value-type="string">
            <text:p>2006M3: Mar-2006</text:p>
          </table:table-cell>
          <table:table-cell office:value-type="float" office:value="4.72" calcext:value-type="float">
            <text:p>4,72</text:p>
          </table:table-cell>
          <table:table-cell office:value-type="float" office:value="79.42983" calcext:value-type="float">
            <text:p>79,42983</text:p>
          </table:table-cell>
          <table:table-cell office:value-type="float" office:value="78.31307" calcext:value-type="float">
            <text:p>78,31307</text:p>
          </table:table-cell>
          <table:table-cell office:value-type="float" office:value="110.5688" calcext:value-type="float">
            <text:p>110,5688</text:p>
          </table:table-cell>
          <table:table-cell office:value-type="float" office:value="3.7312" calcext:value-type="float">
            <text:p>3,7312</text:p>
          </table:table-cell>
          <table:table-cell office:value-type="float" office:value="75.01208" calcext:value-type="float">
            <text:p>75,01208</text:p>
          </table:table-cell>
          <table:table-cell office:value-type="float" office:value="77.37971" calcext:value-type="float">
            <text:p>77,37971</text:p>
          </table:table-cell>
          <table:table-cell office:value-type="float" office:value="0.8311872" calcext:value-type="float">
            <text:p>0,8311872</text:p>
          </table:table-cell>
          <table:table-cell office:value-type="float" office:value="102.0312" calcext:value-type="float">
            <text:p>102,0312</text:p>
          </table:table-cell>
          <table:table-cell office:value-type="float" office:value="96.989" calcext:value-type="float">
            <text:p>96,989</text:p>
          </table:table-cell>
          <table:table-cell office:value-type="float" office:value="98.273" calcext:value-type="float">
            <text:p>98,273</text:p>
          </table:table-cell>
        </table:table-row>
        <table:table-row table:style-name="ro1">
          <table:table-cell office:value-type="string" calcext:value-type="string">
            <text:p>2006M4: Apr-2006</text:p>
          </table:table-cell>
          <table:table-cell office:value-type="float" office:value="4.99" calcext:value-type="float">
            <text:p>4,99</text:p>
          </table:table-cell>
          <table:table-cell office:value-type="float" office:value="79.20023" calcext:value-type="float">
            <text:p>79,20023</text:p>
          </table:table-cell>
          <table:table-cell office:value-type="float" office:value="78.62823" calcext:value-type="float">
            <text:p>78,62823</text:p>
          </table:table-cell>
          <table:table-cell office:value-type="float" office:value="110.3302" calcext:value-type="float">
            <text:p>110,3302</text:p>
          </table:table-cell>
          <table:table-cell office:value-type="float" office:value="4.0116" calcext:value-type="float">
            <text:p>4,0116</text:p>
          </table:table-cell>
          <table:table-cell office:value-type="float" office:value="75.59725" calcext:value-type="float">
            <text:p>75,59725</text:p>
          </table:table-cell>
          <table:table-cell office:value-type="float" office:value="78.08279" calcext:value-type="float">
            <text:p>78,08279</text:p>
          </table:table-cell>
          <table:table-cell office:value-type="float" office:value="0.8141954" calcext:value-type="float">
            <text:p>0,8141954</text:p>
          </table:table-cell>
          <table:table-cell office:value-type="float" office:value="103.0427" calcext:value-type="float">
            <text:p>103,0427</text:p>
          </table:table-cell>
          <table:table-cell office:value-type="float" office:value="97.131" calcext:value-type="float">
            <text:p>97,131</text:p>
          </table:table-cell>
          <table:table-cell office:value-type="float" office:value="98.406" calcext:value-type="float">
            <text:p>98,406</text:p>
          </table:table-cell>
        </table:table-row>
        <table:table-row table:style-name="ro1">
          <table:table-cell office:value-type="string" calcext:value-type="string">
            <text:p>2006M5: May-2006</text:p>
          </table:table-cell>
          <table:table-cell office:value-type="float" office:value="5.11" calcext:value-type="float">
            <text:p>5,11</text:p>
          </table:table-cell>
          <table:table-cell office:value-type="float" office:value="79.62498" calcext:value-type="float">
            <text:p>79,62498</text:p>
          </table:table-cell>
          <table:table-cell office:value-type="float" office:value="78.80964" calcext:value-type="float">
            <text:p>78,80964</text:p>
          </table:table-cell>
          <table:table-cell office:value-type="float" office:value="108.424" calcext:value-type="float">
            <text:p>108,424</text:p>
          </table:table-cell>
          <table:table-cell office:value-type="float" office:value="4.0603" calcext:value-type="float">
            <text:p>4,0603</text:p>
          </table:table-cell>
          <table:table-cell office:value-type="float" office:value="76.28448" calcext:value-type="float">
            <text:p>76,28448</text:p>
          </table:table-cell>
          <table:table-cell office:value-type="float" office:value="78.74844" calcext:value-type="float">
            <text:p>78,74844</text:p>
          </table:table-cell>
          <table:table-cell office:value-type="float" office:value="0.7829057" calcext:value-type="float">
            <text:p>0,7829057</text:p>
          </table:table-cell>
          <table:table-cell office:value-type="float" office:value="104.6355" calcext:value-type="float">
            <text:p>104,6355</text:p>
          </table:table-cell>
          <table:table-cell office:value-type="float" office:value="97.269" calcext:value-type="float">
            <text:p>97,269</text:p>
          </table:table-cell>
          <table:table-cell office:value-type="float" office:value="98.536" calcext:value-type="float">
            <text:p>98,536</text:p>
          </table:table-cell>
        </table:table-row>
        <table:table-row table:style-name="ro1">
          <table:table-cell office:value-type="string" calcext:value-type="string">
            <text:p>2006M6: Jun-2006</text:p>
          </table:table-cell>
          <table:table-cell office:value-type="float" office:value="5.11" calcext:value-type="float">
            <text:p>5,11</text:p>
          </table:table-cell>
          <table:table-cell office:value-type="float" office:value="78.87305" calcext:value-type="float">
            <text:p>78,87305</text:p>
          </table:table-cell>
          <table:table-cell office:value-type="float" office:value="79.25969" calcext:value-type="float">
            <text:p>79,25969</text:p>
          </table:table-cell>
          <table:table-cell office:value-type="float" office:value="110.1875" calcext:value-type="float">
            <text:p>110,1875</text:p>
          </table:table-cell>
          <table:table-cell office:value-type="float" office:value="4.0751" calcext:value-type="float">
            <text:p>4,0751</text:p>
          </table:table-cell>
          <table:table-cell office:value-type="float" office:value="76.62659" calcext:value-type="float">
            <text:p>76,62659</text:p>
          </table:table-cell>
          <table:table-cell office:value-type="float" office:value="79.14606" calcext:value-type="float">
            <text:p>79,14606</text:p>
          </table:table-cell>
          <table:table-cell office:value-type="float" office:value="0.789752" calcext:value-type="float">
            <text:p>0,789752</text:p>
          </table:table-cell>
          <table:table-cell office:value-type="float" office:value="105.3372" calcext:value-type="float">
            <text:p>105,3372</text:p>
          </table:table-cell>
          <table:table-cell office:value-type="float" office:value="97.403" calcext:value-type="float">
            <text:p>97,403</text:p>
          </table:table-cell>
          <table:table-cell office:value-type="float" office:value="98.664" calcext:value-type="float">
            <text:p>98,664</text:p>
          </table:table-cell>
        </table:table-row>
        <table:table-row table:style-name="ro1">
          <table:table-cell office:value-type="string" calcext:value-type="string">
            <text:p>2006M7: Jul-2006</text:p>
          </table:table-cell>
          <table:table-cell office:value-type="float" office:value="5.09" calcext:value-type="float">
            <text:p>5,09</text:p>
          </table:table-cell>
          <table:table-cell office:value-type="float" office:value="78.67215" calcext:value-type="float">
            <text:p>78,67215</text:p>
          </table:table-cell>
          <table:table-cell office:value-type="float" office:value="79.71323" calcext:value-type="float">
            <text:p>79,71323</text:p>
          </table:table-cell>
          <table:table-cell office:value-type="float" office:value="110.0462" calcext:value-type="float">
            <text:p>110,0462</text:p>
          </table:table-cell>
          <table:table-cell office:value-type="float" office:value="4.0963" calcext:value-type="float">
            <text:p>4,0963</text:p>
          </table:table-cell>
          <table:table-cell office:value-type="float" office:value="76.63962" calcext:value-type="float">
            <text:p>76,63962</text:p>
          </table:table-cell>
          <table:table-cell office:value-type="float" office:value="79.45547" calcext:value-type="float">
            <text:p>79,45547</text:p>
          </table:table-cell>
          <table:table-cell office:value-type="float" office:value="0.7878321" calcext:value-type="float">
            <text:p>0,7878321</text:p>
          </table:table-cell>
          <table:table-cell office:value-type="float" office:value="105.3432" calcext:value-type="float">
            <text:p>105,3432</text:p>
          </table:table-cell>
          <table:table-cell office:value-type="float" office:value="97.533" calcext:value-type="float">
            <text:p>97,533</text:p>
          </table:table-cell>
          <table:table-cell office:value-type="float" office:value="98.788" calcext:value-type="float">
            <text:p>98,788</text:p>
          </table:table-cell>
        </table:table-row>
        <table:table-row table:style-name="ro1">
          <table:table-cell office:value-type="string" calcext:value-type="string">
            <text:p>2006M8: Aug-2006</text:p>
          </table:table-cell>
          <table:table-cell office:value-type="float" office:value="4.88" calcext:value-type="float">
            <text:p>4,88</text:p>
          </table:table-cell>
          <table:table-cell office:value-type="float" office:value="78.66068" calcext:value-type="float">
            <text:p>78,66068</text:p>
          </table:table-cell>
          <table:table-cell office:value-type="float" office:value="79.97837" calcext:value-type="float">
            <text:p>79,97837</text:p>
          </table:table-cell>
          <table:table-cell office:value-type="float" office:value="109.2147" calcext:value-type="float">
            <text:p>109,2147</text:p>
          </table:table-cell>
          <table:table-cell office:value-type="float" office:value="3.9682" calcext:value-type="float">
            <text:p>3,9682</text:p>
          </table:table-cell>
          <table:table-cell office:value-type="float" office:value="76.73503" calcext:value-type="float">
            <text:p>76,73503</text:p>
          </table:table-cell>
          <table:table-cell office:value-type="float" office:value="79.97987" calcext:value-type="float">
            <text:p>79,97987</text:p>
          </table:table-cell>
          <table:table-cell office:value-type="float" office:value="0.7806007" calcext:value-type="float">
            <text:p>0,7806007</text:p>
          </table:table-cell>
          <table:table-cell office:value-type="float" office:value="105.1314" calcext:value-type="float">
            <text:p>105,1314</text:p>
          </table:table-cell>
          <table:table-cell office:value-type="float" office:value="97.659" calcext:value-type="float">
            <text:p>97,659</text:p>
          </table:table-cell>
          <table:table-cell office:value-type="float" office:value="98.91" calcext:value-type="float">
            <text:p>98,91</text:p>
          </table:table-cell>
        </table:table-row>
        <table:table-row table:style-name="ro1">
          <table:table-cell office:value-type="string" calcext:value-type="string">
            <text:p>2006M9: Sep-2006</text:p>
          </table:table-cell>
          <table:table-cell office:value-type="float" office:value="4.72" calcext:value-type="float">
            <text:p>4,72</text:p>
          </table:table-cell>
          <table:table-cell office:value-type="float" office:value="78.2187" calcext:value-type="float">
            <text:p>78,2187</text:p>
          </table:table-cell>
          <table:table-cell office:value-type="float" office:value="80.33771" calcext:value-type="float">
            <text:p>80,33771</text:p>
          </table:table-cell>
          <table:table-cell office:value-type="float" office:value="108.8844" calcext:value-type="float">
            <text:p>108,8844</text:p>
          </table:table-cell>
          <table:table-cell office:value-type="float" office:value="3.8398" calcext:value-type="float">
            <text:p>3,8398</text:p>
          </table:table-cell>
          <table:table-cell office:value-type="float" office:value="77.09372" calcext:value-type="float">
            <text:p>77,09372</text:p>
          </table:table-cell>
          <table:table-cell office:value-type="float" office:value="80.84367" calcext:value-type="float">
            <text:p>80,84367</text:p>
          </table:table-cell>
          <table:table-cell office:value-type="float" office:value="0.7853484" calcext:value-type="float">
            <text:p>0,7853484</text:p>
          </table:table-cell>
          <table:table-cell office:value-type="float" office:value="104.7529" calcext:value-type="float">
            <text:p>104,7529</text:p>
          </table:table-cell>
          <table:table-cell office:value-type="float" office:value="97.78" calcext:value-type="float">
            <text:p>97,78</text:p>
          </table:table-cell>
          <table:table-cell office:value-type="float" office:value="99.028" calcext:value-type="float">
            <text:p>99,028</text:p>
          </table:table-cell>
        </table:table-row>
        <table:table-row table:style-name="ro1">
          <table:table-cell office:value-type="string" calcext:value-type="string">
            <text:p>2006M10: Oct-2006</text:p>
          </table:table-cell>
          <table:table-cell office:value-type="float" office:value="4.73" calcext:value-type="float">
            <text:p>4,73</text:p>
          </table:table-cell>
          <table:table-cell office:value-type="float" office:value="78.58605" calcext:value-type="float">
            <text:p>78,58605</text:p>
          </table:table-cell>
          <table:table-cell office:value-type="float" office:value="80.90987" calcext:value-type="float">
            <text:p>80,90987</text:p>
          </table:table-cell>
          <table:table-cell office:value-type="float" office:value="108.585" calcext:value-type="float">
            <text:p>108,585</text:p>
          </table:table-cell>
          <table:table-cell office:value-type="float" office:value="3.8813" calcext:value-type="float">
            <text:p>3,8813</text:p>
          </table:table-cell>
          <table:table-cell office:value-type="float" office:value="77.34563" calcext:value-type="float">
            <text:p>77,34563</text:p>
          </table:table-cell>
          <table:table-cell office:value-type="float" office:value="81.48883" calcext:value-type="float">
            <text:p>81,48883</text:p>
          </table:table-cell>
          <table:table-cell office:value-type="float" office:value="0.7922798" calcext:value-type="float">
            <text:p>0,7922798</text:p>
          </table:table-cell>
          <table:table-cell office:value-type="float" office:value="104.0179" calcext:value-type="float">
            <text:p>104,0179</text:p>
          </table:table-cell>
          <table:table-cell office:value-type="float" office:value="97.898" calcext:value-type="float">
            <text:p>97,898</text:p>
          </table:table-cell>
          <table:table-cell office:value-type="float" office:value="99.143" calcext:value-type="float">
            <text:p>99,143</text:p>
          </table:table-cell>
        </table:table-row>
        <table:table-row table:style-name="ro1">
          <table:table-cell office:value-type="string" calcext:value-type="string">
            <text:p>2006M11: Nov-2006</text:p>
          </table:table-cell>
          <table:table-cell office:value-type="float" office:value="4.6" calcext:value-type="float">
            <text:p>4,6</text:p>
          </table:table-cell>
          <table:table-cell office:value-type="float" office:value="78.77547" calcext:value-type="float">
            <text:p>78,77547</text:p>
          </table:table-cell>
          <table:table-cell office:value-type="float" office:value="81.37503" calcext:value-type="float">
            <text:p>81,37503</text:p>
          </table:table-cell>
          <table:table-cell office:value-type="float" office:value="107.3682" calcext:value-type="float">
            <text:p>107,3682</text:p>
          </table:table-cell>
          <table:table-cell office:value-type="float" office:value="3.8041" calcext:value-type="float">
            <text:p>3,8041</text:p>
          </table:table-cell>
          <table:table-cell office:value-type="float" office:value="77.67513" calcext:value-type="float">
            <text:p>77,67513</text:p>
          </table:table-cell>
          <table:table-cell office:value-type="float" office:value="81.95372" calcext:value-type="float">
            <text:p>81,95372</text:p>
          </table:table-cell>
          <table:table-cell office:value-type="float" office:value="0.7758054" calcext:value-type="float">
            <text:p>0,7758054</text:p>
          </table:table-cell>
          <table:table-cell office:value-type="float" office:value="104.5571" calcext:value-type="float">
            <text:p>104,5571</text:p>
          </table:table-cell>
          <table:table-cell office:value-type="float" office:value="98.011" calcext:value-type="float">
            <text:p>98,011</text:p>
          </table:table-cell>
          <table:table-cell office:value-type="float" office:value="99.254" calcext:value-type="float">
            <text:p>99,254</text:p>
          </table:table-cell>
        </table:table-row>
        <table:table-row table:style-name="ro1">
          <table:table-cell office:value-type="string" calcext:value-type="string">
            <text:p>2006M12: Dec-2006</text:p>
          </table:table-cell>
          <table:table-cell office:value-type="float" office:value="4.56" calcext:value-type="float">
            <text:p>4,56</text:p>
          </table:table-cell>
          <table:table-cell office:value-type="float" office:value="78.54013" calcext:value-type="float">
            <text:p>78,54013</text:p>
          </table:table-cell>
          <table:table-cell office:value-type="float" office:value="81.90067" calcext:value-type="float">
            <text:p>81,90067</text:p>
          </table:table-cell>
          <table:table-cell office:value-type="float" office:value="106.2445" calcext:value-type="float">
            <text:p>106,2445</text:p>
          </table:table-cell>
          <table:table-cell office:value-type="float" office:value="3.9026" calcext:value-type="float">
            <text:p>3,9026</text:p>
          </table:table-cell>
          <table:table-cell office:value-type="float" office:value="78.83781" calcext:value-type="float">
            <text:p>78,83781</text:p>
          </table:table-cell>
          <table:table-cell office:value-type="float" office:value="82.80513" calcext:value-type="float">
            <text:p>82,80513</text:p>
          </table:table-cell>
          <table:table-cell office:value-type="float" office:value="0.7576693" calcext:value-type="float">
            <text:p>0,7576693</text:p>
          </table:table-cell>
          <table:table-cell office:value-type="float" office:value="105.4555" calcext:value-type="float">
            <text:p>105,4555</text:p>
          </table:table-cell>
          <table:table-cell office:value-type="float" office:value="98.12" calcext:value-type="float">
            <text:p>98,12</text:p>
          </table:table-cell>
          <table:table-cell office:value-type="float" office:value="99.362" calcext:value-type="float">
            <text:p>99,362</text:p>
          </table:table-cell>
        </table:table-row>
        <table:table-row table:style-name="ro1">
          <table:table-cell office:value-type="string" calcext:value-type="string">
            <text:p>2007M1: Jan-2007</text:p>
          </table:table-cell>
          <table:table-cell office:value-type="float" office:value="4.76" calcext:value-type="float">
            <text:p>4,76</text:p>
          </table:table-cell>
          <table:table-cell office:value-type="float" office:value="78.80991" calcext:value-type="float">
            <text:p>78,80991</text:p>
          </table:table-cell>
          <table:table-cell office:value-type="float" office:value="82.28909" calcext:value-type="float">
            <text:p>82,28909</text:p>
          </table:table-cell>
          <table:table-cell office:value-type="float" office:value="107.4593" calcext:value-type="float">
            <text:p>107,4593</text:p>
          </table:table-cell>
          <table:table-cell office:value-type="float" office:value="4.1028" calcext:value-type="float">
            <text:p>4,1028</text:p>
          </table:table-cell>
          <table:table-cell office:value-type="float" office:value="79.67966" calcext:value-type="float">
            <text:p>79,67966</text:p>
          </table:table-cell>
          <table:table-cell office:value-type="float" office:value="83.81697" calcext:value-type="float">
            <text:p>83,81697</text:p>
          </table:table-cell>
          <table:table-cell office:value-type="float" office:value="0.769205" calcext:value-type="float">
            <text:p>0,769205</text:p>
          </table:table-cell>
          <table:table-cell office:value-type="float" office:value="104.3613" calcext:value-type="float">
            <text:p>104,3613</text:p>
          </table:table-cell>
          <table:table-cell office:value-type="float" office:value="98.225" calcext:value-type="float">
            <text:p>98,225</text:p>
          </table:table-cell>
          <table:table-cell office:value-type="float" office:value="99.465" calcext:value-type="float">
            <text:p>99,465</text:p>
          </table:table-cell>
        </table:table-row>
        <table:table-row table:style-name="ro1">
          <table:table-cell office:value-type="string" calcext:value-type="string">
            <text:p>2007M2: Feb-2007</text:p>
          </table:table-cell>
          <table:table-cell office:value-type="float" office:value="4.72" calcext:value-type="float">
            <text:p>4,72</text:p>
          </table:table-cell>
          <table:table-cell office:value-type="float" office:value="78.32775" calcext:value-type="float">
            <text:p>78,32775</text:p>
          </table:table-cell>
          <table:table-cell office:value-type="float" office:value="82.51353" calcext:value-type="float">
            <text:p>82,51353</text:p>
          </table:table-cell>
          <table:table-cell office:value-type="float" office:value="107.2905" calcext:value-type="float">
            <text:p>107,2905</text:p>
          </table:table-cell>
          <table:table-cell office:value-type="float" office:value="4.1175" calcext:value-type="float">
            <text:p>4,1175</text:p>
          </table:table-cell>
          <table:table-cell office:value-type="float" office:value="79.91231" calcext:value-type="float">
            <text:p>79,91231</text:p>
          </table:table-cell>
          <table:table-cell office:value-type="float" office:value="84.55618" calcext:value-type="float">
            <text:p>84,55618</text:p>
          </table:table-cell>
          <table:table-cell office:value-type="float" office:value="0.7641653" calcext:value-type="float">
            <text:p>0,7641653</text:p>
          </table:table-cell>
          <table:table-cell office:value-type="float" office:value="104.4705" calcext:value-type="float">
            <text:p>104,4705</text:p>
          </table:table-cell>
          <table:table-cell office:value-type="float" office:value="98.326" calcext:value-type="float">
            <text:p>98,326</text:p>
          </table:table-cell>
          <table:table-cell office:value-type="float" office:value="99.565" calcext:value-type="float">
            <text:p>99,565</text:p>
          </table:table-cell>
        </table:table-row>
        <table:table-row table:style-name="ro1">
          <table:table-cell office:value-type="string" calcext:value-type="string">
            <text:p>2007M3: Mar-2007</text:p>
          </table:table-cell>
          <table:table-cell office:value-type="float" office:value="4.56" calcext:value-type="float">
            <text:p>4,56</text:p>
          </table:table-cell>
          <table:table-cell office:value-type="float" office:value="78.51143" calcext:value-type="float">
            <text:p>78,51143</text:p>
          </table:table-cell>
          <table:table-cell office:value-type="float" office:value="82.94613" calcext:value-type="float">
            <text:p>82,94613</text:p>
          </table:table-cell>
          <table:table-cell office:value-type="float" office:value="107.4192" calcext:value-type="float">
            <text:p>107,4192</text:p>
          </table:table-cell>
          <table:table-cell office:value-type="float" office:value="4.0227" calcext:value-type="float">
            <text:p>4,0227</text:p>
          </table:table-cell>
          <table:table-cell office:value-type="float" office:value="80.47099" calcext:value-type="float">
            <text:p>80,47099</text:p>
          </table:table-cell>
          <table:table-cell office:value-type="float" office:value="85.46763" calcext:value-type="float">
            <text:p>85,46763</text:p>
          </table:table-cell>
          <table:table-cell office:value-type="float" office:value="0.7547579" calcext:value-type="float">
            <text:p>0,7547579</text:p>
          </table:table-cell>
          <table:table-cell office:value-type="float" office:value="105.2947" calcext:value-type="float">
            <text:p>105,2947</text:p>
          </table:table-cell>
          <table:table-cell office:value-type="float" office:value="98.423" calcext:value-type="float">
            <text:p>98,423</text:p>
          </table:table-cell>
          <table:table-cell office:value-type="float" office:value="99.66" calcext:value-type="float">
            <text:p>99,66</text:p>
          </table:table-cell>
        </table:table-row>
        <table:table-row table:style-name="ro1">
          <table:table-cell office:value-type="string" calcext:value-type="string">
            <text:p>2007M4: Apr-2007</text:p>
          </table:table-cell>
          <table:table-cell office:value-type="float" office:value="4.69" calcext:value-type="float">
            <text:p>4,69</text:p>
          </table:table-cell>
          <table:table-cell office:value-type="float" office:value="79.02229" calcext:value-type="float">
            <text:p>79,02229</text:p>
          </table:table-cell>
          <table:table-cell office:value-type="float" office:value="83.63457" calcext:value-type="float">
            <text:p>83,63457</text:p>
          </table:table-cell>
          <table:table-cell office:value-type="float" office:value="106.3549" calcext:value-type="float">
            <text:p>106,3549</text:p>
          </table:table-cell>
          <table:table-cell office:value-type="float" office:value="4.2459" calcext:value-type="float">
            <text:p>4,2459</text:p>
          </table:table-cell>
          <table:table-cell office:value-type="float" office:value="80.77251" calcext:value-type="float">
            <text:p>80,77251</text:p>
          </table:table-cell>
          <table:table-cell office:value-type="float" office:value="86.25731" calcext:value-type="float">
            <text:p>86,25731</text:p>
          </table:table-cell>
          <table:table-cell office:value-type="float" office:value="0.7401965" calcext:value-type="float">
            <text:p>0,7401965</text:p>
          </table:table-cell>
          <table:table-cell office:value-type="float" office:value="106.0611" calcext:value-type="float">
            <text:p>106,0611</text:p>
          </table:table-cell>
          <table:table-cell office:value-type="float" office:value="98.516" calcext:value-type="float">
            <text:p>98,516</text:p>
          </table:table-cell>
          <table:table-cell office:value-type="float" office:value="99.751" calcext:value-type="float">
            <text:p>99,751</text:p>
          </table:table-cell>
        </table:table-row>
        <table:table-row table:style-name="ro1">
          <table:table-cell office:value-type="string" calcext:value-type="string">
            <text:p>2007M5: May-2007</text:p>
          </table:table-cell>
          <table:table-cell office:value-type="float" office:value="4.75" calcext:value-type="float">
            <text:p>4,75</text:p>
          </table:table-cell>
          <table:table-cell office:value-type="float" office:value="79.20597" calcext:value-type="float">
            <text:p>79,20597</text:p>
          </table:table-cell>
          <table:table-cell office:value-type="float" office:value="83.91019" calcext:value-type="float">
            <text:p>83,91019</text:p>
          </table:table-cell>
          <table:table-cell office:value-type="float" office:value="105.9103" calcext:value-type="float">
            <text:p>105,9103</text:p>
          </table:table-cell>
          <table:table-cell office:value-type="float" office:value="4.3731" calcext:value-type="float">
            <text:p>4,3731</text:p>
          </table:table-cell>
          <table:table-cell office:value-type="float" office:value="81.06412" calcext:value-type="float">
            <text:p>81,06412</text:p>
          </table:table-cell>
          <table:table-cell office:value-type="float" office:value="86.92712" calcext:value-type="float">
            <text:p>86,92712</text:p>
          </table:table-cell>
          <table:table-cell office:value-type="float" office:value="0.7401587" calcext:value-type="float">
            <text:p>0,7401587</text:p>
          </table:table-cell>
          <table:table-cell office:value-type="float" office:value="105.6798" calcext:value-type="float">
            <text:p>105,6798</text:p>
          </table:table-cell>
          <table:table-cell office:value-type="float" office:value="98.605" calcext:value-type="float">
            <text:p>98,605</text:p>
          </table:table-cell>
          <table:table-cell office:value-type="float" office:value="99.838" calcext:value-type="float">
            <text:p>99,838</text:p>
          </table:table-cell>
        </table:table-row>
        <table:table-row table:style-name="ro1">
          <table:table-cell office:value-type="string" calcext:value-type="string">
            <text:p>2007M6: Jun-2007</text:p>
          </table:table-cell>
          <table:table-cell office:value-type="float" office:value="5.1" calcext:value-type="float">
            <text:p>5,1</text:p>
          </table:table-cell>
          <table:table-cell office:value-type="float" office:value="78.35072" calcext:value-type="float">
            <text:p>78,35072</text:p>
          </table:table-cell>
          <table:table-cell office:value-type="float" office:value="84.29511" calcext:value-type="float">
            <text:p>84,29511</text:p>
          </table:table-cell>
          <table:table-cell office:value-type="float" office:value="105.7859" calcext:value-type="float">
            <text:p>105,7859</text:p>
          </table:table-cell>
          <table:table-cell office:value-type="float" office:value="4.6608" calcext:value-type="float">
            <text:p>4,6608</text:p>
          </table:table-cell>
          <table:table-cell office:value-type="float" office:value="81.56097" calcext:value-type="float">
            <text:p>81,56097</text:p>
          </table:table-cell>
          <table:table-cell office:value-type="float" office:value="87.7825" calcext:value-type="float">
            <text:p>87,7825</text:p>
          </table:table-cell>
          <table:table-cell office:value-type="float" office:value="0.7450341" calcext:value-type="float">
            <text:p>0,7450341</text:p>
          </table:table-cell>
          <table:table-cell office:value-type="float" office:value="105.0427" calcext:value-type="float">
            <text:p>105,0427</text:p>
          </table:table-cell>
          <table:table-cell office:value-type="float" office:value="98.69" calcext:value-type="float">
            <text:p>98,69</text:p>
          </table:table-cell>
          <table:table-cell office:value-type="float" office:value="99.92" calcext:value-type="float">
            <text:p>99,92</text:p>
          </table:table-cell>
        </table:table-row>
        <table:table-row table:style-name="ro1">
          <table:table-cell office:value-type="string" calcext:value-type="string">
            <text:p>2007M7: Jul-2007</text:p>
          </table:table-cell>
          <table:table-cell office:value-type="float" office:value="5" calcext:value-type="float">
            <text:p>5</text:p>
          </table:table-cell>
          <table:table-cell office:value-type="float" office:value="78.5631" calcext:value-type="float">
            <text:p>78,5631</text:p>
          </table:table-cell>
          <table:table-cell office:value-type="float" office:value="84.62771" calcext:value-type="float">
            <text:p>84,62771</text:p>
          </table:table-cell>
          <table:table-cell office:value-type="float" office:value="104.1277" calcext:value-type="float">
            <text:p>104,1277</text:p>
          </table:table-cell>
          <table:table-cell office:value-type="float" office:value="4.6284" calcext:value-type="float">
            <text:p>4,6284</text:p>
          </table:table-cell>
          <table:table-cell office:value-type="float" office:value="82.04983" calcext:value-type="float">
            <text:p>82,04983</text:p>
          </table:table-cell>
          <table:table-cell office:value-type="float" office:value="88.62873" calcext:value-type="float">
            <text:p>88,62873</text:p>
          </table:table-cell>
          <table:table-cell office:value-type="float" office:value="0.728968" calcext:value-type="float">
            <text:p>0,728968</text:p>
          </table:table-cell>
          <table:table-cell office:value-type="float" office:value="105.4989" calcext:value-type="float">
            <text:p>105,4989</text:p>
          </table:table-cell>
          <table:table-cell office:value-type="float" office:value="98.771" calcext:value-type="float">
            <text:p>98,771</text:p>
          </table:table-cell>
          <table:table-cell office:value-type="float" office:value="99.998" calcext:value-type="float">
            <text:p>99,998</text:p>
          </table:table-cell>
        </table:table-row>
        <table:table-row table:style-name="ro1">
          <table:table-cell office:value-type="string" calcext:value-type="string">
            <text:p>2007M8: Aug-2007</text:p>
          </table:table-cell>
          <table:table-cell office:value-type="float" office:value="4.67" calcext:value-type="float">
            <text:p>4,67</text:p>
          </table:table-cell>
          <table:table-cell office:value-type="float" office:value="78.83287" calcext:value-type="float">
            <text:p>78,83287</text:p>
          </table:table-cell>
          <table:table-cell office:value-type="float" office:value="85.39523" calcext:value-type="float">
            <text:p>85,39523</text:p>
          </table:table-cell>
          <table:table-cell office:value-type="float" office:value="104.2075" calcext:value-type="float">
            <text:p>104,2075</text:p>
          </table:table-cell>
          <table:table-cell office:value-type="float" office:value="4.4263" calcext:value-type="float">
            <text:p>4,4263</text:p>
          </table:table-cell>
          <table:table-cell office:value-type="float" office:value="82.19403" calcext:value-type="float">
            <text:p>82,19403</text:p>
          </table:table-cell>
          <table:table-cell office:value-type="float" office:value="89.36437" calcext:value-type="float">
            <text:p>89,36437</text:p>
          </table:table-cell>
          <table:table-cell office:value-type="float" office:value="0.7341982" calcext:value-type="float">
            <text:p>0,7341982</text:p>
          </table:table-cell>
          <table:table-cell office:value-type="float" office:value="105.3321" calcext:value-type="float">
            <text:p>105,3321</text:p>
          </table:table-cell>
          <table:table-cell office:value-type="float" office:value="98.848" calcext:value-type="float">
            <text:p>98,848</text:p>
          </table:table-cell>
          <table:table-cell office:value-type="float" office:value="100.071" calcext:value-type="float">
            <text:p>100,071</text:p>
          </table:table-cell>
        </table:table-row>
        <table:table-row table:style-name="ro1">
          <table:table-cell office:value-type="string" calcext:value-type="string">
            <text:p>2007M9: Sep-2007</text:p>
          </table:table-cell>
          <table:table-cell office:value-type="float" office:value="4.52" calcext:value-type="float">
            <text:p>4,52</text:p>
          </table:table-cell>
          <table:table-cell office:value-type="float" office:value="78.82713" calcext:value-type="float">
            <text:p>78,82713</text:p>
          </table:table-cell>
          <table:table-cell office:value-type="float" office:value="85.69294" calcext:value-type="float">
            <text:p>85,69294</text:p>
          </table:table-cell>
          <table:table-cell office:value-type="float" office:value="102.7499" calcext:value-type="float">
            <text:p>102,7499</text:p>
          </table:table-cell>
          <table:table-cell office:value-type="float" office:value="4.3694" calcext:value-type="float">
            <text:p>4,3694</text:p>
          </table:table-cell>
          <table:table-cell office:value-type="float" office:value="82.31574" calcext:value-type="float">
            <text:p>82,31574</text:p>
          </table:table-cell>
          <table:table-cell office:value-type="float" office:value="90.00623" calcext:value-type="float">
            <text:p>90,00623</text:p>
          </table:table-cell>
          <table:table-cell office:value-type="float" office:value="0.7188495" calcext:value-type="float">
            <text:p>0,7188495</text:p>
          </table:table-cell>
          <table:table-cell office:value-type="float" office:value="106.1192" calcext:value-type="float">
            <text:p>106,1192</text:p>
          </table:table-cell>
          <table:table-cell office:value-type="float" office:value="98.922" calcext:value-type="float">
            <text:p>98,922</text:p>
          </table:table-cell>
          <table:table-cell office:value-type="float" office:value="100.139" calcext:value-type="float">
            <text:p>100,139</text:p>
          </table:table-cell>
        </table:table-row>
        <table:table-row table:style-name="ro1">
          <table:table-cell office:value-type="string" calcext:value-type="string">
            <text:p>2007M10: Oct-2007</text:p>
          </table:table-cell>
          <table:table-cell office:value-type="float" office:value="4.53" calcext:value-type="float">
            <text:p>4,53</text:p>
          </table:table-cell>
          <table:table-cell office:value-type="float" office:value="79.08543" calcext:value-type="float">
            <text:p>79,08543</text:p>
          </table:table-cell>
          <table:table-cell office:value-type="float" office:value="85.85226" calcext:value-type="float">
            <text:p>85,85226</text:p>
          </table:table-cell>
          <table:table-cell office:value-type="float" office:value="100.4472" calcext:value-type="float">
            <text:p>100,4472</text:p>
          </table:table-cell>
          <table:table-cell office:value-type="float" office:value="4.4002" calcext:value-type="float">
            <text:p>4,4002</text:p>
          </table:table-cell>
          <table:table-cell office:value-type="float" office:value="82.54005" calcext:value-type="float">
            <text:p>82,54005</text:p>
          </table:table-cell>
          <table:table-cell office:value-type="float" office:value="91.10432" calcext:value-type="float">
            <text:p>91,10432</text:p>
          </table:table-cell>
          <table:table-cell office:value-type="float" office:value="0.7027786" calcext:value-type="float">
            <text:p>0,7027786</text:p>
          </table:table-cell>
          <table:table-cell office:value-type="float" office:value="106.4218" calcext:value-type="float">
            <text:p>106,4218</text:p>
          </table:table-cell>
          <table:table-cell office:value-type="float" office:value="98.993" calcext:value-type="float">
            <text:p>98,993</text:p>
          </table:table-cell>
          <table:table-cell office:value-type="float" office:value="100.204" calcext:value-type="float">
            <text:p>100,204</text:p>
          </table:table-cell>
        </table:table-row>
        <table:table-row table:style-name="ro1">
          <table:table-cell office:value-type="string" calcext:value-type="string">
            <text:p>2007M11: Nov-2007</text:p>
          </table:table-cell>
          <table:table-cell office:value-type="float" office:value="4.15" calcext:value-type="float">
            <text:p>4,15</text:p>
          </table:table-cell>
          <table:table-cell office:value-type="float" office:value="78.87879" calcext:value-type="float">
            <text:p>78,87879</text:p>
          </table:table-cell>
          <table:table-cell office:value-type="float" office:value="86.2337" calcext:value-type="float">
            <text:p>86,2337</text:p>
          </table:table-cell>
          <table:table-cell office:value-type="float" office:value="99.17865" calcext:value-type="float">
            <text:p>99,17865</text:p>
          </table:table-cell>
          <table:table-cell office:value-type="float" office:value="4.2515" calcext:value-type="float">
            <text:p>4,2515</text:p>
          </table:table-cell>
          <table:table-cell office:value-type="float" office:value="82.7205" calcext:value-type="float">
            <text:p>82,7205</text:p>
          </table:table-cell>
          <table:table-cell office:value-type="float" office:value="92.21891" calcext:value-type="float">
            <text:p>92,21891</text:p>
          </table:table-cell>
          <table:table-cell office:value-type="float" office:value="0.6807399" calcext:value-type="float">
            <text:p>0,6807399</text:p>
          </table:table-cell>
          <table:table-cell office:value-type="float" office:value="108.0537" calcext:value-type="float">
            <text:p>108,0537</text:p>
          </table:table-cell>
          <table:table-cell office:value-type="float" office:value="99.06" calcext:value-type="float">
            <text:p>99,06</text:p>
          </table:table-cell>
          <table:table-cell office:value-type="float" office:value="100.263" calcext:value-type="float">
            <text:p>100,263</text:p>
          </table:table-cell>
        </table:table-row>
        <table:table-row table:style-name="ro1">
          <table:table-cell office:value-type="string" calcext:value-type="string">
            <text:p>2007M12: Dec-2007</text:p>
          </table:table-cell>
          <table:table-cell office:value-type="float" office:value="4.1" calcext:value-type="float">
            <text:p>4,1</text:p>
          </table:table-cell>
          <table:table-cell office:value-type="float" office:value="79.01655" calcext:value-type="float">
            <text:p>79,01655</text:p>
          </table:table-cell>
          <table:table-cell office:value-type="float" office:value="86.62327" calcext:value-type="float">
            <text:p>86,62327</text:p>
          </table:table-cell>
          <table:table-cell office:value-type="float" office:value="99.58272" calcext:value-type="float">
            <text:p>99,58272</text:p>
          </table:table-cell>
          <table:table-cell office:value-type="float" office:value="4.3818" calcext:value-type="float">
            <text:p>4,3818</text:p>
          </table:table-cell>
          <table:table-cell office:value-type="float" office:value="82.8514" calcext:value-type="float">
            <text:p>82,8514</text:p>
          </table:table-cell>
          <table:table-cell office:value-type="float" office:value="92.8278" calcext:value-type="float">
            <text:p>92,8278</text:p>
          </table:table-cell>
          <table:table-cell office:value-type="float" office:value="0.6867732" calcext:value-type="float">
            <text:p>0,6867732</text:p>
          </table:table-cell>
          <table:table-cell office:value-type="float" office:value="107.8157" calcext:value-type="float">
            <text:p>107,8157</text:p>
          </table:table-cell>
          <table:table-cell office:value-type="float" office:value="99.125" calcext:value-type="float">
            <text:p>99,125</text:p>
          </table:table-cell>
          <table:table-cell office:value-type="float" office:value="100.318" calcext:value-type="float">
            <text:p>100,318</text:p>
          </table:table-cell>
        </table:table-row>
        <table:table-row table:style-name="ro1">
          <table:table-cell office:value-type="string" calcext:value-type="string">
            <text:p>2008M1: Jan-2008</text:p>
          </table:table-cell>
          <table:table-cell office:value-type="float" office:value="3.74" calcext:value-type="float">
            <text:p>3,74</text:p>
          </table:table-cell>
          <table:table-cell office:value-type="float" office:value="79.17727" calcext:value-type="float">
            <text:p>79,17727</text:p>
          </table:table-cell>
          <table:table-cell office:value-type="float" office:value="86.95238" calcext:value-type="float">
            <text:p>86,95238</text:p>
          </table:table-cell>
          <table:table-cell office:value-type="float" office:value="99.18239" calcext:value-type="float">
            <text:p>99,18239</text:p>
          </table:table-cell>
          <table:table-cell office:value-type="float" office:value="4.2317" calcext:value-type="float">
            <text:p>4,2317</text:p>
          </table:table-cell>
          <table:table-cell office:value-type="float" office:value="82.91959" calcext:value-type="float">
            <text:p>82,91959</text:p>
          </table:table-cell>
          <table:table-cell office:value-type="float" office:value="93.81925" calcext:value-type="float">
            <text:p>93,81925</text:p>
          </table:table-cell>
          <table:table-cell office:value-type="float" office:value="0.6796662" calcext:value-type="float">
            <text:p>0,6796662</text:p>
          </table:table-cell>
          <table:table-cell office:value-type="float" office:value="107.6802" calcext:value-type="float">
            <text:p>107,6802</text:p>
          </table:table-cell>
          <table:table-cell office:value-type="float" office:value="99.186" calcext:value-type="float">
            <text:p>99,186</text:p>
          </table:table-cell>
          <table:table-cell office:value-type="float" office:value="100.369" calcext:value-type="float">
            <text:p>100,369</text:p>
          </table:table-cell>
        </table:table-row>
        <table:table-row table:style-name="ro1">
          <table:table-cell office:value-type="string" calcext:value-type="string">
            <text:p>2008M2: Feb-2008</text:p>
          </table:table-cell>
          <table:table-cell office:value-type="float" office:value="3.74" calcext:value-type="float">
            <text:p>3,74</text:p>
          </table:table-cell>
          <table:table-cell office:value-type="float" office:value="79.36095" calcext:value-type="float">
            <text:p>79,36095</text:p>
          </table:table-cell>
          <table:table-cell office:value-type="float" office:value="87.98272" calcext:value-type="float">
            <text:p>87,98272</text:p>
          </table:table-cell>
          <table:table-cell office:value-type="float" office:value="97.95129" calcext:value-type="float">
            <text:p>97,95129</text:p>
          </table:table-cell>
          <table:table-cell office:value-type="float" office:value="4.1394" calcext:value-type="float">
            <text:p>4,1394</text:p>
          </table:table-cell>
          <table:table-cell office:value-type="float" office:value="82.95627" calcext:value-type="float">
            <text:p>82,95627</text:p>
          </table:table-cell>
          <table:table-cell office:value-type="float" office:value="94.83022" calcext:value-type="float">
            <text:p>94,83022</text:p>
          </table:table-cell>
          <table:table-cell office:value-type="float" office:value="0.6786292" calcext:value-type="float">
            <text:p>0,6786292</text:p>
          </table:table-cell>
          <table:table-cell office:value-type="float" office:value="106.8904" calcext:value-type="float">
            <text:p>106,8904</text:p>
          </table:table-cell>
          <table:table-cell office:value-type="float" office:value="99.245" calcext:value-type="float">
            <text:p>99,245</text:p>
          </table:table-cell>
          <table:table-cell office:value-type="float" office:value="100.415" calcext:value-type="float">
            <text:p>100,415</text:p>
          </table:table-cell>
        </table:table-row>
        <table:table-row table:style-name="ro1">
          <table:table-cell office:value-type="string" calcext:value-type="string">
            <text:p>2008M3: Mar-2008</text:p>
          </table:table-cell>
          <table:table-cell office:value-type="float" office:value="3.51" calcext:value-type="float">
            <text:p>3,51</text:p>
          </table:table-cell>
          <table:table-cell office:value-type="float" office:value="79.81441" calcext:value-type="float">
            <text:p>79,81441</text:p>
          </table:table-cell>
          <table:table-cell office:value-type="float" office:value="88.79327" calcext:value-type="float">
            <text:p>88,79327</text:p>
          </table:table-cell>
          <table:table-cell office:value-type="float" office:value="96.39633" calcext:value-type="float">
            <text:p>96,39633</text:p>
          </table:table-cell>
          <table:table-cell office:value-type="float" office:value="4.0705" calcext:value-type="float">
            <text:p>4,0705</text:p>
          </table:table-cell>
          <table:table-cell office:value-type="float" office:value="83.04249" calcext:value-type="float">
            <text:p>83,04249</text:p>
          </table:table-cell>
          <table:table-cell office:value-type="float" office:value="95.21749" calcext:value-type="float">
            <text:p>95,21749</text:p>
          </table:table-cell>
          <table:table-cell office:value-type="float" office:value="0.6440976" calcext:value-type="float">
            <text:p>0,6440976</text:p>
          </table:table-cell>
          <table:table-cell office:value-type="float" office:value="110.242" calcext:value-type="float">
            <text:p>110,242</text:p>
          </table:table-cell>
          <table:table-cell office:value-type="float" office:value="99.301" calcext:value-type="float">
            <text:p>99,301</text:p>
          </table:table-cell>
          <table:table-cell office:value-type="float" office:value="100.457" calcext:value-type="float">
            <text:p>100,457</text:p>
          </table:table-cell>
        </table:table-row>
        <table:table-row table:style-name="ro1">
          <table:table-cell office:value-type="string" calcext:value-type="string">
            <text:p>2008M4: Apr-2008</text:p>
          </table:table-cell>
          <table:table-cell office:value-type="float" office:value="3.68" calcext:value-type="float">
            <text:p>3,68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0933" calcext:value-type="float">
            <text:p>89,0933</text:p>
          </table:table-cell>
          <table:table-cell office:value-type="float" office:value="96.15542" calcext:value-type="float">
            <text:p>96,15542</text:p>
          </table:table-cell>
          <table:table-cell office:value-type="float" office:value="4.2827" calcext:value-type="float">
            <text:p>4,2827</text:p>
          </table:table-cell>
          <table:table-cell office:value-type="float" office:value="83.019" calcext:value-type="float">
            <text:p>83,019</text:p>
          </table:table-cell>
          <table:table-cell office:value-type="float" office:value="95.7741" calcext:value-type="float">
            <text:p>95,7741</text:p>
          </table:table-cell>
          <table:table-cell office:value-type="float" office:value="0.635093" calcext:value-type="float">
            <text:p>0,635093</text:p>
          </table:table-cell>
          <table:table-cell office:value-type="float" office:value="110.8518" calcext:value-type="float">
            <text:p>110,8518</text:p>
          </table:table-cell>
          <table:table-cell office:value-type="float" office:value="99.355" calcext:value-type="float">
            <text:p>99,355</text:p>
          </table:table-cell>
          <table:table-cell office:value-type="float" office:value="100.495" calcext:value-type="float">
            <text:p>100,495</text:p>
          </table:table-cell>
        </table:table-row>
        <table:table-row table:style-name="ro1">
          <table:table-cell office:value-type="string" calcext:value-type="string">
            <text:p>2008M5: May-2008</text:p>
          </table:table-cell>
          <table:table-cell office:value-type="float" office:value="3.88" calcext:value-type="float">
            <text:p>3,88</text:p>
          </table:table-cell>
          <table:table-cell office:value-type="float" office:value="79.90051" calcext:value-type="float">
            <text:p>79,90051</text:p>
          </table:table-cell>
          <table:table-cell office:value-type="float" office:value="89.36427" calcext:value-type="float">
            <text:p>89,36427</text:p>
          </table:table-cell>
          <table:table-cell office:value-type="float" office:value="96.77317" calcext:value-type="float">
            <text:p>96,77317</text:p>
          </table:table-cell>
          <table:table-cell office:value-type="float" office:value="4.4233" calcext:value-type="float">
            <text:p>4,4233</text:p>
          </table:table-cell>
          <table:table-cell office:value-type="float" office:value="82.94909" calcext:value-type="float">
            <text:p>82,94909</text:p>
          </table:table-cell>
          <table:table-cell office:value-type="float" office:value="96.50703" calcext:value-type="float">
            <text:p>96,50703</text:p>
          </table:table-cell>
          <table:table-cell office:value-type="float" office:value="0.6425455" calcext:value-type="float">
            <text:p>0,6425455</text:p>
          </table:table-cell>
          <table:table-cell office:value-type="float" office:value="110.0823" calcext:value-type="float">
            <text:p>110,0823</text:p>
          </table:table-cell>
          <table:table-cell office:value-type="float" office:value="99.407" calcext:value-type="float">
            <text:p>99,407</text:p>
          </table:table-cell>
          <table:table-cell office:value-type="float" office:value="100.529" calcext:value-type="float">
            <text:p>100,529</text:p>
          </table:table-cell>
        </table:table-row>
        <table:table-row table:style-name="ro1">
          <table:table-cell office:value-type="string" calcext:value-type="string">
            <text:p>2008M6: Jun-2008</text:p>
          </table:table-cell>
          <table:table-cell office:value-type="float" office:value="4.1" calcext:value-type="float">
            <text:p>4,1</text:p>
          </table:table-cell>
          <table:table-cell office:value-type="float" office:value="80.34823" calcext:value-type="float">
            <text:p>80,34823</text:p>
          </table:table-cell>
          <table:table-cell office:value-type="float" office:value="89.55614" calcext:value-type="float">
            <text:p>89,55614</text:p>
          </table:table-cell>
          <table:table-cell office:value-type="float" office:value="97.53143" calcext:value-type="float">
            <text:p>97,53143</text:p>
          </table:table-cell>
          <table:table-cell office:value-type="float" office:value="4.8093" calcext:value-type="float">
            <text:p>4,8093</text:p>
          </table:table-cell>
          <table:table-cell office:value-type="float" office:value="83.16149" calcext:value-type="float">
            <text:p>83,16149</text:p>
          </table:table-cell>
          <table:table-cell office:value-type="float" office:value="97.02916" calcext:value-type="float">
            <text:p>97,02916</text:p>
          </table:table-cell>
          <table:table-cell office:value-type="float" office:value="0.6429048" calcext:value-type="float">
            <text:p>0,6429048</text:p>
          </table:table-cell>
          <table:table-cell office:value-type="float" office:value="109.661" calcext:value-type="float">
            <text:p>109,661</text:p>
          </table:table-cell>
          <table:table-cell office:value-type="float" office:value="99.457" calcext:value-type="float">
            <text:p>99,457</text:p>
          </table:table-cell>
          <table:table-cell office:value-type="float" office:value="100.559" calcext:value-type="float">
            <text:p>100,559</text:p>
          </table:table-cell>
        </table:table-row>
        <table:table-row table:style-name="ro1">
          <table:table-cell office:value-type="string" calcext:value-type="string">
            <text:p>2008M7: Jul-2008</text:p>
          </table:table-cell>
          <table:table-cell office:value-type="float" office:value="4.01" calcext:value-type="float">
            <text:p>4,01</text:p>
          </table:table-cell>
          <table:table-cell office:value-type="float" office:value="81.38142" calcext:value-type="float">
            <text:p>81,38142</text:p>
          </table:table-cell>
          <table:table-cell office:value-type="float" office:value="90.07945" calcext:value-type="float">
            <text:p>90,07945</text:p>
          </table:table-cell>
          <table:table-cell office:value-type="float" office:value="96.95644" calcext:value-type="float">
            <text:p>96,95644</text:p>
          </table:table-cell>
          <table:table-cell office:value-type="float" office:value="4.8145" calcext:value-type="float">
            <text:p>4,8145</text:p>
          </table:table-cell>
          <table:table-cell office:value-type="float" office:value="82.85736" calcext:value-type="float">
            <text:p>82,85736</text:p>
          </table:table-cell>
          <table:table-cell office:value-type="float" office:value="97.56686" calcext:value-type="float">
            <text:p>97,56686</text:p>
          </table:table-cell>
          <table:table-cell office:value-type="float" office:value="0.6346087" calcext:value-type="float">
            <text:p>0,6346087</text:p>
          </table:table-cell>
          <table:table-cell office:value-type="float" office:value="109.5483" calcext:value-type="float">
            <text:p>109,5483</text:p>
          </table:table-cell>
          <table:table-cell office:value-type="float" office:value="99.506" calcext:value-type="float">
            <text:p>99,506</text:p>
          </table:table-cell>
          <table:table-cell office:value-type="float" office:value="100.586" calcext:value-type="float">
            <text:p>100,586</text:p>
          </table:table-cell>
        </table:table-row>
        <table:table-row table:style-name="ro1">
          <table:table-cell office:value-type="string" calcext:value-type="string">
            <text:p>2008M8: Aug-2008</text:p>
          </table:table-cell>
          <table:table-cell office:value-type="float" office:value="3.89" calcext:value-type="float">
            <text:p>3,89</text:p>
          </table:table-cell>
          <table:table-cell office:value-type="float" office:value="80.5893" calcext:value-type="float">
            <text:p>80,5893</text:p>
          </table:table-cell>
          <table:table-cell office:value-type="float" office:value="90.11551" calcext:value-type="float">
            <text:p>90,11551</text:p>
          </table:table-cell>
          <table:table-cell office:value-type="float" office:value="98.94031" calcext:value-type="float">
            <text:p>98,94031</text:p>
          </table:table-cell>
          <table:table-cell office:value-type="float" office:value="4.496" calcext:value-type="float">
            <text:p>4,496</text:p>
          </table:table-cell>
          <table:table-cell office:value-type="float" office:value="82.46834" calcext:value-type="float">
            <text:p>82,46834</text:p>
          </table:table-cell>
          <table:table-cell office:value-type="float" office:value="98.10346" calcext:value-type="float">
            <text:p>98,10346</text:p>
          </table:table-cell>
          <table:table-cell office:value-type="float" office:value="0.669" calcext:value-type="float">
            <text:p>0,669</text:p>
          </table:table-cell>
          <table:table-cell office:value-type="float" office:value="106.8766" calcext:value-type="float">
            <text:p>106,8766</text:p>
          </table:table-cell>
          <table:table-cell office:value-type="float" office:value="99.554" calcext:value-type="float">
            <text:p>99,554</text:p>
          </table:table-cell>
          <table:table-cell office:value-type="float" office:value="100.609" calcext:value-type="float">
            <text:p>100,609</text:p>
          </table:table-cell>
        </table:table-row>
        <table:table-row table:style-name="ro1">
          <table:table-cell office:value-type="string" calcext:value-type="string">
            <text:p>2008M9: Sep-2008</text:p>
          </table:table-cell>
          <table:table-cell office:value-type="float" office:value="3.69" calcext:value-type="float">
            <text:p>3,69</text:p>
          </table:table-cell>
          <table:table-cell office:value-type="float" office:value="83.77499" calcext:value-type="float">
            <text:p>83,77499</text:p>
          </table:table-cell>
          <table:table-cell office:value-type="float" office:value="91.02723" calcext:value-type="float">
            <text:p>91,02723</text:p>
          </table:table-cell>
          <table:table-cell office:value-type="float" office:value="101.1851" calcext:value-type="float">
            <text:p>101,1851</text:p>
          </table:table-cell>
          <table:table-cell office:value-type="float" office:value="4.5043" calcext:value-type="float">
            <text:p>4,5043</text:p>
          </table:table-cell>
          <table:table-cell office:value-type="float" office:value="83.06425" calcext:value-type="float">
            <text:p>83,06425</text:p>
          </table:table-cell>
          <table:table-cell office:value-type="float" office:value="98.67714" calcext:value-type="float">
            <text:p>98,67714</text:p>
          </table:table-cell>
          <table:table-cell office:value-type="float" office:value="0.6970454" calcext:value-type="float">
            <text:p>0,6970454</text:p>
          </table:table-cell>
          <table:table-cell office:value-type="float" office:value="105.6628" calcext:value-type="float">
            <text:p>105,6628</text:p>
          </table:table-cell>
          <table:table-cell office:value-type="float" office:value="99.601" calcext:value-type="float">
            <text:p>99,601</text:p>
          </table:table-cell>
          <table:table-cell office:value-type="float" office:value="100.629" calcext:value-type="float">
            <text:p>100,629</text:p>
          </table:table-cell>
        </table:table-row>
        <table:table-row table:style-name="ro1">
          <table:table-cell office:value-type="string" calcext:value-type="string">
            <text:p>2008M10: Oct-2008</text:p>
          </table:table-cell>
          <table:table-cell office:value-type="float" office:value="3.81" calcext:value-type="float">
            <text:p>3,81</text:p>
          </table:table-cell>
          <table:table-cell office:value-type="float" office:value="84.49249" calcext:value-type="float">
            <text:p>84,49249</text:p>
          </table:table-cell>
          <table:table-cell office:value-type="float" office:value="92.28202" calcext:value-type="float">
            <text:p>92,28202</text:p>
          </table:table-cell>
          <table:table-cell office:value-type="float" office:value="107.3585" calcext:value-type="float">
            <text:p>107,3585</text:p>
          </table:table-cell>
          <table:table-cell office:value-type="float" office:value="4.4158" calcext:value-type="float">
            <text:p>4,4158</text:p>
          </table:table-cell>
          <table:table-cell office:value-type="float" office:value="84.66168" calcext:value-type="float">
            <text:p>84,66168</text:p>
          </table:table-cell>
          <table:table-cell office:value-type="float" office:value="99.86988" calcext:value-type="float">
            <text:p>99,86988</text:p>
          </table:table-cell>
          <table:table-cell office:value-type="float" office:value="0.7533478" calcext:value-type="float">
            <text:p>0,7533478</text:p>
          </table:table-cell>
          <table:table-cell office:value-type="float" office:value="103.6208" calcext:value-type="float">
            <text:p>103,6208</text:p>
          </table:table-cell>
          <table:table-cell office:value-type="float" office:value="99.647" calcext:value-type="float">
            <text:p>99,647</text:p>
          </table:table-cell>
          <table:table-cell office:value-type="float" office:value="100.646" calcext:value-type="float">
            <text:p>100,646</text:p>
          </table:table-cell>
        </table:table-row>
        <table:table-row table:style-name="ro1">
          <table:table-cell office:value-type="string" calcext:value-type="string">
            <text:p>2008M11: Nov-2008</text:p>
          </table:table-cell>
          <table:table-cell office:value-type="float" office:value="3.53" calcext:value-type="float">
            <text:p>3,53</text:p>
          </table:table-cell>
          <table:table-cell office:value-type="float" office:value="87.15584" calcext:value-type="float">
            <text:p>87,15584</text:p>
          </table:table-cell>
          <table:table-cell office:value-type="float" office:value="92.95767" calcext:value-type="float">
            <text:p>92,95767</text:p>
          </table:table-cell>
          <table:table-cell office:value-type="float" office:value="108.4965" calcext:value-type="float">
            <text:p>108,4965</text:p>
          </table:table-cell>
          <table:table-cell office:value-type="float" office:value="4.1964" calcext:value-type="float">
            <text:p>4,1964</text:p>
          </table:table-cell>
          <table:table-cell office:value-type="float" office:value="85.57181" calcext:value-type="float">
            <text:p>85,57181</text:p>
          </table:table-cell>
          <table:table-cell office:value-type="float" office:value="100.7388" calcext:value-type="float">
            <text:p>100,7388</text:p>
          </table:table-cell>
          <table:table-cell office:value-type="float" office:value="0.7861" calcext:value-type="float">
            <text:p>0,7861</text:p>
          </table:table-cell>
          <table:table-cell office:value-type="float" office:value="103.1358" calcext:value-type="float">
            <text:p>103,1358</text:p>
          </table:table-cell>
          <table:table-cell office:value-type="float" office:value="99.693" calcext:value-type="float">
            <text:p>99,693</text:p>
          </table:table-cell>
          <table:table-cell office:value-type="float" office:value="100.661" calcext:value-type="float">
            <text:p>100,661</text:p>
          </table:table-cell>
        </table:table-row>
        <table:table-row table:style-name="ro1">
          <table:table-cell office:value-type="string" calcext:value-type="string">
            <text:p>2008M12: Dec-2008</text:p>
          </table:table-cell>
          <table:table-cell office:value-type="float" office:value="2.42" calcext:value-type="float">
            <text:p>2,42</text:p>
          </table:table-cell>
          <table:table-cell office:value-type="float" office:value="92.2472" calcext:value-type="float">
            <text:p>92,2472</text:p>
          </table:table-cell>
          <table:table-cell office:value-type="float" office:value="95.05673" calcext:value-type="float">
            <text:p>95,05673</text:p>
          </table:table-cell>
          <table:table-cell office:value-type="float" office:value="106.6473" calcext:value-type="float">
            <text:p>106,6473</text:p>
          </table:table-cell>
          <table:table-cell office:value-type="float" office:value="3.8881" calcext:value-type="float">
            <text:p>3,8881</text:p>
          </table:table-cell>
          <table:table-cell office:value-type="float" office:value="85.76192" calcext:value-type="float">
            <text:p>85,76192</text:p>
          </table:table-cell>
          <table:table-cell office:value-type="float" office:value="100.9515" calcext:value-type="float">
            <text:p>100,9515</text:p>
          </table:table-cell>
          <table:table-cell office:value-type="float" office:value="0.74475" calcext:value-type="float">
            <text:p>0,74475</text:p>
          </table:table-cell>
          <table:table-cell office:value-type="float" office:value="108.9462" calcext:value-type="float">
            <text:p>108,9462</text:p>
          </table:table-cell>
          <table:table-cell office:value-type="float" office:value="99.739" calcext:value-type="float">
            <text:p>99,739</text:p>
          </table:table-cell>
          <table:table-cell office:value-type="float" office:value="100.674" calcext:value-type="float">
            <text:p>100,674</text:p>
          </table:table-cell>
        </table:table-row>
        <table:table-row table:style-name="ro1">
          <table:table-cell office:value-type="string" calcext:value-type="string">
            <text:p>2009M1: Jan-2009</text:p>
          </table:table-cell>
          <table:table-cell office:value-type="float" office:value="2.52" calcext:value-type="float">
            <text:p>2,52</text:p>
          </table:table-cell>
          <table:table-cell office:value-type="float" office:value="91.01311" calcext:value-type="float">
            <text:p>91,01311</text:p>
          </table:table-cell>
          <table:table-cell office:value-type="float" office:value="95.92078" calcext:value-type="float">
            <text:p>95,92078</text:p>
          </table:table-cell>
          <table:table-cell office:value-type="float" office:value="107.8994" calcext:value-type="float">
            <text:p>107,8994</text:p>
          </table:table-cell>
          <table:table-cell office:value-type="float" office:value="4.0995" calcext:value-type="float">
            <text:p>4,0995</text:p>
          </table:table-cell>
          <table:table-cell office:value-type="float" office:value="87.08711" calcext:value-type="float">
            <text:p>87,08711</text:p>
          </table:table-cell>
          <table:table-cell office:value-type="float" office:value="101.0885" calcext:value-type="float">
            <text:p>101,0885</text:p>
          </table:table-cell>
          <table:table-cell office:value-type="float" office:value="0.7583" calcext:value-type="float">
            <text:p>0,7583</text:p>
          </table:table-cell>
          <table:table-cell office:value-type="float" office:value="108.6538" calcext:value-type="float">
            <text:p>108,6538</text:p>
          </table:table-cell>
          <table:table-cell office:value-type="float" office:value="99.786" calcext:value-type="float">
            <text:p>99,786</text:p>
          </table:table-cell>
          <table:table-cell office:value-type="float" office:value="100.684" calcext:value-type="float">
            <text:p>100,684</text:p>
          </table:table-cell>
        </table:table-row>
        <table:table-row table:style-name="ro1">
          <table:table-cell office:value-type="string" calcext:value-type="string">
            <text:p>2009M2: Feb-2009</text:p>
          </table:table-cell>
          <table:table-cell office:value-type="float" office:value="2.87" calcext:value-type="float">
            <text:p>2,87</text:p>
          </table:table-cell>
          <table:table-cell office:value-type="float" office:value="90.12915" calcext:value-type="float">
            <text:p>90,12915</text:p>
          </table:table-cell>
          <table:table-cell office:value-type="float" office:value="96.31268" calcext:value-type="float">
            <text:p>96,31268</text:p>
          </table:table-cell>
          <table:table-cell office:value-type="float" office:value="110.7464" calcext:value-type="float">
            <text:p>110,7464</text:p>
          </table:table-cell>
          <table:table-cell office:value-type="float" office:value="4.1962" calcext:value-type="float">
            <text:p>4,1962</text:p>
          </table:table-cell>
          <table:table-cell office:value-type="float" office:value="88.61658" calcext:value-type="float">
            <text:p>88,61658</text:p>
          </table:table-cell>
          <table:table-cell office:value-type="float" office:value="101.266" calcext:value-type="float">
            <text:p>101,266</text:p>
          </table:table-cell>
          <table:table-cell office:value-type="float" office:value="0.78065" calcext:value-type="float">
            <text:p>0,78065</text:p>
          </table:table-cell>
          <table:table-cell office:value-type="float" office:value="108.7511" calcext:value-type="float">
            <text:p>108,7511</text:p>
          </table:table-cell>
          <table:table-cell office:value-type="float" office:value="99.833" calcext:value-type="float">
            <text:p>99,833</text:p>
          </table:table-cell>
          <table:table-cell office:value-type="float" office:value="100.693" calcext:value-type="float">
            <text:p>100,693</text:p>
          </table:table-cell>
        </table:table-row>
        <table:table-row table:style-name="ro1">
          <table:table-cell office:value-type="string" calcext:value-type="string">
            <text:p>2009M3: Mar-2009</text:p>
          </table:table-cell>
          <table:table-cell office:value-type="float" office:value="2.82" calcext:value-type="float">
            <text:p>2,82</text:p>
          </table:table-cell>
          <table:table-cell office:value-type="float" office:value="90.74907" calcext:value-type="float">
            <text:p>90,74907</text:p>
          </table:table-cell>
          <table:table-cell office:value-type="float" office:value="97.11277" calcext:value-type="float">
            <text:p>97,11277</text:p>
          </table:table-cell>
          <table:table-cell office:value-type="float" office:value="111.2838" calcext:value-type="float">
            <text:p>111,2838</text:p>
          </table:table-cell>
          <table:table-cell office:value-type="float" office:value="4.142" calcext:value-type="float">
            <text:p>4,142</text:p>
          </table:table-cell>
          <table:table-cell office:value-type="float" office:value="89.24877" calcext:value-type="float">
            <text:p>89,24877</text:p>
          </table:table-cell>
          <table:table-cell office:value-type="float" office:value="101.2876" calcext:value-type="float">
            <text:p>101,2876</text:p>
          </table:table-cell>
          <table:table-cell office:value-type="float" office:value="0.7668636" calcext:value-type="float">
            <text:p>0,7668636</text:p>
          </table:table-cell>
          <table:table-cell office:value-type="float" office:value="110.3308" calcext:value-type="float">
            <text:p>110,3308</text:p>
          </table:table-cell>
          <table:table-cell office:value-type="float" office:value="99.881" calcext:value-type="float">
            <text:p>99,881</text:p>
          </table:table-cell>
          <table:table-cell office:value-type="float" office:value="100.701" calcext:value-type="float">
            <text:p>100,701</text:p>
          </table:table-cell>
        </table:table-row>
        <table:table-row table:style-name="ro1">
          <table:table-cell office:value-type="string" calcext:value-type="string">
            <text:p>2009M4: Apr-2009</text:p>
          </table:table-cell>
          <table:table-cell office:value-type="float" office:value="2.93" calcext:value-type="float">
            <text:p>2,93</text:p>
          </table:table-cell>
          <table:table-cell office:value-type="float" office:value="92.37922" calcext:value-type="float">
            <text:p>92,37922</text:p>
          </table:table-cell>
          <table:table-cell office:value-type="float" office:value="96.93019" calcext:value-type="float">
            <text:p>96,93019</text:p>
          </table:table-cell>
          <table:table-cell office:value-type="float" office:value="108.4053" calcext:value-type="float">
            <text:p>108,4053</text:p>
          </table:table-cell>
          <table:table-cell office:value-type="float" office:value="4.0897" calcext:value-type="float">
            <text:p>4,0897</text:p>
          </table:table-cell>
          <table:table-cell office:value-type="float" office:value="89.90929" calcext:value-type="float">
            <text:p>89,90929</text:p>
          </table:table-cell>
          <table:table-cell office:value-type="float" office:value="101.3946" calcext:value-type="float">
            <text:p>101,3946</text:p>
          </table:table-cell>
          <table:table-cell office:value-type="float" office:value="0.7574091" calcext:value-type="float">
            <text:p>0,7574091</text:p>
          </table:table-cell>
          <table:table-cell office:value-type="float" office:value="108.906" calcext:value-type="float">
            <text:p>108,906</text:p>
          </table:table-cell>
          <table:table-cell office:value-type="float" office:value="99.93" calcext:value-type="float">
            <text:p>99,93</text:p>
          </table:table-cell>
          <table:table-cell office:value-type="float" office:value="100.707" calcext:value-type="float">
            <text:p>100,707</text:p>
          </table:table-cell>
        </table:table-row>
        <table:table-row table:style-name="ro1">
          <table:table-cell office:value-type="string" calcext:value-type="string">
            <text:p>2009M5: May-2009</text:p>
          </table:table-cell>
          <table:table-cell office:value-type="float" office:value="3.29" calcext:value-type="float">
            <text:p>3,29</text:p>
          </table:table-cell>
          <table:table-cell office:value-type="float" office:value="92.70066" calcext:value-type="float">
            <text:p>92,70066</text:p>
          </table:table-cell>
          <table:table-cell office:value-type="float" office:value="97.73842" calcext:value-type="float">
            <text:p>97,73842</text:p>
          </table:table-cell>
          <table:table-cell office:value-type="float" office:value="105.306" calcext:value-type="float">
            <text:p>105,306</text:p>
          </table:table-cell>
          <table:table-cell office:value-type="float" office:value="4.1323" calcext:value-type="float">
            <text:p>4,1323</text:p>
          </table:table-cell>
          <table:table-cell office:value-type="float" office:value="90.56991" calcext:value-type="float">
            <text:p>90,56991</text:p>
          </table:table-cell>
          <table:table-cell office:value-type="float" office:value="101.4452" calcext:value-type="float">
            <text:p>101,4452</text:p>
          </table:table-cell>
          <table:table-cell office:value-type="float" office:value="0.7319524" calcext:value-type="float">
            <text:p>0,7319524</text:p>
          </table:table-cell>
          <table:table-cell office:value-type="float" office:value="109.0394" calcext:value-type="float">
            <text:p>109,0394</text:p>
          </table:table-cell>
          <table:table-cell office:value-type="float" office:value="99.981" calcext:value-type="float">
            <text:p>99,981</text:p>
          </table:table-cell>
          <table:table-cell office:value-type="float" office:value="100.712" calcext:value-type="float">
            <text:p>100,712</text:p>
          </table:table-cell>
        </table:table-row>
        <table:table-row table:style-name="ro1">
          <table:table-cell office:value-type="string" calcext:value-type="string">
            <text:p>2009M6: Jun-2009</text:p>
          </table:table-cell>
          <table:table-cell office:value-type="float" office:value="3.72" calcext:value-type="float">
            <text:p>3,72</text:p>
          </table:table-cell>
          <table:table-cell office:value-type="float" office:value="94.80149" calcext:value-type="float">
            <text:p>94,80149</text:p>
          </table:table-cell>
          <table:table-cell office:value-type="float" office:value="97.84425" calcext:value-type="float">
            <text:p>97,84425</text:p>
          </table:table-cell>
          <table:table-cell office:value-type="float" office:value="104.8613" calcext:value-type="float">
            <text:p>104,8613</text:p>
          </table:table-cell>
          <table:table-cell office:value-type="float" office:value="4.3255" calcext:value-type="float">
            <text:p>4,3255</text:p>
          </table:table-cell>
          <table:table-cell office:value-type="float" office:value="91.30607" calcext:value-type="float">
            <text:p>91,30607</text:p>
          </table:table-cell>
          <table:table-cell office:value-type="float" office:value="101.2809" calcext:value-type="float">
            <text:p>101,2809</text:p>
          </table:table-cell>
          <table:table-cell office:value-type="float" office:value="0.7135682" calcext:value-type="float">
            <text:p>0,7135682</text:p>
          </table:table-cell>
          <table:table-cell office:value-type="float" office:value="109.9174" calcext:value-type="float">
            <text:p>109,9174</text:p>
          </table:table-cell>
          <table:table-cell office:value-type="float" office:value="100.033" calcext:value-type="float">
            <text:p>100,033</text:p>
          </table:table-cell>
          <table:table-cell office:value-type="float" office:value="100.716" calcext:value-type="float">
            <text:p>100,716</text:p>
          </table:table-cell>
        </table:table-row>
        <table:table-row table:style-name="ro1">
          <table:table-cell office:value-type="string" calcext:value-type="string">
            <text:p>2009M7: Jul-2009</text:p>
          </table:table-cell>
          <table:table-cell office:value-type="float" office:value="3.56" calcext:value-type="float">
            <text:p>3,56</text:p>
          </table:table-cell>
          <table:table-cell office:value-type="float" office:value="95.24347" calcext:value-type="float">
            <text:p>95,24347</text:p>
          </table:table-cell>
          <table:table-cell office:value-type="float" office:value="97.8989" calcext:value-type="float">
            <text:p>97,8989</text:p>
          </table:table-cell>
          <table:table-cell office:value-type="float" office:value="104.2844" calcext:value-type="float">
            <text:p>104,2844</text:p>
          </table:table-cell>
          <table:table-cell office:value-type="float" office:value="4.0897" calcext:value-type="float">
            <text:p>4,0897</text:p>
          </table:table-cell>
          <table:table-cell office:value-type="float" office:value="92.35423" calcext:value-type="float">
            <text:p>92,35423</text:p>
          </table:table-cell>
          <table:table-cell office:value-type="float" office:value="101.3054" calcext:value-type="float">
            <text:p>101,3054</text:p>
          </table:table-cell>
          <table:table-cell office:value-type="float" office:value="0.7098261" calcext:value-type="float">
            <text:p>0,7098261</text:p>
          </table:table-cell>
          <table:table-cell office:value-type="float" office:value="109.3394" calcext:value-type="float">
            <text:p>109,3394</text:p>
          </table:table-cell>
          <table:table-cell office:value-type="float" office:value="100.087" calcext:value-type="float">
            <text:p>100,087</text:p>
          </table:table-cell>
          <table:table-cell office:value-type="float" office:value="100.72" calcext:value-type="float">
            <text:p>100,72</text:p>
          </table:table-cell>
        </table:table-row>
        <table:table-row table:style-name="ro1">
          <table:table-cell office:value-type="string" calcext:value-type="string">
            <text:p>2009M8: Aug-2009</text:p>
          </table:table-cell>
          <table:table-cell office:value-type="float" office:value="3.59" calcext:value-type="float">
            <text:p>3,59</text:p>
          </table:table-cell>
          <table:table-cell office:value-type="float" office:value="95.07701" calcext:value-type="float">
            <text:p>95,07701</text:p>
          </table:table-cell>
          <table:table-cell office:value-type="float" office:value="97.74075" calcext:value-type="float">
            <text:p>97,74075</text:p>
          </table:table-cell>
          <table:table-cell office:value-type="float" office:value="102.7906" calcext:value-type="float">
            <text:p>102,7906</text:p>
          </table:table-cell>
          <table:table-cell office:value-type="float" office:value="3.8915" calcext:value-type="float">
            <text:p>3,8915</text:p>
          </table:table-cell>
          <table:table-cell office:value-type="float" office:value="93.28164" calcext:value-type="float">
            <text:p>93,28164</text:p>
          </table:table-cell>
          <table:table-cell office:value-type="float" office:value="101.1204" calcext:value-type="float">
            <text:p>101,1204</text:p>
          </table:table-cell>
          <table:table-cell office:value-type="float" office:value="0.701" calcext:value-type="float">
            <text:p>0,701</text:p>
          </table:table-cell>
          <table:table-cell office:value-type="float" office:value="109.4085" calcext:value-type="float">
            <text:p>109,4085</text:p>
          </table:table-cell>
          <table:table-cell office:value-type="float" office:value="100.143" calcext:value-type="float">
            <text:p>100,143</text:p>
          </table:table-cell>
          <table:table-cell office:value-type="float" office:value="100.724" calcext:value-type="float">
            <text:p>100,724</text:p>
          </table:table-cell>
        </table:table-row>
        <table:table-row table:style-name="ro1">
          <table:table-cell office:value-type="string" calcext:value-type="string">
            <text:p>2009M9: Sep-2009</text:p>
          </table:table-cell>
          <table:table-cell office:value-type="float" office:value="3.4" calcext:value-type="float">
            <text:p>3,4</text:p>
          </table:table-cell>
          <table:table-cell office:value-type="float" office:value="95.39271" calcext:value-type="float">
            <text:p>95,39271</text:p>
          </table:table-cell>
          <table:table-cell office:value-type="float" office:value="97.84541" calcext:value-type="float">
            <text:p>97,84541</text:p>
          </table:table-cell>
          <table:table-cell office:value-type="float" office:value="101.9464" calcext:value-type="float">
            <text:p>101,9464</text:p>
          </table:table-cell>
          <table:table-cell office:value-type="float" office:value="3.8672" calcext:value-type="float">
            <text:p>3,8672</text:p>
          </table:table-cell>
          <table:table-cell office:value-type="float" office:value="94.2437" calcext:value-type="float">
            <text:p>94,2437</text:p>
          </table:table-cell>
          <table:table-cell office:value-type="float" office:value="101.0098" calcext:value-type="float">
            <text:p>101,0098</text:p>
          </table:table-cell>
          <table:table-cell office:value-type="float" office:value="0.6864545" calcext:value-type="float">
            <text:p>0,6864545</text:p>
          </table:table-cell>
          <table:table-cell office:value-type="float" office:value="110.2042" calcext:value-type="float">
            <text:p>110,2042</text:p>
          </table:table-cell>
          <table:table-cell office:value-type="float" office:value="100.201" calcext:value-type="float">
            <text:p>100,201</text:p>
          </table:table-cell>
          <table:table-cell office:value-type="float" office:value="100.727" calcext:value-type="float">
            <text:p>100,727</text:p>
          </table:table-cell>
        </table:table-row>
        <table:table-row table:style-name="ro1">
          <table:table-cell office:value-type="string" calcext:value-type="string">
            <text:p>2009M10: Oct-2009</text:p>
          </table:table-cell>
          <table:table-cell office:value-type="float" office:value="3.39" calcext:value-type="float">
            <text:p>3,39</text:p>
          </table:table-cell>
          <table:table-cell office:value-type="float" office:value="96.16187" calcext:value-type="float">
            <text:p>96,16187</text:p>
          </table:table-cell>
          <table:table-cell office:value-type="float" office:value="98.16986" calcext:value-type="float">
            <text:p>98,16986</text:p>
          </table:table-cell>
          <table:table-cell office:value-type="float" office:value="100.3935" calcext:value-type="float">
            <text:p>100,3935</text:p>
          </table:table-cell>
          <table:table-cell office:value-type="float" office:value="3.8036" calcext:value-type="float">
            <text:p>3,8036</text:p>
          </table:table-cell>
          <table:table-cell office:value-type="float" office:value="95.29194" calcext:value-type="float">
            <text:p>95,29194</text:p>
          </table:table-cell>
          <table:table-cell office:value-type="float" office:value="100.9527" calcext:value-type="float">
            <text:p>100,9527</text:p>
          </table:table-cell>
          <table:table-cell office:value-type="float" office:value="0.675" calcext:value-type="float">
            <text:p>0,675</text:p>
          </table:table-cell>
          <table:table-cell office:value-type="float" office:value="110.6267" calcext:value-type="float">
            <text:p>110,6267</text:p>
          </table:table-cell>
          <table:table-cell office:value-type="float" office:value="100.262" calcext:value-type="float">
            <text:p>100,262</text:p>
          </table:table-cell>
          <table:table-cell office:value-type="float" office:value="100.73" calcext:value-type="float">
            <text:p>100,73</text:p>
          </table:table-cell>
        </table:table-row>
        <table:table-row table:style-name="ro1">
          <table:table-cell office:value-type="string" calcext:value-type="string">
            <text:p>2009M11: Nov-2009</text:p>
          </table:table-cell>
          <table:table-cell office:value-type="float" office:value="3.4" calcext:value-type="float">
            <text:p>3,4</text:p>
          </table:table-cell>
          <table:table-cell office:value-type="float" office:value="96.91955" calcext:value-type="float">
            <text:p>96,91955</text:p>
          </table:table-cell>
          <table:table-cell office:value-type="float" office:value="98.62572" calcext:value-type="float">
            <text:p>98,62572</text:p>
          </table:table-cell>
          <table:table-cell office:value-type="float" office:value="99.74886" calcext:value-type="float">
            <text:p>99,74886</text:p>
          </table:table-cell>
          <table:table-cell office:value-type="float" office:value="3.8364" calcext:value-type="float">
            <text:p>3,8364</text:p>
          </table:table-cell>
          <table:table-cell office:value-type="float" office:value="96.03618" calcext:value-type="float">
            <text:p>96,03618</text:p>
          </table:table-cell>
          <table:table-cell office:value-type="float" office:value="100.6993" calcext:value-type="float">
            <text:p>100,6993</text:p>
          </table:table-cell>
          <table:table-cell office:value-type="float" office:value="0.6702333" calcext:value-type="float">
            <text:p>0,6702333</text:p>
          </table:table-cell>
          <table:table-cell office:value-type="float" office:value="110.4208" calcext:value-type="float">
            <text:p>110,4208</text:p>
          </table:table-cell>
          <table:table-cell office:value-type="float" office:value="100.325" calcext:value-type="float">
            <text:p>100,325</text:p>
          </table:table-cell>
          <table:table-cell office:value-type="float" office:value="100.733" calcext:value-type="float">
            <text:p>100,733</text:p>
          </table:table-cell>
        </table:table-row>
        <table:table-row table:style-name="ro1">
          <table:table-cell office:value-type="string" calcext:value-type="string">
            <text:p>2009M12: Dec-2009</text:p>
          </table:table-cell>
          <table:table-cell office:value-type="float" office:value="3.59" calcext:value-type="float">
            <text:p>3,59</text:p>
          </table:table-cell>
          <table:table-cell office:value-type="float" office:value="97.4878" calcext:value-type="float">
            <text:p>97,4878</text:p>
          </table:table-cell>
          <table:table-cell office:value-type="float" office:value="98.61642" calcext:value-type="float">
            <text:p>98,61642</text:p>
          </table:table-cell>
          <table:table-cell office:value-type="float" office:value="99.82166" calcext:value-type="float">
            <text:p>99,82166</text:p>
          </table:table-cell>
          <table:table-cell office:value-type="float" office:value="3.8727" calcext:value-type="float">
            <text:p>3,8727</text:p>
          </table:table-cell>
          <table:table-cell office:value-type="float" office:value="96.63161" calcext:value-type="float">
            <text:p>96,63161</text:p>
          </table:table-cell>
          <table:table-cell office:value-type="float" office:value="100.5487" calcext:value-type="float">
            <text:p>100,5487</text:p>
          </table:table-cell>
          <table:table-cell office:value-type="float" office:value="0.6863478" calcext:value-type="float">
            <text:p>0,6863478</text:p>
          </table:table-cell>
          <table:table-cell office:value-type="float" office:value="109.3466" calcext:value-type="float">
            <text:p>109,3466</text:p>
          </table:table-cell>
          <table:table-cell office:value-type="float" office:value="100.39" calcext:value-type="float">
            <text:p>100,39</text:p>
          </table:table-cell>
          <table:table-cell office:value-type="float" office:value="100.736" calcext:value-type="float">
            <text:p>100,736</text:p>
          </table:table-cell>
        </table:table-row>
        <table:table-row table:style-name="ro1">
          <table:table-cell office:value-type="string" calcext:value-type="string">
            <text:p>2010M1: Jan-2010</text:p>
          </table:table-cell>
          <table:table-cell office:value-type="float" office:value="3.73" calcext:value-type="float">
            <text:p>3,73</text:p>
          </table:table-cell>
          <table:table-cell office:value-type="float" office:value="96.26519" calcext:value-type="float">
            <text:p>96,26519</text:p>
          </table:table-cell>
          <table:table-cell office:value-type="float" office:value="98.09544" calcext:value-type="float">
            <text:p>98,09544</text:p>
          </table:table-cell>
          <table:table-cell office:value-type="float" office:value="99.88394" calcext:value-type="float">
            <text:p>99,88394</text:p>
          </table:table-cell>
          <table:table-cell office:value-type="float" office:value="4.102" calcext:value-type="float">
            <text:p>4,102</text:p>
          </table:table-cell>
          <table:table-cell office:value-type="float" office:value="97.53777" calcext:value-type="float">
            <text:p>97,53777</text:p>
          </table:table-cell>
          <table:table-cell office:value-type="float" office:value="100.4395" calcext:value-type="float">
            <text:p>100,4395</text:p>
          </table:table-cell>
          <table:table-cell office:value-type="float" office:value="0.7001429" calcext:value-type="float">
            <text:p>0,7001429</text:p>
          </table:table-cell>
          <table:table-cell office:value-type="float" office:value="106.3103" calcext:value-type="float">
            <text:p>106,3103</text:p>
          </table:table-cell>
          <table:table-cell office:value-type="float" office:value="100.458" calcext:value-type="float">
            <text:p>100,458</text:p>
          </table:table-cell>
          <table:table-cell office:value-type="float" office:value="100.739" calcext:value-type="float">
            <text:p>100,739</text:p>
          </table:table-cell>
        </table:table-row>
        <table:table-row table:style-name="ro1">
          <table:table-cell office:value-type="string" calcext:value-type="string">
            <text:p>2010M2: Feb-2010</text:p>
          </table:table-cell>
          <table:table-cell office:value-type="float" office:value="3.69" calcext:value-type="float">
            <text:p>3,69</text:p>
          </table:table-cell>
          <table:table-cell office:value-type="float" office:value="97.72888" calcext:value-type="float">
            <text:p>97,72888</text:p>
          </table:table-cell>
          <table:table-cell office:value-type="float" office:value="98.69899" calcext:value-type="float">
            <text:p>98,69899</text:p>
          </table:table-cell>
          <table:table-cell office:value-type="float" office:value="100.9236" calcext:value-type="float">
            <text:p>100,9236</text:p>
          </table:table-cell>
          <table:table-cell office:value-type="float" office:value="4.1074" calcext:value-type="float">
            <text:p>4,1074</text:p>
          </table:table-cell>
          <table:table-cell office:value-type="float" office:value="98.31646" calcext:value-type="float">
            <text:p>98,31646</text:p>
          </table:table-cell>
          <table:table-cell office:value-type="float" office:value="100.3133" calcext:value-type="float">
            <text:p>100,3133</text:p>
          </table:table-cell>
          <table:table-cell office:value-type="float" office:value="0.73085" calcext:value-type="float">
            <text:p>0,73085</text:p>
          </table:table-cell>
          <table:table-cell office:value-type="float" office:value="103.3851" calcext:value-type="float">
            <text:p>103,3851</text:p>
          </table:table-cell>
          <table:table-cell office:value-type="float" office:value="100.528" calcext:value-type="float">
            <text:p>100,528</text:p>
          </table:table-cell>
          <table:table-cell office:value-type="float" office:value="100.741" calcext:value-type="float">
            <text:p>100,741</text:p>
          </table:table-cell>
        </table:table-row>
        <table:table-row table:style-name="ro1">
          <table:table-cell office:value-type="string" calcext:value-type="string">
            <text:p>2010M3: Mar-2010</text:p>
          </table:table-cell>
          <table:table-cell office:value-type="float" office:value="3.73" calcext:value-type="float">
            <text:p>3,73</text:p>
          </table:table-cell>
          <table:table-cell office:value-type="float" office:value="98.36602" calcext:value-type="float">
            <text:p>98,36602</text:p>
          </table:table-cell>
          <table:table-cell office:value-type="float" office:value="98.68038" calcext:value-type="float">
            <text:p>98,68038</text:p>
          </table:table-cell>
          <table:table-cell office:value-type="float" office:value="100.3577" calcext:value-type="float">
            <text:p>100,3577</text:p>
          </table:table-cell>
          <table:table-cell office:value-type="float" office:value="3.986" calcext:value-type="float">
            <text:p>3,986</text:p>
          </table:table-cell>
          <table:table-cell office:value-type="float" office:value="98.63271" calcext:value-type="float">
            <text:p>98,63271</text:p>
          </table:table-cell>
          <table:table-cell office:value-type="float" office:value="100.2943" calcext:value-type="float">
            <text:p>100,2943</text:p>
          </table:table-cell>
          <table:table-cell office:value-type="float" office:value="0.737" calcext:value-type="float">
            <text:p>0,737</text:p>
          </table:table-cell>
          <table:table-cell office:value-type="float" office:value="102.6584" calcext:value-type="float">
            <text:p>102,6584</text:p>
          </table:table-cell>
          <table:table-cell office:value-type="float" office:value="100.601" calcext:value-type="float">
            <text:p>100,601</text:p>
          </table:table-cell>
          <table:table-cell office:value-type="float" office:value="100.743" calcext:value-type="float">
            <text:p>100,743</text:p>
          </table:table-cell>
        </table:table-row>
        <table:table-row table:style-name="ro1">
          <table:table-cell office:value-type="string" calcext:value-type="string">
            <text:p>2010M4: Apr-2010</text:p>
          </table:table-cell>
          <table:table-cell office:value-type="float" office:value="3.85" calcext:value-type="float">
            <text:p>3,85</text:p>
          </table:table-cell>
          <table:table-cell office:value-type="float" office:value="97.36153" calcext:value-type="float">
            <text:p>97,36153</text:p>
          </table:table-cell>
          <table:table-cell office:value-type="float" office:value="98.81993" calcext:value-type="float">
            <text:p>98,81993</text:p>
          </table:table-cell>
          <table:table-cell office:value-type="float" office:value="99.82269" calcext:value-type="float">
            <text:p>99,82269</text:p>
          </table:table-cell>
          <table:table-cell office:value-type="float" office:value="4.1563" calcext:value-type="float">
            <text:p>4,1563</text:p>
          </table:table-cell>
          <table:table-cell office:value-type="float" office:value="99.24026" calcext:value-type="float">
            <text:p>99,24026</text:p>
          </table:table-cell>
          <table:table-cell office:value-type="float" office:value="100.5063" calcext:value-type="float">
            <text:p>100,5063</text:p>
          </table:table-cell>
          <table:table-cell office:value-type="float" office:value="0.7465454" calcext:value-type="float">
            <text:p>0,7465454</text:p>
          </table:table-cell>
          <table:table-cell office:value-type="float" office:value="101.0074" calcext:value-type="float">
            <text:p>101,0074</text:p>
          </table:table-cell>
          <table:table-cell office:value-type="float" office:value="100.677" calcext:value-type="float">
            <text:p>100,677</text:p>
          </table:table-cell>
          <table:table-cell office:value-type="float" office:value="100.746" calcext:value-type="float">
            <text:p>100,746</text:p>
          </table:table-cell>
        </table:table-row>
        <table:table-row table:style-name="ro1">
          <table:table-cell office:value-type="string" calcext:value-type="string">
            <text:p>2010M5: May-2010</text:p>
          </table:table-cell>
          <table:table-cell office:value-type="float" office:value="3.42" calcext:value-type="float">
            <text:p>3,42</text:p>
          </table:table-cell>
          <table:table-cell office:value-type="float" office:value="97.99866" calcext:value-type="float">
            <text:p>97,99866</text:p>
          </table:table-cell>
          <table:table-cell office:value-type="float" office:value="99.5863" calcext:value-type="float">
            <text:p>99,5863</text:p>
          </table:table-cell>
          <table:table-cell office:value-type="float" office:value="102.8801" calcext:value-type="float">
            <text:p>102,8801</text:p>
          </table:table-cell>
          <table:table-cell office:value-type="float" office:value="3.6784" calcext:value-type="float">
            <text:p>3,6784</text:p>
          </table:table-cell>
          <table:table-cell office:value-type="float" office:value="100.0161" calcext:value-type="float">
            <text:p>100,0161</text:p>
          </table:table-cell>
          <table:table-cell office:value-type="float" office:value="100.8285" calcext:value-type="float">
            <text:p>100,8285</text:p>
          </table:table-cell>
          <table:table-cell office:value-type="float" office:value="0.7954286" calcext:value-type="float">
            <text:p>0,7954286</text:p>
          </table:table-cell>
          <table:table-cell office:value-type="float" office:value="98.07315" calcext:value-type="float">
            <text:p>98,07315</text:p>
          </table:table-cell>
          <table:table-cell office:value-type="float" office:value="100.756" calcext:value-type="float">
            <text:p>100,756</text:p>
          </table:table-cell>
          <table:table-cell office:value-type="float" office:value="100.749" calcext:value-type="float">
            <text:p>100,749</text:p>
          </table:table-cell>
        </table:table-row>
        <table:table-row table:style-name="ro1">
          <table:table-cell office:value-type="string" calcext:value-type="string">
            <text:p>2010M6: Jun-2010</text:p>
          </table:table-cell>
          <table:table-cell office:value-type="float" office:value="3.2" calcext:value-type="float">
            <text:p>3,2</text:p>
          </table:table-cell>
          <table:table-cell office:value-type="float" office:value="98.90558" calcext:value-type="float">
            <text:p>98,90558</text:p>
          </table:table-cell>
          <table:table-cell office:value-type="float" office:value="99.78864" calcext:value-type="float">
            <text:p>99,78864</text:p>
          </table:table-cell>
          <table:table-cell office:value-type="float" office:value="103.5881" calcext:value-type="float">
            <text:p>103,5881</text:p>
          </table:table-cell>
          <table:table-cell office:value-type="float" office:value="3.6868" calcext:value-type="float">
            <text:p>3,6868</text:p>
          </table:table-cell>
          <table:table-cell office:value-type="float" office:value="100.533" calcext:value-type="float">
            <text:p>100,533</text:p>
          </table:table-cell>
          <table:table-cell office:value-type="float" office:value="100.1199" calcext:value-type="float">
            <text:p>100,1199</text:p>
          </table:table-cell>
          <table:table-cell office:value-type="float" office:value="0.8189545" calcext:value-type="float">
            <text:p>0,8189545</text:p>
          </table:table-cell>
          <table:table-cell office:value-type="float" office:value="96.21236" calcext:value-type="float">
            <text:p>96,21236</text:p>
          </table:table-cell>
          <table:table-cell office:value-type="float" office:value="100.837" calcext:value-type="float">
            <text:p>100,837</text:p>
          </table:table-cell>
          <table:table-cell office:value-type="float" office:value="100.752" calcext:value-type="float">
            <text:p>100,752</text:p>
          </table:table-cell>
        </table:table-row>
        <table:table-row table:style-name="ro1">
          <table:table-cell office:value-type="string" calcext:value-type="string">
            <text:p>2010M7: Jul-2010</text:p>
          </table:table-cell>
          <table:table-cell office:value-type="float" office:value="3.01" calcext:value-type="float">
            <text:p>3,01</text:p>
          </table:table-cell>
          <table:table-cell office:value-type="float" office:value="98.86539" calcext:value-type="float">
            <text:p>98,86539</text:p>
          </table:table-cell>
          <table:table-cell office:value-type="float" office:value="99.9154" calcext:value-type="float">
            <text:p>99,9154</text:p>
          </table:table-cell>
          <table:table-cell office:value-type="float" office:value="101.7937" calcext:value-type="float">
            <text:p>101,7937</text:p>
          </table:table-cell>
          <table:table-cell office:value-type="float" office:value="3.6097" calcext:value-type="float">
            <text:p>3,6097</text:p>
          </table:table-cell>
          <table:table-cell office:value-type="float" office:value="100.8046" calcext:value-type="float">
            <text:p>100,8046</text:p>
          </table:table-cell>
          <table:table-cell office:value-type="float" office:value="99.22725" calcext:value-type="float">
            <text:p>99,22725</text:p>
          </table:table-cell>
          <table:table-cell office:value-type="float" office:value="0.7820455" calcext:value-type="float">
            <text:p>0,7820455</text:p>
          </table:table-cell>
          <table:table-cell office:value-type="float" office:value="98.23816" calcext:value-type="float">
            <text:p>98,23816</text:p>
          </table:table-cell>
          <table:table-cell office:value-type="float" office:value="100.922" calcext:value-type="float">
            <text:p>100,922</text:p>
          </table:table-cell>
          <table:table-cell office:value-type="float" office:value="100.755" calcext:value-type="float">
            <text:p>100,755</text:p>
          </table:table-cell>
        </table:table-row>
        <table:table-row table:style-name="ro1">
          <table:table-cell office:value-type="string" calcext:value-type="string">
            <text:p>2010M8: Aug-2010</text:p>
          </table:table-cell>
          <table:table-cell office:value-type="float" office:value="2.7" calcext:value-type="float">
            <text:p>2,7</text:p>
          </table:table-cell>
          <table:table-cell office:value-type="float" office:value="100.2143" calcext:value-type="float">
            <text:p>100,2143</text:p>
          </table:table-cell>
          <table:table-cell office:value-type="float" office:value="100.3701" calcext:value-type="float">
            <text:p>100,3701</text:p>
          </table:table-cell>
          <table:table-cell office:value-type="float" office:value="100.8159" calcext:value-type="float">
            <text:p>100,8159</text:p>
          </table:table-cell>
          <table:table-cell office:value-type="float" office:value="3.4364" calcext:value-type="float">
            <text:p>3,4364</text:p>
          </table:table-cell>
          <table:table-cell office:value-type="float" office:value="100.9967" calcext:value-type="float">
            <text:p>100,9967</text:p>
          </table:table-cell>
          <table:table-cell office:value-type="float" office:value="99.39104" calcext:value-type="float">
            <text:p>99,39104</text:p>
          </table:table-cell>
          <table:table-cell office:value-type="float" office:value="0.7754091" calcext:value-type="float">
            <text:p>0,7754091</text:p>
          </table:table-cell>
          <table:table-cell office:value-type="float" office:value="97.78654" calcext:value-type="float">
            <text:p>97,78654</text:p>
          </table:table-cell>
          <table:table-cell office:value-type="float" office:value="101.009" calcext:value-type="float">
            <text:p>101,009</text:p>
          </table:table-cell>
          <table:table-cell office:value-type="float" office:value="100.758" calcext:value-type="float">
            <text:p>100,758</text:p>
          </table:table-cell>
        </table:table-row>
        <table:table-row table:style-name="ro1">
          <table:table-cell office:value-type="string" calcext:value-type="string">
            <text:p>2010M9: Sep-2010</text:p>
          </table:table-cell>
          <table:table-cell office:value-type="float" office:value="2.65" calcext:value-type="float">
            <text:p>2,65</text:p>
          </table:table-cell>
          <table:table-cell office:value-type="float" office:value="101.2475" calcext:value-type="float">
            <text:p>101,2475</text:p>
          </table:table-cell>
          <table:table-cell office:value-type="float" office:value="100.819" calcext:value-type="float">
            <text:p>100,819</text:p>
          </table:table-cell>
          <table:table-cell office:value-type="float" office:value="99.61636" calcext:value-type="float">
            <text:p>99,61636</text:p>
          </table:table-cell>
          <table:table-cell office:value-type="float" office:value="3.4921" calcext:value-type="float">
            <text:p>3,4921</text:p>
          </table:table-cell>
          <table:table-cell office:value-type="float" office:value="100.9694" calcext:value-type="float">
            <text:p>100,9694</text:p>
          </table:table-cell>
          <table:table-cell office:value-type="float" office:value="99.60073" calcext:value-type="float">
            <text:p>99,60073</text:p>
          </table:table-cell>
          <table:table-cell office:value-type="float" office:value="0.7639091" calcext:value-type="float">
            <text:p>0,7639091</text:p>
          </table:table-cell>
          <table:table-cell office:value-type="float" office:value="97.95811" calcext:value-type="float">
            <text:p>97,95811</text:p>
          </table:table-cell>
          <table:table-cell office:value-type="float" office:value="101.098" calcext:value-type="float">
            <text:p>101,098</text:p>
          </table:table-cell>
          <table:table-cell office:value-type="float" office:value="100.762" calcext:value-type="float">
            <text:p>100,762</text:p>
          </table:table-cell>
        </table:table-row>
        <table:table-row table:style-name="ro1">
          <table:table-cell office:value-type="string" calcext:value-type="string">
            <text:p>2010M10: Oct-2010</text:p>
          </table:table-cell>
          <table:table-cell office:value-type="float" office:value="2.54" calcext:value-type="float">
            <text:p>2,54</text:p>
          </table:table-cell>
          <table:table-cell office:value-type="float" office:value="102.0626" calcext:value-type="float">
            <text:p>102,0626</text:p>
          </table:table-cell>
          <table:table-cell office:value-type="float" office:value="101.3946" calcext:value-type="float">
            <text:p>101,3946</text:p>
          </table:table-cell>
          <table:table-cell office:value-type="float" office:value="96.59088" calcext:value-type="float">
            <text:p>96,59088</text:p>
          </table:table-cell>
          <table:table-cell office:value-type="float" office:value="3.3282" calcext:value-type="float">
            <text:p>3,3282</text:p>
          </table:table-cell>
          <table:table-cell office:value-type="float" office:value="100.8024" calcext:value-type="float">
            <text:p>100,8024</text:p>
          </table:table-cell>
          <table:table-cell office:value-type="float" office:value="99.62911" calcext:value-type="float">
            <text:p>99,62911</text:p>
          </table:table-cell>
          <table:table-cell office:value-type="float" office:value="0.72" calcext:value-type="float">
            <text:p>0,72</text:p>
          </table:table-cell>
          <table:table-cell office:value-type="float" office:value="101.0742" calcext:value-type="float">
            <text:p>101,0742</text:p>
          </table:table-cell>
          <table:table-cell office:value-type="float" office:value="101.191" calcext:value-type="float">
            <text:p>101,191</text:p>
          </table:table-cell>
          <table:table-cell office:value-type="float" office:value="100.765" calcext:value-type="float">
            <text:p>100,765</text:p>
          </table:table-cell>
        </table:table-row>
        <table:table-row table:style-name="ro1">
          <table:table-cell office:value-type="string" calcext:value-type="string">
            <text:p>2010M11: Nov-2010</text:p>
          </table:table-cell>
          <table:table-cell office:value-type="float" office:value="2.76" calcext:value-type="float">
            <text:p>2,76</text:p>
          </table:table-cell>
          <table:table-cell office:value-type="float" office:value="105.2655" calcext:value-type="float">
            <text:p>105,2655</text:p>
          </table:table-cell>
          <table:table-cell office:value-type="float" office:value="101.7109" calcext:value-type="float">
            <text:p>101,7109</text:p>
          </table:table-cell>
          <table:table-cell office:value-type="float" office:value="96.57697" calcext:value-type="float">
            <text:p>96,57697</text:p>
          </table:table-cell>
          <table:table-cell office:value-type="float" office:value="3.7165" calcext:value-type="float">
            <text:p>3,7165</text:p>
          </table:table-cell>
          <table:table-cell office:value-type="float" office:value="100.9299" calcext:value-type="float">
            <text:p>100,9299</text:p>
          </table:table-cell>
          <table:table-cell office:value-type="float" office:value="99.77691" calcext:value-type="float">
            <text:p>99,77691</text:p>
          </table:table-cell>
          <table:table-cell office:value-type="float" office:value="0.7334545" calcext:value-type="float">
            <text:p>0,7334545</text:p>
          </table:table-cell>
          <table:table-cell office:value-type="float" office:value="99.73294" calcext:value-type="float">
            <text:p>99,73294</text:p>
          </table:table-cell>
          <table:table-cell office:value-type="float" office:value="101.286" calcext:value-type="float">
            <text:p>101,286</text:p>
          </table:table-cell>
          <table:table-cell office:value-type="float" office:value="100.769" calcext:value-type="float">
            <text:p>100,769</text:p>
          </table:table-cell>
        </table:table-row>
        <table:table-row table:style-name="ro1">
          <table:table-cell office:value-type="string" calcext:value-type="string">
            <text:p>2010M12: Dec-2010</text:p>
          </table:table-cell>
          <table:table-cell office:value-type="float" office:value="3.29" calcext:value-type="float">
            <text:p>3,29</text:p>
          </table:table-cell>
          <table:table-cell office:value-type="float" office:value="105.7189" calcext:value-type="float">
            <text:p>105,7189</text:p>
          </table:table-cell>
          <table:table-cell office:value-type="float" office:value="102.1203" calcext:value-type="float">
            <text:p>102,1203</text:p>
          </table:table-cell>
          <table:table-cell office:value-type="float" office:value="97.15" calcext:value-type="float">
            <text:p>97,15</text:p>
          </table:table-cell>
          <table:table-cell office:value-type="float" office:value="4.0714" calcext:value-type="float">
            <text:p>4,0714</text:p>
          </table:table-cell>
          <table:table-cell office:value-type="float" office:value="101.2207" calcext:value-type="float">
            <text:p>101,2207</text:p>
          </table:table-cell>
          <table:table-cell office:value-type="float" office:value="99.87311" calcext:value-type="float">
            <text:p>99,87311</text:p>
          </table:table-cell>
          <table:table-cell office:value-type="float" office:value="0.7567826" calcext:value-type="float">
            <text:p>0,7567826</text:p>
          </table:table-cell>
          <table:table-cell office:value-type="float" office:value="97.56334" calcext:value-type="float">
            <text:p>97,56334</text:p>
          </table:table-cell>
          <table:table-cell office:value-type="float" office:value="101.384" calcext:value-type="float">
            <text:p>101,384</text:p>
          </table:table-cell>
          <table:table-cell office:value-type="float" office:value="100.773" calcext:value-type="float">
            <text:p>100,773</text:p>
          </table:table-cell>
        </table:table-row>
        <table:table-row table:style-name="ro1">
          <table:table-cell office:value-type="string" calcext:value-type="string">
            <text:p>2011M1: Jan-2011</text:p>
          </table:table-cell>
          <table:table-cell office:value-type="float" office:value="3.39" calcext:value-type="float">
            <text:p>3,39</text:p>
          </table:table-cell>
          <table:table-cell office:value-type="float" office:value="106.511" calcext:value-type="float">
            <text:p>106,511</text:p>
          </table:table-cell>
          <table:table-cell office:value-type="float" office:value="102.4971" calcext:value-type="float">
            <text:p>102,4971</text:p>
          </table:table-cell>
          <table:table-cell office:value-type="float" office:value="95.98756" calcext:value-type="float">
            <text:p>95,98756</text:p>
          </table:table-cell>
          <table:table-cell office:value-type="float" office:value="3.939" calcext:value-type="float">
            <text:p>3,939</text:p>
          </table:table-cell>
          <table:table-cell office:value-type="float" office:value="101.4496" calcext:value-type="float">
            <text:p>101,4496</text:p>
          </table:table-cell>
          <table:table-cell office:value-type="float" office:value="100.019" calcext:value-type="float">
            <text:p>100,019</text:p>
          </table:table-cell>
          <table:table-cell office:value-type="float" office:value="0.7484095" calcext:value-type="float">
            <text:p>0,7484095</text:p>
          </table:table-cell>
          <table:table-cell office:value-type="float" office:value="96.76646" calcext:value-type="float">
            <text:p>96,76646</text:p>
          </table:table-cell>
          <table:table-cell office:value-type="float" office:value="101.485" calcext:value-type="float">
            <text:p>101,485</text:p>
          </table:table-cell>
          <table:table-cell office:value-type="float" office:value="100.777" calcext:value-type="float">
            <text:p>100,777</text:p>
          </table:table-cell>
        </table:table-row>
        <table:table-row table:style-name="ro1">
          <table:table-cell office:value-type="string" calcext:value-type="string">
            <text:p>2011M2: Feb-2011</text:p>
          </table:table-cell>
          <table:table-cell office:value-type="float" office:value="3.58" calcext:value-type="float">
            <text:p>3,58</text:p>
          </table:table-cell>
          <table:table-cell office:value-type="float" office:value="107.6074" calcext:value-type="float">
            <text:p>107,6074</text:p>
          </table:table-cell>
          <table:table-cell office:value-type="float" office:value="103.0518" calcext:value-type="float">
            <text:p>103,0518</text:p>
          </table:table-cell>
          <table:table-cell office:value-type="float" office:value="95.30032" calcext:value-type="float">
            <text:p>95,30032</text:p>
          </table:table-cell>
          <table:table-cell office:value-type="float" office:value="4.4733" calcext:value-type="float">
            <text:p>4,4733</text:p>
          </table:table-cell>
          <table:table-cell office:value-type="float" office:value="101.4743" calcext:value-type="float">
            <text:p>101,4743</text:p>
          </table:table-cell>
          <table:table-cell office:value-type="float" office:value="100.2011" calcext:value-type="float">
            <text:p>100,2011</text:p>
          </table:table-cell>
          <table:table-cell office:value-type="float" office:value="0.73225" calcext:value-type="float">
            <text:p>0,73225</text:p>
          </table:table-cell>
          <table:table-cell office:value-type="float" office:value="97.74404" calcext:value-type="float">
            <text:p>97,74404</text:p>
          </table:table-cell>
          <table:table-cell office:value-type="float" office:value="101.589" calcext:value-type="float">
            <text:p>101,589</text:p>
          </table:table-cell>
          <table:table-cell office:value-type="float" office:value="100.782" calcext:value-type="float">
            <text:p>100,782</text:p>
          </table:table-cell>
        </table:table-row>
        <table:table-row table:style-name="ro1">
          <table:table-cell office:value-type="string" calcext:value-type="string">
            <text:p>2011M3: Mar-2011</text:p>
          </table:table-cell>
          <table:table-cell office:value-type="float" office:value="3.41" calcext:value-type="float">
            <text:p>3,41</text:p>
          </table:table-cell>
          <table:table-cell office:value-type="float" office:value="108.6004" calcext:value-type="float">
            <text:p>108,6004</text:p>
          </table:table-cell>
          <table:table-cell office:value-type="float" office:value="103.5693" calcext:value-type="float">
            <text:p>103,5693</text:p>
          </table:table-cell>
          <table:table-cell office:value-type="float" office:value="94.96793" calcext:value-type="float">
            <text:p>94,96793</text:p>
          </table:table-cell>
          <table:table-cell office:value-type="float" office:value="4.4875" calcext:value-type="float">
            <text:p>4,4875</text:p>
          </table:table-cell>
          <table:table-cell office:value-type="float" office:value="101.6643" calcext:value-type="float">
            <text:p>101,6643</text:p>
          </table:table-cell>
          <table:table-cell office:value-type="float" office:value="100.3384" calcext:value-type="float">
            <text:p>100,3384</text:p>
          </table:table-cell>
          <table:table-cell office:value-type="float" office:value="0.7135652" calcext:value-type="float">
            <text:p>0,7135652</text:p>
          </table:table-cell>
          <table:table-cell office:value-type="float" office:value="99.66607" calcext:value-type="float">
            <text:p>99,66607</text:p>
          </table:table-cell>
          <table:table-cell office:value-type="float" office:value="101.695" calcext:value-type="float">
            <text:p>101,695</text:p>
          </table:table-cell>
          <table:table-cell office:value-type="float" office:value="100.787" calcext:value-type="float">
            <text:p>100,787</text:p>
          </table:table-cell>
        </table:table-row>
        <table:table-row table:style-name="ro1">
          <table:table-cell office:value-type="string" calcext:value-type="string">
            <text:p>2011M4: Apr-2011</text:p>
          </table:table-cell>
          <table:table-cell office:value-type="float" office:value="3.46" calcext:value-type="float">
            <text:p>3,46</text:p>
          </table:table-cell>
          <table:table-cell office:value-type="float" office:value="108.9333" calcext:value-type="float">
            <text:p>108,9333</text:p>
          </table:table-cell>
          <table:table-cell office:value-type="float" office:value="104.1519" calcext:value-type="float">
            <text:p>104,1519</text:p>
          </table:table-cell>
          <table:table-cell office:value-type="float" office:value="93.67255" calcext:value-type="float">
            <text:p>93,67255</text:p>
          </table:table-cell>
          <table:table-cell office:value-type="float" office:value="4.6574" calcext:value-type="float">
            <text:p>4,6574</text:p>
          </table:table-cell>
          <table:table-cell office:value-type="float" office:value="101.7076" calcext:value-type="float">
            <text:p>101,7076</text:p>
          </table:table-cell>
          <table:table-cell office:value-type="float" office:value="100.4446" calcext:value-type="float">
            <text:p>100,4446</text:p>
          </table:table-cell>
          <table:table-cell office:value-type="float" office:value="0.6917143" calcext:value-type="float">
            <text:p>0,6917143</text:p>
          </table:table-cell>
          <table:table-cell office:value-type="float" office:value="100.9654" calcext:value-type="float">
            <text:p>100,9654</text:p>
          </table:table-cell>
          <table:table-cell office:value-type="float" office:value="101.804" calcext:value-type="float">
            <text:p>101,804</text:p>
          </table:table-cell>
          <table:table-cell office:value-type="float" office:value="100.791" calcext:value-type="float">
            <text:p>100,791</text:p>
          </table:table-cell>
        </table:table-row>
        <table:table-row table:style-name="ro1">
          <table:table-cell office:value-type="string" calcext:value-type="string">
            <text:p>2011M5: May-2011</text:p>
          </table:table-cell>
          <table:table-cell office:value-type="float" office:value="3.17" calcext:value-type="float">
            <text:p>3,17</text:p>
          </table:table-cell>
          <table:table-cell office:value-type="float" office:value="111.0284" calcext:value-type="float">
            <text:p>111,0284</text:p>
          </table:table-cell>
          <table:table-cell office:value-type="float" office:value="104.8357" calcext:value-type="float">
            <text:p>104,8357</text:p>
          </table:table-cell>
          <table:table-cell office:value-type="float" office:value="94.00483" calcext:value-type="float">
            <text:p>94,00483</text:p>
          </table:table-cell>
          <table:table-cell office:value-type="float" office:value="4.3656" calcext:value-type="float">
            <text:p>4,3656</text:p>
          </table:table-cell>
          <table:table-cell office:value-type="float" office:value="101.5215" calcext:value-type="float">
            <text:p>101,5215</text:p>
          </table:table-cell>
          <table:table-cell office:value-type="float" office:value="100.562" calcext:value-type="float">
            <text:p>100,562</text:p>
          </table:table-cell>
          <table:table-cell office:value-type="float" office:value="0.6984546" calcext:value-type="float">
            <text:p>0,6984546</text:p>
          </table:table-cell>
          <table:table-cell office:value-type="float" office:value="99.80563" calcext:value-type="float">
            <text:p>99,80563</text:p>
          </table:table-cell>
          <table:table-cell office:value-type="float" office:value="101.916" calcext:value-type="float">
            <text:p>101,916</text:p>
          </table:table-cell>
          <table:table-cell office:value-type="float" office:value="100.796" calcext:value-type="float">
            <text:p>100,796</text:p>
          </table:table-cell>
        </table:table-row>
        <table:table-row table:style-name="ro1">
          <table:table-cell office:value-type="string" calcext:value-type="string">
            <text:p>2011M6: Jun-2011</text:p>
          </table:table-cell>
          <table:table-cell office:value-type="float" office:value="3" calcext:value-type="float">
            <text:p>3</text:p>
          </table:table-cell>
          <table:table-cell office:value-type="float" office:value="111.7574" calcext:value-type="float">
            <text:p>111,7574</text:p>
          </table:table-cell>
          <table:table-cell office:value-type="float" office:value="105.8032" calcext:value-type="float">
            <text:p>105,8032</text:p>
          </table:table-cell>
          <table:table-cell office:value-type="float" office:value="93.9257" calcext:value-type="float">
            <text:p>93,9257</text:p>
          </table:table-cell>
          <table:table-cell office:value-type="float" office:value="4.3748" calcext:value-type="float">
            <text:p>4,3748</text:p>
          </table:table-cell>
          <table:table-cell office:value-type="float" office:value="101.7083" calcext:value-type="float">
            <text:p>101,7083</text:p>
          </table:table-cell>
          <table:table-cell office:value-type="float" office:value="100.7837" calcext:value-type="float">
            <text:p>100,7837</text:p>
          </table:table-cell>
          <table:table-cell office:value-type="float" office:value="0.6941818" calcext:value-type="float">
            <text:p>0,6941818</text:p>
          </table:table-cell>
          <table:table-cell office:value-type="float" office:value="100.2327" calcext:value-type="float">
            <text:p>100,2327</text:p>
          </table:table-cell>
          <table:table-cell office:value-type="float" office:value="102.031" calcext:value-type="float">
            <text:p>102,031</text:p>
          </table:table-cell>
          <table:table-cell office:value-type="float" office:value="100.801" calcext:value-type="float">
            <text:p>100,801</text:p>
          </table:table-cell>
        </table:table-row>
        <table:table-row table:style-name="ro1">
          <table:table-cell office:value-type="string" calcext:value-type="string">
            <text:p>2011M7: Jul-2011</text:p>
          </table:table-cell>
          <table:table-cell office:value-type="float" office:value="3" calcext:value-type="float">
            <text:p>3</text:p>
          </table:table-cell>
          <table:table-cell office:value-type="float" office:value="114.8857" calcext:value-type="float">
            <text:p>114,8857</text:p>
          </table:table-cell>
          <table:table-cell office:value-type="float" office:value="108.0174" calcext:value-type="float">
            <text:p>108,0174</text:p>
          </table:table-cell>
          <table:table-cell office:value-type="float" office:value="93.16592" calcext:value-type="float">
            <text:p>93,16592</text:p>
          </table:table-cell>
          <table:table-cell office:value-type="float" office:value="4.5978" calcext:value-type="float">
            <text:p>4,5978</text:p>
          </table:table-cell>
          <table:table-cell office:value-type="float" office:value="102.0011" calcext:value-type="float">
            <text:p>102,0011</text:p>
          </table:table-cell>
          <table:table-cell office:value-type="float" office:value="100.9109" calcext:value-type="float">
            <text:p>100,9109</text:p>
          </table:table-cell>
          <table:table-cell office:value-type="float" office:value="0.7000476" calcext:value-type="float">
            <text:p>0,7000476</text:p>
          </table:table-cell>
          <table:table-cell office:value-type="float" office:value="99.11839" calcext:value-type="float">
            <text:p>99,11839</text:p>
          </table:table-cell>
          <table:table-cell office:value-type="float" office:value="102.148" calcext:value-type="float">
            <text:p>102,148</text:p>
          </table:table-cell>
          <table:table-cell office:value-type="float" office:value="100.806" calcext:value-type="float">
            <text:p>100,806</text:p>
          </table:table-cell>
        </table:table-row>
        <table:table-row table:style-name="ro1">
          <table:table-cell office:value-type="string" calcext:value-type="string">
            <text:p>2011M8: Aug-2011</text:p>
          </table:table-cell>
          <table:table-cell office:value-type="float" office:value="2.3" calcext:value-type="float">
            <text:p>2,3</text:p>
          </table:table-cell>
          <table:table-cell office:value-type="float" office:value="121.28" calcext:value-type="float">
            <text:p>121,28</text:p>
          </table:table-cell>
          <table:table-cell office:value-type="float" office:value="110.3909" calcext:value-type="float">
            <text:p>110,3909</text:p>
          </table:table-cell>
          <table:table-cell office:value-type="float" office:value="93.93743" calcext:value-type="float">
            <text:p>93,93743</text:p>
          </table:table-cell>
          <table:table-cell office:value-type="float" office:value="4.2027" calcext:value-type="float">
            <text:p>4,2027</text:p>
          </table:table-cell>
          <table:table-cell office:value-type="float" office:value="102.4411" calcext:value-type="float">
            <text:p>102,4411</text:p>
          </table:table-cell>
          <table:table-cell office:value-type="float" office:value="101.3427" calcext:value-type="float">
            <text:p>101,3427</text:p>
          </table:table-cell>
          <table:table-cell office:value-type="float" office:value="0.6976522" calcext:value-type="float">
            <text:p>0,6976522</text:p>
          </table:table-cell>
          <table:table-cell office:value-type="float" office:value="99.66425" calcext:value-type="float">
            <text:p>99,66425</text:p>
          </table:table-cell>
          <table:table-cell office:value-type="float" office:value="102.267" calcext:value-type="float">
            <text:p>102,267</text:p>
          </table:table-cell>
          <table:table-cell office:value-type="float" office:value="100.811" calcext:value-type="float">
            <text:p>100,811</text:p>
          </table:table-cell>
        </table:table-row>
        <table:table-row table:style-name="ro1">
          <table:table-cell office:value-type="string" calcext:value-type="string">
            <text:p>2011M9: Sep-2011</text:p>
          </table:table-cell>
          <table:table-cell office:value-type="float" office:value="1.98" calcext:value-type="float">
            <text:p>1,98</text:p>
          </table:table-cell>
          <table:table-cell office:value-type="float" office:value="122.032" calcext:value-type="float">
            <text:p>122,032</text:p>
          </table:table-cell>
          <table:table-cell office:value-type="float" office:value="110.72" calcext:value-type="float">
            <text:p>110,72</text:p>
          </table:table-cell>
          <table:table-cell office:value-type="float" office:value="96.66235" calcext:value-type="float">
            <text:p>96,66235</text:p>
          </table:table-cell>
          <table:table-cell office:value-type="float" office:value="4.0351" calcext:value-type="float">
            <text:p>4,0351</text:p>
          </table:table-cell>
          <table:table-cell office:value-type="float" office:value="102.8766" calcext:value-type="float">
            <text:p>102,8766</text:p>
          </table:table-cell>
          <table:table-cell office:value-type="float" office:value="101.8273" calcext:value-type="float">
            <text:p>101,8273</text:p>
          </table:table-cell>
          <table:table-cell office:value-type="float" office:value="0.727" calcext:value-type="float">
            <text:p>0,727</text:p>
          </table:table-cell>
          <table:table-cell office:value-type="float" office:value="99.07694" calcext:value-type="float">
            <text:p>99,07694</text:p>
          </table:table-cell>
          <table:table-cell office:value-type="float" office:value="102.389" calcext:value-type="float">
            <text:p>102,389</text:p>
          </table:table-cell>
          <table:table-cell office:value-type="float" office:value="100.816" calcext:value-type="float">
            <text:p>100,816</text:p>
          </table:table-cell>
        </table:table-row>
        <table:table-row table:style-name="ro1">
          <table:table-cell office:value-type="string" calcext:value-type="string">
            <text:p>2011M10: Oct-2011</text:p>
          </table:table-cell>
          <table:table-cell office:value-type="float" office:value="2.15" calcext:value-type="float">
            <text:p>2,15</text:p>
          </table:table-cell>
          <table:table-cell office:value-type="float" office:value="122.6863" calcext:value-type="float">
            <text:p>122,6863</text:p>
          </table:table-cell>
          <table:table-cell office:value-type="float" office:value="111.0852" calcext:value-type="float">
            <text:p>111,0852</text:p>
          </table:table-cell>
          <table:table-cell office:value-type="float" office:value="97.25619" calcext:value-type="float">
            <text:p>97,25619</text:p>
          </table:table-cell>
          <table:table-cell office:value-type="float" office:value="4.0761" calcext:value-type="float">
            <text:p>4,0761</text:p>
          </table:table-cell>
          <table:table-cell office:value-type="float" office:value="102.8321" calcext:value-type="float">
            <text:p>102,8321</text:p>
          </table:table-cell>
          <table:table-cell office:value-type="float" office:value="101.7504" calcext:value-type="float">
            <text:p>101,7504</text:p>
          </table:table-cell>
          <table:table-cell office:value-type="float" office:value="0.7288572" calcext:value-type="float">
            <text:p>0,7288572</text:p>
          </table:table-cell>
          <table:table-cell office:value-type="float" office:value="99.76256" calcext:value-type="float">
            <text:p>99,76256</text:p>
          </table:table-cell>
          <table:table-cell office:value-type="float" office:value="102.514" calcext:value-type="float">
            <text:p>102,514</text:p>
          </table:table-cell>
          <table:table-cell office:value-type="float" office:value="100.822" calcext:value-type="float">
            <text:p>100,822</text:p>
          </table:table-cell>
        </table:table-row>
        <table:table-row table:style-name="ro1">
          <table:table-cell office:value-type="string" calcext:value-type="string">
            <text:p>2011M11: Nov-2011</text:p>
          </table:table-cell>
          <table:table-cell office:value-type="float" office:value="2.01" calcext:value-type="float">
            <text:p>2,01</text:p>
          </table:table-cell>
          <table:table-cell office:value-type="float" office:value="124.6723" calcext:value-type="float">
            <text:p>124,6723</text:p>
          </table:table-cell>
          <table:table-cell office:value-type="float" office:value="111.5818" calcext:value-type="float">
            <text:p>111,5818</text:p>
          </table:table-cell>
          <table:table-cell office:value-type="float" office:value="97.66391" calcext:value-type="float">
            <text:p>97,66391</text:p>
          </table:table-cell>
          <table:table-cell office:value-type="float" office:value="4.3919" calcext:value-type="float">
            <text:p>4,3919</text:p>
          </table:table-cell>
          <table:table-cell office:value-type="float" office:value="103.0184" calcext:value-type="float">
            <text:p>103,0184</text:p>
          </table:table-cell>
          <table:table-cell office:value-type="float" office:value="101.7724" calcext:value-type="float">
            <text:p>101,7724</text:p>
          </table:table-cell>
          <table:table-cell office:value-type="float" office:value="0.7371364" calcext:value-type="float">
            <text:p>0,7371364</text:p>
          </table:table-cell>
          <table:table-cell office:value-type="float" office:value="99.28668" calcext:value-type="float">
            <text:p>99,28668</text:p>
          </table:table-cell>
          <table:table-cell office:value-type="float" office:value="102.641" calcext:value-type="float">
            <text:p>102,641</text:p>
          </table:table-cell>
          <table:table-cell office:value-type="float" office:value="100.827" calcext:value-type="float">
            <text:p>100,827</text:p>
          </table:table-cell>
        </table:table-row>
        <table:table-row table:style-name="ro1">
          <table:table-cell office:value-type="string" calcext:value-type="string">
            <text:p>2011M12: Dec-2011</text:p>
          </table:table-cell>
          <table:table-cell office:value-type="float" office:value="1.98" calcext:value-type="float">
            <text:p>1,98</text:p>
          </table:table-cell>
          <table:table-cell office:value-type="float" office:value="124.4542" calcext:value-type="float">
            <text:p>124,4542</text:p>
          </table:table-cell>
          <table:table-cell office:value-type="float" office:value="112.0423" calcext:value-type="float">
            <text:p>112,0423</text:p>
          </table:table-cell>
          <table:table-cell office:value-type="float" office:value="98.16391" calcext:value-type="float">
            <text:p>98,16391</text:p>
          </table:table-cell>
          <table:table-cell office:value-type="float" office:value="4.0908" calcext:value-type="float">
            <text:p>4,0908</text:p>
          </table:table-cell>
          <table:table-cell office:value-type="float" office:value="103.4307" calcext:value-type="float">
            <text:p>103,4307</text:p>
          </table:table-cell>
          <table:table-cell office:value-type="float" office:value="102.0164" calcext:value-type="float">
            <text:p>102,0164</text:p>
          </table:table-cell>
          <table:table-cell office:value-type="float" office:value="0.7606364" calcext:value-type="float">
            <text:p>0,7606364</text:p>
          </table:table-cell>
          <table:table-cell office:value-type="float" office:value="97.57258" calcext:value-type="float">
            <text:p>97,57258</text:p>
          </table:table-cell>
          <table:table-cell office:value-type="float" office:value="102.77" calcext:value-type="float">
            <text:p>102,77</text:p>
          </table:table-cell>
          <table:table-cell office:value-type="float" office:value="100.833" calcext:value-type="float">
            <text:p>100,833</text:p>
          </table:table-cell>
        </table:table-row>
        <table:table-row table:style-name="ro1">
          <table:table-cell office:value-type="string" calcext:value-type="string">
            <text:p>2012M1: Jan-2012</text:p>
          </table:table-cell>
          <table:table-cell office:value-type="float" office:value="1.97" calcext:value-type="float">
            <text:p>1,97</text:p>
          </table:table-cell>
          <table:table-cell office:value-type="float" office:value="126.4116" calcext:value-type="float">
            <text:p>126,4116</text:p>
          </table:table-cell>
          <table:table-cell office:value-type="float" office:value="112.9598" calcext:value-type="float">
            <text:p>112,9598</text:p>
          </table:table-cell>
          <table:table-cell office:value-type="float" office:value="97.43652" calcext:value-type="float">
            <text:p>97,43652</text:p>
          </table:table-cell>
          <table:table-cell office:value-type="float" office:value="3.9047" calcext:value-type="float">
            <text:p>3,9047</text:p>
          </table:table-cell>
          <table:table-cell office:value-type="float" office:value="103.7208" calcext:value-type="float">
            <text:p>103,7208</text:p>
          </table:table-cell>
          <table:table-cell office:value-type="float" office:value="102.163" calcext:value-type="float">
            <text:p>102,163</text:p>
          </table:table-cell>
          <table:table-cell office:value-type="float" office:value="0.775" calcext:value-type="float">
            <text:p>0,775</text:p>
          </table:table-cell>
          <table:table-cell office:value-type="float" office:value="94.90253" calcext:value-type="float">
            <text:p>94,90253</text:p>
          </table:table-cell>
          <table:table-cell office:value-type="float" office:value="102.901" calcext:value-type="float">
            <text:p>102,901</text:p>
          </table:table-cell>
          <table:table-cell office:value-type="float" office:value="100.839" calcext:value-type="float">
            <text:p>100,839</text:p>
          </table:table-cell>
        </table:table-row>
        <table:table-row table:style-name="ro1">
          <table:table-cell office:value-type="string" calcext:value-type="string">
            <text:p>2012M2: Feb-2012</text:p>
          </table:table-cell>
          <table:table-cell office:value-type="float" office:value="1.97" calcext:value-type="float">
            <text:p>1,97</text:p>
          </table:table-cell>
          <table:table-cell office:value-type="float" office:value="126.9798" calcext:value-type="float">
            <text:p>126,9798</text:p>
          </table:table-cell>
          <table:table-cell office:value-type="float" office:value="113.4645" calcext:value-type="float">
            <text:p>113,4645</text:p>
          </table:table-cell>
          <table:table-cell office:value-type="float" office:value="95.71943" calcext:value-type="float">
            <text:p>95,71943</text:p>
          </table:table-cell>
          <table:table-cell office:value-type="float" office:value="3.7447" calcext:value-type="float">
            <text:p>3,7447</text:p>
          </table:table-cell>
          <table:table-cell office:value-type="float" office:value="103.9915" calcext:value-type="float">
            <text:p>103,9915</text:p>
          </table:table-cell>
          <table:table-cell office:value-type="float" office:value="102.4322" calcext:value-type="float">
            <text:p>102,4322</text:p>
          </table:table-cell>
          <table:table-cell office:value-type="float" office:value="0.7554762" calcext:value-type="float">
            <text:p>0,7554762</text:p>
          </table:table-cell>
          <table:table-cell office:value-type="float" office:value="95.08887" calcext:value-type="float">
            <text:p>95,08887</text:p>
          </table:table-cell>
          <table:table-cell office:value-type="float" office:value="103.035" calcext:value-type="float">
            <text:p>103,035</text:p>
          </table:table-cell>
          <table:table-cell office:value-type="float" office:value="100.846" calcext:value-type="float">
            <text:p>100,846</text:p>
          </table:table-cell>
        </table:table-row>
        <table:table-row table:style-name="ro1">
          <table:table-cell office:value-type="string" calcext:value-type="string">
            <text:p>2012M3: Mar-2012</text:p>
          </table:table-cell>
          <table:table-cell office:value-type="float" office:value="2.17" calcext:value-type="float">
            <text:p>2,17</text:p>
          </table:table-cell>
          <table:table-cell office:value-type="float" office:value="127.9269" calcext:value-type="float">
            <text:p>127,9269</text:p>
          </table:table-cell>
          <table:table-cell office:value-type="float" office:value="113.9681" calcext:value-type="float">
            <text:p>113,9681</text:p>
          </table:table-cell>
          <table:table-cell office:value-type="float" office:value="96.60567" calcext:value-type="float">
            <text:p>96,60567</text:p>
          </table:table-cell>
          <table:table-cell office:value-type="float" office:value="3.2821" calcext:value-type="float">
            <text:p>3,2821</text:p>
          </table:table-cell>
          <table:table-cell office:value-type="float" office:value="104.3888" calcext:value-type="float">
            <text:p>104,3888</text:p>
          </table:table-cell>
          <table:table-cell office:value-type="float" office:value="102.9266" calcext:value-type="float">
            <text:p>102,9266</text:p>
          </table:table-cell>
          <table:table-cell office:value-type="float" office:value="0.7571363" calcext:value-type="float">
            <text:p>0,7571363</text:p>
          </table:table-cell>
          <table:table-cell office:value-type="float" office:value="95.49078" calcext:value-type="float">
            <text:p>95,49078</text:p>
          </table:table-cell>
          <table:table-cell office:value-type="float" office:value="103.171" calcext:value-type="float">
            <text:p>103,171</text:p>
          </table:table-cell>
          <table:table-cell office:value-type="float" office:value="100.853" calcext:value-type="float">
            <text:p>100,853</text:p>
          </table:table-cell>
        </table:table-row>
        <table:table-row table:style-name="ro1">
          <table:table-cell office:value-type="string" calcext:value-type="string">
            <text:p>2012M4: Apr-2012</text:p>
          </table:table-cell>
          <table:table-cell office:value-type="float" office:value="2.05" calcext:value-type="float">
            <text:p>2,05</text:p>
          </table:table-cell>
          <table:table-cell office:value-type="float" office:value="128.8797" calcext:value-type="float">
            <text:p>128,8797</text:p>
          </table:table-cell>
          <table:table-cell office:value-type="float" office:value="114.5205" calcext:value-type="float">
            <text:p>114,5205</text:p>
          </table:table-cell>
          <table:table-cell office:value-type="float" office:value="97.14239" calcext:value-type="float">
            <text:p>97,14239</text:p>
          </table:table-cell>
          <table:table-cell office:value-type="float" office:value="3.3817" calcext:value-type="float">
            <text:p>3,3817</text:p>
          </table:table-cell>
          <table:table-cell office:value-type="float" office:value="104.2953" calcext:value-type="float">
            <text:p>104,295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0.7599524" calcext:value-type="float">
            <text:p>0,7599524</text:p>
          </table:table-cell>
          <table:table-cell office:value-type="float" office:value="95.34555" calcext:value-type="float">
            <text:p>95,34555</text:p>
          </table:table-cell>
          <table:table-cell office:value-type="float" office:value="103.309" calcext:value-type="float">
            <text:p>103,309</text:p>
          </table:table-cell>
          <table:table-cell office:value-type="float" office:value="100.861" calcext:value-type="float">
            <text:p>100,861</text:p>
          </table:table-cell>
        </table:table-row>
        <table:table-row table:style-name="ro1">
          <table:table-cell office:value-type="string" calcext:value-type="string">
            <text:p>2012M5: May-2012</text:p>
          </table:table-cell>
          <table:table-cell office:value-type="float" office:value="1.8" calcext:value-type="float">
            <text:p>1,8</text:p>
          </table:table-cell>
          <table:table-cell office:value-type="float" office:value="129.2069" calcext:value-type="float">
            <text:p>129,2069</text:p>
          </table:table-cell>
          <table:table-cell office:value-type="float" office:value="114.9182" calcext:value-type="float">
            <text:p>114,9182</text:p>
          </table:table-cell>
          <table:table-cell office:value-type="float" office:value="98.93967" calcext:value-type="float">
            <text:p>98,93967</text:p>
          </table:table-cell>
          <table:table-cell office:value-type="float" office:value="3.5252" calcext:value-type="float">
            <text:p>3,5252</text:p>
          </table:table-cell>
          <table:table-cell office:value-type="float" office:value="104.5446" calcext:value-type="float">
            <text:p>104,5446</text:p>
          </table:table-cell>
          <table:table-cell office:value-type="float" office:value="103.15" calcext:value-type="float">
            <text:p>103,15</text:p>
          </table:table-cell>
          <table:table-cell office:value-type="float" office:value="0.7817826" calcext:value-type="float">
            <text:p>0,7817826</text:p>
          </table:table-cell>
          <table:table-cell office:value-type="float" office:value="94.52396" calcext:value-type="float">
            <text:p>94,52396</text:p>
          </table:table-cell>
          <table:table-cell office:value-type="float" office:value="103.449" calcext:value-type="float">
            <text:p>103,449</text:p>
          </table:table-cell>
          <table:table-cell office:value-type="float" office:value="100.869" calcext:value-type="float">
            <text:p>100,869</text:p>
          </table:table-cell>
        </table:table-row>
        <table:table-row table:style-name="ro1">
          <table:table-cell office:value-type="string" calcext:value-type="string">
            <text:p>2012M6: Jun-2012</text:p>
          </table:table-cell>
          <table:table-cell office:value-type="float" office:value="1.62" calcext:value-type="float">
            <text:p>1,62</text:p>
          </table:table-cell>
          <table:table-cell office:value-type="float" office:value="129.8555" calcext:value-type="float">
            <text:p>129,8555</text:p>
          </table:table-cell>
          <table:table-cell office:value-type="float" office:value="115.7078" calcext:value-type="float">
            <text:p>115,7078</text:p>
          </table:table-cell>
          <table:table-cell office:value-type="float" office:value="100.3456" calcext:value-type="float">
            <text:p>100,3456</text:p>
          </table:table-cell>
          <table:table-cell office:value-type="float" office:value="3.4055" calcext:value-type="float">
            <text:p>3,4055</text:p>
          </table:table-cell>
          <table:table-cell office:value-type="float" office:value="105.5307" calcext:value-type="float">
            <text:p>105,5307</text:p>
          </table:table-cell>
          <table:table-cell office:value-type="float" office:value="103.6032" calcext:value-type="float">
            <text:p>103,6032</text:p>
          </table:table-cell>
          <table:table-cell office:value-type="float" office:value="0.7977143" calcext:value-type="float">
            <text:p>0,7977143</text:p>
          </table:table-cell>
          <table:table-cell office:value-type="float" office:value="94.19136" calcext:value-type="float">
            <text:p>94,19136</text:p>
          </table:table-cell>
          <table:table-cell office:value-type="float" office:value="103.591" calcext:value-type="float">
            <text:p>103,591</text:p>
          </table:table-cell>
          <table:table-cell office:value-type="float" office:value="100.877" calcext:value-type="float">
            <text:p>100,877</text:p>
          </table:table-cell>
        </table:table-row>
        <table:table-row table:style-name="ro1">
          <table:table-cell office:value-type="string" calcext:value-type="string">
            <text:p>2012M7: Jul-2012</text:p>
          </table:table-cell>
          <table:table-cell office:value-type="float" office:value="1.53" calcext:value-type="float">
            <text:p>1,53</text:p>
          </table:table-cell>
          <table:table-cell office:value-type="float" office:value="132.8576" calcext:value-type="float">
            <text:p>132,8576</text:p>
          </table:table-cell>
          <table:table-cell office:value-type="float" office:value="116.6265" calcext:value-type="float">
            <text:p>116,6265</text:p>
          </table:table-cell>
          <table:table-cell office:value-type="float" office:value="99.45979" calcext:value-type="float">
            <text:p>99,45979</text:p>
          </table:table-cell>
          <table:table-cell office:value-type="float" office:value="3.2488" calcext:value-type="float">
            <text:p>3,2488</text:p>
          </table:table-cell>
          <table:table-cell office:value-type="float" office:value="106.5113" calcext:value-type="float">
            <text:p>106,5113</text:p>
          </table:table-cell>
          <table:table-cell office:value-type="float" office:value="104.0308" calcext:value-type="float">
            <text:p>104,0308</text:p>
          </table:table-cell>
          <table:table-cell office:value-type="float" office:value="0.8140909" calcext:value-type="float">
            <text:p>0,8140909</text:p>
          </table:table-cell>
          <table:table-cell office:value-type="float" office:value="92.05392" calcext:value-type="float">
            <text:p>92,05392</text:p>
          </table:table-cell>
          <table:table-cell office:value-type="float" office:value="103.735" calcext:value-type="float">
            <text:p>103,735</text:p>
          </table:table-cell>
          <table:table-cell office:value-type="float" office:value="100.886" calcext:value-type="float">
            <text:p>100,886</text:p>
          </table:table-cell>
        </table:table-row>
        <table:table-row table:style-name="ro1">
          <table:table-cell office:value-type="string" calcext:value-type="string">
            <text:p>2012M8: Aug-2012</text:p>
          </table:table-cell>
          <table:table-cell office:value-type="float" office:value="1.68" calcext:value-type="float">
            <text:p>1,68</text:p>
          </table:table-cell>
          <table:table-cell office:value-type="float" office:value="134.6886" calcext:value-type="float">
            <text:p>134,6886</text:p>
          </table:table-cell>
          <table:table-cell office:value-type="float" office:value="117.4219" calcext:value-type="float">
            <text:p>117,4219</text:p>
          </table:table-cell>
          <table:table-cell office:value-type="float" office:value="98.76353" calcext:value-type="float">
            <text:p>98,76353</text:p>
          </table:table-cell>
          <table:table-cell office:value-type="float" office:value="3.008" calcext:value-type="float">
            <text:p>3,008</text:p>
          </table:table-cell>
          <table:table-cell office:value-type="float" office:value="107.5813" calcext:value-type="float">
            <text:p>107,5813</text:p>
          </table:table-cell>
          <table:table-cell office:value-type="float" office:value="104.2821" calcext:value-type="float">
            <text:p>104,2821</text:p>
          </table:table-cell>
          <table:table-cell office:value-type="float" office:value="0.8061739" calcext:value-type="float">
            <text:p>0,8061739</text:p>
          </table:table-cell>
          <table:table-cell office:value-type="float" office:value="92.05055" calcext:value-type="float">
            <text:p>92,05055</text:p>
          </table:table-cell>
          <table:table-cell office:value-type="float" office:value="103.881" calcext:value-type="float">
            <text:p>103,881</text:p>
          </table:table-cell>
          <table:table-cell office:value-type="float" office:value="100.896" calcext:value-type="float">
            <text:p>100,896</text:p>
          </table:table-cell>
        </table:table-row>
        <table:table-row table:style-name="ro1">
          <table:table-cell office:value-type="string" calcext:value-type="string">
            <text:p>2012M9: Sep-2012</text:p>
          </table:table-cell>
          <table:table-cell office:value-type="float" office:value="1.72" calcext:value-type="float">
            <text:p>1,72</text:p>
          </table:table-cell>
          <table:table-cell office:value-type="float" office:value="136.8181" calcext:value-type="float">
            <text:p>136,8181</text:p>
          </table:table-cell>
          <table:table-cell office:value-type="float" office:value="118.3778" calcext:value-type="float">
            <text:p>118,3778</text:p>
          </table:table-cell>
          <table:table-cell office:value-type="float" office:value="97.39212" calcext:value-type="float">
            <text:p>97,39212</text:p>
          </table:table-cell>
          <table:table-cell office:value-type="float" office:value="2.4182" calcext:value-type="float">
            <text:p>2,4182</text:p>
          </table:table-cell>
          <table:table-cell office:value-type="float" office:value="108.151" calcext:value-type="float">
            <text:p>108,151</text:p>
          </table:table-cell>
          <table:table-cell office:value-type="float" office:value="104.2435" calcext:value-type="float">
            <text:p>104,2435</text:p>
          </table:table-cell>
          <table:table-cell office:value-type="float" office:value="0.77715" calcext:value-type="float">
            <text:p>0,77715</text:p>
          </table:table-cell>
          <table:table-cell office:value-type="float" office:value="93.98829" calcext:value-type="float">
            <text:p>93,98829</text:p>
          </table:table-cell>
          <table:table-cell office:value-type="float" office:value="104.029" calcext:value-type="float">
            <text:p>104,029</text:p>
          </table:table-cell>
          <table:table-cell office:value-type="float" office:value="100.906" calcext:value-type="float">
            <text:p>100,906</text:p>
          </table:table-cell>
        </table:table-row>
        <table:table-row table:style-name="ro1">
          <table:table-cell office:value-type="string" calcext:value-type="string">
            <text:p>2012M10: Oct-2012</text:p>
          </table:table-cell>
          <table:table-cell office:value-type="float" office:value="1.75" calcext:value-type="float">
            <text:p>1,75</text:p>
          </table:table-cell>
          <table:table-cell office:value-type="float" office:value="138.6492" calcext:value-type="float">
            <text:p>138,6492</text:p>
          </table:table-cell>
          <table:table-cell office:value-type="float" office:value="119.0593" calcext:value-type="float">
            <text:p>119,0593</text:p>
          </table:table-cell>
          <table:table-cell office:value-type="float" office:value="96.84114" calcext:value-type="float">
            <text:p>96,84114</text:p>
          </table:table-cell>
          <table:table-cell office:value-type="float" office:value="2.3053" calcext:value-type="float">
            <text:p>2,3053</text:p>
          </table:table-cell>
          <table:table-cell office:value-type="float" office:value="108.8214" calcext:value-type="float">
            <text:p>108,8214</text:p>
          </table:table-cell>
          <table:table-cell office:value-type="float" office:value="104.7305" calcext:value-type="float">
            <text:p>104,7305</text:p>
          </table:table-cell>
          <table:table-cell office:value-type="float" office:value="0.7706087" calcext:value-type="float">
            <text:p>0,7706087</text:p>
          </table:table-cell>
          <table:table-cell office:value-type="float" office:value="94.38573" calcext:value-type="float">
            <text:p>94,38573</text:p>
          </table:table-cell>
          <table:table-cell office:value-type="float" office:value="104.179" calcext:value-type="float">
            <text:p>104,179</text:p>
          </table:table-cell>
          <table:table-cell office:value-type="float" office:value="100.917" calcext:value-type="float">
            <text:p>100,917</text:p>
          </table:table-cell>
        </table:table-row>
        <table:table-row table:style-name="ro1">
          <table:table-cell office:value-type="string" calcext:value-type="string">
            <text:p>2012M11: Nov-2012</text:p>
          </table:table-cell>
          <table:table-cell office:value-type="float" office:value="1.65" calcext:value-type="float">
            <text:p>1,65</text:p>
          </table:table-cell>
          <table:table-cell office:value-type="float" office:value="139.0912" calcext:value-type="float">
            <text:p>139,0912</text:p>
          </table:table-cell>
          <table:table-cell office:value-type="float" office:value="119.7571" calcext:value-type="float">
            <text:p>119,7571</text:p>
          </table:table-cell>
          <table:table-cell office:value-type="float" office:value="97.02678" calcext:value-type="float">
            <text:p>97,02678</text:p>
          </table:table-cell>
          <table:table-cell office:value-type="float" office:value="2.2467" calcext:value-type="float">
            <text:p>2,2467</text:p>
          </table:table-cell>
          <table:table-cell office:value-type="float" office:value="109.6569" calcext:value-type="float">
            <text:p>109,6569</text:p>
          </table:table-cell>
          <table:table-cell office:value-type="float" office:value="105.2465" calcext:value-type="float">
            <text:p>105,2465</text:p>
          </table:table-cell>
          <table:table-cell office:value-type="float" office:value="0.7792273" calcext:value-type="float">
            <text:p>0,7792273</text:p>
          </table:table-cell>
          <table:table-cell office:value-type="float" office:value="93.85117" calcext:value-type="float">
            <text:p>93,85117</text:p>
          </table:table-cell>
          <table:table-cell office:value-type="float" office:value="104.331" calcext:value-type="float">
            <text:p>104,331</text:p>
          </table:table-cell>
          <table:table-cell office:value-type="float" office:value="100.928" calcext:value-type="float">
            <text:p>100,928</text:p>
          </table:table-cell>
        </table:table-row>
        <table:table-row table:style-name="ro1">
          <table:table-cell office:value-type="string" calcext:value-type="string">
            <text:p>2012M12: Dec-2012</text:p>
          </table:table-cell>
          <table:table-cell office:value-type="float" office:value="1.72" calcext:value-type="float">
            <text:p>1,72</text:p>
          </table:table-cell>
          <table:table-cell office:value-type="float" office:value="141.0715" calcext:value-type="float">
            <text:p>141,0715</text:p>
          </table:table-cell>
          <table:table-cell office:value-type="float" office:value="121.2049" calcext:value-type="float">
            <text:p>121,2049</text:p>
          </table:table-cell>
          <table:table-cell office:value-type="float" office:value="95.90811" calcext:value-type="float">
            <text:p>95,90811</text:p>
          </table:table-cell>
          <table:table-cell office:value-type="float" office:value="2.0989" calcext:value-type="float">
            <text:p>2,0989</text:p>
          </table:table-cell>
          <table:table-cell office:value-type="float" office:value="110.0105" calcext:value-type="float">
            <text:p>110,0105</text:p>
          </table:table-cell>
          <table:table-cell office:value-type="float" office:value="105.2" calcext:value-type="float">
            <text:p>105,2</text:p>
          </table:table-cell>
          <table:table-cell office:value-type="float" office:value="0.7617619" calcext:value-type="float">
            <text:p>0,7617619</text:p>
          </table:table-cell>
          <table:table-cell office:value-type="float" office:value="95.11101" calcext:value-type="float">
            <text:p>95,11101</text:p>
          </table:table-cell>
          <table:table-cell office:value-type="float" office:value="104.484" calcext:value-type="float">
            <text:p>104,484</text:p>
          </table:table-cell>
          <table:table-cell office:value-type="float" office:value="100.941" calcext:value-type="float">
            <text:p>100,941</text:p>
          </table:table-cell>
        </table:table-row>
        <table:table-row table:style-name="ro1">
          <table:table-cell office:value-type="string" calcext:value-type="string">
            <text:p>2013M1: Jan-2013</text:p>
          </table:table-cell>
          <table:table-cell office:value-type="float" office:value="1.91" calcext:value-type="float">
            <text:p>1,91</text:p>
          </table:table-cell>
          <table:table-cell office:value-type="float" office:value="141.6397" calcext:value-type="float">
            <text:p>141,6397</text:p>
          </table:table-cell>
          <table:table-cell office:value-type="float" office:value="121.5433" calcext:value-type="float">
            <text:p>121,5433</text:p>
          </table:table-cell>
          <table:table-cell office:value-type="float" office:value="95.82803" calcext:value-type="float">
            <text:p>95,82803</text:p>
          </table:table-cell>
          <table:table-cell office:value-type="float" office:value="2.3926" calcext:value-type="float">
            <text:p>2,3926</text:p>
          </table:table-cell>
          <table:table-cell office:value-type="float" office:value="110.22" calcext:value-type="float">
            <text:p>110,22</text:p>
          </table:table-cell>
          <table:table-cell office:value-type="float" office:value="105.0702" calcext:value-type="float">
            <text:p>105,0702</text:p>
          </table:table-cell>
          <table:table-cell office:value-type="float" office:value="0.752" calcext:value-type="float">
            <text:p>0,752</text:p>
          </table:table-cell>
          <table:table-cell office:value-type="float" office:value="95.50577" calcext:value-type="float">
            <text:p>95,50577</text:p>
          </table:table-cell>
          <table:table-cell office:value-type="float" office:value="104.639" calcext:value-type="float">
            <text:p>104,639</text:p>
          </table:table-cell>
          <table:table-cell office:value-type="float" office:value="100.954" calcext:value-type="float">
            <text:p>100,954</text:p>
          </table:table-cell>
        </table:table-row>
        <table:table-row table:style-name="ro1">
          <table:table-cell office:value-type="string" calcext:value-type="string">
            <text:p>2013M2: Feb-2013</text:p>
          </table:table-cell>
          <table:table-cell office:value-type="float" office:value="1.98" calcext:value-type="float">
            <text:p>1,98</text:p>
          </table:table-cell>
          <table:table-cell office:value-type="float" office:value="141.8004" calcext:value-type="float">
            <text:p>141,8004</text:p>
          </table:table-cell>
          <table:table-cell office:value-type="float" office:value="121.5049" calcext:value-type="float">
            <text:p>121,5049</text:p>
          </table:table-cell>
          <table:table-cell office:value-type="float" office:value="96.73777" calcext:value-type="float">
            <text:p>96,73777</text:p>
          </table:table-cell>
          <table:table-cell office:value-type="float" office:value="2.8576" calcext:value-type="float">
            <text:p>2,8576</text:p>
          </table:table-cell>
          <table:table-cell office:value-type="float" office:value="110.7857" calcext:value-type="float">
            <text:p>110,7857</text:p>
          </table:table-cell>
          <table:table-cell office:value-type="float" office:value="105.1355" calcext:value-type="float">
            <text:p>105,1355</text:p>
          </table:table-cell>
          <table:table-cell office:value-type="float" office:value="0.74955" calcext:value-type="float">
            <text:p>0,74955</text:p>
          </table:table-cell>
          <table:table-cell office:value-type="float" office:value="96.07665" calcext:value-type="float">
            <text:p>96,07665</text:p>
          </table:table-cell>
          <table:table-cell office:value-type="float" office:value="104.796" calcext:value-type="float">
            <text:p>104,796</text:p>
          </table:table-cell>
          <table:table-cell office:value-type="float" office:value="100.968" calcext:value-type="float">
            <text:p>100,968</text:p>
          </table:table-cell>
        </table:table-row>
        <table:table-row table:style-name="ro1">
          <table:table-cell office:value-type="string" calcext:value-type="string">
            <text:p>2013M3: Mar-2013</text:p>
          </table:table-cell>
          <table:table-cell office:value-type="float" office:value="1.96" calcext:value-type="float">
            <text:p>1,96</text:p>
          </table:table-cell>
          <table:table-cell office:value-type="float" office:value="142.053" calcext:value-type="float">
            <text:p>142,053</text:p>
          </table:table-cell>
          <table:table-cell office:value-type="float" office:value="122.3236" calcext:value-type="float">
            <text:p>122,3236</text:p>
          </table:table-cell>
          <table:table-cell office:value-type="float" office:value="97.61855" calcext:value-type="float">
            <text:p>97,61855</text:p>
          </table:table-cell>
          <table:table-cell office:value-type="float" office:value="3.0266" calcext:value-type="float">
            <text:p>3,0266</text:p>
          </table:table-cell>
          <table:table-cell office:value-type="float" office:value="111.6267" calcext:value-type="float">
            <text:p>111,6267</text:p>
          </table:table-cell>
          <table:table-cell office:value-type="float" office:value="105.3367" calcext:value-type="float">
            <text:p>105,3367</text:p>
          </table:table-cell>
          <table:table-cell office:value-type="float" office:value="0.7720476" calcext:value-type="float">
            <text:p>0,7720476</text:p>
          </table:table-cell>
          <table:table-cell office:value-type="float" office:value="95.05059" calcext:value-type="float">
            <text:p>95,05059</text:p>
          </table:table-cell>
          <table:table-cell office:value-type="float" office:value="104.955" calcext:value-type="float">
            <text:p>104,955</text:p>
          </table:table-cell>
          <table:table-cell office:value-type="float" office:value="100.983" calcext:value-type="float">
            <text:p>100,983</text:p>
          </table:table-cell>
        </table:table-row>
        <table:table-row table:style-name="ro1">
          <table:table-cell office:value-type="string" calcext:value-type="string">
            <text:p>2013M4: Apr-2013</text:p>
          </table:table-cell>
          <table:table-cell office:value-type="float" office:value="1.76" calcext:value-type="float">
            <text:p>1,76</text:p>
          </table:table-cell>
          <table:table-cell office:value-type="float" office:value="144.1309" calcext:value-type="float">
            <text:p>144,1309</text:p>
          </table:table-cell>
          <table:table-cell office:value-type="float" office:value="122.7144" calcext:value-type="float">
            <text:p>122,7144</text:p>
          </table:table-cell>
          <table:table-cell office:value-type="float" office:value="97.05976" calcext:value-type="float">
            <text:p>97,05976</text:p>
          </table:table-cell>
          <table:table-cell office:value-type="float" office:value="2.8554" calcext:value-type="float">
            <text:p>2,8554</text:p>
          </table:table-cell>
          <table:table-cell office:value-type="float" office:value="112.3782" calcext:value-type="float">
            <text:p>112,3782</text:p>
          </table:table-cell>
          <table:table-cell office:value-type="float" office:value="105.5016" calcext:value-type="float">
            <text:p>105,5016</text:p>
          </table:table-cell>
          <table:table-cell office:value-type="float" office:value="0.7677727" calcext:value-type="float">
            <text:p>0,7677727</text:p>
          </table:table-cell>
          <table:table-cell office:value-type="float" office:value="95.14478" calcext:value-type="float">
            <text:p>95,14478</text:p>
          </table:table-cell>
          <table:table-cell office:value-type="float" office:value="105.115" calcext:value-type="float">
            <text:p>105,115</text:p>
          </table:table-cell>
          <table:table-cell office:value-type="float" office:value="100.998" calcext:value-type="float">
            <text:p>100,998</text:p>
          </table:table-cell>
        </table:table-row>
        <table:table-row table:style-name="ro1">
          <table:table-cell office:value-type="string" calcext:value-type="string">
            <text:p>2013M5: May-2013</text:p>
          </table:table-cell>
          <table:table-cell office:value-type="float" office:value="1.93" calcext:value-type="float">
            <text:p>1,93</text:p>
          </table:table-cell>
          <table:table-cell office:value-type="float" office:value="144.7623" calcext:value-type="float">
            <text:p>144,7623</text:p>
          </table:table-cell>
          <table:table-cell office:value-type="float" office:value="123.1086" calcext:value-type="float">
            <text:p>123,1086</text:p>
          </table:table-cell>
          <table:table-cell office:value-type="float" office:value="97.80717" calcext:value-type="float">
            <text:p>97,80717</text:p>
          </table:table-cell>
          <table:table-cell office:value-type="float" office:value="2.6849" calcext:value-type="float">
            <text:p>2,6849</text:p>
          </table:table-cell>
          <table:table-cell office:value-type="float" office:value="113.1301" calcext:value-type="float">
            <text:p>113,1301</text:p>
          </table:table-cell>
          <table:table-cell office:value-type="float" office:value="105.6718" calcext:value-type="float">
            <text:p>105,6718</text:p>
          </table:table-cell>
          <table:table-cell office:value-type="float" office:value="0.7707143" calcext:value-type="float">
            <text:p>0,7707143</text:p>
          </table:table-cell>
          <table:table-cell office:value-type="float" office:value="95.40002" calcext:value-type="float">
            <text:p>95,40002</text:p>
          </table:table-cell>
          <table:table-cell office:value-type="float" office:value="105.277" calcext:value-type="float">
            <text:p>105,277</text:p>
          </table:table-cell>
          <table:table-cell office:value-type="float" office:value="101.015" calcext:value-type="float">
            <text:p>101,015</text:p>
          </table:table-cell>
        </table:table-row>
        <table:table-row table:style-name="ro1">
          <table:table-cell office:value-type="string" calcext:value-type="string">
            <text:p>2013M6: Jun-2013</text:p>
          </table:table-cell>
          <table:table-cell office:value-type="float" office:value="2.3" calcext:value-type="float">
            <text:p>2,3</text:p>
          </table:table-cell>
          <table:table-cell office:value-type="float" office:value="144.5269" calcext:value-type="float">
            <text:p>144,5269</text:p>
          </table:table-cell>
          <table:table-cell office:value-type="float" office:value="123.7214" calcext:value-type="float">
            <text:p>123,7214</text:p>
          </table:table-cell>
          <table:table-cell office:value-type="float" office:value="98.89416" calcext:value-type="float">
            <text:p>98,89416</text:p>
          </table:table-cell>
          <table:table-cell office:value-type="float" office:value="3.0704" calcext:value-type="float">
            <text:p>3,0704</text:p>
          </table:table-cell>
          <table:table-cell office:value-type="float" office:value="113.5349" calcext:value-type="float">
            <text:p>113,5349</text:p>
          </table:table-cell>
          <table:table-cell office:value-type="float" office:value="105.6659" calcext:value-type="float">
            <text:p>105,6659</text:p>
          </table:table-cell>
          <table:table-cell office:value-type="float" office:value="0.758586" calcext:value-type="float">
            <text:p>0,758586</text:p>
          </table:table-cell>
          <table:table-cell office:value-type="float" office:value="97.4645" calcext:value-type="float">
            <text:p>97,4645</text:p>
          </table:table-cell>
          <table:table-cell office:value-type="float" office:value="105.44" calcext:value-type="float">
            <text:p>105,44</text:p>
          </table:table-cell>
          <table:table-cell office:value-type="float" office:value="101.032" calcext:value-type="float">
            <text:p>101,032</text:p>
          </table:table-cell>
        </table:table-row>
        <table:table-row table:style-name="ro1">
          <table:table-cell office:value-type="string" calcext:value-type="string">
            <text:p>2013M7: Jul-2013</text:p>
          </table:table-cell>
          <table:table-cell office:value-type="float" office:value="2.58" calcext:value-type="float">
            <text:p>2,58</text:p>
          </table:table-cell>
          <table:table-cell office:value-type="float" office:value="146.1169" calcext:value-type="float">
            <text:p>146,1169</text:p>
          </table:table-cell>
          <table:table-cell office:value-type="float" office:value="124.4285" calcext:value-type="float">
            <text:p>124,4285</text:p>
          </table:table-cell>
          <table:table-cell office:value-type="float" office:value="99.24899" calcext:value-type="float">
            <text:p>99,24899</text:p>
          </table:table-cell>
          <table:table-cell office:value-type="float" office:value="3.1012" calcext:value-type="float">
            <text:p>3,1012</text:p>
          </table:table-cell>
          <table:table-cell office:value-type="float" office:value="113.8964" calcext:value-type="float">
            <text:p>113,8964</text:p>
          </table:table-cell>
          <table:table-cell office:value-type="float" office:value="105.708" calcext:value-type="float">
            <text:p>105,708</text:p>
          </table:table-cell>
          <table:table-cell office:value-type="float" office:value="0.7646422" calcext:value-type="float">
            <text:p>0,7646422</text:p>
          </table:table-cell>
          <table:table-cell office:value-type="float" office:value="97.45866" calcext:value-type="float">
            <text:p>97,45866</text:p>
          </table:table-cell>
          <table:table-cell office:value-type="float" office:value="105.605" calcext:value-type="float">
            <text:p>105,605</text:p>
          </table:table-cell>
          <table:table-cell office:value-type="float" office:value="101.05" calcext:value-type="float">
            <text:p>101,05</text:p>
          </table:table-cell>
        </table:table-row>
        <table:table-row table:style-name="ro1">
          <table:table-cell office:value-type="string" calcext:value-type="string">
            <text:p>2013M8: Aug-2013</text:p>
          </table:table-cell>
          <table:table-cell office:value-type="float" office:value="2.74" calcext:value-type="float">
            <text:p>2,74</text:p>
          </table:table-cell>
          <table:table-cell office:value-type="float" office:value="146.7885" calcext:value-type="float">
            <text:p>146,7885</text:p>
          </table:table-cell>
          <table:table-cell office:value-type="float" office:value="125.0541" calcext:value-type="float">
            <text:p>125,0541</text:p>
          </table:table-cell>
          <table:table-cell office:value-type="float" office:value="99.04839" calcext:value-type="float">
            <text:p>99,04839</text:p>
          </table:table-cell>
          <table:table-cell office:value-type="float" office:value="3.0965" calcext:value-type="float">
            <text:p>3,0965</text:p>
          </table:table-cell>
          <table:table-cell office:value-type="float" office:value="114.6372" calcext:value-type="float">
            <text:p>114,6372</text:p>
          </table:table-cell>
          <table:table-cell office:value-type="float" office:value="105.9795" calcext:value-type="float">
            <text:p>105,9795</text:p>
          </table:table-cell>
          <table:table-cell office:value-type="float" office:value="0.7510654" calcext:value-type="float">
            <text:p>0,7510654</text:p>
          </table:table-cell>
          <table:table-cell office:value-type="float" office:value="98.8421" calcext:value-type="float">
            <text:p>98,8421</text:p>
          </table:table-cell>
          <table:table-cell office:value-type="float" office:value="105.771" calcext:value-type="float">
            <text:p>105,771</text:p>
          </table:table-cell>
          <table:table-cell office:value-type="float" office:value="101.069" calcext:value-type="float">
            <text:p>101,069</text:p>
          </table:table-cell>
        </table:table-row>
        <table:table-row table:style-name="ro1">
          <table:table-cell office:value-type="string" calcext:value-type="string">
            <text:p>2013M9: Sep-2013</text:p>
          </table:table-cell>
          <table:table-cell office:value-type="float" office:value="2.81" calcext:value-type="float">
            <text:p>2,81</text:p>
          </table:table-cell>
          <table:table-cell office:value-type="float" office:value="148.0226" calcext:value-type="float">
            <text:p>148,0226</text:p>
          </table:table-cell>
          <table:table-cell office:value-type="float" office:value="125.6926" calcext:value-type="float">
            <text:p>125,6926</text:p>
          </table:table-cell>
          <table:table-cell office:value-type="float" office:value="98.80309" calcext:value-type="float">
            <text:p>98,80309</text:p>
          </table:table-cell>
          <table:table-cell office:value-type="float" office:value="3.4065" calcext:value-type="float">
            <text:p>3,4065</text:p>
          </table:table-cell>
          <table:table-cell office:value-type="float" office:value="115.1118" calcext:value-type="float">
            <text:p>115,1118</text:p>
          </table:table-cell>
          <table:table-cell office:value-type="float" office:value="105.9819" calcext:value-type="float">
            <text:p>105,9819</text:p>
          </table:table-cell>
          <table:table-cell office:value-type="float" office:value="0.7491162" calcext:value-type="float">
            <text:p>0,7491162</text:p>
          </table:table-cell>
          <table:table-cell office:value-type="float" office:value="98.40704" calcext:value-type="float">
            <text:p>98,40704</text:p>
          </table:table-cell>
          <table:table-cell office:value-type="float" office:value="105.938" calcext:value-type="float">
            <text:p>105,938</text:p>
          </table:table-cell>
          <table:table-cell office:value-type="float" office:value="101.089" calcext:value-type="float">
            <text:p>101,089</text:p>
          </table:table-cell>
        </table:table-row>
        <table:table-row table:style-name="ro1">
          <table:table-cell office:value-type="string" calcext:value-type="string">
            <text:p>2013M10: Oct-2013</text:p>
          </table:table-cell>
          <table:table-cell office:value-type="float" office:value="2.62" calcext:value-type="float">
            <text:p>2,62</text:p>
          </table:table-cell>
          <table:table-cell office:value-type="float" office:value="150.3989" calcext:value-type="float">
            <text:p>150,3989</text:p>
          </table:table-cell>
          <table:table-cell office:value-type="float" office:value="126.9834" calcext:value-type="float">
            <text:p>126,9834</text:p>
          </table:table-cell>
          <table:table-cell office:value-type="float" office:value="97.39859" calcext:value-type="float">
            <text:p>97,39859</text:p>
          </table:table-cell>
          <table:table-cell office:value-type="float" office:value="3.163" calcext:value-type="float">
            <text:p>3,163</text:p>
          </table:table-cell>
          <table:table-cell office:value-type="float" office:value="115.718" calcext:value-type="float">
            <text:p>115,718</text:p>
          </table:table-cell>
          <table:table-cell office:value-type="float" office:value="106.0397" calcext:value-type="float">
            <text:p>106,0397</text:p>
          </table:table-cell>
          <table:table-cell office:value-type="float" office:value="0.7330056" calcext:value-type="float">
            <text:p>0,7330056</text:p>
          </table:table-cell>
          <table:table-cell office:value-type="float" office:value="98.95979" calcext:value-type="float">
            <text:p>98,95979</text:p>
          </table:table-cell>
          <table:table-cell office:value-type="float" office:value="106.107" calcext:value-type="float">
            <text:p>106,107</text:p>
          </table:table-cell>
          <table:table-cell office:value-type="float" office:value="101.11" calcext:value-type="float">
            <text:p>101,11</text:p>
          </table:table-cell>
        </table:table-row>
        <table:table-row table:style-name="ro1">
          <table:table-cell office:value-type="string" calcext:value-type="string">
            <text:p>2013M11: Nov-2013</text:p>
          </table:table-cell>
          <table:table-cell office:value-type="float" office:value="2.72" calcext:value-type="float">
            <text:p>2,72</text:p>
          </table:table-cell>
          <table:table-cell office:value-type="float" office:value="150.5137" calcext:value-type="float">
            <text:p>150,5137</text:p>
          </table:table-cell>
          <table:table-cell office:value-type="float" office:value="127.0927" calcext:value-type="float">
            <text:p>127,0927</text:p>
          </table:table-cell>
          <table:table-cell office:value-type="float" office:value="97.89994" calcext:value-type="float">
            <text:p>97,89994</text:p>
          </table:table-cell>
          <table:table-cell office:value-type="float" office:value="3.1712" calcext:value-type="float">
            <text:p>3,1712</text:p>
          </table:table-cell>
          <table:table-cell office:value-type="float" office:value="116.5213" calcext:value-type="float">
            <text:p>116,5213</text:p>
          </table:table-cell>
          <table:table-cell office:value-type="float" office:value="106.3103" calcext:value-type="float">
            <text:p>106,3103</text:p>
          </table:table-cell>
          <table:table-cell office:value-type="float" office:value="0.7413595" calcext:value-type="float">
            <text:p>0,7413595</text:p>
          </table:table-cell>
          <table:table-cell office:value-type="float" office:value="98.86217" calcext:value-type="float">
            <text:p>98,86217</text:p>
          </table:table-cell>
          <table:table-cell office:value-type="float" office:value="106.277" calcext:value-type="float">
            <text:p>106,277</text:p>
          </table:table-cell>
          <table:table-cell office:value-type="float" office:value="101.131" calcext:value-type="float">
            <text:p>101,131</text:p>
          </table:table-cell>
        </table:table-row>
        <table:table-row table:style-name="ro1">
          <table:table-cell office:value-type="string" calcext:value-type="string">
            <text:p>2013M12: Dec-2013</text:p>
          </table:table-cell>
          <table:table-cell office:value-type="float" office:value="2.9" calcext:value-type="float">
            <text:p>2,9</text:p>
          </table:table-cell>
          <table:table-cell office:value-type="float" office:value="152.3677" calcext:value-type="float">
            <text:p>152,3677</text:p>
          </table:table-cell>
          <table:table-cell office:value-type="float" office:value="127.7347" calcext:value-type="float">
            <text:p>127,7347</text:p>
          </table:table-cell>
          <table:table-cell office:value-type="float" office:value="97.86247" calcext:value-type="float">
            <text:p>97,86247</text:p>
          </table:table-cell>
          <table:table-cell office:value-type="float" office:value="3.3128" calcext:value-type="float">
            <text:p>3,3128</text:p>
          </table:table-cell>
          <table:table-cell office:value-type="float" office:value="116.5117" calcext:value-type="float">
            <text:p>116,5117</text:p>
          </table:table-cell>
          <table:table-cell office:value-type="float" office:value="106.0203" calcext:value-type="float">
            <text:p>106,0203</text:p>
          </table:table-cell>
          <table:table-cell office:value-type="float" office:value="0.7297122" calcext:value-type="float">
            <text:p>0,7297122</text:p>
          </table:table-cell>
          <table:table-cell office:value-type="float" office:value="100.5159" calcext:value-type="float">
            <text:p>100,5159</text:p>
          </table:table-cell>
          <table:table-cell office:value-type="float" office:value="106.448" calcext:value-type="float">
            <text:p>106,448</text:p>
          </table:table-cell>
          <table:table-cell office:value-type="float" office:value="101.153" calcext:value-type="float">
            <text:p>101,153</text:p>
          </table:table-cell>
        </table:table-row>
        <table:table-row table:style-name="ro1">
          <table:table-cell office:value-type="string" calcext:value-type="string">
            <text:p>2014M1: Jan-2014</text:p>
          </table:table-cell>
          <table:table-cell office:value-type="float" office:value="2.86" calcext:value-type="float">
            <text:p>2,86</text:p>
          </table:table-cell>
          <table:table-cell office:value-type="float" office:value="154.0151" calcext:value-type="float">
            <text:p>154,0151</text:p>
          </table:table-cell>
          <table:table-cell office:value-type="float" office:value="128.344" calcext:value-type="float">
            <text:p>128,344</text:p>
          </table:table-cell>
          <table:table-cell office:value-type="float" office:value="98.85611" calcext:value-type="float">
            <text:p>98,85611</text:p>
          </table:table-cell>
          <table:table-cell office:value-type="float" office:value="3.2117" calcext:value-type="float">
            <text:p>3,2117</text:p>
          </table:table-cell>
          <table:table-cell office:value-type="float" office:value="116.734" calcext:value-type="float">
            <text:p>116,734</text:p>
          </table:table-cell>
          <table:table-cell office:value-type="float" office:value="105.9167" calcext:value-type="float">
            <text:p>105,9167</text:p>
          </table:table-cell>
          <table:table-cell office:value-type="float" office:value="0.7340835" calcext:value-type="float">
            <text:p>0,7340835</text:p>
          </table:table-cell>
          <table:table-cell office:value-type="float" office:value="99.98659" calcext:value-type="float">
            <text:p>99,98659</text:p>
          </table:table-cell>
          <table:table-cell office:value-type="float" office:value="106.62" calcext:value-type="float">
            <text:p>106,62</text:p>
          </table:table-cell>
          <table:table-cell office:value-type="float" office:value="101.175" calcext:value-type="float">
            <text:p>101,175</text:p>
          </table:table-cell>
        </table:table-row>
        <table:table-row table:style-name="ro1">
          <table:table-cell office:value-type="string" calcext:value-type="string">
            <text:p>2014M2: Feb-2014</text:p>
          </table:table-cell>
          <table:table-cell office:value-type="float" office:value="2.71" calcext:value-type="float">
            <text:p>2,71</text:p>
          </table:table-cell>
          <table:table-cell office:value-type="float" office:value="156.0413" calcext:value-type="float">
            <text:p>156,0413</text:p>
          </table:table-cell>
          <table:table-cell office:value-type="float" office:value="129.2848" calcext:value-type="float">
            <text:p>129,2848</text:p>
          </table:table-cell>
          <table:table-cell office:value-type="float" office:value="99.07258" calcext:value-type="float">
            <text:p>99,07258</text:p>
          </table:table-cell>
          <table:table-cell office:value-type="float" office:value="3.089" calcext:value-type="float">
            <text:p>3,089</text:p>
          </table:table-cell>
          <table:table-cell office:value-type="float" office:value="117.6626" calcext:value-type="float">
            <text:p>117,6626</text:p>
          </table:table-cell>
          <table:table-cell office:value-type="float" office:value="106.3209" calcext:value-type="float">
            <text:p>106,3209</text:p>
          </table:table-cell>
          <table:table-cell office:value-type="float" office:value="0.731746" calcext:value-type="float">
            <text:p>0,731746</text:p>
          </table:table-cell>
          <table:table-cell office:value-type="float" office:value="100.5355" calcext:value-type="float">
            <text:p>100,5355</text:p>
          </table:table-cell>
          <table:table-cell office:value-type="float" office:value="106.793" calcext:value-type="float">
            <text:p>106,793</text:p>
          </table:table-cell>
          <table:table-cell office:value-type="float" office:value="101.198" calcext:value-type="float">
            <text:p>101,198</text:p>
          </table:table-cell>
        </table:table-row>
        <table:table-row table:style-name="ro1">
          <table:table-cell office:value-type="string" calcext:value-type="string">
            <text:p>2014M3: Mar-2014</text:p>
          </table:table-cell>
          <table:table-cell office:value-type="float" office:value="2.72" calcext:value-type="float">
            <text:p>2,72</text:p>
          </table:table-cell>
          <table:table-cell office:value-type="float" office:value="157.5624" calcext:value-type="float">
            <text:p>157,5624</text:p>
          </table:table-cell>
          <table:table-cell office:value-type="float" office:value="129.7826" calcext:value-type="float">
            <text:p>129,7826</text:p>
          </table:table-cell>
          <table:table-cell office:value-type="float" office:value="99.37716" calcext:value-type="float">
            <text:p>99,37716</text:p>
          </table:table-cell>
          <table:table-cell office:value-type="float" office:value="2.8861" calcext:value-type="float">
            <text:p>2,8861</text:p>
          </table:table-cell>
          <table:table-cell office:value-type="float" office:value="118.1687" calcext:value-type="float">
            <text:p>118,1687</text:p>
          </table:table-cell>
          <table:table-cell office:value-type="float" office:value="106.3746" calcext:value-type="float">
            <text:p>106,3746</text:p>
          </table:table-cell>
          <table:table-cell office:value-type="float" office:value="0.7231647" calcext:value-type="float">
            <text:p>0,7231647</text:p>
          </table:table-cell>
          <table:table-cell office:value-type="float" office:value="101.6953" calcext:value-type="float">
            <text:p>101,6953</text:p>
          </table:table-cell>
          <table:table-cell office:value-type="float" office:value="106.967" calcext:value-type="float">
            <text:p>106,967</text:p>
          </table:table-cell>
          <table:table-cell office:value-type="float" office:value="101.222" calcext:value-type="float">
            <text:p>101,222</text:p>
          </table:table-cell>
        </table:table-row>
        <table:table-row table:style-name="ro1">
          <table:table-cell office:value-type="string" calcext:value-type="string">
            <text:p>2014M4: Apr-2014</text:p>
          </table:table-cell>
          <table:table-cell office:value-type="float" office:value="2.71" calcext:value-type="float">
            <text:p>2,71</text:p>
          </table:table-cell>
          <table:table-cell office:value-type="float" office:value="159.0778" calcext:value-type="float">
            <text:p>159,0778</text:p>
          </table:table-cell>
          <table:table-cell office:value-type="float" office:value="130.4326" calcext:value-type="float">
            <text:p>130,4326</text:p>
          </table:table-cell>
          <table:table-cell office:value-type="float" office:value="99.01123" calcext:value-type="float">
            <text:p>99,01123</text:p>
          </table:table-cell>
          <table:table-cell office:value-type="float" office:value="2.6104" calcext:value-type="float">
            <text:p>2,6104</text:p>
          </table:table-cell>
          <table:table-cell office:value-type="float" office:value="118.4533" calcext:value-type="float">
            <text:p>118,4533</text:p>
          </table:table-cell>
          <table:table-cell office:value-type="float" office:value="106.2871" calcext:value-type="float">
            <text:p>106,2871</text:p>
          </table:table-cell>
          <table:table-cell office:value-type="float" office:value="0.7240891" calcext:value-type="float">
            <text:p>0,7240891</text:p>
          </table:table-cell>
          <table:table-cell office:value-type="float" office:value="100.8655" calcext:value-type="float">
            <text:p>100,8655</text:p>
          </table:table-cell>
          <table:table-cell office:value-type="float" office:value="107.143" calcext:value-type="float">
            <text:p>107,143</text:p>
          </table:table-cell>
          <table:table-cell office:value-type="float" office:value="101.246" calcext:value-type="float">
            <text:p>101,246</text:p>
          </table:table-cell>
        </table:table-row>
        <table:table-row table:style-name="ro1">
          <table:table-cell office:value-type="string" calcext:value-type="string">
            <text:p>2014M5: May-2014</text:p>
          </table:table-cell>
          <table:table-cell office:value-type="float" office:value="2.56" calcext:value-type="float">
            <text:p>2,56</text:p>
          </table:table-cell>
          <table:table-cell office:value-type="float" office:value="159.8354" calcext:value-type="float">
            <text:p>159,8354</text:p>
          </table:table-cell>
          <table:table-cell office:value-type="float" office:value="131.1967" calcext:value-type="float">
            <text:p>131,1967</text:p>
          </table:table-cell>
          <table:table-cell office:value-type="float" office:value="98.87511" calcext:value-type="float">
            <text:p>98,87511</text:p>
          </table:table-cell>
          <table:table-cell office:value-type="float" office:value="2.5549" calcext:value-type="float">
            <text:p>2,5549</text:p>
          </table:table-cell>
          <table:table-cell office:value-type="float" office:value="118.9902" calcext:value-type="float">
            <text:p>118,9902</text:p>
          </table:table-cell>
          <table:table-cell office:value-type="float" office:value="106.532" calcext:value-type="float">
            <text:p>106,532</text:p>
          </table:table-cell>
          <table:table-cell office:value-type="float" office:value="0.7281082" calcext:value-type="float">
            <text:p>0,7281082</text:p>
          </table:table-cell>
          <table:table-cell office:value-type="float" office:value="99.63739" calcext:value-type="float">
            <text:p>99,63739</text:p>
          </table:table-cell>
          <table:table-cell office:value-type="float" office:value="107.319" calcext:value-type="float">
            <text:p>107,319</text:p>
          </table:table-cell>
          <table:table-cell office:value-type="float" office:value="101.271" calcext:value-type="float">
            <text:p>101,271</text:p>
          </table:table-cell>
        </table:table-row>
        <table:table-row table:style-name="ro1">
          <table:table-cell office:value-type="string" calcext:value-type="string">
            <text:p>2014M6: Jun-2014</text:p>
          </table:table-cell>
          <table:table-cell office:value-type="float" office:value="2.6" calcext:value-type="float">
            <text:p>2,6</text:p>
          </table:table-cell>
          <table:table-cell office:value-type="float" office:value="161.4656" calcext:value-type="float">
            <text:p>161,4656</text:p>
          </table:table-cell>
          <table:table-cell office:value-type="float" office:value="131.7525" calcext:value-type="float">
            <text:p>131,7525</text:p>
          </table:table-cell>
          <table:table-cell office:value-type="float" office:value="99.14579" calcext:value-type="float">
            <text:p>99,14579</text:p>
          </table:table-cell>
          <table:table-cell office:value-type="float" office:value="2.2769" calcext:value-type="float">
            <text:p>2,2769</text:p>
          </table:table-cell>
          <table:table-cell office:value-type="float" office:value="119.582" calcext:value-type="float">
            <text:p>119,582</text:p>
          </table:table-cell>
          <table:table-cell office:value-type="float" office:value="106.9441" calcext:value-type="float">
            <text:p>106,9441</text:p>
          </table:table-cell>
          <table:table-cell office:value-type="float" office:value="0.7355753" calcext:value-type="float">
            <text:p>0,7355753</text:p>
          </table:table-cell>
          <table:table-cell office:value-type="float" office:value="98.75281" calcext:value-type="float">
            <text:p>98,75281</text:p>
          </table:table-cell>
          <table:table-cell office:value-type="float" office:value="107.495" calcext:value-type="float">
            <text:p>107,495</text:p>
          </table:table-cell>
          <table:table-cell office:value-type="float" office:value="101.296" calcext:value-type="float">
            <text:p>101,296</text:p>
          </table:table-cell>
        </table:table-row>
        <table:table-row table:style-name="ro1">
          <table:table-cell office:value-type="string" calcext:value-type="string">
            <text:p>2014M7: Jul-2014</text:p>
          </table:table-cell>
          <table:table-cell office:value-type="float" office:value="2.54" calcext:value-type="float">
            <text:p>2,54</text:p>
          </table:table-cell>
          <table:table-cell office:value-type="float" office:value="162.9867" calcext:value-type="float">
            <text:p>162,9867</text:p>
          </table:table-cell>
          <table:table-cell office:value-type="float" office:value="132.6236" calcext:value-type="float">
            <text:p>132,6236</text:p>
          </table:table-cell>
          <table:table-cell office:value-type="float" office:value="98.75183" calcext:value-type="float">
            <text:p>98,75183</text:p>
          </table:table-cell>
          <table:table-cell office:value-type="float" office:value="2.1607" calcext:value-type="float">
            <text:p>2,1607</text:p>
          </table:table-cell>
          <table:table-cell office:value-type="float" office:value="120.3128" calcext:value-type="float">
            <text:p>120,3128</text:p>
          </table:table-cell>
          <table:table-cell office:value-type="float" office:value="107.3935" calcext:value-type="float">
            <text:p>107,3935</text:p>
          </table:table-cell>
          <table:table-cell office:value-type="float" office:value="0.738857" calcext:value-type="float">
            <text:p>0,738857</text:p>
          </table:table-cell>
          <table:table-cell office:value-type="float" office:value="98.16808" calcext:value-type="float">
            <text:p>98,16808</text:p>
          </table:table-cell>
          <table:table-cell office:value-type="float" office:value="107.673" calcext:value-type="float">
            <text:p>107,673</text:p>
          </table:table-cell>
          <table:table-cell office:value-type="float" office:value="101.321" calcext:value-type="float">
            <text:p>101,321</text:p>
          </table:table-cell>
        </table:table-row>
        <table:table-row table:style-name="ro1">
          <table:table-cell office:value-type="string" calcext:value-type="string">
            <text:p>2014M8: Aug-2014</text:p>
          </table:table-cell>
          <table:table-cell office:value-type="float" office:value="2.42" calcext:value-type="float">
            <text:p>2,42</text:p>
          </table:table-cell>
          <table:table-cell office:value-type="float" office:value="161.6378" calcext:value-type="float">
            <text:p>161,6378</text:p>
          </table:table-cell>
          <table:table-cell office:value-type="float" office:value="133.0608" calcext:value-type="float">
            <text:p>133,0608</text:p>
          </table:table-cell>
          <table:table-cell office:value-type="float" office:value="99.35068" calcext:value-type="float">
            <text:p>99,35068</text:p>
          </table:table-cell>
          <table:table-cell office:value-type="float" office:value="1.9907" calcext:value-type="float">
            <text:p>1,9907</text:p>
          </table:table-cell>
          <table:table-cell office:value-type="float" office:value="121.3656" calcext:value-type="float">
            <text:p>121,3656</text:p>
          </table:table-cell>
          <table:table-cell office:value-type="float" office:value="107.896" calcext:value-type="float">
            <text:p>107,896</text:p>
          </table:table-cell>
          <table:table-cell office:value-type="float" office:value="0.75092" calcext:value-type="float">
            <text:p>0,75092</text:p>
          </table:table-cell>
          <table:table-cell office:value-type="float" office:value="97.83947" calcext:value-type="float">
            <text:p>97,83947</text:p>
          </table:table-cell>
          <table:table-cell office:value-type="float" office:value="107.851" calcext:value-type="float">
            <text:p>107,851</text:p>
          </table:table-cell>
          <table:table-cell office:value-type="float" office:value="101.347" calcext:value-type="float">
            <text:p>101,347</text:p>
          </table:table-cell>
        </table:table-row>
        <table:table-row table:style-name="ro1">
          <table:table-cell office:value-type="string" calcext:value-type="string">
            <text:p>2014M9: Sep-2014</text:p>
          </table:table-cell>
          <table:table-cell office:value-type="float" office:value="2.53" calcext:value-type="float">
            <text:p>2,53</text:p>
          </table:table-cell>
          <table:table-cell office:value-type="float" office:value="163.9969" calcext:value-type="float">
            <text:p>163,9969</text:p>
          </table:table-cell>
          <table:table-cell office:value-type="float" office:value="133.4969" calcext:value-type="float">
            <text:p>133,4969</text:p>
          </table:table-cell>
          <table:table-cell office:value-type="float" office:value="100.6645" calcext:value-type="float">
            <text:p>100,6645</text:p>
          </table:table-cell>
          <table:table-cell office:value-type="float" office:value="1.849" calcext:value-type="float">
            <text:p>1,849</text:p>
          </table:table-cell>
          <table:table-cell office:value-type="float" office:value="122.3109" calcext:value-type="float">
            <text:p>122,3109</text:p>
          </table:table-cell>
          <table:table-cell office:value-type="float" office:value="108.2721" calcext:value-type="float">
            <text:p>108,2721</text:p>
          </table:table-cell>
          <table:table-cell office:value-type="float" office:value="0.7751895" calcext:value-type="float">
            <text:p>0,7751895</text:p>
          </table:table-cell>
          <table:table-cell office:value-type="float" office:value="96.32198" calcext:value-type="float">
            <text:p>96,32198</text:p>
          </table:table-cell>
          <table:table-cell office:value-type="float" office:value="108.029" calcext:value-type="float">
            <text:p>108,029</text:p>
          </table:table-cell>
          <table:table-cell office:value-type="float" office:value="101.374" calcext:value-type="float">
            <text:p>101,374</text:p>
          </table:table-cell>
        </table:table-row>
        <table:table-row table:style-name="ro1">
          <table:table-cell office:value-type="string" calcext:value-type="string">
            <text:p>2014M10: Oct-2014</text:p>
          </table:table-cell>
          <table:table-cell office:value-type="float" office:value="2.3" calcext:value-type="float">
            <text:p>2,3</text:p>
          </table:table-cell>
          <table:table-cell office:value-type="float" office:value="164.3815" calcext:value-type="float">
            <text:p>164,3815</text:p>
          </table:table-cell>
          <table:table-cell office:value-type="float" office:value="133.9749" calcext:value-type="float">
            <text:p>133,9749</text:p>
          </table:table-cell>
          <table:table-cell office:value-type="float" office:value="101.6749" calcext:value-type="float">
            <text:p>101,6749</text:p>
          </table:table-cell>
          <table:table-cell office:value-type="float" office:value="1.6914" calcext:value-type="float">
            <text:p>1,6914</text:p>
          </table:table-cell>
          <table:table-cell office:value-type="float" office:value="123.2477" calcext:value-type="float">
            <text:p>123,2477</text:p>
          </table:table-cell>
          <table:table-cell office:value-type="float" office:value="108.6605" calcext:value-type="float">
            <text:p>108,6605</text:p>
          </table:table-cell>
          <table:table-cell office:value-type="float" office:value="0.7890443" calcext:value-type="float">
            <text:p>0,7890443</text:p>
          </table:table-cell>
          <table:table-cell office:value-type="float" office:value="96.11575" calcext:value-type="float">
            <text:p>96,11575</text:p>
          </table:table-cell>
          <table:table-cell office:value-type="float" office:value="108.209" calcext:value-type="float">
            <text:p>108,209</text:p>
          </table:table-cell>
          <table:table-cell office:value-type="float" office:value="101.401" calcext:value-type="float">
            <text:p>101,401</text:p>
          </table:table-cell>
        </table:table-row>
        <table:table-row table:style-name="ro1">
          <table:table-cell office:value-type="string" calcext:value-type="string">
            <text:p>2014M11: Nov-2014</text:p>
          </table:table-cell>
          <table:table-cell office:value-type="float" office:value="2.33" calcext:value-type="float">
            <text:p>2,33</text:p>
          </table:table-cell>
          <table:table-cell office:value-type="float" office:value="165.2827" calcext:value-type="float">
            <text:p>165,2827</text:p>
          </table:table-cell>
          <table:table-cell office:value-type="float" office:value="134.4796" calcext:value-type="float">
            <text:p>134,4796</text:p>
          </table:table-cell>
          <table:table-cell office:value-type="float" office:value="102.8005" calcext:value-type="float">
            <text:p>102,8005</text:p>
          </table:table-cell>
          <table:table-cell office:value-type="float" office:value="1.6196" calcext:value-type="float">
            <text:p>1,6196</text:p>
          </table:table-cell>
          <table:table-cell office:value-type="float" office:value="124.5527" calcext:value-type="float">
            <text:p>124,5527</text:p>
          </table:table-cell>
          <table:table-cell office:value-type="float" office:value="109.2997" calcext:value-type="float">
            <text:p>109,2997</text:p>
          </table:table-cell>
          <table:table-cell office:value-type="float" office:value="0.801368" calcext:value-type="float">
            <text:p>0,801368</text:p>
          </table:table-cell>
          <table:table-cell office:value-type="float" office:value="96.75799" calcext:value-type="float">
            <text:p>96,75799</text:p>
          </table:table-cell>
          <table:table-cell office:value-type="float" office:value="108.388" calcext:value-type="float">
            <text:p>108,388</text:p>
          </table:table-cell>
          <table:table-cell office:value-type="float" office:value="101.428" calcext:value-type="float">
            <text:p>101,428</text:p>
          </table:table-cell>
        </table:table-row>
        <table:table-row table:style-name="ro1">
          <table:table-cell office:value-type="string" calcext:value-type="string">
            <text:p>2014M12: Dec-2014</text:p>
          </table:table-cell>
          <table:table-cell office:value-type="float" office:value="2.21" calcext:value-type="float">
            <text:p>2,21</text:p>
          </table:table-cell>
          <table:table-cell office:value-type="float" office:value="167.2917" calcext:value-type="float">
            <text:p>167,2917</text:p>
          </table:table-cell>
          <table:table-cell office:value-type="float" office:value="135.2378" calcext:value-type="float">
            <text:p>135,2378</text:p>
          </table:table-cell>
          <table:table-cell office:value-type="float" office:value="104.811" calcext:value-type="float">
            <text:p>104,811</text:p>
          </table:table-cell>
          <table:table-cell office:value-type="float" office:value="1.4509" calcext:value-type="float">
            <text:p>1,4509</text:p>
          </table:table-cell>
          <table:table-cell office:value-type="float" office:value="126.4159" calcext:value-type="float">
            <text:p>126,4159</text:p>
          </table:table-cell>
          <table:table-cell office:value-type="float" office:value="110.2318" calcext:value-type="float">
            <text:p>110,2318</text:p>
          </table:table-cell>
          <table:table-cell office:value-type="float" office:value="0.8121961" calcext:value-type="float">
            <text:p>0,8121961</text:p>
          </table:table-cell>
          <table:table-cell office:value-type="float" office:value="98.47225" calcext:value-type="float">
            <text:p>98,47225</text:p>
          </table:table-cell>
          <table:table-cell office:value-type="float" office:value="108.568" calcext:value-type="float">
            <text:p>108,568</text:p>
          </table:table-cell>
          <table:table-cell office:value-type="float" office:value="101.455" calcext:value-type="float">
            <text:p>101,455</text:p>
          </table:table-cell>
        </table:table-row>
        <table:table-row table:style-name="ro1" table:number-rows-repeated="10481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6P0" style:volatile="true" number:language="de" number:country="AT">
      <number:text>€ </number:text>
      <number:number number:decimal-places="0" number:min-integer-digits="1" number:grouping="true"/>
    </number:number-style>
    <number:number-style style:name="N10106" number:language="de" number:country="AT">
      <number:text>-€ 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2" number:min-integer-digits="1" number:grouping="true"/>
    </number:number-style>
    <number:number-style style:name="N10108" number:language="de" number:country="AT">
      <number:text>-€ 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2" number:min-integer-digits="1" number:grouping="true"/>
    </number:number-style>
    <number:number-style style:name="N10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1" number:language="de" number:country="AT">
      <number:month number:textual="true"/>
      <number:text>.</number:text>
      <number:year/>
    </number:date-style>
    <number:time-style style:name="N10112" number:language="de" number:country="AT">
      <number:hours/>
      <number:text>:</number:text>
      <number:minutes number:style="long"/>
      <number:text> </number:text>
      <number:am-pm/>
    </number:time-style>
    <number:time-style style:name="N10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de" number:country="AT">
      <number:number number:decimal-places="0" number:min-integer-digits="1" number:grouping="true"/>
    </number:number-style>
    <number:number-style style:name="N10115" number:language="de" number:country="AT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number number:decimal-places="0" number:min-integer-digits="1" number:grouping="true"/>
    </number:number-style>
    <number:number-style style:name="N10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number number:decimal-places="2" number:min-integer-digits="1" number:grouping="true"/>
    </number:number-style>
    <number:number-style style:name="N10117" number:language="de" number:country="AT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2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de" number:country="A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9P2" style:volatile="true" number:language="de" number:country="AT">
      <number:text> </number:text>
      <loext:fill-character> </loext:fill-character>
      <number:text>- </number:text>
    </number:number-style>
    <number:text-style style:name="N10119" number:language="de" number:country="A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de" number:country="A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de" number:country="A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de" number:country="AT">
      <number:text> € </number:text>
      <loext:fill-character> </loext:fill-character>
      <number:text>- </number:text>
    </number:number-style>
    <number:text-style style:name="N10120" number:language="de" number:country="A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AT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de" number:country="A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1P2" style:volatile="true" number:language="de" number:country="AT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de" number:country="A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A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de" number:country="A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de" number:country="A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de" number:country="A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.00.0000</text:date>, <text:time style:data-style-name="N2" text:time-value="11:24:32.1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1:17:32.341000000</meta:creation-date>
    <dc:date>2015-09-04T11:25:42.812000000</dc:date>
    <meta:editing-duration>P0D</meta:editing-duration>
    <meta:editing-cycles>2</meta:editing-cycles>
    <meta:generator>LibreOffice/4.2.5.2$Windows_x86 LibreOffice_project/61cb170a04bb1f12e77c884eab9192be736ec5f5</meta:generator>
    <meta:document-statistic meta:table-count="1" meta:cell-count="5196" meta:object-count="0"/>
  </office:meta>
</office:document-meta>
</file>